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28">
            <text:p>28.11.17</text:p>
          </table:table-cell>
          <table:table-cell table:style-name="ce3" office:value-type="date" office:date-value="2017-11-29">
            <text:p>29.11.17</text:p>
          </table:table-cell>
          <table:table-cell table:style-name="ce3" table:number-columns-repeated="294"/>
        </table:table-row>
        <table:table-row table:style-name="ro1">
          <table:table-cell office:value-type="string">
            <text:p>Ranked Games:</text:p>
          </table:table-cell>
          <table:table-cell office:value-type="float" office:value="6130">
            <text:p>6130</text:p>
          </table:table-cell>
          <table:table-cell office:value-type="float" office:value="8299">
            <text:p>8299</text:p>
          </table:table-cell>
          <table:table-cell table:number-columns-repeated="294"/>
        </table:table-row>
        <table:table-row table:style-name="ro1">
          <table:table-cell office:value-type="string">
            <text:p>Custom Games:</text:p>
          </table:table-cell>
          <table:table-cell office:value-type="float" office:value="16">
            <text:p>16</text:p>
          </table:table-cell>
          <table:table-cell office:value-type="float" office:value="1073">
            <text:p>1073</text:p>
          </table:table-cell>
          <table:table-cell table:number-columns-repeated="294"/>
        </table:table-row>
        <table:table-row table:style-name="ro1">
          <table:table-cell office:value-type="string">
            <text:p>Total Players:</text:p>
          </table:table-cell>
          <table:table-cell office:value-type="float" office:value="49052">
            <text:p>49052</text:p>
          </table:table-cell>
          <table:table-cell office:value-type="float" office:value="66405">
            <text:p>66405</text:p>
          </table:table-cell>
          <table:table-cell table:number-columns-repeated="294"/>
        </table:table-row>
        <table:table-row table:style-name="ro1">
          <table:table-cell office:value-type="string">
            <text:p>Avg Gametime:</text:p>
          </table:table-cell>
          <table:table-cell office:value-type="float" office:value="25.0899782490483">
            <text:p>25,089978249</text:p>
          </table:table-cell>
          <table:table-cell office:value-type="float" office:value="25.0827268345585">
            <text:p>25,0827268346</text:p>
          </table:table-cell>
          <table:table-cell table:number-columns-repeated="294"/>
        </table:table-row>
        <table:table-row table:style-name="ro1">
          <table:table-cell office:value-type="string">
            <text:p>Avg Level:</text:p>
          </table:table-cell>
          <table:table-cell office:value-type="float" office:value="14.6797716150082">
            <text:p>14,679771615</text:p>
          </table:table-cell>
          <table:table-cell office:value-type="float" office:value="14.662489456561">
            <text:p>14,6624894566</text:p>
          </table:table-cell>
          <table:table-cell table:number-columns-repeated="294"/>
        </table:table-row>
        <table:table-row table:style-name="ro1">
          <table:table-cell office:value-type="string">
            <text:p>Wins East:</text:p>
          </table:table-cell>
          <table:table-cell office:value-type="float" office:value="2906">
            <text:p>2906</text:p>
          </table:table-cell>
          <table:table-cell office:value-type="float" office:value="3957">
            <text:p>3957</text:p>
          </table:table-cell>
          <table:table-cell table:number-columns-repeated="294"/>
        </table:table-row>
        <table:table-row table:style-name="ro1">
          <table:table-cell office:value-type="string">
            <text:p>Wins West:</text:p>
          </table:table-cell>
          <table:table-cell office:value-type="float" office:value="3224">
            <text:p>3224</text:p>
          </table:table-cell>
          <table:table-cell office:value-type="float" office:value="4342">
            <text:p>4342</text:p>
          </table:table-cell>
          <table:table-cell table:number-columns-repeated="294"/>
        </table:table-row>
        <table:table-row table:style-name="ro1">
          <table:table-cell office:value-type="string">
            <text:p>Element picks:</text:p>
          </table:table-cell>
          <table:table-cell office:value-type="float" office:value="5714">
            <text:p>5714</text:p>
          </table:table-cell>
          <table:table-cell office:value-type="float" office:value="7776">
            <text:p>7776</text:p>
          </table:table-cell>
          <table:table-cell table:number-columns-repeated="294"/>
        </table:table-row>
        <table:table-row table:style-name="ro1">
          <table:table-cell office:value-type="string">
            <text:p>Grove picks:</text:p>
          </table:table-cell>
          <table:table-cell office:value-type="float" office:value="7106">
            <text:p>7106</text:p>
          </table:table-cell>
          <table:table-cell office:value-type="float" office:value="10245">
            <text:p>10245</text:p>
          </table:table-cell>
          <table:table-cell table:number-columns-repeated="294"/>
        </table:table-row>
        <table:table-row table:style-name="ro1">
          <table:table-cell office:value-type="string">
            <text:p>Mech picks:</text:p>
          </table:table-cell>
          <table:table-cell office:value-type="float" office:value="7188">
            <text:p>7188</text:p>
          </table:table-cell>
          <table:table-cell office:value-type="float" office:value="9325">
            <text:p>9325</text:p>
          </table:table-cell>
          <table:table-cell table:number-columns-repeated="294"/>
        </table:table-row>
        <table:table-row table:style-name="ro1">
          <table:table-cell office:value-type="string">
            <text:p>Forsaken picks:</text:p>
          </table:table-cell>
          <table:table-cell office:value-type="float" office:value="9114">
            <text:p>9114</text:p>
          </table:table-cell>
          <table:table-cell office:value-type="float" office:value="13633">
            <text:p>13633</text:p>
          </table:table-cell>
          <table:table-cell table:number-columns-repeated="294"/>
        </table:table-row>
        <table:table-row table:style-name="ro1">
          <table:table-cell office:value-type="string">
            <text:p>Mastermind picks:</text:p>
          </table:table-cell>
          <table:table-cell office:value-type="float" office:value="19930">
            <text:p>19930</text:p>
          </table:table-cell>
          <table:table-cell office:value-type="float" office:value="25426">
            <text:p>25426</text:p>
          </table:table-cell>
          <table:table-cell table:number-columns-repeated="294"/>
        </table:table-row>
        <table:table-row table:style-name="ro1">
          <table:table-cell office:value-type="string">
            <text:p>Element wins:</text:p>
          </table:table-cell>
          <table:table-cell office:value-type="float" office:value="2760">
            <text:p>2760</text:p>
          </table:table-cell>
          <table:table-cell office:value-type="float" office:value="3742">
            <text:p>3742</text:p>
          </table:table-cell>
          <table:table-cell table:number-columns-repeated="294"/>
        </table:table-row>
        <table:table-row table:style-name="ro1">
          <table:table-cell office:value-type="string">
            <text:p>Grove wins:</text:p>
          </table:table-cell>
          <table:table-cell office:value-type="float" office:value="3740">
            <text:p>3740</text:p>
          </table:table-cell>
          <table:table-cell office:value-type="float" office:value="5436">
            <text:p>5436</text:p>
          </table:table-cell>
          <table:table-cell table:number-columns-repeated="294"/>
        </table:table-row>
        <table:table-row table:style-name="ro1">
          <table:table-cell office:value-type="string">
            <text:p>Mech wins:</text:p>
          </table:table-cell>
          <table:table-cell office:value-type="float" office:value="3532">
            <text:p>3532</text:p>
          </table:table-cell>
          <table:table-cell office:value-type="float" office:value="4478">
            <text:p>4478</text:p>
          </table:table-cell>
          <table:table-cell table:number-columns-repeated="294"/>
        </table:table-row>
        <table:table-row table:style-name="ro1">
          <table:table-cell office:value-type="string">
            <text:p>Forsaken wins:</text:p>
          </table:table-cell>
          <table:table-cell office:value-type="float" office:value="4449">
            <text:p>4449</text:p>
          </table:table-cell>
          <table:table-cell office:value-type="float" office:value="6839">
            <text:p>6839</text:p>
          </table:table-cell>
          <table:table-cell table:number-columns-repeated="294"/>
        </table:table-row>
        <table:table-row table:style-name="ro1">
          <table:table-cell office:value-type="string">
            <text:p>Mastermind wins:</text:p>
          </table:table-cell>
          <table:table-cell office:value-type="float" office:value="10045">
            <text:p>10045</text:p>
          </table:table-cell>
          <table:table-cell office:value-type="float" office:value="12706">
            <text:p>12706</text:p>
          </table:table-cell>
          <table:table-cell table:number-columns-repeated="294"/>
        </table:table-row>
        <table:table-row table:style-name="ro1">
          <table:table-cell office:value-type="string">
            <text:p>Games ended on 1: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94"/>
        </table:table-row>
        <table:table-row table:style-name="ro1">
          <table:table-cell office:value-type="string">
            <text:p>Games ended on 2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94"/>
        </table:table-row>
        <table:table-row table:style-name="ro1">
          <table:table-cell office:value-type="string">
            <text:p>Games ended on 3: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94"/>
        </table:table-row>
        <table:table-row table:style-name="ro1">
          <table:table-cell office:value-type="string">
            <text:p>Games ended on 4: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94"/>
        </table:table-row>
        <table:table-row table:style-name="ro1">
          <table:table-cell office:value-type="string">
            <text:p>Games ended on 5: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294"/>
        </table:table-row>
        <table:table-row table:style-name="ro1">
          <table:table-cell office:value-type="string">
            <text:p>Games ended on 6: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table:number-columns-repeated="294"/>
        </table:table-row>
        <table:table-row table:style-name="ro1">
          <table:table-cell office:value-type="string">
            <text:p>Games ended on 7: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94"/>
        </table:table-row>
        <table:table-row table:style-name="ro1">
          <table:table-cell office:value-type="string">
            <text:p>Games ended on 8:</text:p>
          </table:table-cell>
          <table:table-cell office:value-type="float" office:value="47">
            <text:p>47</text:p>
          </table:table-cell>
          <table:table-cell office:value-type="float" office:value="80">
            <text:p>80</text:p>
          </table:table-cell>
          <table:table-cell table:number-columns-repeated="294"/>
        </table:table-row>
        <table:table-row table:style-name="ro1">
          <table:table-cell office:value-type="string">
            <text:p>Games ended on 9: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94"/>
        </table:table-row>
        <table:table-row table:style-name="ro1">
          <table:table-cell office:value-type="string">
            <text:p>Games ended on 10: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table:number-columns-repeated="294"/>
        </table:table-row>
        <table:table-row table:style-name="ro1">
          <table:table-cell office:value-type="string">
            <text:p>Games ended on 11: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table:number-columns-repeated="294"/>
        </table:table-row>
        <table:table-row table:style-name="ro1">
          <table:table-cell office:value-type="string">
            <text:p>Games ended on 12</text:p>
          </table:table-cell>
          <table:table-cell office:value-type="float" office:value="103">
            <text:p>103</text:p>
          </table:table-cell>
          <table:table-cell office:value-type="float" office:value="174">
            <text:p>174</text:p>
          </table:table-cell>
          <table:table-cell table:number-columns-repeated="294"/>
        </table:table-row>
        <table:table-row table:style-name="ro1">
          <table:table-cell office:value-type="string">
            <text:p>Games ended on 13:</text:p>
          </table:table-cell>
          <table:table-cell office:value-type="float" office:value="292">
            <text:p>292</text:p>
          </table:table-cell>
          <table:table-cell office:value-type="float" office:value="371">
            <text:p>371</text:p>
          </table:table-cell>
          <table:table-cell table:number-columns-repeated="294"/>
        </table:table-row>
        <table:table-row table:style-name="ro1">
          <table:table-cell office:value-type="string">
            <text:p>Games ended on 14:</text:p>
          </table:table-cell>
          <table:table-cell office:value-type="float" office:value="2928">
            <text:p>2928</text:p>
          </table:table-cell>
          <table:table-cell office:value-type="float" office:value="3899">
            <text:p>3899</text:p>
          </table:table-cell>
          <table:table-cell table:number-columns-repeated="294"/>
        </table:table-row>
        <table:table-row table:style-name="ro1">
          <table:table-cell office:value-type="string">
            <text:p>Games ended on 15:</text:p>
          </table:table-cell>
          <table:table-cell office:value-type="float" office:value="862">
            <text:p>862</text:p>
          </table:table-cell>
          <table:table-cell office:value-type="float" office:value="1082">
            <text:p>1082</text:p>
          </table:table-cell>
          <table:table-cell table:number-columns-repeated="294"/>
        </table:table-row>
        <table:table-row table:style-name="ro1">
          <table:table-cell office:value-type="string">
            <text:p>Games ended on 16:</text:p>
          </table:table-cell>
          <table:table-cell office:value-type="float" office:value="449">
            <text:p>449</text:p>
          </table:table-cell>
          <table:table-cell office:value-type="float" office:value="523">
            <text:p>523</text:p>
          </table:table-cell>
          <table:table-cell table:number-columns-repeated="294"/>
        </table:table-row>
        <table:table-row table:style-name="ro1">
          <table:table-cell office:value-type="string">
            <text:p>Games ended on 17:</text:p>
          </table:table-cell>
          <table:table-cell office:value-type="float" office:value="491">
            <text:p>491</text:p>
          </table:table-cell>
          <table:table-cell office:value-type="float" office:value="710">
            <text:p>710</text:p>
          </table:table-cell>
          <table:table-cell table:number-columns-repeated="294"/>
        </table:table-row>
        <table:table-row table:style-name="ro1">
          <table:table-cell office:value-type="string">
            <text:p>Games ended on 18:</text:p>
          </table:table-cell>
          <table:table-cell office:value-type="float" office:value="423">
            <text:p>423</text:p>
          </table:table-cell>
          <table:table-cell office:value-type="float" office:value="591">
            <text:p>591</text:p>
          </table:table-cell>
          <table:table-cell table:number-columns-repeated="294"/>
        </table:table-row>
        <table:table-row table:style-name="ro1">
          <table:table-cell office:value-type="string">
            <text:p>Games ended on 19:</text:p>
          </table:table-cell>
          <table:table-cell office:value-type="float" office:value="302">
            <text:p>302</text:p>
          </table:table-cell>
          <table:table-cell office:value-type="float" office:value="502">
            <text:p>502</text:p>
          </table:table-cell>
          <table:table-cell table:number-columns-repeated="294"/>
        </table:table-row>
        <table:table-row table:style-name="ro1">
          <table:table-cell office:value-type="string">
            <text:p>Games ended on 20: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94"/>
        </table:table-row>
        <table:table-row table:style-name="ro1">
          <table:table-cell office:value-type="string">
            <text:p>Games ended on 21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94"/>
        </table:table-row>
        <table:table-row table:style-name="ro1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office:value-type="float" office:value="1.73333333333333">
            <text:p>1,7333333333</text:p>
          </table:table-cell>
          <table:table-cell table:number-columns-repeated="294"/>
        </table:table-row>
        <table:table-row table:style-name="ro1">
          <table:table-cell office:value-type="string">
            <text:p>Element workers lvl 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94"/>
        </table:table-row>
        <table:table-row table:style-name="ro1">
          <table:table-cell office:value-type="string">
            <text:p>Element workers lvl 3</text:p>
          </table:table-cell>
          <table:table-cell office:value-type="float" office:value="2.58333333333333">
            <text:p>2,5833333333</text:p>
          </table:table-cell>
          <table:table-cell office:value-type="float" office:value="2.7">
            <text:p>2,7</text:p>
          </table:table-cell>
          <table:table-cell table:number-columns-repeated="294"/>
        </table:table-row>
        <table:table-row table:style-name="ro1">
          <table:table-cell office:value-type="string">
            <text:p>Element workers lvl 4</text:p>
          </table:table-cell>
          <table:table-cell office:value-type="float" office:value="2.75">
            <text:p>2,75</text:p>
          </table:table-cell>
          <table:table-cell office:value-type="float" office:value="2.625">
            <text:p>2,625</text:p>
          </table:table-cell>
          <table:table-cell table:number-columns-repeated="294"/>
        </table:table-row>
        <table:table-row table:style-name="ro1">
          <table:table-cell office:value-type="string">
            <text:p>Element workers lvl 5</text:p>
          </table:table-cell>
          <table:table-cell office:value-type="float" office:value="3.13725490196078">
            <text:p>3,137254902</text:p>
          </table:table-cell>
          <table:table-cell office:value-type="float" office:value="3.19565217391304">
            <text:p>3,1956521739</text:p>
          </table:table-cell>
          <table:table-cell table:number-columns-repeated="294"/>
        </table:table-row>
        <table:table-row table:style-name="ro1">
          <table:table-cell office:value-type="string">
            <text:p>Element workers lvl 6</text:p>
          </table:table-cell>
          <table:table-cell office:value-type="float" office:value="3.34615384615385">
            <text:p>3,3461538462</text:p>
          </table:table-cell>
          <table:table-cell office:value-type="float" office:value="3.27868852459016">
            <text:p>3,2786885246</text:p>
          </table:table-cell>
          <table:table-cell table:number-columns-repeated="294"/>
        </table:table-row>
        <table:table-row table:style-name="ro1">
          <table:table-cell office:value-type="string">
            <text:p>Element workers lvl 7</text:p>
          </table:table-cell>
          <table:table-cell office:value-type="float" office:value="4.36842105263158">
            <text:p>4,3684210526</text:p>
          </table:table-cell>
          <table:table-cell office:value-type="float" office:value="4.31428571428571">
            <text:p>4,3142857143</text:p>
          </table:table-cell>
          <table:table-cell table:number-columns-repeated="294"/>
        </table:table-row>
        <table:table-row table:style-name="ro1">
          <table:table-cell office:value-type="string">
            <text:p>Element workers lvl 8</text:p>
          </table:table-cell>
          <table:table-cell office:value-type="float" office:value="4.42105263157895">
            <text:p>4,4210526316</text:p>
          </table:table-cell>
          <table:table-cell office:value-type="float" office:value="4.53246753246753">
            <text:p>4,5324675325</text:p>
          </table:table-cell>
          <table:table-cell table:number-columns-repeated="294"/>
        </table:table-row>
        <table:table-row table:style-name="ro1">
          <table:table-cell office:value-type="string">
            <text:p>Element workers lvl 9</text:p>
          </table:table-cell>
          <table:table-cell office:value-type="float" office:value="6.88888888888889">
            <text:p>6,8888888889</text:p>
          </table:table-cell>
          <table:table-cell office:value-type="float" office:value="5.08333333333333">
            <text:p>5,0833333333</text:p>
          </table:table-cell>
          <table:table-cell table:number-columns-repeated="294"/>
        </table:table-row>
        <table:table-row table:style-name="ro1">
          <table:table-cell office:value-type="string">
            <text:p>Element workers lvl 10</text:p>
          </table:table-cell>
          <table:table-cell office:value-type="float" office:value="5.5609756097561">
            <text:p>5,5609756098</text:p>
          </table:table-cell>
          <table:table-cell office:value-type="float" office:value="5.87719298245614">
            <text:p>5,8771929825</text:p>
          </table:table-cell>
          <table:table-cell table:number-columns-repeated="294"/>
        </table:table-row>
        <table:table-row table:style-name="ro1">
          <table:table-cell office:value-type="string">
            <text:p>Element workers lvl 11</text:p>
          </table:table-cell>
          <table:table-cell office:value-type="float" office:value="7.12765957446809">
            <text:p>7,1276595745</text:p>
          </table:table-cell>
          <table:table-cell office:value-type="float" office:value="6.54545454545455">
            <text:p>6,5454545455</text:p>
          </table:table-cell>
          <table:table-cell table:number-columns-repeated="294"/>
        </table:table-row>
        <table:table-row table:style-name="ro1">
          <table:table-cell office:value-type="string">
            <text:p>Element workers lvl 12</text:p>
          </table:table-cell>
          <table:table-cell office:value-type="float" office:value="7.55208333333333">
            <text:p>7,5520833333</text:p>
          </table:table-cell>
          <table:table-cell office:value-type="float" office:value="7.62589928057554">
            <text:p>7,6258992806</text:p>
          </table:table-cell>
          <table:table-cell table:number-columns-repeated="294"/>
        </table:table-row>
        <table:table-row table:style-name="ro1">
          <table:table-cell office:value-type="string">
            <text:p>Element workers lvl 13</text:p>
          </table:table-cell>
          <table:table-cell office:value-type="float" office:value="7.73591549295775">
            <text:p>7,735915493</text:p>
          </table:table-cell>
          <table:table-cell office:value-type="float" office:value="7.71559633027523">
            <text:p>7,7155963303</text:p>
          </table:table-cell>
          <table:table-cell table:number-columns-repeated="294"/>
        </table:table-row>
        <table:table-row table:style-name="ro1">
          <table:table-cell office:value-type="string">
            <text:p>Element workers lvl 14</text:p>
          </table:table-cell>
          <table:table-cell office:value-type="float" office:value="7.48771543821049">
            <text:p>7,4877154382</text:p>
          </table:table-cell>
          <table:table-cell office:value-type="float" office:value="7.5811232449298">
            <text:p>7,5811232449</text:p>
          </table:table-cell>
          <table:table-cell table:number-columns-repeated="294"/>
        </table:table-row>
        <table:table-row table:style-name="ro1">
          <table:table-cell office:value-type="string">
            <text:p>Element workers lvl 15</text:p>
          </table:table-cell>
          <table:table-cell office:value-type="float" office:value="7.93017127799737">
            <text:p>7,930171278</text:p>
          </table:table-cell>
          <table:table-cell office:value-type="float" office:value="8.13207547169811">
            <text:p>8,1320754717</text:p>
          </table:table-cell>
          <table:table-cell table:number-columns-repeated="294"/>
        </table:table-row>
        <table:table-row table:style-name="ro1">
          <table:table-cell office:value-type="string">
            <text:p>Element workers lvl 16</text:p>
          </table:table-cell>
          <table:table-cell office:value-type="float" office:value="10.2650334075724">
            <text:p>10,2650334076</text:p>
          </table:table-cell>
          <table:table-cell office:value-type="float" office:value="10.2642276422764">
            <text:p>10,2642276423</text:p>
          </table:table-cell>
          <table:table-cell table:number-columns-repeated="294"/>
        </table:table-row>
        <table:table-row table:style-name="ro1">
          <table:table-cell office:value-type="string">
            <text:p>Element workers lvl 17</text:p>
          </table:table-cell>
          <table:table-cell office:value-type="float" office:value="11.78125">
            <text:p>11,78125</text:p>
          </table:table-cell>
          <table:table-cell office:value-type="float" office:value="11.6198910081744">
            <text:p>11,6198910082</text:p>
          </table:table-cell>
          <table:table-cell table:number-columns-repeated="294"/>
        </table:table-row>
        <table:table-row table:style-name="ro1">
          <table:table-cell office:value-type="string">
            <text:p>Element workers lvl 18</text:p>
          </table:table-cell>
          <table:table-cell office:value-type="float" office:value="13.7905236907731">
            <text:p>13,7905236908</text:p>
          </table:table-cell>
          <table:table-cell office:value-type="float" office:value="13.9620493358634">
            <text:p>13,9620493359</text:p>
          </table:table-cell>
          <table:table-cell table:number-columns-repeated="294"/>
        </table:table-row>
        <table:table-row table:style-name="ro1">
          <table:table-cell office:value-type="string">
            <text:p>Element workers lvl 19</text:p>
          </table:table-cell>
          <table:table-cell office:value-type="float" office:value="14.6343612334802">
            <text:p>14,6343612335</text:p>
          </table:table-cell>
          <table:table-cell office:value-type="float" office:value="15.4694835680751">
            <text:p>15,4694835681</text:p>
          </table:table-cell>
          <table:table-cell table:number-columns-repeated="294"/>
        </table:table-row>
        <table:table-row table:style-name="ro1">
          <table:table-cell office:value-type="string">
            <text:p>Element workers lvl 20</text:p>
          </table:table-cell>
          <table:table-cell office:value-type="float" office:value="11">
            <text:p>11</text:p>
          </table:table-cell>
          <table:table-cell office:value-type="float" office:value="18.6666666666667">
            <text:p>18,6666666667</text:p>
          </table:table-cell>
          <table:table-cell table:number-columns-repeated="294"/>
        </table:table-row>
        <table:table-row table:style-name="ro1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office:value-type="float" office:value="29">
            <text:p>29</text:p>
          </table:table-cell>
          <table:table-cell table:number-columns-repeated="294"/>
        </table:table-row>
        <table:table-row table:style-name="ro1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94"/>
        </table:table-row>
        <table:table-row table:style-name="ro1">
          <table:table-cell office:value-type="string">
            <text:p>Element income lvl 2</text:p>
          </table:table-cell>
          <table:table-cell table:number-columns-repeated="2" office:value-type="float" office:value="18">
            <text:p>18</text:p>
          </table:table-cell>
          <table:table-cell table:number-columns-repeated="294"/>
        </table:table-row>
        <table:table-row table:style-name="ro1">
          <table:table-cell office:value-type="string">
            <text:p>Element income lvl 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94"/>
        </table:table-row>
        <table:table-row table:style-name="ro1">
          <table:table-cell office:value-type="string">
            <text:p>Element income lvl 4</text:p>
          </table:table-cell>
          <table:table-cell office:value-type="float" office:value="34.75">
            <text:p>34,75</text:p>
          </table:table-cell>
          <table:table-cell office:value-type="float" office:value="30.25">
            <text:p>30,25</text:p>
          </table:table-cell>
          <table:table-cell table:number-columns-repeated="294"/>
        </table:table-row>
        <table:table-row table:style-name="ro1">
          <table:table-cell office:value-type="string">
            <text:p>Element income lvl 5</text:p>
          </table:table-cell>
          <table:table-cell office:value-type="float" office:value="38.4705882352941">
            <text:p>38,4705882353</text:p>
          </table:table-cell>
          <table:table-cell office:value-type="float" office:value="40.5">
            <text:p>40,5</text:p>
          </table:table-cell>
          <table:table-cell table:number-columns-repeated="294"/>
        </table:table-row>
        <table:table-row table:style-name="ro1">
          <table:table-cell office:value-type="string">
            <text:p>Element income lvl 6</text:p>
          </table:table-cell>
          <table:table-cell office:value-type="float" office:value="49.2307692307692">
            <text:p>49,2307692308</text:p>
          </table:table-cell>
          <table:table-cell office:value-type="float" office:value="49.4754098360656">
            <text:p>49,4754098361</text:p>
          </table:table-cell>
          <table:table-cell table:number-columns-repeated="294"/>
        </table:table-row>
        <table:table-row table:style-name="ro1">
          <table:table-cell office:value-type="string">
            <text:p>Element income lvl 7</text:p>
          </table:table-cell>
          <table:table-cell office:value-type="float" office:value="70.0526315789474">
            <text:p>70,0526315789</text:p>
          </table:table-cell>
          <table:table-cell office:value-type="float" office:value="76.2">
            <text:p>76,2</text:p>
          </table:table-cell>
          <table:table-cell table:number-columns-repeated="294"/>
        </table:table-row>
        <table:table-row table:style-name="ro1">
          <table:table-cell office:value-type="string">
            <text:p>Element income lvl 8</text:p>
          </table:table-cell>
          <table:table-cell office:value-type="float" office:value="89.1315789473684">
            <text:p>89,1315789474</text:p>
          </table:table-cell>
          <table:table-cell office:value-type="float" office:value="88.6623376623377">
            <text:p>88,6623376623</text:p>
          </table:table-cell>
          <table:table-cell table:number-columns-repeated="294"/>
        </table:table-row>
        <table:table-row table:style-name="ro1">
          <table:table-cell office:value-type="string">
            <text:p>Element income lvl 9</text:p>
          </table:table-cell>
          <table:table-cell office:value-type="float" office:value="137.222222222222">
            <text:p>137,2222222222</text:p>
          </table:table-cell>
          <table:table-cell office:value-type="float" office:value="97.75">
            <text:p>97,75</text:p>
          </table:table-cell>
          <table:table-cell table:number-columns-repeated="294"/>
        </table:table-row>
        <table:table-row table:style-name="ro1">
          <table:table-cell office:value-type="string">
            <text:p>Element income lvl 10</text:p>
          </table:table-cell>
          <table:table-cell office:value-type="float" office:value="124.536585365854">
            <text:p>124,5365853659</text:p>
          </table:table-cell>
          <table:table-cell office:value-type="float" office:value="135.59649122807">
            <text:p>135,5964912281</text:p>
          </table:table-cell>
          <table:table-cell table:number-columns-repeated="294"/>
        </table:table-row>
        <table:table-row table:style-name="ro1">
          <table:table-cell office:value-type="string">
            <text:p>Element income lvl 11</text:p>
          </table:table-cell>
          <table:table-cell office:value-type="float" office:value="156.255319148936">
            <text:p>156,2553191489</text:p>
          </table:table-cell>
          <table:table-cell office:value-type="float" office:value="146.781818181818">
            <text:p>146,7818181818</text:p>
          </table:table-cell>
          <table:table-cell table:number-columns-repeated="294"/>
        </table:table-row>
        <table:table-row table:style-name="ro1">
          <table:table-cell office:value-type="string">
            <text:p>Element income lvl 12</text:p>
          </table:table-cell>
          <table:table-cell office:value-type="float" office:value="180.385416666667">
            <text:p>180,3854166667</text:p>
          </table:table-cell>
          <table:table-cell office:value-type="float" office:value="179.460431654676">
            <text:p>179,4604316547</text:p>
          </table:table-cell>
          <table:table-cell table:number-columns-repeated="294"/>
        </table:table-row>
        <table:table-row table:style-name="ro1">
          <table:table-cell office:value-type="string">
            <text:p>Element income lvl 13</text:p>
          </table:table-cell>
          <table:table-cell office:value-type="float" office:value="202.897887323944">
            <text:p>202,8978873239</text:p>
          </table:table-cell>
          <table:table-cell office:value-type="float" office:value="203.984709480122">
            <text:p>203,9847094801</text:p>
          </table:table-cell>
          <table:table-cell table:number-columns-repeated="294"/>
        </table:table-row>
        <table:table-row table:style-name="ro1">
          <table:table-cell office:value-type="string">
            <text:p>Element income lvl 14</text:p>
          </table:table-cell>
          <table:table-cell office:value-type="float" office:value="220.115144847818">
            <text:p>220,1151448478</text:p>
          </table:table-cell>
          <table:table-cell office:value-type="float" office:value="224.793031721269">
            <text:p>224,7930317213</text:p>
          </table:table-cell>
          <table:table-cell table:number-columns-repeated="294"/>
        </table:table-row>
        <table:table-row table:style-name="ro1">
          <table:table-cell office:value-type="string">
            <text:p>Element income lvl 15</text:p>
          </table:table-cell>
          <table:table-cell office:value-type="float" office:value="255.447957839262">
            <text:p>255,4479578393</text:p>
          </table:table-cell>
          <table:table-cell office:value-type="float" office:value="263.680355160932">
            <text:p>263,6803551609</text:p>
          </table:table-cell>
          <table:table-cell table:number-columns-repeated="294"/>
        </table:table-row>
        <table:table-row table:style-name="ro1">
          <table:table-cell office:value-type="string">
            <text:p>Element income lvl 16</text:p>
          </table:table-cell>
          <table:table-cell office:value-type="float" office:value="295.086859688196">
            <text:p>295,0868596882</text:p>
          </table:table-cell>
          <table:table-cell office:value-type="float" office:value="299.345528455285">
            <text:p>299,3455284553</text:p>
          </table:table-cell>
          <table:table-cell table:number-columns-repeated="294"/>
        </table:table-row>
        <table:table-row table:style-name="ro1">
          <table:table-cell office:value-type="string">
            <text:p>Element income lvl 17</text:p>
          </table:table-cell>
          <table:table-cell office:value-type="float" office:value="338.45703125">
            <text:p>338,45703125</text:p>
          </table:table-cell>
          <table:table-cell office:value-type="float" office:value="344.231607629428">
            <text:p>344,2316076294</text:p>
          </table:table-cell>
          <table:table-cell table:number-columns-repeated="294"/>
        </table:table-row>
        <table:table-row table:style-name="ro1">
          <table:table-cell office:value-type="string">
            <text:p>Element income lvl 18</text:p>
          </table:table-cell>
          <table:table-cell office:value-type="float" office:value="414.588528678304">
            <text:p>414,5885286783</text:p>
          </table:table-cell>
          <table:table-cell office:value-type="float" office:value="413.555977229602">
            <text:p>413,5559772296</text:p>
          </table:table-cell>
          <table:table-cell table:number-columns-repeated="294"/>
        </table:table-row>
        <table:table-row table:style-name="ro1">
          <table:table-cell office:value-type="string">
            <text:p>Element income lvl 19</text:p>
          </table:table-cell>
          <table:table-cell office:value-type="float" office:value="479.303964757709">
            <text:p>479,3039647577</text:p>
          </table:table-cell>
          <table:table-cell office:value-type="float" office:value="502.600938967136">
            <text:p>502,6009389671</text:p>
          </table:table-cell>
          <table:table-cell table:number-columns-repeated="294"/>
        </table:table-row>
        <table:table-row table:style-name="ro1">
          <table:table-cell office:value-type="string">
            <text:p>Element income lvl 20</text:p>
          </table:table-cell>
          <table:table-cell office:value-type="float" office:value="513">
            <text:p>513</text:p>
          </table:table-cell>
          <table:table-cell office:value-type="float" office:value="638.333333333333">
            <text:p>638,3333333333</text:p>
          </table:table-cell>
          <table:table-cell table:number-columns-repeated="294"/>
        </table:table-row>
        <table:table-row table:style-name="ro1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office:value-type="float" office:value="1289">
            <text:p>1289</text:p>
          </table:table-cell>
          <table:table-cell table:number-columns-repeated="294"/>
        </table:table-row>
        <table:table-row table:style-name="ro1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office:value-type="float" office:value="171">
            <text:p>171</text:p>
          </table:table-cell>
          <table:table-cell table:number-columns-repeated="294"/>
        </table:table-row>
        <table:table-row table:style-name="ro1">
          <table:table-cell office:value-type="string">
            <text:p>Element value lvl 2</text:p>
          </table:table-cell>
          <table:table-cell office:value-type="float" office:value="230">
            <text:p>230</text:p>
          </table:table-cell>
          <table:table-cell office:value-type="float" office:value="100">
            <text:p>100</text:p>
          </table:table-cell>
          <table:table-cell table:number-columns-repeated="294"/>
        </table:table-row>
        <table:table-row table:style-name="ro1">
          <table:table-cell office:value-type="string">
            <text:p>Element value lvl 3</text:p>
          </table:table-cell>
          <table:table-cell office:value-type="float" office:value="227.083333333333">
            <text:p>227,0833333333</text:p>
          </table:table-cell>
          <table:table-cell office:value-type="float" office:value="197">
            <text:p>197</text:p>
          </table:table-cell>
          <table:table-cell table:number-columns-repeated="294"/>
        </table:table-row>
        <table:table-row table:style-name="ro1">
          <table:table-cell office:value-type="string">
            <text:p>Element value lvl 4</text:p>
          </table:table-cell>
          <table:table-cell office:value-type="float" office:value="347.916666666667">
            <text:p>347,9166666667</text:p>
          </table:table-cell>
          <table:table-cell office:value-type="float" office:value="358.75">
            <text:p>358,75</text:p>
          </table:table-cell>
          <table:table-cell table:number-columns-repeated="294"/>
        </table:table-row>
        <table:table-row table:style-name="ro1">
          <table:table-cell office:value-type="string">
            <text:p>Element value lvl 5</text:p>
          </table:table-cell>
          <table:table-cell office:value-type="float" office:value="477.745098039216">
            <text:p>477,7450980392</text:p>
          </table:table-cell>
          <table:table-cell office:value-type="float" office:value="470.326086956522">
            <text:p>470,3260869565</text:p>
          </table:table-cell>
          <table:table-cell table:number-columns-repeated="294"/>
        </table:table-row>
        <table:table-row table:style-name="ro1">
          <table:table-cell office:value-type="string">
            <text:p>Element value lvl 6</text:p>
          </table:table-cell>
          <table:table-cell office:value-type="float" office:value="605.384615384615">
            <text:p>605,3846153846</text:p>
          </table:table-cell>
          <table:table-cell office:value-type="float" office:value="580.901639344262">
            <text:p>580,9016393443</text:p>
          </table:table-cell>
          <table:table-cell table:number-columns-repeated="294"/>
        </table:table-row>
        <table:table-row table:style-name="ro1">
          <table:table-cell office:value-type="string">
            <text:p>Element value lvl 7</text:p>
          </table:table-cell>
          <table:table-cell office:value-type="float" office:value="747.894736842105">
            <text:p>747,8947368421</text:p>
          </table:table-cell>
          <table:table-cell office:value-type="float" office:value="741.857142857143">
            <text:p>741,8571428571</text:p>
          </table:table-cell>
          <table:table-cell table:number-columns-repeated="294"/>
        </table:table-row>
        <table:table-row table:style-name="ro1">
          <table:table-cell office:value-type="string">
            <text:p>Element value lvl 8</text:p>
          </table:table-cell>
          <table:table-cell office:value-type="float" office:value="846.447368421053">
            <text:p>846,4473684211</text:p>
          </table:table-cell>
          <table:table-cell office:value-type="float" office:value="815.974025974026">
            <text:p>815,974025974</text:p>
          </table:table-cell>
          <table:table-cell table:number-columns-repeated="294"/>
        </table:table-row>
        <table:table-row table:style-name="ro1">
          <table:table-cell office:value-type="string">
            <text:p>Element value lvl 9</text:p>
          </table:table-cell>
          <table:table-cell office:value-type="float" office:value="747.222222222222">
            <text:p>747,2222222222</text:p>
          </table:table-cell>
          <table:table-cell office:value-type="float" office:value="966.666666666667">
            <text:p>966,6666666667</text:p>
          </table:table-cell>
          <table:table-cell table:number-columns-repeated="294"/>
        </table:table-row>
        <table:table-row table:style-name="ro1">
          <table:table-cell office:value-type="string">
            <text:p>Element value lvl 10</text:p>
          </table:table-cell>
          <table:table-cell office:value-type="float" office:value="1237.92682926829">
            <text:p>1237,9268292683</text:p>
          </table:table-cell>
          <table:table-cell office:value-type="float" office:value="1212.45614035088">
            <text:p>1212,4561403509</text:p>
          </table:table-cell>
          <table:table-cell table:number-columns-repeated="294"/>
        </table:table-row>
        <table:table-row table:style-name="ro1">
          <table:table-cell office:value-type="string">
            <text:p>Element value lvl 11</text:p>
          </table:table-cell>
          <table:table-cell office:value-type="float" office:value="1414.78723404255">
            <text:p>1414,7872340426</text:p>
          </table:table-cell>
          <table:table-cell office:value-type="float" office:value="1421.18181818182">
            <text:p>1421,1818181818</text:p>
          </table:table-cell>
          <table:table-cell table:number-columns-repeated="294"/>
        </table:table-row>
        <table:table-row table:style-name="ro1">
          <table:table-cell office:value-type="string">
            <text:p>Element value lvl 12</text:p>
          </table:table-cell>
          <table:table-cell office:value-type="float" office:value="1687.5">
            <text:p>1687,5</text:p>
          </table:table-cell>
          <table:table-cell office:value-type="float" office:value="1658.30935251799">
            <text:p>1658,309352518</text:p>
          </table:table-cell>
          <table:table-cell table:number-columns-repeated="294"/>
        </table:table-row>
        <table:table-row table:style-name="ro1">
          <table:table-cell office:value-type="string">
            <text:p>Element value lvl 13</text:p>
          </table:table-cell>
          <table:table-cell office:value-type="float" office:value="1987.67605633803">
            <text:p>1987,676056338</text:p>
          </table:table-cell>
          <table:table-cell office:value-type="float" office:value="1972.69113149847">
            <text:p>1972,6911314985</text:p>
          </table:table-cell>
          <table:table-cell table:number-columns-repeated="294"/>
        </table:table-row>
        <table:table-row table:style-name="ro1">
          <table:table-cell office:value-type="string">
            <text:p>Element value lvl 14</text:p>
          </table:table-cell>
          <table:table-cell office:value-type="float" office:value="2326.14044737807">
            <text:p>2326,1404473781</text:p>
          </table:table-cell>
          <table:table-cell office:value-type="float" office:value="2333.74544981799">
            <text:p>2333,745449818</text:p>
          </table:table-cell>
          <table:table-cell table:number-columns-repeated="294"/>
        </table:table-row>
        <table:table-row table:style-name="ro1">
          <table:table-cell office:value-type="string">
            <text:p>Element value lvl 15</text:p>
          </table:table-cell>
          <table:table-cell office:value-type="float" office:value="2761.81818181818">
            <text:p>2761,8181818182</text:p>
          </table:table-cell>
          <table:table-cell office:value-type="float" office:value="2757.80244173141">
            <text:p>2757,8024417314</text:p>
          </table:table-cell>
          <table:table-cell table:number-columns-repeated="294"/>
        </table:table-row>
        <table:table-row table:style-name="ro1">
          <table:table-cell office:value-type="string">
            <text:p>Element value lvl 16</text:p>
          </table:table-cell>
          <table:table-cell office:value-type="float" office:value="3175.28953229399">
            <text:p>3175,289532294</text:p>
          </table:table-cell>
          <table:table-cell office:value-type="float" office:value="3196.4837398374">
            <text:p>3196,4837398374</text:p>
          </table:table-cell>
          <table:table-cell table:number-columns-repeated="294"/>
        </table:table-row>
        <table:table-row table:style-name="ro1">
          <table:table-cell office:value-type="string">
            <text:p>Element value lvl 17</text:p>
          </table:table-cell>
          <table:table-cell office:value-type="float" office:value="3659.66796875">
            <text:p>3659,66796875</text:p>
          </table:table-cell>
          <table:table-cell office:value-type="float" office:value="3712.95640326975">
            <text:p>3712,9564032698</text:p>
          </table:table-cell>
          <table:table-cell table:number-columns-repeated="294"/>
        </table:table-row>
        <table:table-row table:style-name="ro1">
          <table:table-cell office:value-type="string">
            <text:p>Element value lvl 18</text:p>
          </table:table-cell>
          <table:table-cell office:value-type="float" office:value="4276.0349127182">
            <text:p>4276,0349127182</text:p>
          </table:table-cell>
          <table:table-cell office:value-type="float" office:value="4265.81593927894">
            <text:p>4265,8159392789</text:p>
          </table:table-cell>
          <table:table-cell table:number-columns-repeated="294"/>
        </table:table-row>
        <table:table-row table:style-name="ro1">
          <table:table-cell office:value-type="string">
            <text:p>Element value lvl 19</text:p>
          </table:table-cell>
          <table:table-cell office:value-type="float" office:value="5025.2422907489">
            <text:p>5025,2422907489</text:p>
          </table:table-cell>
          <table:table-cell office:value-type="float" office:value="5037.4765258216">
            <text:p>5037,4765258216</text:p>
          </table:table-cell>
          <table:table-cell table:number-columns-repeated="294"/>
        </table:table-row>
        <table:table-row table:style-name="ro1">
          <table:table-cell office:value-type="string">
            <text:p>Element value lvl 20</text:p>
          </table:table-cell>
          <table:table-cell office:value-type="float" office:value="6398.33333333333">
            <text:p>6398,3333333333</text:p>
          </table:table-cell>
          <table:table-cell office:value-type="float" office:value="5705">
            <text:p>5705</text:p>
          </table:table-cell>
          <table:table-cell table:number-columns-repeated="294"/>
        </table:table-row>
        <table:table-row table:style-name="ro1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office:value-type="float" office:value="9835">
            <text:p>9835</text:p>
          </table:table-cell>
          <table:table-cell table:number-columns-repeated="294"/>
        </table:table-row>
        <table:table-row table:style-name="ro1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office:value-type="float" office:value="10.4">
            <text:p>10,4</text:p>
          </table:table-cell>
          <table:table-cell table:number-columns-repeated="294"/>
        </table:table-row>
        <table:table-row table:style-name="ro1">
          <table:table-cell office:value-type="string">
            <text:p>Element kills lvl 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94"/>
        </table:table-row>
        <table:table-row table:style-name="ro1">
          <table:table-cell office:value-type="string">
            <text:p>Element kills lvl 3</text:p>
          </table:table-cell>
          <table:table-cell office:value-type="float" office:value="32.3333333333333">
            <text:p>32,3333333333</text:p>
          </table:table-cell>
          <table:table-cell office:value-type="float" office:value="24">
            <text:p>24</text:p>
          </table:table-cell>
          <table:table-cell table:number-columns-repeated="294"/>
        </table:table-row>
        <table:table-row table:style-name="ro1">
          <table:table-cell office:value-type="string">
            <text:p>Element kills lvl 4</text:p>
          </table:table-cell>
          <table:table-cell office:value-type="float" office:value="42.75">
            <text:p>42,75</text:p>
          </table:table-cell>
          <table:table-cell office:value-type="float" office:value="54.875">
            <text:p>54,875</text:p>
          </table:table-cell>
          <table:table-cell table:number-columns-repeated="294"/>
        </table:table-row>
        <table:table-row table:style-name="ro1">
          <table:table-cell office:value-type="string">
            <text:p>Element kills lvl 5</text:p>
          </table:table-cell>
          <table:table-cell office:value-type="float" office:value="66.5490196078431">
            <text:p>66,5490196078</text:p>
          </table:table-cell>
          <table:table-cell office:value-type="float" office:value="69.9130434782609">
            <text:p>69,9130434783</text:p>
          </table:table-cell>
          <table:table-cell table:number-columns-repeated="294"/>
        </table:table-row>
        <table:table-row table:style-name="ro1">
          <table:table-cell office:value-type="string">
            <text:p>Element kills lvl 6</text:p>
          </table:table-cell>
          <table:table-cell office:value-type="float" office:value="71.1923076923077">
            <text:p>71,1923076923</text:p>
          </table:table-cell>
          <table:table-cell office:value-type="float" office:value="66.9180327868852">
            <text:p>66,9180327869</text:p>
          </table:table-cell>
          <table:table-cell table:number-columns-repeated="294"/>
        </table:table-row>
        <table:table-row table:style-name="ro1">
          <table:table-cell office:value-type="string">
            <text:p>Element kills lvl 7</text:p>
          </table:table-cell>
          <table:table-cell office:value-type="float" office:value="88.4210526315789">
            <text:p>88,4210526316</text:p>
          </table:table-cell>
          <table:table-cell office:value-type="float" office:value="86.8571428571429">
            <text:p>86,8571428571</text:p>
          </table:table-cell>
          <table:table-cell table:number-columns-repeated="294"/>
        </table:table-row>
        <table:table-row table:style-name="ro1">
          <table:table-cell office:value-type="string">
            <text:p>Element kills lvl 8</text:p>
          </table:table-cell>
          <table:table-cell office:value-type="float" office:value="98.1315789473684">
            <text:p>98,1315789474</text:p>
          </table:table-cell>
          <table:table-cell office:value-type="float" office:value="94.4935064935065">
            <text:p>94,4935064935</text:p>
          </table:table-cell>
          <table:table-cell table:number-columns-repeated="294"/>
        </table:table-row>
        <table:table-row table:style-name="ro1">
          <table:table-cell office:value-type="string">
            <text:p>Element kills lvl 9</text:p>
          </table:table-cell>
          <table:table-cell office:value-type="float" office:value="77.1111111111111">
            <text:p>77,1111111111</text:p>
          </table:table-cell>
          <table:table-cell office:value-type="float" office:value="106.583333333333">
            <text:p>106,5833333333</text:p>
          </table:table-cell>
          <table:table-cell table:number-columns-repeated="294"/>
        </table:table-row>
        <table:table-row table:style-name="ro1">
          <table:table-cell office:value-type="string">
            <text:p>Element kills lvl 10</text:p>
          </table:table-cell>
          <table:table-cell office:value-type="float" office:value="112.80487804878">
            <text:p>112,8048780488</text:p>
          </table:table-cell>
          <table:table-cell office:value-type="float" office:value="108.070175438596">
            <text:p>108,0701754386</text:p>
          </table:table-cell>
          <table:table-cell table:number-columns-repeated="294"/>
        </table:table-row>
        <table:table-row table:style-name="ro1">
          <table:table-cell office:value-type="string">
            <text:p>Element kills lvl 11</text:p>
          </table:table-cell>
          <table:table-cell office:value-type="float" office:value="128.68085106383">
            <text:p>128,6808510638</text:p>
          </table:table-cell>
          <table:table-cell office:value-type="float" office:value="125.545454545455">
            <text:p>125,5454545455</text:p>
          </table:table-cell>
          <table:table-cell table:number-columns-repeated="294"/>
        </table:table-row>
        <table:table-row table:style-name="ro1">
          <table:table-cell office:value-type="string">
            <text:p>Element kills lvl 12</text:p>
          </table:table-cell>
          <table:table-cell office:value-type="float" office:value="136.375">
            <text:p>136,375</text:p>
          </table:table-cell>
          <table:table-cell office:value-type="float" office:value="136.122302158273">
            <text:p>136,1223021583</text:p>
          </table:table-cell>
          <table:table-cell table:number-columns-repeated="294"/>
        </table:table-row>
        <table:table-row table:style-name="ro1">
          <table:table-cell office:value-type="string">
            <text:p>Element kills lvl 13</text:p>
          </table:table-cell>
          <table:table-cell office:value-type="float" office:value="149.471830985915">
            <text:p>149,4718309859</text:p>
          </table:table-cell>
          <table:table-cell office:value-type="float" office:value="144.807339449541">
            <text:p>144,8073394495</text:p>
          </table:table-cell>
          <table:table-cell table:number-columns-repeated="294"/>
        </table:table-row>
        <table:table-row table:style-name="ro1">
          <table:table-cell office:value-type="string">
            <text:p>Element kills lvl 14</text:p>
          </table:table-cell>
          <table:table-cell office:value-type="float" office:value="156.536486982032">
            <text:p>156,536486982</text:p>
          </table:table-cell>
          <table:table-cell office:value-type="float" office:value="156.366354654186">
            <text:p>156,3663546542</text:p>
          </table:table-cell>
          <table:table-cell table:number-columns-repeated="294"/>
        </table:table-row>
        <table:table-row table:style-name="ro1">
          <table:table-cell office:value-type="string">
            <text:p>Element kills lvl 15</text:p>
          </table:table-cell>
          <table:table-cell office:value-type="float" office:value="169.308300395257">
            <text:p>169,3083003953</text:p>
          </table:table-cell>
          <table:table-cell office:value-type="float" office:value="167.177580466149">
            <text:p>167,1775804661</text:p>
          </table:table-cell>
          <table:table-cell table:number-columns-repeated="294"/>
        </table:table-row>
        <table:table-row table:style-name="ro1">
          <table:table-cell office:value-type="string">
            <text:p>Element kills lvl 16</text:p>
          </table:table-cell>
          <table:table-cell office:value-type="float" office:value="181.391982182628">
            <text:p>181,3919821826</text:p>
          </table:table-cell>
          <table:table-cell office:value-type="float" office:value="182.642276422764">
            <text:p>182,6422764228</text:p>
          </table:table-cell>
          <table:table-cell table:number-columns-repeated="294"/>
        </table:table-row>
        <table:table-row table:style-name="ro1">
          <table:table-cell office:value-type="string">
            <text:p>Element kills lvl 17</text:p>
          </table:table-cell>
          <table:table-cell office:value-type="float" office:value="197.25">
            <text:p>197,25</text:p>
          </table:table-cell>
          <table:table-cell office:value-type="float" office:value="198.49727520436">
            <text:p>198,4972752044</text:p>
          </table:table-cell>
          <table:table-cell table:number-columns-repeated="294"/>
        </table:table-row>
        <table:table-row table:style-name="ro1">
          <table:table-cell office:value-type="string">
            <text:p>Element kills lvl 18</text:p>
          </table:table-cell>
          <table:table-cell office:value-type="float" office:value="208.476309226933">
            <text:p>208,4763092269</text:p>
          </table:table-cell>
          <table:table-cell office:value-type="float" office:value="211.100569259962">
            <text:p>211,10056926</text:p>
          </table:table-cell>
          <table:table-cell table:number-columns-repeated="294"/>
        </table:table-row>
        <table:table-row table:style-name="ro1">
          <table:table-cell office:value-type="string">
            <text:p>Element kills lvl 19</text:p>
          </table:table-cell>
          <table:table-cell office:value-type="float" office:value="221.286343612335">
            <text:p>221,2863436123</text:p>
          </table:table-cell>
          <table:table-cell office:value-type="float" office:value="220.516431924883">
            <text:p>220,5164319249</text:p>
          </table:table-cell>
          <table:table-cell table:number-columns-repeated="294"/>
        </table:table-row>
        <table:table-row table:style-name="ro1">
          <table:table-cell office:value-type="string">
            <text:p>Element kills lvl 20</text:p>
          </table:table-cell>
          <table:table-cell office:value-type="float" office:value="233">
            <text:p>233</text:p>
          </table:table-cell>
          <table:table-cell office:value-type="float" office:value="210">
            <text:p>210</text:p>
          </table:table-cell>
          <table:table-cell table:number-columns-repeated="294"/>
        </table:table-row>
        <table:table-row table:style-name="ro1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office:value-type="float" office:value="370">
            <text:p>370</text:p>
          </table:table-cell>
          <table:table-cell table:number-columns-repeated="294"/>
        </table:table-row>
        <table:table-row table:style-name="ro1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office:value-type="float" office:value="0.8">
            <text:p>0,8</text:p>
          </table:table-cell>
          <table:table-cell table:number-columns-repeated="294"/>
        </table:table-row>
        <table:table-row table:style-name="ro1">
          <table:table-cell office:value-type="string">
            <text:p>Element leaks lvl 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94"/>
        </table:table-row>
        <table:table-row table:style-name="ro1">
          <table:table-cell office:value-type="string">
            <text:p>Element leaks lvl 3</text:p>
          </table:table-cell>
          <table:table-cell office:value-type="float" office:value="7.08333333333333">
            <text:p>7,0833333333</text:p>
          </table:table-cell>
          <table:table-cell office:value-type="float" office:value="21.3">
            <text:p>21,3</text:p>
          </table:table-cell>
          <table:table-cell table:number-columns-repeated="294"/>
        </table:table-row>
        <table:table-row table:style-name="ro1">
          <table:table-cell office:value-type="string">
            <text:p>Element leaks lvl 4</text:p>
          </table:table-cell>
          <table:table-cell office:value-type="float" office:value="14.3333333333333">
            <text:p>14,3333333333</text:p>
          </table:table-cell>
          <table:table-cell office:value-type="float" office:value="6.125">
            <text:p>6,125</text:p>
          </table:table-cell>
          <table:table-cell table:number-columns-repeated="294"/>
        </table:table-row>
        <table:table-row table:style-name="ro1">
          <table:table-cell office:value-type="string">
            <text:p>Element leaks lvl 5</text:p>
          </table:table-cell>
          <table:table-cell office:value-type="float" office:value="5.27450980392157">
            <text:p>5,2745098039</text:p>
          </table:table-cell>
          <table:table-cell office:value-type="float" office:value="5.28260869565217">
            <text:p>5,2826086957</text:p>
          </table:table-cell>
          <table:table-cell table:number-columns-repeated="294"/>
        </table:table-row>
        <table:table-row table:style-name="ro1">
          <table:table-cell office:value-type="string">
            <text:p>Element leaks lvl 6</text:p>
          </table:table-cell>
          <table:table-cell office:value-type="float" office:value="6.5">
            <text:p>6,5</text:p>
          </table:table-cell>
          <table:table-cell office:value-type="float" office:value="6.9016393442623">
            <text:p>6,9016393443</text:p>
          </table:table-cell>
          <table:table-cell table:number-columns-repeated="294"/>
        </table:table-row>
        <table:table-row table:style-name="ro1">
          <table:table-cell office:value-type="string">
            <text:p>Element leaks lvl 7</text:p>
          </table:table-cell>
          <table:table-cell office:value-type="float" office:value="7.15789473684211">
            <text:p>7,1578947368</text:p>
          </table:table-cell>
          <table:table-cell office:value-type="float" office:value="8.08571428571429">
            <text:p>8,0857142857</text:p>
          </table:table-cell>
          <table:table-cell table:number-columns-repeated="294"/>
        </table:table-row>
        <table:table-row table:style-name="ro1">
          <table:table-cell office:value-type="string">
            <text:p>Element leaks lvl 8</text:p>
          </table:table-cell>
          <table:table-cell office:value-type="float" office:value="7.68421052631579">
            <text:p>7,6842105263</text:p>
          </table:table-cell>
          <table:table-cell office:value-type="float" office:value="10.2337662337662">
            <text:p>10,2337662338</text:p>
          </table:table-cell>
          <table:table-cell table:number-columns-repeated="294"/>
        </table:table-row>
        <table:table-row table:style-name="ro1">
          <table:table-cell office:value-type="string">
            <text:p>Element leaks lvl 9</text:p>
          </table:table-cell>
          <table:table-cell office:value-type="float" office:value="20.5555555555556">
            <text:p>20,5555555556</text:p>
          </table:table-cell>
          <table:table-cell office:value-type="float" office:value="10.5833333333333">
            <text:p>10,5833333333</text:p>
          </table:table-cell>
          <table:table-cell table:number-columns-repeated="294"/>
        </table:table-row>
        <table:table-row table:style-name="ro1">
          <table:table-cell office:value-type="string">
            <text:p>Element leaks lvl 10</text:p>
          </table:table-cell>
          <table:table-cell office:value-type="float" office:value="13.7560975609756">
            <text:p>13,756097561</text:p>
          </table:table-cell>
          <table:table-cell office:value-type="float" office:value="15.4736842105263">
            <text:p>15,4736842105</text:p>
          </table:table-cell>
          <table:table-cell table:number-columns-repeated="294"/>
        </table:table-row>
        <table:table-row table:style-name="ro1">
          <table:table-cell office:value-type="string">
            <text:p>Element leaks lvl 11</text:p>
          </table:table-cell>
          <table:table-cell office:value-type="float" office:value="11.0851063829787">
            <text:p>11,085106383</text:p>
          </table:table-cell>
          <table:table-cell office:value-type="float" office:value="15.4181818181818">
            <text:p>15,4181818182</text:p>
          </table:table-cell>
          <table:table-cell table:number-columns-repeated="294"/>
        </table:table-row>
        <table:table-row table:style-name="ro1">
          <table:table-cell office:value-type="string">
            <text:p>Element leaks lvl 12</text:p>
          </table:table-cell>
          <table:table-cell office:value-type="float" office:value="14.25">
            <text:p>14,25</text:p>
          </table:table-cell>
          <table:table-cell office:value-type="float" office:value="13.4820143884892">
            <text:p>13,4820143885</text:p>
          </table:table-cell>
          <table:table-cell table:number-columns-repeated="294"/>
        </table:table-row>
        <table:table-row table:style-name="ro1">
          <table:table-cell office:value-type="string">
            <text:p>Element leaks lvl 13</text:p>
          </table:table-cell>
          <table:table-cell office:value-type="float" office:value="10.3521126760563">
            <text:p>10,3521126761</text:p>
          </table:table-cell>
          <table:table-cell office:value-type="float" office:value="11.4373088685015">
            <text:p>11,4373088685</text:p>
          </table:table-cell>
          <table:table-cell table:number-columns-repeated="294"/>
        </table:table-row>
        <table:table-row table:style-name="ro1">
          <table:table-cell office:value-type="string">
            <text:p>Element leaks lvl 14</text:p>
          </table:table-cell>
          <table:table-cell office:value-type="float" office:value="14.6952695269527">
            <text:p>14,695269527</text:p>
          </table:table-cell>
          <table:table-cell office:value-type="float" office:value="14.846853874155">
            <text:p>14,8468538742</text:p>
          </table:table-cell>
          <table:table-cell table:number-columns-repeated="294"/>
        </table:table-row>
        <table:table-row table:style-name="ro1">
          <table:table-cell office:value-type="string">
            <text:p>Element leaks lvl 15</text:p>
          </table:table-cell>
          <table:table-cell office:value-type="float" office:value="14.4044795783926">
            <text:p>14,4044795784</text:p>
          </table:table-cell>
          <table:table-cell office:value-type="float" office:value="15.5971143174251">
            <text:p>15,5971143174</text:p>
          </table:table-cell>
          <table:table-cell table:number-columns-repeated="294"/>
        </table:table-row>
        <table:table-row table:style-name="ro1">
          <table:table-cell office:value-type="string">
            <text:p>Element leaks lvl 16</text:p>
          </table:table-cell>
          <table:table-cell office:value-type="float" office:value="20.2449888641425">
            <text:p>20,2449888641</text:p>
          </table:table-cell>
          <table:table-cell office:value-type="float" office:value="19.8211382113821">
            <text:p>19,8211382114</text:p>
          </table:table-cell>
          <table:table-cell table:number-columns-repeated="294"/>
        </table:table-row>
        <table:table-row table:style-name="ro1">
          <table:table-cell office:value-type="string">
            <text:p>Element leaks lvl 17</text:p>
          </table:table-cell>
          <table:table-cell office:value-type="float" office:value="21.857421875">
            <text:p>21,857421875</text:p>
          </table:table-cell>
          <table:table-cell office:value-type="float" office:value="22.0408719346049">
            <text:p>22,0408719346</text:p>
          </table:table-cell>
          <table:table-cell table:number-columns-repeated="294"/>
        </table:table-row>
        <table:table-row table:style-name="ro1">
          <table:table-cell office:value-type="string">
            <text:p>Element leaks lvl 18</text:p>
          </table:table-cell>
          <table:table-cell office:value-type="float" office:value="24.6134663341646">
            <text:p>24,6134663342</text:p>
          </table:table-cell>
          <table:table-cell office:value-type="float" office:value="24.0872865275142">
            <text:p>24,0872865275</text:p>
          </table:table-cell>
          <table:table-cell table:number-columns-repeated="294"/>
        </table:table-row>
        <table:table-row table:style-name="ro1">
          <table:table-cell office:value-type="string">
            <text:p>Element leaks lvl 19</text:p>
          </table:table-cell>
          <table:table-cell office:value-type="float" office:value="29.3303964757709">
            <text:p>29,3303964758</text:p>
          </table:table-cell>
          <table:table-cell office:value-type="float" office:value="28.8920187793427">
            <text:p>28,8920187793</text:p>
          </table:table-cell>
          <table:table-cell table:number-columns-repeated="294"/>
        </table:table-row>
        <table:table-row table:style-name="ro1">
          <table:table-cell office:value-type="string">
            <text:p>Element leaks lvl 20</text:p>
          </table:table-cell>
          <table:table-cell office:value-type="float" office:value="18">
            <text:p>18</text:p>
          </table:table-cell>
          <table:table-cell office:value-type="float" office:value="38.5">
            <text:p>38,5</text:p>
          </table:table-cell>
          <table:table-cell table:number-columns-repeated="294"/>
        </table:table-row>
        <table:table-row table:style-name="ro1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</text:p>
          </table:table-cell>
          <table:table-cell office:value-type="float" office:value="2">
            <text:p>2</text:p>
          </table:table-cell>
          <table:table-cell office:value-type="float" office:value="1.77777777777778">
            <text:p>1,777777777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2</text:p>
          </table:table-cell>
          <table:table-cell table:number-columns-repeated="2" office:value-type="float" office:value="2">
            <text:p>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3</text:p>
          </table:table-cell>
          <table:table-cell office:value-type="float" office:value="2.22222222222222">
            <text:p>2,2222222222</text:p>
          </table:table-cell>
          <table:table-cell office:value-type="float" office:value="2.15384615384615">
            <text:p>2,153846153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4</text:p>
          </table:table-cell>
          <table:table-cell office:value-type="float" office:value="2.72727272727273">
            <text:p>2,7272727273</text:p>
          </table:table-cell>
          <table:table-cell office:value-type="float" office:value="2.71428571428571">
            <text:p>2,714285714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5</text:p>
          </table:table-cell>
          <table:table-cell office:value-type="float" office:value="3.04878048780488">
            <text:p>3,0487804878</text:p>
          </table:table-cell>
          <table:table-cell office:value-type="float" office:value="3.10112359550562">
            <text:p>3,101123595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6</text:p>
          </table:table-cell>
          <table:table-cell office:value-type="float" office:value="3.51666666666667">
            <text:p>3,5166666667</text:p>
          </table:table-cell>
          <table:table-cell office:value-type="float" office:value="3.24285714285714">
            <text:p>3,2428571429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7</text:p>
          </table:table-cell>
          <table:table-cell office:value-type="float" office:value="4.20512820512821">
            <text:p>4,2051282051</text:p>
          </table:table-cell>
          <table:table-cell office:value-type="float" office:value="4.1304347826087">
            <text:p>4,130434782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8</text:p>
          </table:table-cell>
          <table:table-cell office:value-type="float" office:value="4.01538461538462">
            <text:p>4,0153846154</text:p>
          </table:table-cell>
          <table:table-cell office:value-type="float" office:value="4.2463768115942">
            <text:p>4,246376811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9</text:p>
          </table:table-cell>
          <table:table-cell office:value-type="float" office:value="4.90909090909091">
            <text:p>4,9090909091</text:p>
          </table:table-cell>
          <table:table-cell office:value-type="float" office:value="5.45454545454545">
            <text:p>5,454545454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0</text:p>
          </table:table-cell>
          <table:table-cell office:value-type="float" office:value="5.70833333333333">
            <text:p>5,7083333333</text:p>
          </table:table-cell>
          <table:table-cell office:value-type="float" office:value="5.96610169491525">
            <text:p>5,9661016949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1</text:p>
          </table:table-cell>
          <table:table-cell office:value-type="float" office:value="6.4">
            <text:p>6,4</text:p>
          </table:table-cell>
          <table:table-cell office:value-type="float" office:value="6.11578947368421">
            <text:p>6,115789473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2</text:p>
          </table:table-cell>
          <table:table-cell office:value-type="float" office:value="7.50925925925926">
            <text:p>7,5092592593</text:p>
          </table:table-cell>
          <table:table-cell office:value-type="float" office:value="7.20909090909091">
            <text:p>7,209090909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3</text:p>
          </table:table-cell>
          <table:table-cell office:value-type="float" office:value="7.22916666666667">
            <text:p>7,2291666667</text:p>
          </table:table-cell>
          <table:table-cell office:value-type="float" office:value="7.77751756440281">
            <text:p>7,777517564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4</text:p>
          </table:table-cell>
          <table:table-cell office:value-type="float" office:value="7.67350108729419">
            <text:p>7,6735010873</text:p>
          </table:table-cell>
          <table:table-cell office:value-type="float" office:value="7.7604537366548">
            <text:p>7,76045373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5</text:p>
          </table:table-cell>
          <table:table-cell office:value-type="float" office:value="7.92482517482518">
            <text:p>7,9248251748</text:p>
          </table:table-cell>
          <table:table-cell office:value-type="float" office:value="8.04066161268091">
            <text:p>8,040661612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6</text:p>
          </table:table-cell>
          <table:table-cell office:value-type="float" office:value="11.2341772151899">
            <text:p>11,2341772152</text:p>
          </table:table-cell>
          <table:table-cell office:value-type="float" office:value="11.0480769230769">
            <text:p>11,048076923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7</text:p>
          </table:table-cell>
          <table:table-cell office:value-type="float" office:value="12.3180076628353">
            <text:p>12,3180076628</text:p>
          </table:table-cell>
          <table:table-cell office:value-type="float" office:value="13.4269521410579">
            <text:p>13,426952141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8</text:p>
          </table:table-cell>
          <table:table-cell office:value-type="float" office:value="14.3074141048825">
            <text:p>14,3074141049</text:p>
          </table:table-cell>
          <table:table-cell office:value-type="float" office:value="14.6473489519112">
            <text:p>14,6473489519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9</text:p>
          </table:table-cell>
          <table:table-cell office:value-type="float" office:value="15.6569920844327">
            <text:p>15,6569920844</text:p>
          </table:table-cell>
          <table:table-cell office:value-type="float" office:value="15.5238095238095">
            <text:p>15,523809523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20</text:p>
          </table:table-cell>
          <table:table-cell office:value-type="float" office:value="13.2">
            <text:p>13,2</text:p>
          </table:table-cell>
          <table:table-cell office:value-type="float" office:value="23">
            <text:p>2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21</text:p>
          </table:table-cell>
          <table:table-cell office:value-type="string">
            <text:p>NaN</text:p>
          </table:table-cell>
          <table:table-cell office:value-type="float" office:value="20">
            <text:p>20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2</text:p>
          </table:table-cell>
          <table:table-cell office:value-type="float" office:value="15">
            <text:p>15</text:p>
          </table:table-cell>
          <table:table-cell office:value-type="float" office:value="7.5">
            <text:p>7,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3</text:p>
          </table:table-cell>
          <table:table-cell office:value-type="float" office:value="17.6666666666667">
            <text:p>17,6666666667</text:p>
          </table:table-cell>
          <table:table-cell office:value-type="float" office:value="18">
            <text:p>1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4</text:p>
          </table:table-cell>
          <table:table-cell office:value-type="float" office:value="23.4545454545455">
            <text:p>23,4545454545</text:p>
          </table:table-cell>
          <table:table-cell office:value-type="float" office:value="34.2857142857143">
            <text:p>34,285714285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5</text:p>
          </table:table-cell>
          <table:table-cell office:value-type="float" office:value="39.4390243902439">
            <text:p>39,4390243902</text:p>
          </table:table-cell>
          <table:table-cell office:value-type="float" office:value="40.7865168539326">
            <text:p>40,7865168539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6</text:p>
          </table:table-cell>
          <table:table-cell office:value-type="float" office:value="49.9833333333333">
            <text:p>49,9833333333</text:p>
          </table:table-cell>
          <table:table-cell office:value-type="float" office:value="49.152380952381">
            <text:p>49,152380952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7</text:p>
          </table:table-cell>
          <table:table-cell office:value-type="float" office:value="72.8717948717949">
            <text:p>72,8717948718</text:p>
          </table:table-cell>
          <table:table-cell office:value-type="float" office:value="69.6086956521739">
            <text:p>69,608695652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8</text:p>
          </table:table-cell>
          <table:table-cell office:value-type="float" office:value="78.4769230769231">
            <text:p>78,4769230769</text:p>
          </table:table-cell>
          <table:table-cell office:value-type="float" office:value="79.0289855072464">
            <text:p>79,028985507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9</text:p>
          </table:table-cell>
          <table:table-cell office:value-type="float" office:value="104.454545454545">
            <text:p>104,4545454545</text:p>
          </table:table-cell>
          <table:table-cell office:value-type="float" office:value="105.515151515152">
            <text:p>105,515151515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0</text:p>
          </table:table-cell>
          <table:table-cell office:value-type="float" office:value="121.375">
            <text:p>121,375</text:p>
          </table:table-cell>
          <table:table-cell office:value-type="float" office:value="125.762711864407">
            <text:p>125,762711864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1</text:p>
          </table:table-cell>
          <table:table-cell office:value-type="float" office:value="147.483333333333">
            <text:p>147,4833333333</text:p>
          </table:table-cell>
          <table:table-cell office:value-type="float" office:value="137.894736842105">
            <text:p>137,894736842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2</text:p>
          </table:table-cell>
          <table:table-cell office:value-type="float" office:value="174.574074074074">
            <text:p>174,5740740741</text:p>
          </table:table-cell>
          <table:table-cell office:value-type="float" office:value="170.513636363636">
            <text:p>170,513636363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3</text:p>
          </table:table-cell>
          <table:table-cell office:value-type="float" office:value="194.157738095238">
            <text:p>194,1577380952</text:p>
          </table:table-cell>
          <table:table-cell office:value-type="float" office:value="206.405152224824">
            <text:p>206,405152224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4</text:p>
          </table:table-cell>
          <table:table-cell office:value-type="float" office:value="221.994718856788">
            <text:p>221,9947188568</text:p>
          </table:table-cell>
          <table:table-cell office:value-type="float" office:value="225.314724199288">
            <text:p>225,314724199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5</text:p>
          </table:table-cell>
          <table:table-cell office:value-type="float" office:value="253.11013986014">
            <text:p>253,1101398601</text:p>
          </table:table-cell>
          <table:table-cell office:value-type="float" office:value="257.866299104066">
            <text:p>257,866299104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6</text:p>
          </table:table-cell>
          <table:table-cell office:value-type="float" office:value="307.251054852321">
            <text:p>307,2510548523</text:p>
          </table:table-cell>
          <table:table-cell office:value-type="float" office:value="297.677884615385">
            <text:p>297,677884615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7</text:p>
          </table:table-cell>
          <table:table-cell office:value-type="float" office:value="334.745210727969">
            <text:p>334,745210728</text:p>
          </table:table-cell>
          <table:table-cell office:value-type="float" office:value="361.114609571788">
            <text:p>361,114609571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8</text:p>
          </table:table-cell>
          <table:table-cell office:value-type="float" office:value="403.49547920434">
            <text:p>403,4954792043</text:p>
          </table:table-cell>
          <table:table-cell office:value-type="float" office:value="406.822441430333">
            <text:p>406,822441430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9</text:p>
          </table:table-cell>
          <table:table-cell office:value-type="float" office:value="483.622691292876">
            <text:p>483,6226912929</text:p>
          </table:table-cell>
          <table:table-cell office:value-type="float" office:value="484.675070028011">
            <text:p>484,67507002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20</text:p>
          </table:table-cell>
          <table:table-cell office:value-type="float" office:value="610">
            <text:p>610</text:p>
          </table:table-cell>
          <table:table-cell office:value-type="float" office:value="794.5">
            <text:p>794,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21</text:p>
          </table:table-cell>
          <table:table-cell office:value-type="string">
            <text:p>NaN</text:p>
          </table:table-cell>
          <table:table-cell office:value-type="float" office:value="1022">
            <text:p>102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</text:p>
          </table:table-cell>
          <table:table-cell office:value-type="float" office:value="136.666666666667">
            <text:p>136,6666666667</text:p>
          </table:table-cell>
          <table:table-cell office:value-type="float" office:value="175">
            <text:p>17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2</text:p>
          </table:table-cell>
          <table:table-cell office:value-type="float" office:value="212.5">
            <text:p>212,5</text:p>
          </table:table-cell>
          <table:table-cell office:value-type="float" office:value="213.75">
            <text:p>213,7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3</text:p>
          </table:table-cell>
          <table:table-cell office:value-type="float" office:value="314.444444444444">
            <text:p>314,4444444444</text:p>
          </table:table-cell>
          <table:table-cell office:value-type="float" office:value="316.923076923077">
            <text:p>316,923076923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4</text:p>
          </table:table-cell>
          <table:table-cell office:value-type="float" office:value="369.545454545455">
            <text:p>369,5454545455</text:p>
          </table:table-cell>
          <table:table-cell office:value-type="float" office:value="407.142857142857">
            <text:p>407,1428571429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5</text:p>
          </table:table-cell>
          <table:table-cell office:value-type="float" office:value="436.341463414634">
            <text:p>436,3414634146</text:p>
          </table:table-cell>
          <table:table-cell office:value-type="float" office:value="456.685393258427">
            <text:p>456,685393258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6</text:p>
          </table:table-cell>
          <table:table-cell office:value-type="float" office:value="533">
            <text:p>533</text:p>
          </table:table-cell>
          <table:table-cell office:value-type="float" office:value="563.214285714286">
            <text:p>563,214285714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7</text:p>
          </table:table-cell>
          <table:table-cell office:value-type="float" office:value="678.974358974359">
            <text:p>678,9743589744</text:p>
          </table:table-cell>
          <table:table-cell office:value-type="float" office:value="694.45652173913">
            <text:p>694,456521739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8</text:p>
          </table:table-cell>
          <table:table-cell office:value-type="float" office:value="910">
            <text:p>910</text:p>
          </table:table-cell>
          <table:table-cell office:value-type="float" office:value="875.217391304348">
            <text:p>875,217391304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9</text:p>
          </table:table-cell>
          <table:table-cell office:value-type="float" office:value="1131.81818181818">
            <text:p>1131,8181818182</text:p>
          </table:table-cell>
          <table:table-cell office:value-type="float" office:value="956.818181818182">
            <text:p>956,818181818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0</text:p>
          </table:table-cell>
          <table:table-cell office:value-type="float" office:value="1237.29166666667">
            <text:p>1237,2916666667</text:p>
          </table:table-cell>
          <table:table-cell office:value-type="float" office:value="1265.50847457627">
            <text:p>1265,508474576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1</text:p>
          </table:table-cell>
          <table:table-cell office:value-type="float" office:value="1551.66666666667">
            <text:p>1551,6666666667</text:p>
          </table:table-cell>
          <table:table-cell office:value-type="float" office:value="1521.84210526316">
            <text:p>1521,842105263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2</text:p>
          </table:table-cell>
          <table:table-cell office:value-type="float" office:value="1730.74074074074">
            <text:p>1730,7407407407</text:p>
          </table:table-cell>
          <table:table-cell office:value-type="float" office:value="1763.90909090909">
            <text:p>1763,909090909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3</text:p>
          </table:table-cell>
          <table:table-cell office:value-type="float" office:value="2042.44047619048">
            <text:p>2042,4404761905</text:p>
          </table:table-cell>
          <table:table-cell office:value-type="float" office:value="2040.65573770492">
            <text:p>2040,6557377049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4</text:p>
          </table:table-cell>
          <table:table-cell office:value-type="float" office:value="2379.57129543336">
            <text:p>2379,5712954334</text:p>
          </table:table-cell>
          <table:table-cell office:value-type="float" office:value="2399.40391459075">
            <text:p>2399,403914590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5</text:p>
          </table:table-cell>
          <table:table-cell office:value-type="float" office:value="2822.43444055944">
            <text:p>2822,4344405594</text:p>
          </table:table-cell>
          <table:table-cell office:value-type="float" office:value="2856.82977257064">
            <text:p>2856,829772570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6</text:p>
          </table:table-cell>
          <table:table-cell office:value-type="float" office:value="3263.39662447257">
            <text:p>3263,3966244726</text:p>
          </table:table-cell>
          <table:table-cell office:value-type="float" office:value="3301.65064102564">
            <text:p>3301,650641025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7</text:p>
          </table:table-cell>
          <table:table-cell office:value-type="float" office:value="3747.54789272031">
            <text:p>3747,5478927203</text:p>
          </table:table-cell>
          <table:table-cell office:value-type="float" office:value="3785.00629722922">
            <text:p>3785,006297229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8</text:p>
          </table:table-cell>
          <table:table-cell office:value-type="float" office:value="4333.15551537071">
            <text:p>4333,1555153707</text:p>
          </table:table-cell>
          <table:table-cell office:value-type="float" office:value="4342.94081381011">
            <text:p>4342,940813810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9</text:p>
          </table:table-cell>
          <table:table-cell office:value-type="float" office:value="5166.75461741425">
            <text:p>5166,7546174143</text:p>
          </table:table-cell>
          <table:table-cell office:value-type="float" office:value="5143.08823529412">
            <text:p>5143,088235294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20</text:p>
          </table:table-cell>
          <table:table-cell office:value-type="float" office:value="6801">
            <text:p>6801</text:p>
          </table:table-cell>
          <table:table-cell office:value-type="float" office:value="6596.25">
            <text:p>6596,2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21</text:p>
          </table:table-cell>
          <table:table-cell office:value-type="string">
            <text:p>NaN</text:p>
          </table:table-cell>
          <table:table-cell office:value-type="float" office:value="7945">
            <text:p>794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</text:p>
          </table:table-cell>
          <table:table-cell office:value-type="float" office:value="8.66666666666667">
            <text:p>8,6666666667</text:p>
          </table:table-cell>
          <table:table-cell office:value-type="float" office:value="9.66666666666667">
            <text:p>9,6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2</text:p>
          </table:table-cell>
          <table:table-cell office:value-type="float" office:value="29">
            <text:p>29</text:p>
          </table:table-cell>
          <table:table-cell office:value-type="float" office:value="27.25">
            <text:p>27,2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3</text:p>
          </table:table-cell>
          <table:table-cell office:value-type="float" office:value="42.3333333333333">
            <text:p>42,3333333333</text:p>
          </table:table-cell>
          <table:table-cell office:value-type="float" office:value="44.1538461538462">
            <text:p>44,153846153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4</text:p>
          </table:table-cell>
          <table:table-cell office:value-type="float" office:value="51.7272727272727">
            <text:p>51,7272727273</text:p>
          </table:table-cell>
          <table:table-cell office:value-type="float" office:value="56.5714285714286">
            <text:p>56,571428571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5</text:p>
          </table:table-cell>
          <table:table-cell office:value-type="float" office:value="59.4390243902439">
            <text:p>59,4390243902</text:p>
          </table:table-cell>
          <table:table-cell office:value-type="float" office:value="62.0786516853933">
            <text:p>62,078651685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6</text:p>
          </table:table-cell>
          <table:table-cell office:value-type="float" office:value="70.1333333333333">
            <text:p>70,1333333333</text:p>
          </table:table-cell>
          <table:table-cell office:value-type="float" office:value="72.1428571428571">
            <text:p>72,1428571429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7</text:p>
          </table:table-cell>
          <table:table-cell office:value-type="float" office:value="78.5384615384615">
            <text:p>78,5384615385</text:p>
          </table:table-cell>
          <table:table-cell office:value-type="float" office:value="83.9565217391304">
            <text:p>83,956521739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8</text:p>
          </table:table-cell>
          <table:table-cell office:value-type="float" office:value="97.5692307692308">
            <text:p>97,5692307692</text:p>
          </table:table-cell>
          <table:table-cell office:value-type="float" office:value="96.304347826087">
            <text:p>96,304347826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9</text:p>
          </table:table-cell>
          <table:table-cell office:value-type="float" office:value="111.636363636364">
            <text:p>111,6363636364</text:p>
          </table:table-cell>
          <table:table-cell office:value-type="float" office:value="100.151515151515">
            <text:p>100,151515151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0</text:p>
          </table:table-cell>
          <table:table-cell office:value-type="float" office:value="109.5">
            <text:p>109,5</text:p>
          </table:table-cell>
          <table:table-cell office:value-type="float" office:value="113.949152542373">
            <text:p>113,949152542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1</text:p>
          </table:table-cell>
          <table:table-cell office:value-type="float" office:value="126.4">
            <text:p>126,4</text:p>
          </table:table-cell>
          <table:table-cell office:value-type="float" office:value="123.147368421053">
            <text:p>123,147368421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2</text:p>
          </table:table-cell>
          <table:table-cell office:value-type="float" office:value="136.685185185185">
            <text:p>136,6851851852</text:p>
          </table:table-cell>
          <table:table-cell office:value-type="float" office:value="139.813636363636">
            <text:p>139,813636363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3</text:p>
          </table:table-cell>
          <table:table-cell office:value-type="float" office:value="145.797619047619">
            <text:p>145,7976190476</text:p>
          </table:table-cell>
          <table:table-cell office:value-type="float" office:value="145.580796252927">
            <text:p>145,5807962529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4</text:p>
          </table:table-cell>
          <table:table-cell office:value-type="float" office:value="159.481515998757">
            <text:p>159,4815159988</text:p>
          </table:table-cell>
          <table:table-cell office:value-type="float" office:value="160.518683274021">
            <text:p>160,51868327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5</text:p>
          </table:table-cell>
          <table:table-cell office:value-type="float" office:value="168.681818181818">
            <text:p>168,6818181818</text:p>
          </table:table-cell>
          <table:table-cell office:value-type="float" office:value="171.234321157822">
            <text:p>171,234321157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6</text:p>
          </table:table-cell>
          <table:table-cell office:value-type="float" office:value="187.274261603376">
            <text:p>187,2742616034</text:p>
          </table:table-cell>
          <table:table-cell office:value-type="float" office:value="190.825320512821">
            <text:p>190,825320512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7</text:p>
          </table:table-cell>
          <table:table-cell office:value-type="float" office:value="203.218390804598">
            <text:p>203,2183908046</text:p>
          </table:table-cell>
          <table:table-cell office:value-type="float" office:value="205.264483627204">
            <text:p>205,264483627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8</text:p>
          </table:table-cell>
          <table:table-cell office:value-type="float" office:value="220.077757685353">
            <text:p>220,0777576854</text:p>
          </table:table-cell>
          <table:table-cell office:value-type="float" office:value="219.277435265105">
            <text:p>219,277435265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9</text:p>
          </table:table-cell>
          <table:table-cell office:value-type="float" office:value="234.282321899736">
            <text:p>234,2823218997</text:p>
          </table:table-cell>
          <table:table-cell office:value-type="float" office:value="232.046218487395">
            <text:p>232,046218487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20</text:p>
          </table:table-cell>
          <table:table-cell office:value-type="float" office:value="269.8">
            <text:p>269,8</text:p>
          </table:table-cell>
          <table:table-cell office:value-type="float" office:value="252.75">
            <text:p>252,7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21</text:p>
          </table:table-cell>
          <table:table-cell office:value-type="string">
            <text:p>NaN</text:p>
          </table:table-cell>
          <table:table-cell office:value-type="float" office:value="250">
            <text:p>250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</text:p>
          </table:table-cell>
          <table:table-cell office:value-type="float" office:value="3.66666666666667">
            <text:p>3,6666666667</text:p>
          </table:table-cell>
          <table:table-cell office:value-type="float" office:value="0.777777777777778">
            <text:p>0,777777777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2</text:p>
          </table:table-cell>
          <table:table-cell table:number-columns-repeated="2" office:value-type="float" office:value="0">
            <text:p>0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3</text:p>
          </table:table-cell>
          <table:table-cell office:value-type="float" office:value="1.66666666666667">
            <text:p>1,6666666667</text:p>
          </table:table-cell>
          <table:table-cell office:value-type="float" office:value="7.23076923076923">
            <text:p>7,230769230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4</text:p>
          </table:table-cell>
          <table:table-cell office:value-type="float" office:value="10.6363636363636">
            <text:p>10,6363636364</text:p>
          </table:table-cell>
          <table:table-cell office:value-type="float" office:value="4">
            <text:p>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5</text:p>
          </table:table-cell>
          <table:table-cell office:value-type="float" office:value="9.5609756097561">
            <text:p>9,5609756098</text:p>
          </table:table-cell>
          <table:table-cell office:value-type="float" office:value="7.64044943820225">
            <text:p>7,640449438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6</text:p>
          </table:table-cell>
          <table:table-cell office:value-type="float" office:value="5.46666666666667">
            <text:p>5,4666666667</text:p>
          </table:table-cell>
          <table:table-cell office:value-type="float" office:value="5.37142857142857">
            <text:p>5,371428571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7</text:p>
          </table:table-cell>
          <table:table-cell office:value-type="float" office:value="12.4615384615385">
            <text:p>12,4615384615</text:p>
          </table:table-cell>
          <table:table-cell office:value-type="float" office:value="10.8695652173913">
            <text:p>10,869565217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8</text:p>
          </table:table-cell>
          <table:table-cell office:value-type="float" office:value="10.3076923076923">
            <text:p>10,3076923077</text:p>
          </table:table-cell>
          <table:table-cell office:value-type="float" office:value="10.5724637681159">
            <text:p>10,572463768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9</text:p>
          </table:table-cell>
          <table:table-cell office:value-type="float" office:value="15.7272727272727">
            <text:p>15,7272727273</text:p>
          </table:table-cell>
          <table:table-cell office:value-type="float" office:value="12.6666666666667">
            <text:p>12,6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0</text:p>
          </table:table-cell>
          <table:table-cell office:value-type="float" office:value="14.1666666666667">
            <text:p>14,1666666667</text:p>
          </table:table-cell>
          <table:table-cell office:value-type="float" office:value="11.5762711864407">
            <text:p>11,576271186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1</text:p>
          </table:table-cell>
          <table:table-cell office:value-type="float" office:value="17.3">
            <text:p>17,3</text:p>
          </table:table-cell>
          <table:table-cell office:value-type="float" office:value="16.1263157894737">
            <text:p>16,126315789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2</text:p>
          </table:table-cell>
          <table:table-cell office:value-type="float" office:value="14.3888888888889">
            <text:p>14,3888888889</text:p>
          </table:table-cell>
          <table:table-cell office:value-type="float" office:value="14.2090909090909">
            <text:p>14,209090909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3</text:p>
          </table:table-cell>
          <table:table-cell office:value-type="float" office:value="13.139880952381">
            <text:p>13,1398809524</text:p>
          </table:table-cell>
          <table:table-cell office:value-type="float" office:value="13.3302107728337">
            <text:p>13,330210772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4</text:p>
          </table:table-cell>
          <table:table-cell office:value-type="float" office:value="13.2593973283628">
            <text:p>13,2593973284</text:p>
          </table:table-cell>
          <table:table-cell office:value-type="float" office:value="13.7918149466192">
            <text:p>13,791814946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5</text:p>
          </table:table-cell>
          <table:table-cell office:value-type="float" office:value="16.3662587412587">
            <text:p>16,3662587413</text:p>
          </table:table-cell>
          <table:table-cell office:value-type="float" office:value="17.0413507925569">
            <text:p>17,041350792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6</text:p>
          </table:table-cell>
          <table:table-cell office:value-type="float" office:value="17.6097046413502">
            <text:p>17,6097046414</text:p>
          </table:table-cell>
          <table:table-cell office:value-type="float" office:value="17.5160256410256">
            <text:p>17,51602564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7</text:p>
          </table:table-cell>
          <table:table-cell office:value-type="float" office:value="18.6781609195402">
            <text:p>18,6781609195</text:p>
          </table:table-cell>
          <table:table-cell office:value-type="float" office:value="18.6725440806045">
            <text:p>18,672544080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8</text:p>
          </table:table-cell>
          <table:table-cell office:value-type="float" office:value="20.1573236889693">
            <text:p>20,157323689</text:p>
          </table:table-cell>
          <table:table-cell office:value-type="float" office:value="21.1270036991369">
            <text:p>21,127003699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9</text:p>
          </table:table-cell>
          <table:table-cell office:value-type="float" office:value="25.7994722955145">
            <text:p>25,7994722955</text:p>
          </table:table-cell>
          <table:table-cell office:value-type="float" office:value="25.9985994397759">
            <text:p>25,998599439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20</text:p>
          </table:table-cell>
          <table:table-cell office:value-type="float" office:value="1.2">
            <text:p>1,2</text:p>
          </table:table-cell>
          <table:table-cell office:value-type="float" office:value="27.25">
            <text:p>27,2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21</text:p>
          </table:table-cell>
          <table:table-cell office:value-type="string">
            <text:p>NaN</text:p>
          </table:table-cell>
          <table:table-cell office:value-type="float" office:value="38">
            <text:p>38</text:p>
          </table:table-cell>
          <table:table-cell table:number-columns-repeated="294"/>
        </table:table-row>
        <table:table-row table:style-name="ro1">
          <table:table-cell office:value-type="string">
            <text:p>Mech workers lvl 1</text:p>
          </table:table-cell>
          <table:table-cell office:value-type="float" office:value="1.66666666666667">
            <text:p>1,6666666667</text:p>
          </table:table-cell>
          <table:table-cell office:value-type="float" office:value="1.46153846153846">
            <text:p>1,4615384615</text:p>
          </table:table-cell>
          <table:table-cell table:number-columns-repeated="294"/>
        </table:table-row>
        <table:table-row table:style-name="ro1">
          <table:table-cell office:value-type="string">
            <text:p>Mech workers lvl 2</text:p>
          </table:table-cell>
          <table:table-cell office:value-type="float" office:value="2">
            <text:p>2</text:p>
          </table:table-cell>
          <table:table-cell office:value-type="float" office:value="1.85714285714286">
            <text:p>1,8571428571</text:p>
          </table:table-cell>
          <table:table-cell table:number-columns-repeated="294"/>
        </table:table-row>
        <table:table-row table:style-name="ro1">
          <table:table-cell office:value-type="string">
            <text:p>Mech workers lvl 3</text:p>
          </table:table-cell>
          <table:table-cell office:value-type="float" office:value="2.1">
            <text:p>2,1</text:p>
          </table:table-cell>
          <table:table-cell office:value-type="float" office:value="2.44444444444444">
            <text:p>2,4444444444</text:p>
          </table:table-cell>
          <table:table-cell table:number-columns-repeated="294"/>
        </table:table-row>
        <table:table-row table:style-name="ro1">
          <table:table-cell office:value-type="string">
            <text:p>Mech workers lvl 4</text:p>
          </table:table-cell>
          <table:table-cell office:value-type="float" office:value="2.89473684210526">
            <text:p>2,8947368421</text:p>
          </table:table-cell>
          <table:table-cell office:value-type="float" office:value="2.75">
            <text:p>2,75</text:p>
          </table:table-cell>
          <table:table-cell table:number-columns-repeated="294"/>
        </table:table-row>
        <table:table-row table:style-name="ro1">
          <table:table-cell office:value-type="string">
            <text:p>Mech workers lvl 5</text:p>
          </table:table-cell>
          <table:table-cell office:value-type="float" office:value="3.20547945205479">
            <text:p>3,2054794521</text:p>
          </table:table-cell>
          <table:table-cell office:value-type="float" office:value="3.09333333333333">
            <text:p>3,0933333333</text:p>
          </table:table-cell>
          <table:table-cell table:number-columns-repeated="294"/>
        </table:table-row>
        <table:table-row table:style-name="ro1">
          <table:table-cell office:value-type="string">
            <text:p>Mech workers lvl 6</text:p>
          </table:table-cell>
          <table:table-cell office:value-type="float" office:value="3.58620689655172">
            <text:p>3,5862068966</text:p>
          </table:table-cell>
          <table:table-cell office:value-type="float" office:value="3.25714285714286">
            <text:p>3,2571428571</text:p>
          </table:table-cell>
          <table:table-cell table:number-columns-repeated="294"/>
        </table:table-row>
        <table:table-row table:style-name="ro1">
          <table:table-cell office:value-type="string">
            <text:p>Mech workers lvl 7</text:p>
          </table:table-cell>
          <table:table-cell office:value-type="float" office:value="4.20588235294118">
            <text:p>4,2058823529</text:p>
          </table:table-cell>
          <table:table-cell office:value-type="float" office:value="4.34782608695652">
            <text:p>4,347826087</text:p>
          </table:table-cell>
          <table:table-cell table:number-columns-repeated="294"/>
        </table:table-row>
        <table:table-row table:style-name="ro1">
          <table:table-cell office:value-type="string">
            <text:p>Mech workers lvl 8</text:p>
          </table:table-cell>
          <table:table-cell office:value-type="float" office:value="4.13636363636364">
            <text:p>4,1363636364</text:p>
          </table:table-cell>
          <table:table-cell office:value-type="float" office:value="4.6">
            <text:p>4,6</text:p>
          </table:table-cell>
          <table:table-cell table:number-columns-repeated="294"/>
        </table:table-row>
        <table:table-row table:style-name="ro1">
          <table:table-cell office:value-type="string">
            <text:p>Mech workers lvl 9</text:p>
          </table:table-cell>
          <table:table-cell office:value-type="float" office:value="5.4">
            <text:p>5,4</text:p>
          </table:table-cell>
          <table:table-cell office:value-type="float" office:value="4.80769230769231">
            <text:p>4,8076923077</text:p>
          </table:table-cell>
          <table:table-cell table:number-columns-repeated="294"/>
        </table:table-row>
        <table:table-row table:style-name="ro1">
          <table:table-cell office:value-type="string">
            <text:p>Mech workers lvl 10</text:p>
          </table:table-cell>
          <table:table-cell office:value-type="float" office:value="5.3">
            <text:p>5,3</text:p>
          </table:table-cell>
          <table:table-cell office:value-type="float" office:value="5.68918918918919">
            <text:p>5,6891891892</text:p>
          </table:table-cell>
          <table:table-cell table:number-columns-repeated="294"/>
        </table:table-row>
        <table:table-row table:style-name="ro1">
          <table:table-cell office:value-type="string">
            <text:p>Mech workers lvl 11</text:p>
          </table:table-cell>
          <table:table-cell office:value-type="float" office:value="6.71929824561404">
            <text:p>6,7192982456</text:p>
          </table:table-cell>
          <table:table-cell office:value-type="float" office:value="6.82608695652174">
            <text:p>6,8260869565</text:p>
          </table:table-cell>
          <table:table-cell table:number-columns-repeated="294"/>
        </table:table-row>
        <table:table-row table:style-name="ro1">
          <table:table-cell office:value-type="string">
            <text:p>Mech workers lvl 12</text:p>
          </table:table-cell>
          <table:table-cell office:value-type="float" office:value="7.27906976744186">
            <text:p>7,2790697674</text:p>
          </table:table-cell>
          <table:table-cell office:value-type="float" office:value="6.56756756756757">
            <text:p>6,5675675676</text:p>
          </table:table-cell>
          <table:table-cell table:number-columns-repeated="294"/>
        </table:table-row>
        <table:table-row table:style-name="ro1">
          <table:table-cell office:value-type="string">
            <text:p>Mech workers lvl 13</text:p>
          </table:table-cell>
          <table:table-cell office:value-type="float" office:value="6.87147335423198">
            <text:p>6,8714733542</text:p>
          </table:table-cell>
          <table:table-cell office:value-type="float" office:value="7.00228310502283">
            <text:p>7,002283105</text:p>
          </table:table-cell>
          <table:table-cell table:number-columns-repeated="294"/>
        </table:table-row>
        <table:table-row table:style-name="ro1">
          <table:table-cell office:value-type="string">
            <text:p>Mech workers lvl 14</text:p>
          </table:table-cell>
          <table:table-cell office:value-type="float" office:value="7.14569334147831">
            <text:p>7,1456933415</text:p>
          </table:table-cell>
          <table:table-cell office:value-type="float" office:value="7.17557436517533">
            <text:p>7,1755743652</text:p>
          </table:table-cell>
          <table:table-cell table:number-columns-repeated="294"/>
        </table:table-row>
        <table:table-row table:style-name="ro1">
          <table:table-cell office:value-type="string">
            <text:p>Mech workers lvl 15</text:p>
          </table:table-cell>
          <table:table-cell office:value-type="float" office:value="7.35429141716567">
            <text:p>7,3542914172</text:p>
          </table:table-cell>
          <table:table-cell office:value-type="float" office:value="7.53636363636364">
            <text:p>7,5363636364</text:p>
          </table:table-cell>
          <table:table-cell table:number-columns-repeated="294"/>
        </table:table-row>
        <table:table-row table:style-name="ro1">
          <table:table-cell office:value-type="string">
            <text:p>Mech workers lvl 16</text:p>
          </table:table-cell>
          <table:table-cell office:value-type="float" office:value="9.74098360655738">
            <text:p>9,7409836066</text:p>
          </table:table-cell>
          <table:table-cell office:value-type="float" office:value="9.65656565656566">
            <text:p>9,6565656566</text:p>
          </table:table-cell>
          <table:table-cell table:number-columns-repeated="294"/>
        </table:table-row>
        <table:table-row table:style-name="ro1">
          <table:table-cell office:value-type="string">
            <text:p>Mech workers lvl 17</text:p>
          </table:table-cell>
          <table:table-cell office:value-type="float" office:value="11.2350157728707">
            <text:p>11,2350157729</text:p>
          </table:table-cell>
          <table:table-cell office:value-type="float" office:value="11.3212058212058">
            <text:p>11,3212058212</text:p>
          </table:table-cell>
          <table:table-cell table:number-columns-repeated="294"/>
        </table:table-row>
        <table:table-row table:style-name="ro1">
          <table:table-cell office:value-type="string">
            <text:p>Mech workers lvl 18</text:p>
          </table:table-cell>
          <table:table-cell office:value-type="float" office:value="12.9187725631769">
            <text:p>12,9187725632</text:p>
          </table:table-cell>
          <table:table-cell office:value-type="float" office:value="12.9557046979866">
            <text:p>12,955704698</text:p>
          </table:table-cell>
          <table:table-cell table:number-columns-repeated="294"/>
        </table:table-row>
        <table:table-row table:style-name="ro1">
          <table:table-cell office:value-type="string">
            <text:p>Mech workers lvl 19</text:p>
          </table:table-cell>
          <table:table-cell office:value-type="float" office:value="14.2536443148688">
            <text:p>14,2536443149</text:p>
          </table:table-cell>
          <table:table-cell office:value-type="float" office:value="14.1730382293763">
            <text:p>14,1730382294</text:p>
          </table:table-cell>
          <table:table-cell table:number-columns-repeated="294"/>
        </table:table-row>
        <table:table-row table:style-name="ro1">
          <table:table-cell office:value-type="string">
            <text:p>Mech workers lvl 20</text:p>
          </table:table-cell>
          <table:table-cell office:value-type="float" office:value="16.4">
            <text:p>16,4</text:p>
          </table:table-cell>
          <table:table-cell office:value-type="float" office:value="40">
            <text:p>40</text:p>
          </table:table-cell>
          <table:table-cell table:number-columns-repeated="294"/>
        </table:table-row>
        <table:table-row table:style-name="ro1">
          <table:table-cell office:value-type="string">
            <text:p>Mech workers lvl 2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94"/>
        </table:table-row>
        <table:table-row table:style-name="ro1">
          <table:table-cell office:value-type="string">
            <text:p>Mech income lvl 1</text:p>
          </table:table-cell>
          <table:table-cell office:value-type="float" office:value="8">
            <text:p>8</text:p>
          </table:table-cell>
          <table:table-cell office:value-type="float" office:value="5.07692307692308">
            <text:p>5,0769230769</text:p>
          </table:table-cell>
          <table:table-cell table:number-columns-repeated="294"/>
        </table:table-row>
        <table:table-row table:style-name="ro1">
          <table:table-cell office:value-type="string">
            <text:p>Mech income lvl 2</text:p>
          </table:table-cell>
          <table:table-cell office:value-type="float" office:value="18">
            <text:p>18</text:p>
          </table:table-cell>
          <table:table-cell office:value-type="float" office:value="9.42857142857143">
            <text:p>9,4285714286</text:p>
          </table:table-cell>
          <table:table-cell table:number-columns-repeated="294"/>
        </table:table-row>
        <table:table-row table:style-name="ro1">
          <table:table-cell office:value-type="string">
            <text:p>Mech income lvl 3</text:p>
          </table:table-cell>
          <table:table-cell office:value-type="float" office:value="18.9">
            <text:p>18,9</text:p>
          </table:table-cell>
          <table:table-cell office:value-type="float" office:value="18">
            <text:p>18</text:p>
          </table:table-cell>
          <table:table-cell table:number-columns-repeated="294"/>
        </table:table-row>
        <table:table-row table:style-name="ro1">
          <table:table-cell office:value-type="string">
            <text:p>Mech income lvl 4</text:p>
          </table:table-cell>
          <table:table-cell office:value-type="float" office:value="30.3157894736842">
            <text:p>30,3157894737</text:p>
          </table:table-cell>
          <table:table-cell office:value-type="float" office:value="28.875">
            <text:p>28,875</text:p>
          </table:table-cell>
          <table:table-cell table:number-columns-repeated="294"/>
        </table:table-row>
        <table:table-row table:style-name="ro1">
          <table:table-cell office:value-type="string">
            <text:p>Mech income lvl 5</text:p>
          </table:table-cell>
          <table:table-cell office:value-type="float" office:value="39.2191780821918">
            <text:p>39,2191780822</text:p>
          </table:table-cell>
          <table:table-cell office:value-type="float" office:value="40.5466666666667">
            <text:p>40,5466666667</text:p>
          </table:table-cell>
          <table:table-cell table:number-columns-repeated="294"/>
        </table:table-row>
        <table:table-row table:style-name="ro1">
          <table:table-cell office:value-type="string">
            <text:p>Mech income lvl 6</text:p>
          </table:table-cell>
          <table:table-cell office:value-type="float" office:value="50.2068965517241">
            <text:p>50,2068965517</text:p>
          </table:table-cell>
          <table:table-cell office:value-type="float" office:value="48.2428571428571">
            <text:p>48,2428571429</text:p>
          </table:table-cell>
          <table:table-cell table:number-columns-repeated="294"/>
        </table:table-row>
        <table:table-row table:style-name="ro1">
          <table:table-cell office:value-type="string">
            <text:p>Mech income lvl 7</text:p>
          </table:table-cell>
          <table:table-cell office:value-type="float" office:value="73.2941176470588">
            <text:p>73,2941176471</text:p>
          </table:table-cell>
          <table:table-cell office:value-type="float" office:value="74.5652173913043">
            <text:p>74,5652173913</text:p>
          </table:table-cell>
          <table:table-cell table:number-columns-repeated="294"/>
        </table:table-row>
        <table:table-row table:style-name="ro1">
          <table:table-cell office:value-type="string">
            <text:p>Mech income lvl 8</text:p>
          </table:table-cell>
          <table:table-cell office:value-type="float" office:value="77.5">
            <text:p>77,5</text:p>
          </table:table-cell>
          <table:table-cell office:value-type="float" office:value="81.7866666666667">
            <text:p>81,7866666667</text:p>
          </table:table-cell>
          <table:table-cell table:number-columns-repeated="294"/>
        </table:table-row>
        <table:table-row table:style-name="ro1">
          <table:table-cell office:value-type="string">
            <text:p>Mech income lvl 9</text:p>
          </table:table-cell>
          <table:table-cell office:value-type="float" office:value="111.4">
            <text:p>111,4</text:p>
          </table:table-cell>
          <table:table-cell office:value-type="float" office:value="94.6153846153846">
            <text:p>94,6153846154</text:p>
          </table:table-cell>
          <table:table-cell table:number-columns-repeated="294"/>
        </table:table-row>
        <table:table-row table:style-name="ro1">
          <table:table-cell office:value-type="string">
            <text:p>Mech income lvl 10</text:p>
          </table:table-cell>
          <table:table-cell office:value-type="float" office:value="117.475">
            <text:p>117,475</text:p>
          </table:table-cell>
          <table:table-cell office:value-type="float" office:value="127.472972972973">
            <text:p>127,472972973</text:p>
          </table:table-cell>
          <table:table-cell table:number-columns-repeated="294"/>
        </table:table-row>
        <table:table-row table:style-name="ro1">
          <table:table-cell office:value-type="string">
            <text:p>Mech income lvl 11</text:p>
          </table:table-cell>
          <table:table-cell office:value-type="float" office:value="153.526315789474">
            <text:p>153,5263157895</text:p>
          </table:table-cell>
          <table:table-cell office:value-type="float" office:value="153.913043478261">
            <text:p>153,9130434783</text:p>
          </table:table-cell>
          <table:table-cell table:number-columns-repeated="294"/>
        </table:table-row>
        <table:table-row table:style-name="ro1">
          <table:table-cell office:value-type="string">
            <text:p>Mech income lvl 12</text:p>
          </table:table-cell>
          <table:table-cell office:value-type="float" office:value="169.341085271318">
            <text:p>169,3410852713</text:p>
          </table:table-cell>
          <table:table-cell office:value-type="float" office:value="157.118918918919">
            <text:p>157,1189189189</text:p>
          </table:table-cell>
          <table:table-cell table:number-columns-repeated="294"/>
        </table:table-row>
        <table:table-row table:style-name="ro1">
          <table:table-cell office:value-type="string">
            <text:p>Mech income lvl 13</text:p>
          </table:table-cell>
          <table:table-cell office:value-type="float" office:value="184.222570532915">
            <text:p>184,2225705329</text:p>
          </table:table-cell>
          <table:table-cell office:value-type="float" office:value="187.707762557078">
            <text:p>187,7077625571</text:p>
          </table:table-cell>
          <table:table-cell table:number-columns-repeated="294"/>
        </table:table-row>
        <table:table-row table:style-name="ro1">
          <table:table-cell office:value-type="string">
            <text:p>Mech income lvl 14</text:p>
          </table:table-cell>
          <table:table-cell office:value-type="float" office:value="208.137751985339">
            <text:p>208,1377519853</text:p>
          </table:table-cell>
          <table:table-cell office:value-type="float" office:value="208.910519951632">
            <text:p>208,9105199516</text:p>
          </table:table-cell>
          <table:table-cell table:number-columns-repeated="294"/>
        </table:table-row>
        <table:table-row table:style-name="ro1">
          <table:table-cell office:value-type="string">
            <text:p>Mech income lvl 15</text:p>
          </table:table-cell>
          <table:table-cell office:value-type="float" office:value="233.578842315369">
            <text:p>233,5788423154</text:p>
          </table:table-cell>
          <table:table-cell office:value-type="float" office:value="239.551239669421">
            <text:p>239,5512396694</text:p>
          </table:table-cell>
          <table:table-cell table:number-columns-repeated="294"/>
        </table:table-row>
        <table:table-row table:style-name="ro1">
          <table:table-cell office:value-type="string">
            <text:p>Mech income lvl 16</text:p>
          </table:table-cell>
          <table:table-cell office:value-type="float" office:value="266.690163934426">
            <text:p>266,6901639344</text:p>
          </table:table-cell>
          <table:table-cell office:value-type="float" office:value="271.7113997114">
            <text:p>271,7113997114</text:p>
          </table:table-cell>
          <table:table-cell table:number-columns-repeated="294"/>
        </table:table-row>
        <table:table-row table:style-name="ro1">
          <table:table-cell office:value-type="string">
            <text:p>Mech income lvl 17</text:p>
          </table:table-cell>
          <table:table-cell office:value-type="float" office:value="318.913249211356">
            <text:p>318,9132492114</text:p>
          </table:table-cell>
          <table:table-cell office:value-type="float" office:value="318.059251559252">
            <text:p>318,0592515593</text:p>
          </table:table-cell>
          <table:table-cell table:number-columns-repeated="294"/>
        </table:table-row>
        <table:table-row table:style-name="ro1">
          <table:table-cell office:value-type="string">
            <text:p>Mech income lvl 18</text:p>
          </table:table-cell>
          <table:table-cell office:value-type="float" office:value="382.21119133574">
            <text:p>382,2111913357</text:p>
          </table:table-cell>
          <table:table-cell office:value-type="float" office:value="384.828187919463">
            <text:p>384,8281879195</text:p>
          </table:table-cell>
          <table:table-cell table:number-columns-repeated="294"/>
        </table:table-row>
        <table:table-row table:style-name="ro1">
          <table:table-cell office:value-type="string">
            <text:p>Mech income lvl 19</text:p>
          </table:table-cell>
          <table:table-cell office:value-type="float" office:value="461.399416909621">
            <text:p>461,3994169096</text:p>
          </table:table-cell>
          <table:table-cell office:value-type="float" office:value="461.48893360161">
            <text:p>461,4889336016</text:p>
          </table:table-cell>
          <table:table-cell table:number-columns-repeated="294"/>
        </table:table-row>
        <table:table-row table:style-name="ro1">
          <table:table-cell office:value-type="string">
            <text:p>Mech income lvl 20</text:p>
          </table:table-cell>
          <table:table-cell office:value-type="float" office:value="443.4">
            <text:p>443,4</text:p>
          </table:table-cell>
          <table:table-cell office:value-type="float" office:value="1272">
            <text:p>1272</text:p>
          </table:table-cell>
          <table:table-cell table:number-columns-repeated="294"/>
        </table:table-row>
        <table:table-row table:style-name="ro1">
          <table:table-cell office:value-type="string">
            <text:p>Mech income lvl 21</text:p>
          </table:table-cell>
          <table:table-cell office:value-type="float" office:value="514.333333333333">
            <text:p>514,3333333333</text:p>
          </table:table-cell>
          <table:table-cell office:value-type="float" office:value="2348">
            <text:p>2348</text:p>
          </table:table-cell>
          <table:table-cell table:number-columns-repeated="294"/>
        </table:table-row>
        <table:table-row table:style-name="ro1">
          <table:table-cell office:value-type="string">
            <text:p>Mech value lvl 1</text:p>
          </table:table-cell>
          <table:table-cell office:value-type="float" office:value="158.333333333333">
            <text:p>158,3333333333</text:p>
          </table:table-cell>
          <table:table-cell office:value-type="float" office:value="185.769230769231">
            <text:p>185,7692307692</text:p>
          </table:table-cell>
          <table:table-cell table:number-columns-repeated="294"/>
        </table:table-row>
        <table:table-row table:style-name="ro1">
          <table:table-cell office:value-type="string">
            <text:p>Mech value lvl 2</text:p>
          </table:table-cell>
          <table:table-cell office:value-type="float" office:value="200">
            <text:p>200</text:p>
          </table:table-cell>
          <table:table-cell office:value-type="float" office:value="187.857142857143">
            <text:p>187,8571428571</text:p>
          </table:table-cell>
          <table:table-cell table:number-columns-repeated="294"/>
        </table:table-row>
        <table:table-row table:style-name="ro1">
          <table:table-cell office:value-type="string">
            <text:p>Mech value lvl 3</text:p>
          </table:table-cell>
          <table:table-cell office:value-type="float" office:value="323">
            <text:p>323</text:p>
          </table:table-cell>
          <table:table-cell office:value-type="float" office:value="266.944444444444">
            <text:p>266,9444444444</text:p>
          </table:table-cell>
          <table:table-cell table:number-columns-repeated="294"/>
        </table:table-row>
        <table:table-row table:style-name="ro1">
          <table:table-cell office:value-type="string">
            <text:p>Mech value lvl 4</text:p>
          </table:table-cell>
          <table:table-cell office:value-type="float" office:value="379.210526315789">
            <text:p>379,2105263158</text:p>
          </table:table-cell>
          <table:table-cell office:value-type="float" office:value="305.625">
            <text:p>305,625</text:p>
          </table:table-cell>
          <table:table-cell table:number-columns-repeated="294"/>
        </table:table-row>
        <table:table-row table:style-name="ro1">
          <table:table-cell office:value-type="string">
            <text:p>Mech value lvl 5</text:p>
          </table:table-cell>
          <table:table-cell office:value-type="float" office:value="463.493150684931">
            <text:p>463,4931506849</text:p>
          </table:table-cell>
          <table:table-cell office:value-type="float" office:value="463.266666666667">
            <text:p>463,2666666667</text:p>
          </table:table-cell>
          <table:table-cell table:number-columns-repeated="294"/>
        </table:table-row>
        <table:table-row table:style-name="ro1">
          <table:table-cell office:value-type="string">
            <text:p>Mech value lvl 6</text:p>
          </table:table-cell>
          <table:table-cell office:value-type="float" office:value="556.034482758621">
            <text:p>556,0344827586</text:p>
          </table:table-cell>
          <table:table-cell office:value-type="float" office:value="593.5">
            <text:p>593,5</text:p>
          </table:table-cell>
          <table:table-cell table:number-columns-repeated="294"/>
        </table:table-row>
        <table:table-row table:style-name="ro1">
          <table:table-cell office:value-type="string">
            <text:p>Mech value lvl 7</text:p>
          </table:table-cell>
          <table:table-cell office:value-type="float" office:value="716.764705882353">
            <text:p>716,7647058824</text:p>
          </table:table-cell>
          <table:table-cell office:value-type="float" office:value="731.304347826087">
            <text:p>731,3043478261</text:p>
          </table:table-cell>
          <table:table-cell table:number-columns-repeated="294"/>
        </table:table-row>
        <table:table-row table:style-name="ro1">
          <table:table-cell office:value-type="string">
            <text:p>Mech value lvl 8</text:p>
          </table:table-cell>
          <table:table-cell office:value-type="float" office:value="907.613636363636">
            <text:p>907,6136363636</text:p>
          </table:table-cell>
          <table:table-cell office:value-type="float" office:value="870.666666666667">
            <text:p>870,6666666667</text:p>
          </table:table-cell>
          <table:table-cell table:number-columns-repeated="294"/>
        </table:table-row>
        <table:table-row table:style-name="ro1">
          <table:table-cell office:value-type="string">
            <text:p>Mech value lvl 9</text:p>
          </table:table-cell>
          <table:table-cell office:value-type="float" office:value="1065">
            <text:p>1065</text:p>
          </table:table-cell>
          <table:table-cell office:value-type="float" office:value="1120.38461538462">
            <text:p>1120,3846153846</text:p>
          </table:table-cell>
          <table:table-cell table:number-columns-repeated="294"/>
        </table:table-row>
        <table:table-row table:style-name="ro1">
          <table:table-cell office:value-type="string">
            <text:p>Mech value lvl 10</text:p>
          </table:table-cell>
          <table:table-cell office:value-type="float" office:value="1277.125">
            <text:p>1277,125</text:p>
          </table:table-cell>
          <table:table-cell office:value-type="float" office:value="1201.95945945946">
            <text:p>1201,9594594595</text:p>
          </table:table-cell>
          <table:table-cell table:number-columns-repeated="294"/>
        </table:table-row>
        <table:table-row table:style-name="ro1">
          <table:table-cell office:value-type="string">
            <text:p>Mech value lvl 11</text:p>
          </table:table-cell>
          <table:table-cell office:value-type="float" office:value="1542.89473684211">
            <text:p>1542,8947368421</text:p>
          </table:table-cell>
          <table:table-cell office:value-type="float" office:value="1449.49275362319">
            <text:p>1449,4927536232</text:p>
          </table:table-cell>
          <table:table-cell table:number-columns-repeated="294"/>
        </table:table-row>
        <table:table-row table:style-name="ro1">
          <table:table-cell office:value-type="string">
            <text:p>Mech value lvl 12</text:p>
          </table:table-cell>
          <table:table-cell office:value-type="float" office:value="1760.50387596899">
            <text:p>1760,503875969</text:p>
          </table:table-cell>
          <table:table-cell office:value-type="float" office:value="1739.62162162162">
            <text:p>1739,6216216216</text:p>
          </table:table-cell>
          <table:table-cell table:number-columns-repeated="294"/>
        </table:table-row>
        <table:table-row table:style-name="ro1">
          <table:table-cell office:value-type="string">
            <text:p>Mech value lvl 13</text:p>
          </table:table-cell>
          <table:table-cell office:value-type="float" office:value="2025.7053291536">
            <text:p>2025,7053291536</text:p>
          </table:table-cell>
          <table:table-cell office:value-type="float" office:value="2084.28082191781">
            <text:p>2084,2808219178</text:p>
          </table:table-cell>
          <table:table-cell table:number-columns-repeated="294"/>
        </table:table-row>
        <table:table-row table:style-name="ro1">
          <table:table-cell office:value-type="string">
            <text:p>Mech value lvl 14</text:p>
          </table:table-cell>
          <table:table-cell office:value-type="float" office:value="2362.17623701894">
            <text:p>2362,1762370189</text:p>
          </table:table-cell>
          <table:table-cell office:value-type="float" office:value="2384.69044740024">
            <text:p>2384,6904474002</text:p>
          </table:table-cell>
          <table:table-cell table:number-columns-repeated="294"/>
        </table:table-row>
        <table:table-row table:style-name="ro1">
          <table:table-cell office:value-type="string">
            <text:p>Mech value lvl 15</text:p>
          </table:table-cell>
          <table:table-cell office:value-type="float" office:value="2817.44011976048">
            <text:p>2817,4401197605</text:p>
          </table:table-cell>
          <table:table-cell office:value-type="float" office:value="2811.4958677686">
            <text:p>2811,4958677686</text:p>
          </table:table-cell>
          <table:table-cell table:number-columns-repeated="294"/>
        </table:table-row>
        <table:table-row table:style-name="ro1">
          <table:table-cell office:value-type="string">
            <text:p>Mech value lvl 16</text:p>
          </table:table-cell>
          <table:table-cell office:value-type="float" office:value="3263.38524590164">
            <text:p>3263,3852459016</text:p>
          </table:table-cell>
          <table:table-cell office:value-type="float" office:value="3286.8759018759">
            <text:p>3286,8759018759</text:p>
          </table:table-cell>
          <table:table-cell table:number-columns-repeated="294"/>
        </table:table-row>
        <table:table-row table:style-name="ro1">
          <table:table-cell office:value-type="string">
            <text:p>Mech value lvl 17</text:p>
          </table:table-cell>
          <table:table-cell office:value-type="float" office:value="3721.53785488959">
            <text:p>3721,5378548896</text:p>
          </table:table-cell>
          <table:table-cell office:value-type="float" office:value="3735.45218295218">
            <text:p>3735,4521829522</text:p>
          </table:table-cell>
          <table:table-cell table:number-columns-repeated="294"/>
        </table:table-row>
        <table:table-row table:style-name="ro1">
          <table:table-cell office:value-type="string">
            <text:p>Mech value lvl 18</text:p>
          </table:table-cell>
          <table:table-cell office:value-type="float" office:value="4366.66064981949">
            <text:p>4366,6606498195</text:p>
          </table:table-cell>
          <table:table-cell office:value-type="float" office:value="4323.90604026846">
            <text:p>4323,9060402685</text:p>
          </table:table-cell>
          <table:table-cell table:number-columns-repeated="294"/>
        </table:table-row>
        <table:table-row table:style-name="ro1">
          <table:table-cell office:value-type="string">
            <text:p>Mech value lvl 19</text:p>
          </table:table-cell>
          <table:table-cell office:value-type="float" office:value="5075.40816326531">
            <text:p>5075,4081632653</text:p>
          </table:table-cell>
          <table:table-cell office:value-type="float" office:value="5094.58752515091">
            <text:p>5094,5875251509</text:p>
          </table:table-cell>
          <table:table-cell table:number-columns-repeated="294"/>
        </table:table-row>
        <table:table-row table:style-name="ro1">
          <table:table-cell office:value-type="string">
            <text:p>Mech value lvl 20</text:p>
          </table:table-cell>
          <table:table-cell office:value-type="float" office:value="6602">
            <text:p>6602</text:p>
          </table:table-cell>
          <table:table-cell office:value-type="float" office:value="6710">
            <text:p>6710</text:p>
          </table:table-cell>
          <table:table-cell table:number-columns-repeated="294"/>
        </table:table-row>
        <table:table-row table:style-name="ro1">
          <table:table-cell office:value-type="string">
            <text:p>Mech value lvl 21</text:p>
          </table:table-cell>
          <table:table-cell office:value-type="float" office:value="6378.33333333333">
            <text:p>6378,3333333333</text:p>
          </table:table-cell>
          <table:table-cell office:value-type="float" office:value="8100">
            <text:p>8100</text:p>
          </table:table-cell>
          <table:table-cell table:number-columns-repeated="294"/>
        </table:table-row>
        <table:table-row table:style-name="ro1">
          <table:table-cell office:value-type="string">
            <text:p>Mech kills lvl 1</text:p>
          </table:table-cell>
          <table:table-cell office:value-type="float" office:value="8.33333333333333">
            <text:p>8,3333333333</text:p>
          </table:table-cell>
          <table:table-cell office:value-type="float" office:value="10.1538461538462">
            <text:p>10,1538461538</text:p>
          </table:table-cell>
          <table:table-cell table:number-columns-repeated="294"/>
        </table:table-row>
        <table:table-row table:style-name="ro1">
          <table:table-cell office:value-type="string">
            <text:p>Mech kills lvl 2</text:p>
          </table:table-cell>
          <table:table-cell office:value-type="float" office:value="23">
            <text:p>23</text:p>
          </table:table-cell>
          <table:table-cell office:value-type="float" office:value="21.1428571428571">
            <text:p>21,1428571429</text:p>
          </table:table-cell>
          <table:table-cell table:number-columns-repeated="294"/>
        </table:table-row>
        <table:table-row table:style-name="ro1">
          <table:table-cell office:value-type="string">
            <text:p>Mech kills lvl 3</text:p>
          </table:table-cell>
          <table:table-cell office:value-type="float" office:value="37.8">
            <text:p>37,8</text:p>
          </table:table-cell>
          <table:table-cell office:value-type="float" office:value="37.8888888888889">
            <text:p>37,8888888889</text:p>
          </table:table-cell>
          <table:table-cell table:number-columns-repeated="294"/>
        </table:table-row>
        <table:table-row table:style-name="ro1">
          <table:table-cell office:value-type="string">
            <text:p>Mech kills lvl 4</text:p>
          </table:table-cell>
          <table:table-cell office:value-type="float" office:value="53.5263157894737">
            <text:p>53,5263157895</text:p>
          </table:table-cell>
          <table:table-cell office:value-type="float" office:value="51.25">
            <text:p>51,25</text:p>
          </table:table-cell>
          <table:table-cell table:number-columns-repeated="294"/>
        </table:table-row>
        <table:table-row table:style-name="ro1">
          <table:table-cell office:value-type="string">
            <text:p>Mech kills lvl 5</text:p>
          </table:table-cell>
          <table:table-cell office:value-type="float" office:value="63.7671232876712">
            <text:p>63,7671232877</text:p>
          </table:table-cell>
          <table:table-cell office:value-type="float" office:value="62.8">
            <text:p>62,8</text:p>
          </table:table-cell>
          <table:table-cell table:number-columns-repeated="294"/>
        </table:table-row>
        <table:table-row table:style-name="ro1">
          <table:table-cell office:value-type="string">
            <text:p>Mech kills lvl 6</text:p>
          </table:table-cell>
          <table:table-cell office:value-type="float" office:value="69.6896551724138">
            <text:p>69,6896551724</text:p>
          </table:table-cell>
          <table:table-cell office:value-type="float" office:value="71.1714285714286">
            <text:p>71,1714285714</text:p>
          </table:table-cell>
          <table:table-cell table:number-columns-repeated="294"/>
        </table:table-row>
        <table:table-row table:style-name="ro1">
          <table:table-cell office:value-type="string">
            <text:p>Mech kills lvl 7</text:p>
          </table:table-cell>
          <table:table-cell office:value-type="float" office:value="84.5588235294118">
            <text:p>84,5588235294</text:p>
          </table:table-cell>
          <table:table-cell office:value-type="float" office:value="88.3478260869565">
            <text:p>88,347826087</text:p>
          </table:table-cell>
          <table:table-cell table:number-columns-repeated="294"/>
        </table:table-row>
        <table:table-row table:style-name="ro1">
          <table:table-cell office:value-type="string">
            <text:p>Mech kills lvl 8</text:p>
          </table:table-cell>
          <table:table-cell office:value-type="float" office:value="106.204545454545">
            <text:p>106,2045454545</text:p>
          </table:table-cell>
          <table:table-cell office:value-type="float" office:value="100.16">
            <text:p>100,16</text:p>
          </table:table-cell>
          <table:table-cell table:number-columns-repeated="294"/>
        </table:table-row>
        <table:table-row table:style-name="ro1">
          <table:table-cell office:value-type="string">
            <text:p>Mech kills lvl 9</text:p>
          </table:table-cell>
          <table:table-cell office:value-type="float" office:value="121.4">
            <text:p>121,4</text:p>
          </table:table-cell>
          <table:table-cell office:value-type="float" office:value="119.346153846154">
            <text:p>119,3461538462</text:p>
          </table:table-cell>
          <table:table-cell table:number-columns-repeated="294"/>
        </table:table-row>
        <table:table-row table:style-name="ro1">
          <table:table-cell office:value-type="string">
            <text:p>Mech kills lvl 10</text:p>
          </table:table-cell>
          <table:table-cell office:value-type="float" office:value="123.875">
            <text:p>123,875</text:p>
          </table:table-cell>
          <table:table-cell office:value-type="float" office:value="112.864864864865">
            <text:p>112,8648648649</text:p>
          </table:table-cell>
          <table:table-cell table:number-columns-repeated="294"/>
        </table:table-row>
        <table:table-row table:style-name="ro1">
          <table:table-cell office:value-type="string">
            <text:p>Mech kills lvl 11</text:p>
          </table:table-cell>
          <table:table-cell office:value-type="float" office:value="134.877192982456">
            <text:p>134,8771929825</text:p>
          </table:table-cell>
          <table:table-cell office:value-type="float" office:value="129.536231884058">
            <text:p>129,5362318841</text:p>
          </table:table-cell>
          <table:table-cell table:number-columns-repeated="294"/>
        </table:table-row>
        <table:table-row table:style-name="ro1">
          <table:table-cell office:value-type="string">
            <text:p>Mech kills lvl 12</text:p>
          </table:table-cell>
          <table:table-cell office:value-type="float" office:value="146.054263565891">
            <text:p>146,0542635659</text:p>
          </table:table-cell>
          <table:table-cell office:value-type="float" office:value="143.086486486486">
            <text:p>143,0864864865</text:p>
          </table:table-cell>
          <table:table-cell table:number-columns-repeated="294"/>
        </table:table-row>
        <table:table-row table:style-name="ro1">
          <table:table-cell office:value-type="string">
            <text:p>Mech kills lvl 13</text:p>
          </table:table-cell>
          <table:table-cell office:value-type="float" office:value="149.689655172414">
            <text:p>149,6896551724</text:p>
          </table:table-cell>
          <table:table-cell office:value-type="float" office:value="154.671232876712">
            <text:p>154,6712328767</text:p>
          </table:table-cell>
          <table:table-cell table:number-columns-repeated="294"/>
        </table:table-row>
        <table:table-row table:style-name="ro1">
          <table:table-cell office:value-type="string">
            <text:p>Mech kills lvl 14</text:p>
          </table:table-cell>
          <table:table-cell office:value-type="float" office:value="162.843310934637">
            <text:p>162,8433109346</text:p>
          </table:table-cell>
          <table:table-cell office:value-type="float" office:value="164.838452237001">
            <text:p>164,838452237</text:p>
          </table:table-cell>
          <table:table-cell table:number-columns-repeated="294"/>
        </table:table-row>
        <table:table-row table:style-name="ro1">
          <table:table-cell office:value-type="string">
            <text:p>Mech kills lvl 15</text:p>
          </table:table-cell>
          <table:table-cell office:value-type="float" office:value="177.207584830339">
            <text:p>177,2075848303</text:p>
          </table:table-cell>
          <table:table-cell office:value-type="float" office:value="175.594214876033">
            <text:p>175,594214876</text:p>
          </table:table-cell>
          <table:table-cell table:number-columns-repeated="294"/>
        </table:table-row>
        <table:table-row table:style-name="ro1">
          <table:table-cell office:value-type="string">
            <text:p>Mech kills lvl 16</text:p>
          </table:table-cell>
          <table:table-cell office:value-type="float" office:value="194.955737704918">
            <text:p>194,9557377049</text:p>
          </table:table-cell>
          <table:table-cell office:value-type="float" office:value="193.890331890332">
            <text:p>193,8903318903</text:p>
          </table:table-cell>
          <table:table-cell table:number-columns-repeated="294"/>
        </table:table-row>
        <table:table-row table:style-name="ro1">
          <table:table-cell office:value-type="string">
            <text:p>Mech kills lvl 17</text:p>
          </table:table-cell>
          <table:table-cell office:value-type="float" office:value="207.429022082019">
            <text:p>207,429022082</text:p>
          </table:table-cell>
          <table:table-cell office:value-type="float" office:value="207.781704781705">
            <text:p>207,7817047817</text:p>
          </table:table-cell>
          <table:table-cell table:number-columns-repeated="294"/>
        </table:table-row>
        <table:table-row table:style-name="ro1">
          <table:table-cell office:value-type="string">
            <text:p>Mech kills lvl 18</text:p>
          </table:table-cell>
          <table:table-cell office:value-type="float" office:value="223.832129963899">
            <text:p>223,8321299639</text:p>
          </table:table-cell>
          <table:table-cell office:value-type="float" office:value="220.708724832215">
            <text:p>220,7087248322</text:p>
          </table:table-cell>
          <table:table-cell table:number-columns-repeated="294"/>
        </table:table-row>
        <table:table-row table:style-name="ro1">
          <table:table-cell office:value-type="string">
            <text:p>Mech kills lvl 19</text:p>
          </table:table-cell>
          <table:table-cell office:value-type="float" office:value="231.36443148688">
            <text:p>231,3644314869</text:p>
          </table:table-cell>
          <table:table-cell office:value-type="float" office:value="233.523138832998">
            <text:p>233,523138833</text:p>
          </table:table-cell>
          <table:table-cell table:number-columns-repeated="294"/>
        </table:table-row>
        <table:table-row table:style-name="ro1">
          <table:table-cell office:value-type="string">
            <text:p>Mech kills lvl 20</text:p>
          </table:table-cell>
          <table:table-cell office:value-type="float" office:value="330.8">
            <text:p>330,8</text:p>
          </table:table-cell>
          <table:table-cell office:value-type="float" office:value="238">
            <text:p>238</text:p>
          </table:table-cell>
          <table:table-cell table:number-columns-repeated="294"/>
        </table:table-row>
        <table:table-row table:style-name="ro1">
          <table:table-cell office:value-type="string">
            <text:p>Mech kills lvl 21</text:p>
          </table:table-cell>
          <table:table-cell office:value-type="float" office:value="207">
            <text:p>207</text:p>
          </table:table-cell>
          <table:table-cell office:value-type="float" office:value="273">
            <text:p>273</text:p>
          </table:table-cell>
          <table:table-cell table:number-columns-repeated="294"/>
        </table:table-row>
        <table:table-row table:style-name="ro1">
          <table:table-cell office:value-type="string">
            <text:p>Mech leaks lvl 1</text:p>
          </table:table-cell>
          <table:table-cell office:value-type="float" office:value="2.66666666666667">
            <text:p>2,6666666667</text:p>
          </table:table-cell>
          <table:table-cell office:value-type="float" office:value="0.692307692307692">
            <text:p>0,6923076923</text:p>
          </table:table-cell>
          <table:table-cell table:number-columns-repeated="294"/>
        </table:table-row>
        <table:table-row table:style-name="ro1">
          <table:table-cell office:value-type="string">
            <text:p>Mech leaks lvl 2</text:p>
          </table:table-cell>
          <table:table-cell office:value-type="float" office:value="3">
            <text:p>3</text:p>
          </table:table-cell>
          <table:table-cell office:value-type="float" office:value="5.85714285714286">
            <text:p>5,8571428571</text:p>
          </table:table-cell>
          <table:table-cell table:number-columns-repeated="294"/>
        </table:table-row>
        <table:table-row table:style-name="ro1">
          <table:table-cell office:value-type="string">
            <text:p>Mech leaks lvl 3</text:p>
          </table:table-cell>
          <table:table-cell office:value-type="float" office:value="5">
            <text:p>5</text:p>
          </table:table-cell>
          <table:table-cell office:value-type="float" office:value="10.7222222222222">
            <text:p>10,7222222222</text:p>
          </table:table-cell>
          <table:table-cell table:number-columns-repeated="294"/>
        </table:table-row>
        <table:table-row table:style-name="ro1">
          <table:table-cell office:value-type="string">
            <text:p>Mech leaks lvl 4</text:p>
          </table:table-cell>
          <table:table-cell office:value-type="float" office:value="10.8421052631579">
            <text:p>10,8421052632</text:p>
          </table:table-cell>
          <table:table-cell office:value-type="float" office:value="12.125">
            <text:p>12,125</text:p>
          </table:table-cell>
          <table:table-cell table:number-columns-repeated="294"/>
        </table:table-row>
        <table:table-row table:style-name="ro1">
          <table:table-cell office:value-type="string">
            <text:p>Mech leaks lvl 5</text:p>
          </table:table-cell>
          <table:table-cell office:value-type="float" office:value="9.24657534246575">
            <text:p>9,2465753425</text:p>
          </table:table-cell>
          <table:table-cell office:value-type="float" office:value="10.36">
            <text:p>10,36</text:p>
          </table:table-cell>
          <table:table-cell table:number-columns-repeated="294"/>
        </table:table-row>
        <table:table-row table:style-name="ro1">
          <table:table-cell office:value-type="string">
            <text:p>Mech leaks lvl 6</text:p>
          </table:table-cell>
          <table:table-cell office:value-type="float" office:value="8.27586206896552">
            <text:p>8,275862069</text:p>
          </table:table-cell>
          <table:table-cell office:value-type="float" office:value="6.57142857142857">
            <text:p>6,5714285714</text:p>
          </table:table-cell>
          <table:table-cell table:number-columns-repeated="294"/>
        </table:table-row>
        <table:table-row table:style-name="ro1">
          <table:table-cell office:value-type="string">
            <text:p>Mech leaks lvl 7</text:p>
          </table:table-cell>
          <table:table-cell office:value-type="float" office:value="11">
            <text:p>11</text:p>
          </table:table-cell>
          <table:table-cell office:value-type="float" office:value="8.34782608695652">
            <text:p>8,347826087</text:p>
          </table:table-cell>
          <table:table-cell table:number-columns-repeated="294"/>
        </table:table-row>
        <table:table-row table:style-name="ro1">
          <table:table-cell office:value-type="string">
            <text:p>Mech leaks lvl 8</text:p>
          </table:table-cell>
          <table:table-cell office:value-type="float" office:value="11.9318181818182">
            <text:p>11,9318181818</text:p>
          </table:table-cell>
          <table:table-cell office:value-type="float" office:value="8.22666666666667">
            <text:p>8,2266666667</text:p>
          </table:table-cell>
          <table:table-cell table:number-columns-repeated="294"/>
        </table:table-row>
        <table:table-row table:style-name="ro1">
          <table:table-cell office:value-type="string">
            <text:p>Mech leaks lvl 9</text:p>
          </table:table-cell>
          <table:table-cell office:value-type="float" office:value="17.8">
            <text:p>17,8</text:p>
          </table:table-cell>
          <table:table-cell office:value-type="float" office:value="11.3461538461538">
            <text:p>11,3461538462</text:p>
          </table:table-cell>
          <table:table-cell table:number-columns-repeated="294"/>
        </table:table-row>
        <table:table-row table:style-name="ro1">
          <table:table-cell office:value-type="string">
            <text:p>Mech leaks lvl 10</text:p>
          </table:table-cell>
          <table:table-cell office:value-type="float" office:value="15.825">
            <text:p>15,825</text:p>
          </table:table-cell>
          <table:table-cell office:value-type="float" office:value="15.9189189189189">
            <text:p>15,9189189189</text:p>
          </table:table-cell>
          <table:table-cell table:number-columns-repeated="294"/>
        </table:table-row>
        <table:table-row table:style-name="ro1">
          <table:table-cell office:value-type="string">
            <text:p>Mech leaks lvl 11</text:p>
          </table:table-cell>
          <table:table-cell office:value-type="float" office:value="11.6842105263158">
            <text:p>11,6842105263</text:p>
          </table:table-cell>
          <table:table-cell office:value-type="float" office:value="14.7971014492754">
            <text:p>14,7971014493</text:p>
          </table:table-cell>
          <table:table-cell table:number-columns-repeated="294"/>
        </table:table-row>
        <table:table-row table:style-name="ro1">
          <table:table-cell office:value-type="string">
            <text:p>Mech leaks lvl 12</text:p>
          </table:table-cell>
          <table:table-cell office:value-type="float" office:value="14.1860465116279">
            <text:p>14,1860465116</text:p>
          </table:table-cell>
          <table:table-cell office:value-type="float" office:value="15.8540540540541">
            <text:p>15,8540540541</text:p>
          </table:table-cell>
          <table:table-cell table:number-columns-repeated="294"/>
        </table:table-row>
        <table:table-row table:style-name="ro1">
          <table:table-cell office:value-type="string">
            <text:p>Mech leaks lvl 13</text:p>
          </table:table-cell>
          <table:table-cell office:value-type="float" office:value="15.6959247648903">
            <text:p>15,6959247649</text:p>
          </table:table-cell>
          <table:table-cell office:value-type="float" office:value="15.8607305936073">
            <text:p>15,8607305936</text:p>
          </table:table-cell>
          <table:table-cell table:number-columns-repeated="294"/>
        </table:table-row>
        <table:table-row table:style-name="ro1">
          <table:table-cell office:value-type="string">
            <text:p>Mech leaks lvl 14</text:p>
          </table:table-cell>
          <table:table-cell office:value-type="float" office:value="15.379963347587">
            <text:p>15,3799633476</text:p>
          </table:table-cell>
          <table:table-cell office:value-type="float" office:value="15.2669891172914">
            <text:p>15,2669891173</text:p>
          </table:table-cell>
          <table:table-cell table:number-columns-repeated="294"/>
        </table:table-row>
        <table:table-row table:style-name="ro1">
          <table:table-cell office:value-type="string">
            <text:p>Mech leaks lvl 15</text:p>
          </table:table-cell>
          <table:table-cell office:value-type="float" office:value="16.7015968063872">
            <text:p>16,7015968064</text:p>
          </table:table-cell>
          <table:table-cell office:value-type="float" office:value="16.4776859504132">
            <text:p>16,4776859504</text:p>
          </table:table-cell>
          <table:table-cell table:number-columns-repeated="294"/>
        </table:table-row>
        <table:table-row table:style-name="ro1">
          <table:table-cell office:value-type="string">
            <text:p>Mech leaks lvl 16</text:p>
          </table:table-cell>
          <table:table-cell office:value-type="float" office:value="19.644262295082">
            <text:p>19,6442622951</text:p>
          </table:table-cell>
          <table:table-cell office:value-type="float" office:value="19.5324675324675">
            <text:p>19,5324675325</text:p>
          </table:table-cell>
          <table:table-cell table:number-columns-repeated="294"/>
        </table:table-row>
        <table:table-row table:style-name="ro1">
          <table:table-cell office:value-type="string">
            <text:p>Mech leaks lvl 17</text:p>
          </table:table-cell>
          <table:table-cell office:value-type="float" office:value="21.2239747634069">
            <text:p>21,2239747634</text:p>
          </table:table-cell>
          <table:table-cell office:value-type="float" office:value="23.8461538461538">
            <text:p>23,8461538462</text:p>
          </table:table-cell>
          <table:table-cell table:number-columns-repeated="294"/>
        </table:table-row>
        <table:table-row table:style-name="ro1">
          <table:table-cell office:value-type="string">
            <text:p>Mech leaks lvl 18</text:p>
          </table:table-cell>
          <table:table-cell office:value-type="float" office:value="25.4909747292419">
            <text:p>25,4909747292</text:p>
          </table:table-cell>
          <table:table-cell office:value-type="float" office:value="25.8885906040268">
            <text:p>25,888590604</text:p>
          </table:table-cell>
          <table:table-cell table:number-columns-repeated="294"/>
        </table:table-row>
        <table:table-row table:style-name="ro1">
          <table:table-cell office:value-type="string">
            <text:p>Mech leaks lvl 19</text:p>
          </table:table-cell>
          <table:table-cell office:value-type="float" office:value="32.6064139941691">
            <text:p>32,6064139942</text:p>
          </table:table-cell>
          <table:table-cell office:value-type="float" office:value="32.6639839034205">
            <text:p>32,6639839034</text:p>
          </table:table-cell>
          <table:table-cell table:number-columns-repeated="294"/>
        </table:table-row>
        <table:table-row table:style-name="ro1">
          <table:table-cell office:value-type="string">
            <text:p>Mech leaks lvl 20</text:p>
          </table:table-cell>
          <table:table-cell office:value-type="float" office:value="21.4">
            <text:p>21,4</text:p>
          </table:table-cell>
          <table:table-cell office:value-type="float" office:value="28">
            <text:p>28</text:p>
          </table:table-cell>
          <table:table-cell table:number-columns-repeated="294"/>
        </table:table-row>
        <table:table-row table:style-name="ro1">
          <table:table-cell office:value-type="string">
            <text:p>Mech leaks lvl 21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</text:p>
          </table:table-cell>
          <table:table-cell office:value-type="float" office:value="1.5">
            <text:p>1,5</text:p>
          </table:table-cell>
          <table:table-cell office:value-type="float" office:value="1.9">
            <text:p>1,9</text:p>
          </table:table-cell>
          <table:table-cell table:number-columns-repeated="294"/>
        </table:table-row>
        <table:table-row table:style-name="ro1">
          <table:table-cell office:value-type="string">
            <text:p>Forsaken workers lvl 2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294"/>
        </table:table-row>
        <table:table-row table:style-name="ro1">
          <table:table-cell office:value-type="string">
            <text:p>Forsaken workers lvl 3</text:p>
          </table:table-cell>
          <table:table-cell office:value-type="float" office:value="2.63636363636364">
            <text:p>2,6363636364</text:p>
          </table:table-cell>
          <table:table-cell office:value-type="float" office:value="2.5">
            <text:p>2,5</text:p>
          </table:table-cell>
          <table:table-cell table:number-columns-repeated="294"/>
        </table:table-row>
        <table:table-row table:style-name="ro1">
          <table:table-cell office:value-type="string">
            <text:p>Forsaken workers lvl 4</text:p>
          </table:table-cell>
          <table:table-cell office:value-type="float" office:value="2.77272727272727">
            <text:p>2,7727272727</text:p>
          </table:table-cell>
          <table:table-cell office:value-type="float" office:value="2.69230769230769">
            <text:p>2,6923076923</text:p>
          </table:table-cell>
          <table:table-cell table:number-columns-repeated="294"/>
        </table:table-row>
        <table:table-row table:style-name="ro1">
          <table:table-cell office:value-type="string">
            <text:p>Forsaken workers lvl 5</text:p>
          </table:table-cell>
          <table:table-cell office:value-type="float" office:value="3.45744680851064">
            <text:p>3,4574468085</text:p>
          </table:table-cell>
          <table:table-cell office:value-type="float" office:value="3.5">
            <text:p>3,5</text:p>
          </table:table-cell>
          <table:table-cell table:number-columns-repeated="294"/>
        </table:table-row>
        <table:table-row table:style-name="ro1">
          <table:table-cell office:value-type="string">
            <text:p>Forsaken workers lvl 6</text:p>
          </table:table-cell>
          <table:table-cell office:value-type="float" office:value="4.13432835820895">
            <text:p>4,1343283582</text:p>
          </table:table-cell>
          <table:table-cell office:value-type="float" office:value="3.95305164319249">
            <text:p>3,9530516432</text:p>
          </table:table-cell>
          <table:table-cell table:number-columns-repeated="294"/>
        </table:table-row>
        <table:table-row table:style-name="ro1">
          <table:table-cell office:value-type="string">
            <text:p>Forsaken workers lvl 7</text:p>
          </table:table-cell>
          <table:table-cell office:value-type="float" office:value="4.2093023255814">
            <text:p>4,2093023256</text:p>
          </table:table-cell>
          <table:table-cell office:value-type="float" office:value="4.5">
            <text:p>4,5</text:p>
          </table:table-cell>
          <table:table-cell table:number-columns-repeated="294"/>
        </table:table-row>
        <table:table-row table:style-name="ro1">
          <table:table-cell office:value-type="string">
            <text:p>Forsaken workers lvl 8</text:p>
          </table:table-cell>
          <table:table-cell office:value-type="float" office:value="5.0379746835443">
            <text:p>5,0379746835</text:p>
          </table:table-cell>
          <table:table-cell office:value-type="float" office:value="5.5906432748538">
            <text:p>5,5906432749</text:p>
          </table:table-cell>
          <table:table-cell table:number-columns-repeated="294"/>
        </table:table-row>
        <table:table-row table:style-name="ro1">
          <table:table-cell office:value-type="string">
            <text:p>Forsaken workers lvl 9</text:p>
          </table:table-cell>
          <table:table-cell office:value-type="float" office:value="6">
            <text:p>6</text:p>
          </table:table-cell>
          <table:table-cell office:value-type="float" office:value="6.41025641025641">
            <text:p>6,4102564103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0</text:p>
          </table:table-cell>
          <table:table-cell office:value-type="float" office:value="6.44444444444444">
            <text:p>6,4444444444</text:p>
          </table:table-cell>
          <table:table-cell office:value-type="float" office:value="6.82758620689655">
            <text:p>6,8275862069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1</text:p>
          </table:table-cell>
          <table:table-cell office:value-type="float" office:value="9.16">
            <text:p>9,16</text:p>
          </table:table-cell>
          <table:table-cell office:value-type="float" office:value="8.02238805970149">
            <text:p>8,0223880597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2</text:p>
          </table:table-cell>
          <table:table-cell office:value-type="float" office:value="7.85350318471338">
            <text:p>7,8535031847</text:p>
          </table:table-cell>
          <table:table-cell office:value-type="float" office:value="7.82530120481928">
            <text:p>7,8253012048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3</text:p>
          </table:table-cell>
          <table:table-cell office:value-type="float" office:value="7.90064794816415">
            <text:p>7,9006479482</text:p>
          </table:table-cell>
          <table:table-cell office:value-type="float" office:value="8.56585365853659">
            <text:p>8,5658536585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4</text:p>
          </table:table-cell>
          <table:table-cell office:value-type="float" office:value="8.00529587842505">
            <text:p>8,0052958784</text:p>
          </table:table-cell>
          <table:table-cell office:value-type="float" office:value="8.19987379712888">
            <text:p>8,1998737971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5</text:p>
          </table:table-cell>
          <table:table-cell office:value-type="float" office:value="8.72248062015504">
            <text:p>8,7224806202</text:p>
          </table:table-cell>
          <table:table-cell office:value-type="float" office:value="8.87661971830986">
            <text:p>8,8766197183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6</text:p>
          </table:table-cell>
          <table:table-cell office:value-type="float" office:value="11.4863563402889">
            <text:p>11,4863563403</text:p>
          </table:table-cell>
          <table:table-cell office:value-type="float" office:value="11.3579617834395">
            <text:p>11,3579617834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7</text:p>
          </table:table-cell>
          <table:table-cell office:value-type="float" office:value="12.9338731443995">
            <text:p>12,9338731444</text:p>
          </table:table-cell>
          <table:table-cell office:value-type="float" office:value="13.6510638297872">
            <text:p>13,6510638298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8</text:p>
          </table:table-cell>
          <table:table-cell office:value-type="float" office:value="15.6714801444043">
            <text:p>15,6714801444</text:p>
          </table:table-cell>
          <table:table-cell office:value-type="float" office:value="15.9634433962264">
            <text:p>15,9634433962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9</text:p>
          </table:table-cell>
          <table:table-cell office:value-type="float" office:value="17">
            <text:p>17</text:p>
          </table:table-cell>
          <table:table-cell office:value-type="float" office:value="17.6547884187082">
            <text:p>17,6547884187</text:p>
          </table:table-cell>
          <table:table-cell table:number-columns-repeated="294"/>
        </table:table-row>
        <table:table-row table:style-name="ro1">
          <table:table-cell office:value-type="string">
            <text:p>Forsaken workers lvl 20</text:p>
          </table:table-cell>
          <table:table-cell office:value-type="float" office:value="17.25">
            <text:p>17,25</text:p>
          </table:table-cell>
          <table:table-cell office:value-type="float" office:value="26">
            <text:p>26</text:p>
          </table:table-cell>
          <table:table-cell table:number-columns-repeated="294"/>
        </table:table-row>
        <table:table-row table:style-name="ro1">
          <table:table-cell office:value-type="string">
            <text:p>Forsaken workers lvl 21</text:p>
          </table:table-cell>
          <table:table-cell office:value-type="float" office:value="10.6666666666667">
            <text:p>10,6666666667</text:p>
          </table:table-cell>
          <table:table-cell office:value-type="float" office:value="21.1666666666667">
            <text:p>21,1666666667</text:p>
          </table:table-cell>
          <table:table-cell table:number-columns-repeated="294"/>
        </table:table-row>
        <table:table-row table:style-name="ro1">
          <table:table-cell office:value-type="string">
            <text:p>Forsaken income lvl 1</text:p>
          </table:table-cell>
          <table:table-cell office:value-type="float" office:value="6">
            <text:p>6</text:p>
          </table:table-cell>
          <table:table-cell office:value-type="float" office:value="7.2">
            <text:p>7,2</text:p>
          </table:table-cell>
          <table:table-cell table:number-columns-repeated="294"/>
        </table:table-row>
        <table:table-row table:style-name="ro1">
          <table:table-cell office:value-type="string">
            <text:p>Forsaken income lvl 2</text:p>
          </table:table-cell>
          <table:table-cell table:number-columns-repeated="2" office:value-type="float" office:value="6">
            <text:p>6</text:p>
          </table:table-cell>
          <table:table-cell table:number-columns-repeated="294"/>
        </table:table-row>
        <table:table-row table:style-name="ro1">
          <table:table-cell office:value-type="string">
            <text:p>Forsaken income lvl 3</text:p>
          </table:table-cell>
          <table:table-cell office:value-type="float" office:value="20.4545454545455">
            <text:p>20,4545454545</text:p>
          </table:table-cell>
          <table:table-cell office:value-type="float" office:value="21.4285714285714">
            <text:p>21,4285714286</text:p>
          </table:table-cell>
          <table:table-cell table:number-columns-repeated="294"/>
        </table:table-row>
        <table:table-row table:style-name="ro1">
          <table:table-cell office:value-type="string">
            <text:p>Forsaken income lvl 4</text:p>
          </table:table-cell>
          <table:table-cell office:value-type="float" office:value="30.5">
            <text:p>30,5</text:p>
          </table:table-cell>
          <table:table-cell office:value-type="float" office:value="27.4615384615385">
            <text:p>27,4615384615</text:p>
          </table:table-cell>
          <table:table-cell table:number-columns-repeated="294"/>
        </table:table-row>
        <table:table-row table:style-name="ro1">
          <table:table-cell office:value-type="string">
            <text:p>Forsaken income lvl 5</text:p>
          </table:table-cell>
          <table:table-cell office:value-type="float" office:value="46.7765957446809">
            <text:p>46,7765957447</text:p>
          </table:table-cell>
          <table:table-cell office:value-type="float" office:value="42.7924528301887">
            <text:p>42,7924528302</text:p>
          </table:table-cell>
          <table:table-cell table:number-columns-repeated="294"/>
        </table:table-row>
        <table:table-row table:style-name="ro1">
          <table:table-cell office:value-type="string">
            <text:p>Forsaken income lvl 6</text:p>
          </table:table-cell>
          <table:table-cell office:value-type="float" office:value="59.1492537313433">
            <text:p>59,1492537313</text:p>
          </table:table-cell>
          <table:table-cell office:value-type="float" office:value="57.81220657277">
            <text:p>57,8122065728</text:p>
          </table:table-cell>
          <table:table-cell table:number-columns-repeated="294"/>
        </table:table-row>
        <table:table-row table:style-name="ro1">
          <table:table-cell office:value-type="string">
            <text:p>Forsaken income lvl 7</text:p>
          </table:table-cell>
          <table:table-cell office:value-type="float" office:value="75.1395348837209">
            <text:p>75,1395348837</text:p>
          </table:table-cell>
          <table:table-cell office:value-type="float" office:value="72.5555555555556">
            <text:p>72,5555555556</text:p>
          </table:table-cell>
          <table:table-cell table:number-columns-repeated="294"/>
        </table:table-row>
        <table:table-row table:style-name="ro1">
          <table:table-cell office:value-type="string">
            <text:p>Forsaken income lvl 8</text:p>
          </table:table-cell>
          <table:table-cell office:value-type="float" office:value="94.1645569620253">
            <text:p>94,164556962</text:p>
          </table:table-cell>
          <table:table-cell office:value-type="float" office:value="98.7485380116959">
            <text:p>98,7485380117</text:p>
          </table:table-cell>
          <table:table-cell table:number-columns-repeated="294"/>
        </table:table-row>
        <table:table-row table:style-name="ro1">
          <table:table-cell office:value-type="string">
            <text:p>Forsaken income lvl 9</text:p>
          </table:table-cell>
          <table:table-cell office:value-type="float" office:value="128.333333333333">
            <text:p>128,3333333333</text:p>
          </table:table-cell>
          <table:table-cell office:value-type="float" office:value="121.435897435897">
            <text:p>121,4358974359</text:p>
          </table:table-cell>
          <table:table-cell table:number-columns-repeated="294"/>
        </table:table-row>
        <table:table-row table:style-name="ro1">
          <table:table-cell office:value-type="string">
            <text:p>Forsaken income lvl 10</text:p>
          </table:table-cell>
          <table:table-cell office:value-type="float" office:value="139.666666666667">
            <text:p>139,6666666667</text:p>
          </table:table-cell>
          <table:table-cell office:value-type="float" office:value="139.448275862069">
            <text:p>139,4482758621</text:p>
          </table:table-cell>
          <table:table-cell table:number-columns-repeated="294"/>
        </table:table-row>
        <table:table-row table:style-name="ro1">
          <table:table-cell office:value-type="string">
            <text:p>Forsaken income lvl 11</text:p>
          </table:table-cell>
          <table:table-cell office:value-type="float" office:value="201.8">
            <text:p>201,8</text:p>
          </table:table-cell>
          <table:table-cell office:value-type="float" office:value="178.783582089552">
            <text:p>178,7835820896</text:p>
          </table:table-cell>
          <table:table-cell table:number-columns-repeated="294"/>
        </table:table-row>
        <table:table-row table:style-name="ro1">
          <table:table-cell office:value-type="string">
            <text:p>Forsaken income lvl 12</text:p>
          </table:table-cell>
          <table:table-cell office:value-type="float" office:value="184.611464968153">
            <text:p>184,6114649682</text:p>
          </table:table-cell>
          <table:table-cell office:value-type="float" office:value="190.786144578313">
            <text:p>190,7861445783</text:p>
          </table:table-cell>
          <table:table-cell table:number-columns-repeated="294"/>
        </table:table-row>
        <table:table-row table:style-name="ro1">
          <table:table-cell office:value-type="string">
            <text:p>Forsaken income lvl 13</text:p>
          </table:table-cell>
          <table:table-cell office:value-type="float" office:value="208.976241900648">
            <text:p>208,9762419006</text:p>
          </table:table-cell>
          <table:table-cell office:value-type="float" office:value="225.734959349594">
            <text:p>225,7349593496</text:p>
          </table:table-cell>
          <table:table-cell table:number-columns-repeated="294"/>
        </table:table-row>
        <table:table-row table:style-name="ro1">
          <table:table-cell office:value-type="string">
            <text:p>Forsaken income lvl 14</text:p>
          </table:table-cell>
          <table:table-cell office:value-type="float" office:value="233.02740041446">
            <text:p>233,0274004145</text:p>
          </table:table-cell>
          <table:table-cell office:value-type="float" office:value="239.179523584162">
            <text:p>239,1795235842</text:p>
          </table:table-cell>
          <table:table-cell table:number-columns-repeated="294"/>
        </table:table-row>
        <table:table-row table:style-name="ro1">
          <table:table-cell office:value-type="string">
            <text:p>Forsaken income lvl 15</text:p>
          </table:table-cell>
          <table:table-cell office:value-type="float" office:value="278.349612403101">
            <text:p>278,3496124031</text:p>
          </table:table-cell>
          <table:table-cell office:value-type="float" office:value="286.509295774648">
            <text:p>286,5092957746</text:p>
          </table:table-cell>
          <table:table-cell table:number-columns-repeated="294"/>
        </table:table-row>
        <table:table-row table:style-name="ro1">
          <table:table-cell office:value-type="string">
            <text:p>Forsaken income lvl 16</text:p>
          </table:table-cell>
          <table:table-cell office:value-type="float" office:value="320.585874799358">
            <text:p>320,5858747994</text:p>
          </table:table-cell>
          <table:table-cell office:value-type="float" office:value="321.661146496815">
            <text:p>321,6611464968</text:p>
          </table:table-cell>
          <table:table-cell table:number-columns-repeated="294"/>
        </table:table-row>
        <table:table-row table:style-name="ro1">
          <table:table-cell office:value-type="string">
            <text:p>Forsaken income lvl 17</text:p>
          </table:table-cell>
          <table:table-cell office:value-type="float" office:value="378.318488529015">
            <text:p>378,318488529</text:p>
          </table:table-cell>
          <table:table-cell office:value-type="float" office:value="381.84170212766">
            <text:p>381,8417021277</text:p>
          </table:table-cell>
          <table:table-cell table:number-columns-repeated="294"/>
        </table:table-row>
        <table:table-row table:style-name="ro1">
          <table:table-cell office:value-type="string">
            <text:p>Forsaken income lvl 18</text:p>
          </table:table-cell>
          <table:table-cell office:value-type="float" office:value="468.817689530686">
            <text:p>468,8176895307</text:p>
          </table:table-cell>
          <table:table-cell office:value-type="float" office:value="462.234669811321">
            <text:p>462,2346698113</text:p>
          </table:table-cell>
          <table:table-cell table:number-columns-repeated="294"/>
        </table:table-row>
        <table:table-row table:style-name="ro1">
          <table:table-cell office:value-type="string">
            <text:p>Forsaken income lvl 19</text:p>
          </table:table-cell>
          <table:table-cell office:value-type="float" office:value="546.727272727273">
            <text:p>546,7272727273</text:p>
          </table:table-cell>
          <table:table-cell office:value-type="float" office:value="556.760579064588">
            <text:p>556,7605790646</text:p>
          </table:table-cell>
          <table:table-cell table:number-columns-repeated="294"/>
        </table:table-row>
        <table:table-row table:style-name="ro1">
          <table:table-cell office:value-type="string">
            <text:p>Forsaken income lvl 20</text:p>
          </table:table-cell>
          <table:table-cell office:value-type="float" office:value="743.5">
            <text:p>743,5</text:p>
          </table:table-cell>
          <table:table-cell office:value-type="float" office:value="968.25">
            <text:p>968,25</text:p>
          </table:table-cell>
          <table:table-cell table:number-columns-repeated="294"/>
        </table:table-row>
        <table:table-row table:style-name="ro1">
          <table:table-cell office:value-type="string">
            <text:p>Forsaken income lvl 21</text:p>
          </table:table-cell>
          <table:table-cell office:value-type="float" office:value="468.666666666667">
            <text:p>468,6666666667</text:p>
          </table:table-cell>
          <table:table-cell office:value-type="float" office:value="714.166666666667">
            <text:p>714,1666666667</text:p>
          </table:table-cell>
          <table:table-cell table:number-columns-repeated="294"/>
        </table:table-row>
        <table:table-row table:style-name="ro1">
          <table:table-cell office:value-type="string">
            <text:p>Forsaken value lvl 1</text:p>
          </table:table-cell>
          <table:table-cell office:value-type="float" office:value="181.25">
            <text:p>181,25</text:p>
          </table:table-cell>
          <table:table-cell office:value-type="float" office:value="171">
            <text:p>171</text:p>
          </table:table-cell>
          <table:table-cell table:number-columns-repeated="294"/>
        </table:table-row>
        <table:table-row table:style-name="ro1">
          <table:table-cell office:value-type="string">
            <text:p>Forsaken value lvl 2</text:p>
          </table:table-cell>
          <table:table-cell office:value-type="float" office:value="152.5">
            <text:p>152,5</text:p>
          </table:table-cell>
          <table:table-cell office:value-type="float" office:value="175">
            <text:p>175</text:p>
          </table:table-cell>
          <table:table-cell table:number-columns-repeated="294"/>
        </table:table-row>
        <table:table-row table:style-name="ro1">
          <table:table-cell office:value-type="string">
            <text:p>Forsaken value lvl 3</text:p>
          </table:table-cell>
          <table:table-cell office:value-type="float" office:value="294.545454545455">
            <text:p>294,5454545455</text:p>
          </table:table-cell>
          <table:table-cell office:value-type="float" office:value="274.642857142857">
            <text:p>274,6428571429</text:p>
          </table:table-cell>
          <table:table-cell table:number-columns-repeated="294"/>
        </table:table-row>
        <table:table-row table:style-name="ro1">
          <table:table-cell office:value-type="string">
            <text:p>Forsaken value lvl 4</text:p>
          </table:table-cell>
          <table:table-cell office:value-type="float" office:value="357.5">
            <text:p>357,5</text:p>
          </table:table-cell>
          <table:table-cell office:value-type="float" office:value="354.038461538462">
            <text:p>354,0384615385</text:p>
          </table:table-cell>
          <table:table-cell table:number-columns-repeated="294"/>
        </table:table-row>
        <table:table-row table:style-name="ro1">
          <table:table-cell office:value-type="string">
            <text:p>Forsaken value lvl 5</text:p>
          </table:table-cell>
          <table:table-cell office:value-type="float" office:value="405.744680851064">
            <text:p>405,7446808511</text:p>
          </table:table-cell>
          <table:table-cell office:value-type="float" office:value="408.867924528302">
            <text:p>408,8679245283</text:p>
          </table:table-cell>
          <table:table-cell table:number-columns-repeated="294"/>
        </table:table-row>
        <table:table-row table:style-name="ro1">
          <table:table-cell office:value-type="string">
            <text:p>Forsaken value lvl 6</text:p>
          </table:table-cell>
          <table:table-cell office:value-type="float" office:value="463.507462686567">
            <text:p>463,5074626866</text:p>
          </table:table-cell>
          <table:table-cell office:value-type="float" office:value="484.295774647887">
            <text:p>484,2957746479</text:p>
          </table:table-cell>
          <table:table-cell table:number-columns-repeated="294"/>
        </table:table-row>
        <table:table-row table:style-name="ro1">
          <table:table-cell office:value-type="string">
            <text:p>Forsaken value lvl 7</text:p>
          </table:table-cell>
          <table:table-cell office:value-type="float" office:value="656.860465116279">
            <text:p>656,8604651163</text:p>
          </table:table-cell>
          <table:table-cell office:value-type="float" office:value="644.166666666667">
            <text:p>644,1666666667</text:p>
          </table:table-cell>
          <table:table-cell table:number-columns-repeated="294"/>
        </table:table-row>
        <table:table-row table:style-name="ro1">
          <table:table-cell office:value-type="string">
            <text:p>Forsaken value lvl 8</text:p>
          </table:table-cell>
          <table:table-cell office:value-type="float" office:value="749.493670886076">
            <text:p>749,4936708861</text:p>
          </table:table-cell>
          <table:table-cell office:value-type="float" office:value="705.438596491228">
            <text:p>705,4385964912</text:p>
          </table:table-cell>
          <table:table-cell table:number-columns-repeated="294"/>
        </table:table-row>
        <table:table-row table:style-name="ro1">
          <table:table-cell office:value-type="string">
            <text:p>Forsaken value lvl 9</text:p>
          </table:table-cell>
          <table:table-cell office:value-type="float" office:value="934.166666666667">
            <text:p>934,1666666667</text:p>
          </table:table-cell>
          <table:table-cell office:value-type="float" office:value="943.589743589744">
            <text:p>943,5897435897</text:p>
          </table:table-cell>
          <table:table-cell table:number-columns-repeated="294"/>
        </table:table-row>
        <table:table-row table:style-name="ro1">
          <table:table-cell office:value-type="string">
            <text:p>Forsaken value lvl 10</text:p>
          </table:table-cell>
          <table:table-cell office:value-type="float" office:value="1118.68055555556">
            <text:p>1118,6805555556</text:p>
          </table:table-cell>
          <table:table-cell office:value-type="float" office:value="1137.52873563218">
            <text:p>1137,5287356322</text:p>
          </table:table-cell>
          <table:table-cell table:number-columns-repeated="294"/>
        </table:table-row>
        <table:table-row table:style-name="ro1">
          <table:table-cell office:value-type="string">
            <text:p>Forsaken value lvl 11</text:p>
          </table:table-cell>
          <table:table-cell office:value-type="float" office:value="1221.86666666667">
            <text:p>1221,8666666667</text:p>
          </table:table-cell>
          <table:table-cell office:value-type="float" office:value="1329.51492537313">
            <text:p>1329,5149253731</text:p>
          </table:table-cell>
          <table:table-cell table:number-columns-repeated="294"/>
        </table:table-row>
        <table:table-row table:style-name="ro1">
          <table:table-cell office:value-type="string">
            <text:p>Forsaken value lvl 12</text:p>
          </table:table-cell>
          <table:table-cell office:value-type="float" office:value="1587.83439490446">
            <text:p>1587,8343949045</text:p>
          </table:table-cell>
          <table:table-cell office:value-type="float" office:value="1623.34337349398">
            <text:p>1623,343373494</text:p>
          </table:table-cell>
          <table:table-cell table:number-columns-repeated="294"/>
        </table:table-row>
        <table:table-row table:style-name="ro1">
          <table:table-cell office:value-type="string">
            <text:p>Forsaken value lvl 13</text:p>
          </table:table-cell>
          <table:table-cell office:value-type="float" office:value="1906.23110151188">
            <text:p>1906,2311015119</text:p>
          </table:table-cell>
          <table:table-cell office:value-type="float" office:value="1881.13008130081">
            <text:p>1881,1300813008</text:p>
          </table:table-cell>
          <table:table-cell table:number-columns-repeated="294"/>
        </table:table-row>
        <table:table-row table:style-name="ro1">
          <table:table-cell office:value-type="string">
            <text:p>Forsaken value lvl 14</text:p>
          </table:table-cell>
          <table:table-cell office:value-type="float" office:value="2276.0338475708">
            <text:p>2276,0338475708</text:p>
          </table:table-cell>
          <table:table-cell office:value-type="float" office:value="2282.57217226692">
            <text:p>2282,5721722669</text:p>
          </table:table-cell>
          <table:table-cell table:number-columns-repeated="294"/>
        </table:table-row>
        <table:table-row table:style-name="ro1">
          <table:table-cell office:value-type="string">
            <text:p>Forsaken value lvl 15</text:p>
          </table:table-cell>
          <table:table-cell office:value-type="float" office:value="2710.48837209302">
            <text:p>2710,488372093</text:p>
          </table:table-cell>
          <table:table-cell office:value-type="float" office:value="2725.0676056338">
            <text:p>2725,0676056338</text:p>
          </table:table-cell>
          <table:table-cell table:number-columns-repeated="294"/>
        </table:table-row>
        <table:table-row table:style-name="ro1">
          <table:table-cell office:value-type="string">
            <text:p>Forsaken value lvl 16</text:p>
          </table:table-cell>
          <table:table-cell office:value-type="float" office:value="3178.00160513644">
            <text:p>3178,0016051364</text:p>
          </table:table-cell>
          <table:table-cell office:value-type="float" office:value="3149.21656050955">
            <text:p>3149,2165605096</text:p>
          </table:table-cell>
          <table:table-cell table:number-columns-repeated="294"/>
        </table:table-row>
        <table:table-row table:style-name="ro1">
          <table:table-cell office:value-type="string">
            <text:p>Forsaken value lvl 17</text:p>
          </table:table-cell>
          <table:table-cell office:value-type="float" office:value="3685.06747638327">
            <text:p>3685,0674763833</text:p>
          </table:table-cell>
          <table:table-cell office:value-type="float" office:value="3653.75744680851">
            <text:p>3653,7574468085</text:p>
          </table:table-cell>
          <table:table-cell table:number-columns-repeated="294"/>
        </table:table-row>
        <table:table-row table:style-name="ro1">
          <table:table-cell office:value-type="string">
            <text:p>Forsaken value lvl 18</text:p>
          </table:table-cell>
          <table:table-cell office:value-type="float" office:value="4251.99458483755">
            <text:p>4251,9945848376</text:p>
          </table:table-cell>
          <table:table-cell office:value-type="float" office:value="4296.96344339623">
            <text:p>4296,9634433962</text:p>
          </table:table-cell>
          <table:table-cell table:number-columns-repeated="294"/>
        </table:table-row>
        <table:table-row table:style-name="ro1">
          <table:table-cell office:value-type="string">
            <text:p>Forsaken value lvl 19</text:p>
          </table:table-cell>
          <table:table-cell office:value-type="float" office:value="5084.05764966741">
            <text:p>5084,0576496674</text:p>
          </table:table-cell>
          <table:table-cell office:value-type="float" office:value="5131.52561247216">
            <text:p>5131,5256124722</text:p>
          </table:table-cell>
          <table:table-cell table:number-columns-repeated="294"/>
        </table:table-row>
        <table:table-row table:style-name="ro1">
          <table:table-cell office:value-type="string">
            <text:p>Forsaken value lvl 20</text:p>
          </table:table-cell>
          <table:table-cell office:value-type="float" office:value="6170.625">
            <text:p>6170,625</text:p>
          </table:table-cell>
          <table:table-cell office:value-type="float" office:value="6985">
            <text:p>6985</text:p>
          </table:table-cell>
          <table:table-cell table:number-columns-repeated="294"/>
        </table:table-row>
        <table:table-row table:style-name="ro1">
          <table:table-cell office:value-type="string">
            <text:p>Forsaken value lvl 21</text:p>
          </table:table-cell>
          <table:table-cell office:value-type="float" office:value="7033.33333333333">
            <text:p>7033,3333333333</text:p>
          </table:table-cell>
          <table:table-cell office:value-type="float" office:value="6881.66666666667">
            <text:p>6881,6666666667</text:p>
          </table:table-cell>
          <table:table-cell table:number-columns-repeated="294"/>
        </table:table-row>
        <table:table-row table:style-name="ro1">
          <table:table-cell office:value-type="string">
            <text:p>Forsaken kills lvl 1</text:p>
          </table:table-cell>
          <table:table-cell office:value-type="float" office:value="14.25">
            <text:p>14,25</text:p>
          </table:table-cell>
          <table:table-cell office:value-type="float" office:value="9.9">
            <text:p>9,9</text:p>
          </table:table-cell>
          <table:table-cell table:number-columns-repeated="294"/>
        </table:table-row>
        <table:table-row table:style-name="ro1">
          <table:table-cell office:value-type="string">
            <text:p>Forsaken kills lvl 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294"/>
        </table:table-row>
        <table:table-row table:style-name="ro1">
          <table:table-cell office:value-type="string">
            <text:p>Forsaken kills lvl 3</text:p>
          </table:table-cell>
          <table:table-cell office:value-type="float" office:value="39">
            <text:p>39</text:p>
          </table:table-cell>
          <table:table-cell office:value-type="float" office:value="34.9285714285714">
            <text:p>34,9285714286</text:p>
          </table:table-cell>
          <table:table-cell table:number-columns-repeated="294"/>
        </table:table-row>
        <table:table-row table:style-name="ro1">
          <table:table-cell office:value-type="string">
            <text:p>Forsaken kills lvl 4</text:p>
          </table:table-cell>
          <table:table-cell office:value-type="float" office:value="54.9090909090909">
            <text:p>54,9090909091</text:p>
          </table:table-cell>
          <table:table-cell office:value-type="float" office:value="53.6538461538462">
            <text:p>53,6538461538</text:p>
          </table:table-cell>
          <table:table-cell table:number-columns-repeated="294"/>
        </table:table-row>
        <table:table-row table:style-name="ro1">
          <table:table-cell office:value-type="string">
            <text:p>Forsaken kills lvl 5</text:p>
          </table:table-cell>
          <table:table-cell office:value-type="float" office:value="57.7872340425532">
            <text:p>57,7872340426</text:p>
          </table:table-cell>
          <table:table-cell office:value-type="float" office:value="60.7075471698113">
            <text:p>60,7075471698</text:p>
          </table:table-cell>
          <table:table-cell table:number-columns-repeated="294"/>
        </table:table-row>
        <table:table-row table:style-name="ro1">
          <table:table-cell office:value-type="string">
            <text:p>Forsaken kills lvl 6</text:p>
          </table:table-cell>
          <table:table-cell office:value-type="float" office:value="66.8507462686567">
            <text:p>66,8507462687</text:p>
          </table:table-cell>
          <table:table-cell office:value-type="float" office:value="66.6854460093897">
            <text:p>66,6854460094</text:p>
          </table:table-cell>
          <table:table-cell table:number-columns-repeated="294"/>
        </table:table-row>
        <table:table-row table:style-name="ro1">
          <table:table-cell office:value-type="string">
            <text:p>Forsaken kills lvl 7</text:p>
          </table:table-cell>
          <table:table-cell office:value-type="float" office:value="73.3488372093023">
            <text:p>73,3488372093</text:p>
          </table:table-cell>
          <table:table-cell office:value-type="float" office:value="80.2962962962963">
            <text:p>80,2962962963</text:p>
          </table:table-cell>
          <table:table-cell table:number-columns-repeated="294"/>
        </table:table-row>
        <table:table-row table:style-name="ro1">
          <table:table-cell office:value-type="string">
            <text:p>Forsaken kills lvl 8</text:p>
          </table:table-cell>
          <table:table-cell office:value-type="float" office:value="87">
            <text:p>87</text:p>
          </table:table-cell>
          <table:table-cell office:value-type="float" office:value="88.9824561403509">
            <text:p>88,9824561404</text:p>
          </table:table-cell>
          <table:table-cell table:number-columns-repeated="294"/>
        </table:table-row>
        <table:table-row table:style-name="ro1">
          <table:table-cell office:value-type="string">
            <text:p>Forsaken kills lvl 9</text:p>
          </table:table-cell>
          <table:table-cell office:value-type="float" office:value="106.5">
            <text:p>106,5</text:p>
          </table:table-cell>
          <table:table-cell office:value-type="float" office:value="106.769230769231">
            <text:p>106,7692307692</text:p>
          </table:table-cell>
          <table:table-cell table:number-columns-repeated="294"/>
        </table:table-row>
        <table:table-row table:style-name="ro1">
          <table:table-cell office:value-type="string">
            <text:p>Forsaken kills lvl 10</text:p>
          </table:table-cell>
          <table:table-cell office:value-type="float" office:value="101.152777777778">
            <text:p>101,1527777778</text:p>
          </table:table-cell>
          <table:table-cell office:value-type="float" office:value="109.689655172414">
            <text:p>109,6896551724</text:p>
          </table:table-cell>
          <table:table-cell table:number-columns-repeated="294"/>
        </table:table-row>
        <table:table-row table:style-name="ro1">
          <table:table-cell office:value-type="string">
            <text:p>Forsaken kills lvl 11</text:p>
          </table:table-cell>
          <table:table-cell office:value-type="float" office:value="111.853333333333">
            <text:p>111,8533333333</text:p>
          </table:table-cell>
          <table:table-cell office:value-type="float" office:value="118.402985074627">
            <text:p>118,4029850746</text:p>
          </table:table-cell>
          <table:table-cell table:number-columns-repeated="294"/>
        </table:table-row>
        <table:table-row table:style-name="ro1">
          <table:table-cell office:value-type="string">
            <text:p>Forsaken kills lvl 12</text:p>
          </table:table-cell>
          <table:table-cell office:value-type="float" office:value="128.305732484076">
            <text:p>128,3057324841</text:p>
          </table:table-cell>
          <table:table-cell office:value-type="float" office:value="130.572289156627">
            <text:p>130,5722891566</text:p>
          </table:table-cell>
          <table:table-cell table:number-columns-repeated="294"/>
        </table:table-row>
        <table:table-row table:style-name="ro1">
          <table:table-cell office:value-type="string">
            <text:p>Forsaken kills lvl 13</text:p>
          </table:table-cell>
          <table:table-cell office:value-type="float" office:value="139.401727861771">
            <text:p>139,4017278618</text:p>
          </table:table-cell>
          <table:table-cell office:value-type="float" office:value="138.752845528455">
            <text:p>138,7528455285</text:p>
          </table:table-cell>
          <table:table-cell table:number-columns-repeated="294"/>
        </table:table-row>
        <table:table-row table:style-name="ro1">
          <table:table-cell office:value-type="string">
            <text:p>Forsaken kills lvl 14</text:p>
          </table:table-cell>
          <table:table-cell office:value-type="float" office:value="152.736127101082">
            <text:p>152,7361271011</text:p>
          </table:table-cell>
          <table:table-cell office:value-type="float" office:value="152.679917968134">
            <text:p>152,6799179681</text:p>
          </table:table-cell>
          <table:table-cell table:number-columns-repeated="294"/>
        </table:table-row>
        <table:table-row table:style-name="ro1">
          <table:table-cell office:value-type="string">
            <text:p>Forsaken kills lvl 15</text:p>
          </table:table-cell>
          <table:table-cell office:value-type="float" office:value="160.924031007752">
            <text:p>160,9240310078</text:p>
          </table:table-cell>
          <table:table-cell office:value-type="float" office:value="161.616338028169">
            <text:p>161,6163380282</text:p>
          </table:table-cell>
          <table:table-cell table:number-columns-repeated="294"/>
        </table:table-row>
        <table:table-row table:style-name="ro1">
          <table:table-cell office:value-type="string">
            <text:p>Forsaken kills lvl 16</text:p>
          </table:table-cell>
          <table:table-cell office:value-type="float" office:value="180.53290529695">
            <text:p>180,532905297</text:p>
          </table:table-cell>
          <table:table-cell office:value-type="float" office:value="176.885350318471">
            <text:p>176,8853503185</text:p>
          </table:table-cell>
          <table:table-cell table:number-columns-repeated="294"/>
        </table:table-row>
        <table:table-row table:style-name="ro1">
          <table:table-cell office:value-type="string">
            <text:p>Forsaken kills lvl 17</text:p>
          </table:table-cell>
          <table:table-cell office:value-type="float" office:value="191.997300944669">
            <text:p>191,9973009447</text:p>
          </table:table-cell>
          <table:table-cell office:value-type="float" office:value="192.014468085106">
            <text:p>192,0144680851</text:p>
          </table:table-cell>
          <table:table-cell table:number-columns-repeated="294"/>
        </table:table-row>
        <table:table-row table:style-name="ro1">
          <table:table-cell office:value-type="string">
            <text:p>Forsaken kills lvl 18</text:p>
          </table:table-cell>
          <table:table-cell office:value-type="float" office:value="202.314079422383">
            <text:p>202,3140794224</text:p>
          </table:table-cell>
          <table:table-cell office:value-type="float" office:value="207.251179245283">
            <text:p>207,2511792453</text:p>
          </table:table-cell>
          <table:table-cell table:number-columns-repeated="294"/>
        </table:table-row>
        <table:table-row table:style-name="ro1">
          <table:table-cell office:value-type="string">
            <text:p>Forsaken kills lvl 19</text:p>
          </table:table-cell>
          <table:table-cell office:value-type="float" office:value="215.19512195122">
            <text:p>215,1951219512</text:p>
          </table:table-cell>
          <table:table-cell office:value-type="float" office:value="221.857461024499">
            <text:p>221,8574610245</text:p>
          </table:table-cell>
          <table:table-cell table:number-columns-repeated="294"/>
        </table:table-row>
        <table:table-row table:style-name="ro1">
          <table:table-cell office:value-type="string">
            <text:p>Forsaken kills lvl 20</text:p>
          </table:table-cell>
          <table:table-cell office:value-type="float" office:value="190.125">
            <text:p>190,125</text:p>
          </table:table-cell>
          <table:table-cell office:value-type="float" office:value="238.25">
            <text:p>238,25</text:p>
          </table:table-cell>
          <table:table-cell table:number-columns-repeated="294"/>
        </table:table-row>
        <table:table-row table:style-name="ro1">
          <table:table-cell office:value-type="string">
            <text:p>Forsaken kills lvl 21</text:p>
          </table:table-cell>
          <table:table-cell office:value-type="float" office:value="266.666666666667">
            <text:p>266,6666666667</text:p>
          </table:table-cell>
          <table:table-cell office:value-type="float" office:value="247">
            <text:p>247</text:p>
          </table:table-cell>
          <table:table-cell table:number-columns-repeated="294"/>
        </table:table-row>
        <table:table-row table:style-name="ro1">
          <table:table-cell office:value-type="string">
            <text:p>Forsaken leaks lvl 1</text:p>
          </table:table-cell>
          <table:table-cell office:value-type="float" office:value="1.5">
            <text:p>1,5</text:p>
          </table:table-cell>
          <table:table-cell office:value-type="float" office:value="0.9">
            <text:p>0,9</text:p>
          </table:table-cell>
          <table:table-cell table:number-columns-repeated="294"/>
        </table:table-row>
        <table:table-row table:style-name="ro1">
          <table:table-cell office:value-type="string">
            <text:p>Forsaken leaks lvl 2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Forsaken leaks lvl 3</text:p>
          </table:table-cell>
          <table:table-cell office:value-type="float" office:value="4.18181818181818">
            <text:p>4,1818181818</text:p>
          </table:table-cell>
          <table:table-cell office:value-type="float" office:value="7.28571428571429">
            <text:p>7,2857142857</text:p>
          </table:table-cell>
          <table:table-cell table:number-columns-repeated="294"/>
        </table:table-row>
        <table:table-row table:style-name="ro1">
          <table:table-cell office:value-type="string">
            <text:p>Forsaken leaks lvl 4</text:p>
          </table:table-cell>
          <table:table-cell office:value-type="float" office:value="8.36363636363636">
            <text:p>8,3636363636</text:p>
          </table:table-cell>
          <table:table-cell office:value-type="float" office:value="6.92307692307692">
            <text:p>6,9230769231</text:p>
          </table:table-cell>
          <table:table-cell table:number-columns-repeated="294"/>
        </table:table-row>
        <table:table-row table:style-name="ro1">
          <table:table-cell office:value-type="string">
            <text:p>Forsaken leaks lvl 5</text:p>
          </table:table-cell>
          <table:table-cell office:value-type="float" office:value="10.2340425531915">
            <text:p>10,2340425532</text:p>
          </table:table-cell>
          <table:table-cell office:value-type="float" office:value="6.79245283018868">
            <text:p>6,7924528302</text:p>
          </table:table-cell>
          <table:table-cell table:number-columns-repeated="294"/>
        </table:table-row>
        <table:table-row table:style-name="ro1">
          <table:table-cell office:value-type="string">
            <text:p>Forsaken leaks lvl 6</text:p>
          </table:table-cell>
          <table:table-cell office:value-type="float" office:value="7.98507462686567">
            <text:p>7,9850746269</text:p>
          </table:table-cell>
          <table:table-cell office:value-type="float" office:value="5.52112676056338">
            <text:p>5,5211267606</text:p>
          </table:table-cell>
          <table:table-cell table:number-columns-repeated="294"/>
        </table:table-row>
        <table:table-row table:style-name="ro1">
          <table:table-cell office:value-type="string">
            <text:p>Forsaken leaks lvl 7</text:p>
          </table:table-cell>
          <table:table-cell office:value-type="float" office:value="17.1162790697674">
            <text:p>17,1162790698</text:p>
          </table:table-cell>
          <table:table-cell office:value-type="float" office:value="14.2962962962963">
            <text:p>14,2962962963</text:p>
          </table:table-cell>
          <table:table-cell table:number-columns-repeated="294"/>
        </table:table-row>
        <table:table-row table:style-name="ro1">
          <table:table-cell office:value-type="string">
            <text:p>Forsaken leaks lvl 8</text:p>
          </table:table-cell>
          <table:table-cell office:value-type="float" office:value="12.8481012658228">
            <text:p>12,8481012658</text:p>
          </table:table-cell>
          <table:table-cell office:value-type="float" office:value="11.812865497076">
            <text:p>11,8128654971</text:p>
          </table:table-cell>
          <table:table-cell table:number-columns-repeated="294"/>
        </table:table-row>
        <table:table-row table:style-name="ro1">
          <table:table-cell office:value-type="string">
            <text:p>Forsaken leaks lvl 9</text:p>
          </table:table-cell>
          <table:table-cell office:value-type="float" office:value="14.9166666666667">
            <text:p>14,9166666667</text:p>
          </table:table-cell>
          <table:table-cell office:value-type="float" office:value="14.3846153846154">
            <text:p>14,3846153846</text:p>
          </table:table-cell>
          <table:table-cell table:number-columns-repeated="294"/>
        </table:table-row>
        <table:table-row table:style-name="ro1">
          <table:table-cell office:value-type="string">
            <text:p>Forsaken leaks lvl 10</text:p>
          </table:table-cell>
          <table:table-cell office:value-type="float" office:value="17.7777777777778">
            <text:p>17,7777777778</text:p>
          </table:table-cell>
          <table:table-cell office:value-type="float" office:value="14.0229885057471">
            <text:p>14,0229885057</text:p>
          </table:table-cell>
          <table:table-cell table:number-columns-repeated="294"/>
        </table:table-row>
        <table:table-row table:style-name="ro1">
          <table:table-cell office:value-type="string">
            <text:p>Forsaken leaks lvl 11</text:p>
          </table:table-cell>
          <table:table-cell office:value-type="float" office:value="14.36">
            <text:p>14,36</text:p>
          </table:table-cell>
          <table:table-cell office:value-type="float" office:value="15.7313432835821">
            <text:p>15,7313432836</text:p>
          </table:table-cell>
          <table:table-cell table:number-columns-repeated="294"/>
        </table:table-row>
        <table:table-row table:style-name="ro1">
          <table:table-cell office:value-type="string">
            <text:p>Forsaken leaks lvl 12</text:p>
          </table:table-cell>
          <table:table-cell office:value-type="float" office:value="17.9363057324841">
            <text:p>17,9363057325</text:p>
          </table:table-cell>
          <table:table-cell office:value-type="float" office:value="15.9036144578313">
            <text:p>15,9036144578</text:p>
          </table:table-cell>
          <table:table-cell table:number-columns-repeated="294"/>
        </table:table-row>
        <table:table-row table:style-name="ro1">
          <table:table-cell office:value-type="string">
            <text:p>Forsaken leaks lvl 13</text:p>
          </table:table-cell>
          <table:table-cell office:value-type="float" office:value="15.9956803455724">
            <text:p>15,9956803456</text:p>
          </table:table-cell>
          <table:table-cell office:value-type="float" office:value="15.2048780487805">
            <text:p>15,2048780488</text:p>
          </table:table-cell>
          <table:table-cell table:number-columns-repeated="294"/>
        </table:table-row>
        <table:table-row table:style-name="ro1">
          <table:table-cell office:value-type="string">
            <text:p>Forsaken leaks lvl 14</text:p>
          </table:table-cell>
          <table:table-cell office:value-type="float" office:value="17.4846880036841">
            <text:p>17,4846880037</text:p>
          </table:table-cell>
          <table:table-cell office:value-type="float" office:value="16.6166587789872">
            <text:p>16,616658779</text:p>
          </table:table-cell>
          <table:table-cell table:number-columns-repeated="294"/>
        </table:table-row>
        <table:table-row table:style-name="ro1">
          <table:table-cell office:value-type="string">
            <text:p>Forsaken leaks lvl 15</text:p>
          </table:table-cell>
          <table:table-cell office:value-type="float" office:value="18.6643410852713">
            <text:p>18,6643410853</text:p>
          </table:table-cell>
          <table:table-cell office:value-type="float" office:value="18.4974647887324">
            <text:p>18,4974647887</text:p>
          </table:table-cell>
          <table:table-cell table:number-columns-repeated="294"/>
        </table:table-row>
        <table:table-row table:style-name="ro1">
          <table:table-cell office:value-type="string">
            <text:p>Forsaken leaks lvl 16</text:p>
          </table:table-cell>
          <table:table-cell office:value-type="float" office:value="21.6163723916533">
            <text:p>21,6163723917</text:p>
          </table:table-cell>
          <table:table-cell office:value-type="float" office:value="23.1630573248408">
            <text:p>23,1630573248</text:p>
          </table:table-cell>
          <table:table-cell table:number-columns-repeated="294"/>
        </table:table-row>
        <table:table-row table:style-name="ro1">
          <table:table-cell office:value-type="string">
            <text:p>Forsaken leaks lvl 17</text:p>
          </table:table-cell>
          <table:table-cell office:value-type="float" office:value="24.2631578947368">
            <text:p>24,2631578947</text:p>
          </table:table-cell>
          <table:table-cell office:value-type="float" office:value="25.2110638297872">
            <text:p>25,2110638298</text:p>
          </table:table-cell>
          <table:table-cell table:number-columns-repeated="294"/>
        </table:table-row>
        <table:table-row table:style-name="ro1">
          <table:table-cell office:value-type="string">
            <text:p>Forsaken leaks lvl 18</text:p>
          </table:table-cell>
          <table:table-cell office:value-type="float" office:value="27.7545126353791">
            <text:p>27,7545126354</text:p>
          </table:table-cell>
          <table:table-cell office:value-type="float" office:value="25.5283018867925">
            <text:p>25,5283018868</text:p>
          </table:table-cell>
          <table:table-cell table:number-columns-repeated="294"/>
        </table:table-row>
        <table:table-row table:style-name="ro1">
          <table:table-cell office:value-type="string">
            <text:p>Forsaken leaks lvl 19</text:p>
          </table:table-cell>
          <table:table-cell office:value-type="float" office:value="31.4412416851441">
            <text:p>31,4412416851</text:p>
          </table:table-cell>
          <table:table-cell office:value-type="float" office:value="28.2650334075724">
            <text:p>28,2650334076</text:p>
          </table:table-cell>
          <table:table-cell table:number-columns-repeated="294"/>
        </table:table-row>
        <table:table-row table:style-name="ro1">
          <table:table-cell office:value-type="string">
            <text:p>Forsaken leaks lvl 20</text:p>
          </table:table-cell>
          <table:table-cell office:value-type="float" office:value="28.875">
            <text:p>28,875</text:p>
          </table:table-cell>
          <table:table-cell office:value-type="float" office:value="14.5">
            <text:p>14,5</text:p>
          </table:table-cell>
          <table:table-cell table:number-columns-repeated="294"/>
        </table:table-row>
        <table:table-row table:style-name="ro1">
          <table:table-cell office:value-type="string">
            <text:p>Forsaken leaks lvl 21</text:p>
          </table:table-cell>
          <table:table-cell office:value-type="float" office:value="13.6666666666667">
            <text:p>13,6666666667</text:p>
          </table:table-cell>
          <table:table-cell office:value-type="float" office:value="32">
            <text:p>32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</text:p>
          </table:table-cell>
          <table:table-cell office:value-type="float" office:value="1.5">
            <text:p>1,5</text:p>
          </table:table-cell>
          <table:table-cell office:value-type="float" office:value="1.67647058823529">
            <text:p>1,6764705882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2</text:p>
          </table:table-cell>
          <table:table-cell office:value-type="float" office:value="1.5">
            <text:p>1,5</text:p>
          </table:table-cell>
          <table:table-cell office:value-type="float" office:value="2.27777777777778">
            <text:p>2,2777777778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3</text:p>
          </table:table-cell>
          <table:table-cell office:value-type="float" office:value="2.07894736842105">
            <text:p>2,0789473684</text:p>
          </table:table-cell>
          <table:table-cell office:value-type="float" office:value="2.44897959183673">
            <text:p>2,4489795918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4</text:p>
          </table:table-cell>
          <table:table-cell office:value-type="float" office:value="3.2">
            <text:p>3,2</text:p>
          </table:table-cell>
          <table:table-cell office:value-type="float" office:value="3.04347826086957">
            <text:p>3,0434782609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5</text:p>
          </table:table-cell>
          <table:table-cell office:value-type="float" office:value="3.2258064516129">
            <text:p>3,2258064516</text:p>
          </table:table-cell>
          <table:table-cell office:value-type="float" office:value="3.30687830687831">
            <text:p>3,3068783069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6</text:p>
          </table:table-cell>
          <table:table-cell office:value-type="float" office:value="3.57317073170732">
            <text:p>3,5731707317</text:p>
          </table:table-cell>
          <table:table-cell office:value-type="float" office:value="3.5045045045045">
            <text:p>3,5045045045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7</text:p>
          </table:table-cell>
          <table:table-cell office:value-type="float" office:value="4.3859649122807">
            <text:p>4,3859649123</text:p>
          </table:table-cell>
          <table:table-cell office:value-type="float" office:value="4.33333333333333">
            <text:p>4,3333333333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8</text:p>
          </table:table-cell>
          <table:table-cell office:value-type="float" office:value="4.66">
            <text:p>4,66</text:p>
          </table:table-cell>
          <table:table-cell office:value-type="float" office:value="4.63128491620112">
            <text:p>4,6312849162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9</text:p>
          </table:table-cell>
          <table:table-cell office:value-type="float" office:value="5.44444444444444">
            <text:p>5,4444444444</text:p>
          </table:table-cell>
          <table:table-cell office:value-type="float" office:value="5.38">
            <text:p>5,38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0</text:p>
          </table:table-cell>
          <table:table-cell office:value-type="float" office:value="6.10489510489511">
            <text:p>6,1048951049</text:p>
          </table:table-cell>
          <table:table-cell office:value-type="float" office:value="5.94656488549618">
            <text:p>5,9465648855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1</text:p>
          </table:table-cell>
          <table:table-cell office:value-type="float" office:value="6.74336283185841">
            <text:p>6,7433628319</text:p>
          </table:table-cell>
          <table:table-cell office:value-type="float" office:value="7.32075471698113">
            <text:p>7,320754717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2</text:p>
          </table:table-cell>
          <table:table-cell office:value-type="float" office:value="7.15568862275449">
            <text:p>7,1556886228</text:p>
          </table:table-cell>
          <table:table-cell office:value-type="float" office:value="7.40503875968992">
            <text:p>7,4050387597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3</text:p>
          </table:table-cell>
          <table:table-cell office:value-type="float" office:value="7.80192719486081">
            <text:p>7,8019271949</text:p>
          </table:table-cell>
          <table:table-cell office:value-type="float" office:value="7.85886402753873">
            <text:p>7,8588640275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4</text:p>
          </table:table-cell>
          <table:table-cell office:value-type="float" office:value="7.66386299148764">
            <text:p>7,6638629915</text:p>
          </table:table-cell>
          <table:table-cell office:value-type="float" office:value="7.73497576736672">
            <text:p>7,7349757674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5</text:p>
          </table:table-cell>
          <table:table-cell office:value-type="float" office:value="7.96778970751573">
            <text:p>7,9677897075</text:p>
          </table:table-cell>
          <table:table-cell office:value-type="float" office:value="8.07521058965102">
            <text:p>8,0752105897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6</text:p>
          </table:table-cell>
          <table:table-cell office:value-type="float" office:value="10.5772980501393">
            <text:p>10,5772980501</text:p>
          </table:table-cell>
          <table:table-cell office:value-type="float" office:value="11.0528301886792">
            <text:p>11,0528301887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7</text:p>
          </table:table-cell>
          <table:table-cell office:value-type="float" office:value="12.5781865965834">
            <text:p>12,5781865966</text:p>
          </table:table-cell>
          <table:table-cell office:value-type="float" office:value="12.770223325062">
            <text:p>12,7702233251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8</text:p>
          </table:table-cell>
          <table:table-cell office:value-type="float" office:value="14.437641723356">
            <text:p>14,4376417234</text:p>
          </table:table-cell>
          <table:table-cell office:value-type="float" office:value="14.3781979977753">
            <text:p>14,3781979978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9</text:p>
          </table:table-cell>
          <table:table-cell office:value-type="float" office:value="15.8259587020649">
            <text:p>15,8259587021</text:p>
          </table:table-cell>
          <table:table-cell office:value-type="float" office:value="15.7832545577313">
            <text:p>15,7832545577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20</text:p>
          </table:table-cell>
          <table:table-cell office:value-type="float" office:value="16.8181818181818">
            <text:p>16,8181818182</text:p>
          </table:table-cell>
          <table:table-cell office:value-type="float" office:value="19.7777777777778">
            <text:p>19,7777777778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21</text:p>
          </table:table-cell>
          <table:table-cell office:value-type="float" office:value="20">
            <text:p>20</text:p>
          </table:table-cell>
          <table:table-cell office:value-type="float" office:value="18.1428571428571">
            <text:p>18,1428571429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</text:p>
          </table:table-cell>
          <table:table-cell office:value-type="float" office:value="4">
            <text:p>4</text:p>
          </table:table-cell>
          <table:table-cell office:value-type="float" office:value="4.41176470588235">
            <text:p>4,4117647059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2</text:p>
          </table:table-cell>
          <table:table-cell office:value-type="float" office:value="12">
            <text:p>12</text:p>
          </table:table-cell>
          <table:table-cell office:value-type="float" office:value="12.6666666666667">
            <text:p>12,6666666667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3</text:p>
          </table:table-cell>
          <table:table-cell office:value-type="float" office:value="14.6842105263158">
            <text:p>14,6842105263</text:p>
          </table:table-cell>
          <table:table-cell office:value-type="float" office:value="21.8571428571429">
            <text:p>21,8571428571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4</text:p>
          </table:table-cell>
          <table:table-cell office:value-type="float" office:value="33.575">
            <text:p>33,575</text:p>
          </table:table-cell>
          <table:table-cell office:value-type="float" office:value="32.3913043478261">
            <text:p>32,3913043478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5</text:p>
          </table:table-cell>
          <table:table-cell office:value-type="float" office:value="40.4677419354839">
            <text:p>40,4677419355</text:p>
          </table:table-cell>
          <table:table-cell office:value-type="float" office:value="43.5767195767196">
            <text:p>43,5767195767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6</text:p>
          </table:table-cell>
          <table:table-cell office:value-type="float" office:value="53.2439024390244">
            <text:p>53,243902439</text:p>
          </table:table-cell>
          <table:table-cell office:value-type="float" office:value="51.6396396396396">
            <text:p>51,6396396396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7</text:p>
          </table:table-cell>
          <table:table-cell office:value-type="float" office:value="77.9473684210526">
            <text:p>77,9473684211</text:p>
          </table:table-cell>
          <table:table-cell office:value-type="float" office:value="76.9">
            <text:p>76,9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8</text:p>
          </table:table-cell>
          <table:table-cell office:value-type="float" office:value="87.14">
            <text:p>87,14</text:p>
          </table:table-cell>
          <table:table-cell office:value-type="float" office:value="86.6145251396648">
            <text:p>86,6145251397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9</text:p>
          </table:table-cell>
          <table:table-cell office:value-type="float" office:value="108.925925925926">
            <text:p>108,9259259259</text:p>
          </table:table-cell>
          <table:table-cell office:value-type="float" office:value="97.44">
            <text:p>97,44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0</text:p>
          </table:table-cell>
          <table:table-cell office:value-type="float" office:value="135.048951048951">
            <text:p>135,048951049</text:p>
          </table:table-cell>
          <table:table-cell office:value-type="float" office:value="131.496183206107">
            <text:p>131,4961832061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1</text:p>
          </table:table-cell>
          <table:table-cell office:value-type="float" office:value="156.929203539823">
            <text:p>156,9292035398</text:p>
          </table:table-cell>
          <table:table-cell office:value-type="float" office:value="160.761006289308">
            <text:p>160,7610062893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2</text:p>
          </table:table-cell>
          <table:table-cell office:value-type="float" office:value="174.763473053892">
            <text:p>174,7634730539</text:p>
          </table:table-cell>
          <table:table-cell office:value-type="float" office:value="173.102713178295">
            <text:p>173,1027131783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3</text:p>
          </table:table-cell>
          <table:table-cell office:value-type="float" office:value="208.255888650964">
            <text:p>208,255888651</text:p>
          </table:table-cell>
          <table:table-cell office:value-type="float" office:value="212.908777969019">
            <text:p>212,908777969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4</text:p>
          </table:table-cell>
          <table:table-cell office:value-type="float" office:value="223.979529793271">
            <text:p>223,9795297933</text:p>
          </table:table-cell>
          <table:table-cell office:value-type="float" office:value="226.461147011309">
            <text:p>226,4611470113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5</text:p>
          </table:table-cell>
          <table:table-cell office:value-type="float" office:value="258.879674194743">
            <text:p>258,8796741947</text:p>
          </table:table-cell>
          <table:table-cell office:value-type="float" office:value="262.861311672684">
            <text:p>262,8613116727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6</text:p>
          </table:table-cell>
          <table:table-cell office:value-type="float" office:value="296.481894150418">
            <text:p>296,4818941504</text:p>
          </table:table-cell>
          <table:table-cell office:value-type="float" office:value="304.922641509434">
            <text:p>304,9226415094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7</text:p>
          </table:table-cell>
          <table:table-cell office:value-type="float" office:value="346.256898817346">
            <text:p>346,2568988173</text:p>
          </table:table-cell>
          <table:table-cell office:value-type="float" office:value="354.328535980149">
            <text:p>354,3285359801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8</text:p>
          </table:table-cell>
          <table:table-cell office:value-type="float" office:value="414.315192743764">
            <text:p>414,3151927438</text:p>
          </table:table-cell>
          <table:table-cell office:value-type="float" office:value="409.632369299221">
            <text:p>409,6323692992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9</text:p>
          </table:table-cell>
          <table:table-cell office:value-type="float" office:value="499.347099311701">
            <text:p>499,3470993117</text:p>
          </table:table-cell>
          <table:table-cell office:value-type="float" office:value="496.830519918974">
            <text:p>496,830519919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20</text:p>
          </table:table-cell>
          <table:table-cell office:value-type="float" office:value="537.181818181818">
            <text:p>537,1818181818</text:p>
          </table:table-cell>
          <table:table-cell office:value-type="float" office:value="605.111111111111">
            <text:p>605,1111111111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21</text:p>
          </table:table-cell>
          <table:table-cell office:value-type="float" office:value="806">
            <text:p>806</text:p>
          </table:table-cell>
          <table:table-cell office:value-type="float" office:value="746.428571428571">
            <text:p>746,4285714286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</text:p>
          </table:table-cell>
          <table:table-cell office:value-type="float" office:value="127.5">
            <text:p>127,5</text:p>
          </table:table-cell>
          <table:table-cell office:value-type="float" office:value="113.382352941176">
            <text:p>113,3823529412</text:p>
          </table:table-cell>
          <table:table-cell table:number-columns-repeated="294"/>
        </table:table-row>
        <table:table-row table:style-name="ro1">
          <table:table-cell office:value-type="string">
            <text:p>Mastermind value lvl 2</text:p>
          </table:table-cell>
          <table:table-cell office:value-type="float" office:value="205">
            <text:p>205</text:p>
          </table:table-cell>
          <table:table-cell office:value-type="float" office:value="189.444444444444">
            <text:p>189,4444444444</text:p>
          </table:table-cell>
          <table:table-cell table:number-columns-repeated="294"/>
        </table:table-row>
        <table:table-row table:style-name="ro1">
          <table:table-cell office:value-type="string">
            <text:p>Mastermind value lvl 3</text:p>
          </table:table-cell>
          <table:table-cell office:value-type="float" office:value="295">
            <text:p>295</text:p>
          </table:table-cell>
          <table:table-cell office:value-type="float" office:value="289.591836734694">
            <text:p>289,5918367347</text:p>
          </table:table-cell>
          <table:table-cell table:number-columns-repeated="294"/>
        </table:table-row>
        <table:table-row table:style-name="ro1">
          <table:table-cell office:value-type="string">
            <text:p>Mastermind value lvl 4</text:p>
          </table:table-cell>
          <table:table-cell office:value-type="float" office:value="301.5">
            <text:p>301,5</text:p>
          </table:table-cell>
          <table:table-cell office:value-type="float" office:value="287.391304347826">
            <text:p>287,3913043478</text:p>
          </table:table-cell>
          <table:table-cell table:number-columns-repeated="294"/>
        </table:table-row>
        <table:table-row table:style-name="ro1">
          <table:table-cell office:value-type="string">
            <text:p>Mastermind value lvl 5</text:p>
          </table:table-cell>
          <table:table-cell office:value-type="float" office:value="451.935483870968">
            <text:p>451,935483871</text:p>
          </table:table-cell>
          <table:table-cell office:value-type="float" office:value="449.867724867725">
            <text:p>449,8677248677</text:p>
          </table:table-cell>
          <table:table-cell table:number-columns-repeated="294"/>
        </table:table-row>
        <table:table-row table:style-name="ro1">
          <table:table-cell office:value-type="string">
            <text:p>Mastermind value lvl 6</text:p>
          </table:table-cell>
          <table:table-cell office:value-type="float" office:value="563.414634146341">
            <text:p>563,4146341463</text:p>
          </table:table-cell>
          <table:table-cell office:value-type="float" office:value="570.765765765766">
            <text:p>570,7657657658</text:p>
          </table:table-cell>
          <table:table-cell table:number-columns-repeated="294"/>
        </table:table-row>
        <table:table-row table:style-name="ro1">
          <table:table-cell office:value-type="string">
            <text:p>Mastermind value lvl 7</text:p>
          </table:table-cell>
          <table:table-cell office:value-type="float" office:value="736.228070175439">
            <text:p>736,2280701754</text:p>
          </table:table-cell>
          <table:table-cell office:value-type="float" office:value="669.666666666667">
            <text:p>669,6666666667</text:p>
          </table:table-cell>
          <table:table-cell table:number-columns-repeated="294"/>
        </table:table-row>
        <table:table-row table:style-name="ro1">
          <table:table-cell office:value-type="string">
            <text:p>Mastermind value lvl 8</text:p>
          </table:table-cell>
          <table:table-cell office:value-type="float" office:value="838.666666666667">
            <text:p>838,6666666667</text:p>
          </table:table-cell>
          <table:table-cell office:value-type="float" office:value="853.072625698324">
            <text:p>853,0726256983</text:p>
          </table:table-cell>
          <table:table-cell table:number-columns-repeated="294"/>
        </table:table-row>
        <table:table-row table:style-name="ro1">
          <table:table-cell office:value-type="string">
            <text:p>Mastermind value lvl 9</text:p>
          </table:table-cell>
          <table:table-cell office:value-type="float" office:value="1068.7037037037">
            <text:p>1068,7037037037</text:p>
          </table:table-cell>
          <table:table-cell office:value-type="float" office:value="963.2">
            <text:p>963,2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0</text:p>
          </table:table-cell>
          <table:table-cell office:value-type="float" office:value="1238.98601398601">
            <text:p>1238,986013986</text:p>
          </table:table-cell>
          <table:table-cell office:value-type="float" office:value="1266.79389312977">
            <text:p>1266,7938931298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1</text:p>
          </table:table-cell>
          <table:table-cell office:value-type="float" office:value="1463.45132743363">
            <text:p>1463,4513274336</text:p>
          </table:table-cell>
          <table:table-cell office:value-type="float" office:value="1425.09433962264">
            <text:p>1425,0943396226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2</text:p>
          </table:table-cell>
          <table:table-cell office:value-type="float" office:value="1737.17065868263">
            <text:p>1737,1706586826</text:p>
          </table:table-cell>
          <table:table-cell office:value-type="float" office:value="1714.96124031008">
            <text:p>1714,9612403101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3</text:p>
          </table:table-cell>
          <table:table-cell office:value-type="float" office:value="1997.82119914347">
            <text:p>1997,8211991435</text:p>
          </table:table-cell>
          <table:table-cell office:value-type="float" office:value="2013.34767641997">
            <text:p>2013,34767642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4</text:p>
          </table:table-cell>
          <table:table-cell office:value-type="float" office:value="2354.05451965951">
            <text:p>2354,0545196595</text:p>
          </table:table-cell>
          <table:table-cell office:value-type="float" office:value="2353.74394184168">
            <text:p>2353,7439418417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5</text:p>
          </table:table-cell>
          <table:table-cell office:value-type="float" office:value="2784.42798963347">
            <text:p>2784,4279896335</text:p>
          </table:table-cell>
          <table:table-cell office:value-type="float" office:value="2796.88176895307">
            <text:p>2796,8817689531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6</text:p>
          </table:table-cell>
          <table:table-cell office:value-type="float" office:value="3212.19707520891">
            <text:p>3212,1970752089</text:p>
          </table:table-cell>
          <table:table-cell office:value-type="float" office:value="3225.82075471698">
            <text:p>3225,820754717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7</text:p>
          </table:table-cell>
          <table:table-cell office:value-type="float" office:value="3667.81865965834">
            <text:p>3667,8186596583</text:p>
          </table:table-cell>
          <table:table-cell office:value-type="float" office:value="3707.27543424318">
            <text:p>3707,2754342432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8</text:p>
          </table:table-cell>
          <table:table-cell office:value-type="float" office:value="4287.71730914588">
            <text:p>4287,7173091459</text:p>
          </table:table-cell>
          <table:table-cell office:value-type="float" office:value="4269.87764182425">
            <text:p>4269,8776418243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9</text:p>
          </table:table-cell>
          <table:table-cell office:value-type="float" office:value="5068.3087512291">
            <text:p>5068,3087512291</text:p>
          </table:table-cell>
          <table:table-cell office:value-type="float" office:value="5059.74004051317">
            <text:p>5059,7400405132</text:p>
          </table:table-cell>
          <table:table-cell table:number-columns-repeated="294"/>
        </table:table-row>
        <table:table-row table:style-name="ro1">
          <table:table-cell office:value-type="string">
            <text:p>Mastermind value lvl 20</text:p>
          </table:table-cell>
          <table:table-cell office:value-type="float" office:value="5573.63636363636">
            <text:p>5573,6363636364</text:p>
          </table:table-cell>
          <table:table-cell office:value-type="float" office:value="6189.44444444444">
            <text:p>6189,4444444444</text:p>
          </table:table-cell>
          <table:table-cell table:number-columns-repeated="294"/>
        </table:table-row>
        <table:table-row table:style-name="ro1">
          <table:table-cell office:value-type="string">
            <text:p>Mastermind value lvl 21</text:p>
          </table:table-cell>
          <table:table-cell office:value-type="float" office:value="7455">
            <text:p>7455</text:p>
          </table:table-cell>
          <table:table-cell office:value-type="float" office:value="7807.14285714286">
            <text:p>7807,1428571429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</text:p>
          </table:table-cell>
          <table:table-cell office:value-type="float" office:value="11.6666666666667">
            <text:p>11,6666666667</text:p>
          </table:table-cell>
          <table:table-cell office:value-type="float" office:value="7.64705882352941">
            <text:p>7,6470588235</text:p>
          </table:table-cell>
          <table:table-cell table:number-columns-repeated="294"/>
        </table:table-row>
        <table:table-row table:style-name="ro1">
          <table:table-cell office:value-type="string">
            <text:p>Mastermind kills lvl 2</text:p>
          </table:table-cell>
          <table:table-cell office:value-type="float" office:value="27.5">
            <text:p>27,5</text:p>
          </table:table-cell>
          <table:table-cell office:value-type="float" office:value="14.6666666666667">
            <text:p>14,6666666667</text:p>
          </table:table-cell>
          <table:table-cell table:number-columns-repeated="294"/>
        </table:table-row>
        <table:table-row table:style-name="ro1">
          <table:table-cell office:value-type="string">
            <text:p>Mastermind kills lvl 3</text:p>
          </table:table-cell>
          <table:table-cell office:value-type="float" office:value="37.8421052631579">
            <text:p>37,8421052632</text:p>
          </table:table-cell>
          <table:table-cell office:value-type="float" office:value="38.469387755102">
            <text:p>38,4693877551</text:p>
          </table:table-cell>
          <table:table-cell table:number-columns-repeated="294"/>
        </table:table-row>
        <table:table-row table:style-name="ro1">
          <table:table-cell office:value-type="string">
            <text:p>Mastermind kills lvl 4</text:p>
          </table:table-cell>
          <table:table-cell office:value-type="float" office:value="47.2">
            <text:p>47,2</text:p>
          </table:table-cell>
          <table:table-cell office:value-type="float" office:value="40.5652173913044">
            <text:p>40,5652173913</text:p>
          </table:table-cell>
          <table:table-cell table:number-columns-repeated="294"/>
        </table:table-row>
        <table:table-row table:style-name="ro1">
          <table:table-cell office:value-type="string">
            <text:p>Mastermind kills lvl 5</text:p>
          </table:table-cell>
          <table:table-cell office:value-type="float" office:value="63.3629032258064">
            <text:p>63,3629032258</text:p>
          </table:table-cell>
          <table:table-cell office:value-type="float" office:value="61.8518518518519">
            <text:p>61,8518518519</text:p>
          </table:table-cell>
          <table:table-cell table:number-columns-repeated="294"/>
        </table:table-row>
        <table:table-row table:style-name="ro1">
          <table:table-cell office:value-type="string">
            <text:p>Mastermind kills lvl 6</text:p>
          </table:table-cell>
          <table:table-cell office:value-type="float" office:value="68.1707317073171">
            <text:p>68,1707317073</text:p>
          </table:table-cell>
          <table:table-cell office:value-type="float" office:value="67.8783783783784">
            <text:p>67,8783783784</text:p>
          </table:table-cell>
          <table:table-cell table:number-columns-repeated="294"/>
        </table:table-row>
        <table:table-row table:style-name="ro1">
          <table:table-cell office:value-type="string">
            <text:p>Mastermind kills lvl 7</text:p>
          </table:table-cell>
          <table:table-cell office:value-type="float" office:value="84.280701754386">
            <text:p>84,2807017544</text:p>
          </table:table-cell>
          <table:table-cell office:value-type="float" office:value="78.5111111111111">
            <text:p>78,5111111111</text:p>
          </table:table-cell>
          <table:table-cell table:number-columns-repeated="294"/>
        </table:table-row>
        <table:table-row table:style-name="ro1">
          <table:table-cell office:value-type="string">
            <text:p>Mastermind kills lvl 8</text:p>
          </table:table-cell>
          <table:table-cell office:value-type="float" office:value="91.2933333333333">
            <text:p>91,2933333333</text:p>
          </table:table-cell>
          <table:table-cell office:value-type="float" office:value="92.6927374301676">
            <text:p>92,6927374302</text:p>
          </table:table-cell>
          <table:table-cell table:number-columns-repeated="294"/>
        </table:table-row>
        <table:table-row table:style-name="ro1">
          <table:table-cell office:value-type="string">
            <text:p>Mastermind kills lvl 9</text:p>
          </table:table-cell>
          <table:table-cell office:value-type="float" office:value="115.296296296296">
            <text:p>115,2962962963</text:p>
          </table:table-cell>
          <table:table-cell office:value-type="float" office:value="101.1">
            <text:p>101,1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0</text:p>
          </table:table-cell>
          <table:table-cell office:value-type="float" office:value="112.083916083916">
            <text:p>112,0839160839</text:p>
          </table:table-cell>
          <table:table-cell office:value-type="float" office:value="113.419847328244">
            <text:p>113,4198473282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1</text:p>
          </table:table-cell>
          <table:table-cell office:value-type="float" office:value="123.522123893805">
            <text:p>123,5221238938</text:p>
          </table:table-cell>
          <table:table-cell office:value-type="float" office:value="125.100628930818">
            <text:p>125,1006289308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2</text:p>
          </table:table-cell>
          <table:table-cell office:value-type="float" office:value="136.796407185629">
            <text:p>136,7964071856</text:p>
          </table:table-cell>
          <table:table-cell office:value-type="float" office:value="136.608527131783">
            <text:p>136,6085271318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3</text:p>
          </table:table-cell>
          <table:table-cell office:value-type="float" office:value="144.147751605996">
            <text:p>144,147751606</text:p>
          </table:table-cell>
          <table:table-cell office:value-type="float" office:value="144.732358003442">
            <text:p>144,7323580034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4</text:p>
          </table:table-cell>
          <table:table-cell office:value-type="float" office:value="155.844244021078">
            <text:p>155,8442440211</text:p>
          </table:table-cell>
          <table:table-cell office:value-type="float" office:value="155.801534733441">
            <text:p>155,8015347334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5</text:p>
          </table:table-cell>
          <table:table-cell office:value-type="float" office:value="165.810810810811">
            <text:p>165,8108108108</text:p>
          </table:table-cell>
          <table:table-cell office:value-type="float" office:value="166.307460890493">
            <text:p>166,3074608905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6</text:p>
          </table:table-cell>
          <table:table-cell office:value-type="float" office:value="181.426183844011">
            <text:p>181,426183844</text:p>
          </table:table-cell>
          <table:table-cell office:value-type="float" office:value="182.930188679245">
            <text:p>182,9301886792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7</text:p>
          </table:table-cell>
          <table:table-cell office:value-type="float" office:value="196.916557161629">
            <text:p>196,9165571616</text:p>
          </table:table-cell>
          <table:table-cell office:value-type="float" office:value="197.688833746898">
            <text:p>197,6888337469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8</text:p>
          </table:table-cell>
          <table:table-cell office:value-type="float" office:value="210.863945578231">
            <text:p>210,8639455782</text:p>
          </table:table-cell>
          <table:table-cell office:value-type="float" office:value="210.6829810901">
            <text:p>210,6829810901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9</text:p>
          </table:table-cell>
          <table:table-cell office:value-type="float" office:value="223.448377581121">
            <text:p>223,4483775811</text:p>
          </table:table-cell>
          <table:table-cell office:value-type="float" office:value="223.559756920999">
            <text:p>223,559756921</text:p>
          </table:table-cell>
          <table:table-cell table:number-columns-repeated="294"/>
        </table:table-row>
        <table:table-row table:style-name="ro1">
          <table:table-cell office:value-type="string">
            <text:p>Mastermind kills lvl 20</text:p>
          </table:table-cell>
          <table:table-cell office:value-type="float" office:value="221.636363636364">
            <text:p>221,6363636364</text:p>
          </table:table-cell>
          <table:table-cell office:value-type="float" office:value="256.666666666667">
            <text:p>256,6666666667</text:p>
          </table:table-cell>
          <table:table-cell table:number-columns-repeated="294"/>
        </table:table-row>
        <table:table-row table:style-name="ro1">
          <table:table-cell office:value-type="string">
            <text:p>Mastermind kills lvl 21</text:p>
          </table:table-cell>
          <table:table-cell office:value-type="float" office:value="262.5">
            <text:p>262,5</text:p>
          </table:table-cell>
          <table:table-cell office:value-type="float" office:value="255.142857142857">
            <text:p>255,1428571429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</text:p>
          </table:table-cell>
          <table:table-cell office:value-type="float" office:value="1.83333333333333">
            <text:p>1,8333333333</text:p>
          </table:table-cell>
          <table:table-cell office:value-type="float" office:value="3.88235294117647">
            <text:p>3,8823529412</text:p>
          </table:table-cell>
          <table:table-cell table:number-columns-repeated="294"/>
        </table:table-row>
        <table:table-row table:style-name="ro1">
          <table:table-cell office:value-type="string">
            <text:p>Mastermind leaks lvl 2</text:p>
          </table:table-cell>
          <table:table-cell office:value-type="float" office:value="0">
            <text:p>0</text:p>
          </table:table-cell>
          <table:table-cell office:value-type="float" office:value="8.83333333333333">
            <text:p>8,8333333333</text:p>
          </table:table-cell>
          <table:table-cell table:number-columns-repeated="294"/>
        </table:table-row>
        <table:table-row table:style-name="ro1">
          <table:table-cell office:value-type="string">
            <text:p>Mastermind leaks lvl 3</text:p>
          </table:table-cell>
          <table:table-cell office:value-type="float" office:value="6.42105263157895">
            <text:p>6,4210526316</text:p>
          </table:table-cell>
          <table:table-cell office:value-type="float" office:value="6.75510204081633">
            <text:p>6,7551020408</text:p>
          </table:table-cell>
          <table:table-cell table:number-columns-repeated="294"/>
        </table:table-row>
        <table:table-row table:style-name="ro1">
          <table:table-cell office:value-type="string">
            <text:p>Mastermind leaks lvl 4</text:p>
          </table:table-cell>
          <table:table-cell office:value-type="float" office:value="11.925">
            <text:p>11,925</text:p>
          </table:table-cell>
          <table:table-cell office:value-type="float" office:value="14.3913043478261">
            <text:p>14,3913043478</text:p>
          </table:table-cell>
          <table:table-cell table:number-columns-repeated="294"/>
        </table:table-row>
        <table:table-row table:style-name="ro1">
          <table:table-cell office:value-type="string">
            <text:p>Mastermind leaks lvl 5</text:p>
          </table:table-cell>
          <table:table-cell office:value-type="float" office:value="7.84677419354839">
            <text:p>7,8467741935</text:p>
          </table:table-cell>
          <table:table-cell office:value-type="float" office:value="7.37566137566138">
            <text:p>7,3756613757</text:p>
          </table:table-cell>
          <table:table-cell table:number-columns-repeated="294"/>
        </table:table-row>
        <table:table-row table:style-name="ro1">
          <table:table-cell office:value-type="string">
            <text:p>Mastermind leaks lvl 6</text:p>
          </table:table-cell>
          <table:table-cell office:value-type="float" office:value="8.82926829268293">
            <text:p>8,8292682927</text:p>
          </table:table-cell>
          <table:table-cell office:value-type="float" office:value="7.6036036036036">
            <text:p>7,6036036036</text:p>
          </table:table-cell>
          <table:table-cell table:number-columns-repeated="294"/>
        </table:table-row>
        <table:table-row table:style-name="ro1">
          <table:table-cell office:value-type="string">
            <text:p>Mastermind leaks lvl 7</text:p>
          </table:table-cell>
          <table:table-cell office:value-type="float" office:value="9.75438596491228">
            <text:p>9,7543859649</text:p>
          </table:table-cell>
          <table:table-cell office:value-type="float" office:value="10.9555555555556">
            <text:p>10,9555555556</text:p>
          </table:table-cell>
          <table:table-cell table:number-columns-repeated="294"/>
        </table:table-row>
        <table:table-row table:style-name="ro1">
          <table:table-cell office:value-type="string">
            <text:p>Mastermind leaks lvl 8</text:p>
          </table:table-cell>
          <table:table-cell office:value-type="float" office:value="10.86">
            <text:p>10,86</text:p>
          </table:table-cell>
          <table:table-cell office:value-type="float" office:value="12.4469273743017">
            <text:p>12,4469273743</text:p>
          </table:table-cell>
          <table:table-cell table:number-columns-repeated="294"/>
        </table:table-row>
        <table:table-row table:style-name="ro1">
          <table:table-cell office:value-type="string">
            <text:p>Mastermind leaks lvl 9</text:p>
          </table:table-cell>
          <table:table-cell office:value-type="float" office:value="9.07407407407407">
            <text:p>9,0740740741</text:p>
          </table:table-cell>
          <table:table-cell office:value-type="float" office:value="18.06">
            <text:p>18,06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0</text:p>
          </table:table-cell>
          <table:table-cell office:value-type="float" office:value="12.5594405594406">
            <text:p>12,5594405594</text:p>
          </table:table-cell>
          <table:table-cell office:value-type="float" office:value="12.2519083969466">
            <text:p>12,2519083969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1</text:p>
          </table:table-cell>
          <table:table-cell office:value-type="float" office:value="16.3097345132743">
            <text:p>16,3097345133</text:p>
          </table:table-cell>
          <table:table-cell office:value-type="float" office:value="13.3647798742138">
            <text:p>13,3647798742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2</text:p>
          </table:table-cell>
          <table:table-cell office:value-type="float" office:value="15.0748502994012">
            <text:p>15,0748502994</text:p>
          </table:table-cell>
          <table:table-cell office:value-type="float" office:value="14.0542635658915">
            <text:p>14,0542635659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3</text:p>
          </table:table-cell>
          <table:table-cell office:value-type="float" office:value="12.4432548179872">
            <text:p>12,443254818</text:p>
          </table:table-cell>
          <table:table-cell office:value-type="float" office:value="12.9784853700516">
            <text:p>12,9784853701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4</text:p>
          </table:table-cell>
          <table:table-cell office:value-type="float" office:value="14.8859951357925">
            <text:p>14,8859951358</text:p>
          </table:table-cell>
          <table:table-cell office:value-type="float" office:value="15.1601777059774">
            <text:p>15,160177706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5</text:p>
          </table:table-cell>
          <table:table-cell office:value-type="float" office:value="16.5820066641984">
            <text:p>16,5820066642</text:p>
          </table:table-cell>
          <table:table-cell office:value-type="float" office:value="16.4590854392298">
            <text:p>16,4590854392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6</text:p>
          </table:table-cell>
          <table:table-cell office:value-type="float" office:value="20.5487465181059">
            <text:p>20,5487465181</text:p>
          </table:table-cell>
          <table:table-cell office:value-type="float" office:value="20.2295597484277">
            <text:p>20,2295597484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7</text:p>
          </table:table-cell>
          <table:table-cell office:value-type="float" office:value="22.0742444152431">
            <text:p>22,0742444152</text:p>
          </table:table-cell>
          <table:table-cell office:value-type="float" office:value="21.1846153846154">
            <text:p>21,1846153846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8</text:p>
          </table:table-cell>
          <table:table-cell office:value-type="float" office:value="24.0559334845049">
            <text:p>24,0559334845</text:p>
          </table:table-cell>
          <table:table-cell office:value-type="float" office:value="24.5266963292547">
            <text:p>24,5266963293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9</text:p>
          </table:table-cell>
          <table:table-cell office:value-type="float" office:value="28.7276302851524">
            <text:p>28,7276302852</text:p>
          </table:table-cell>
          <table:table-cell office:value-type="float" office:value="28.9149223497637">
            <text:p>28,9149223498</text:p>
          </table:table-cell>
          <table:table-cell table:number-columns-repeated="294"/>
        </table:table-row>
        <table:table-row table:style-name="ro1">
          <table:table-cell office:value-type="string">
            <text:p>Mastermind leaks lvl 20</text:p>
          </table:table-cell>
          <table:table-cell office:value-type="float" office:value="40.5454545454545">
            <text:p>40,5454545455</text:p>
          </table:table-cell>
          <table:table-cell office:value-type="float" office:value="22.2222222222222">
            <text:p>22,2222222222</text:p>
          </table:table-cell>
          <table:table-cell table:number-columns-repeated="294"/>
        </table:table-row>
        <table:table-row table:style-name="ro1">
          <table:table-cell office:value-type="string">
            <text:p>Mastermind leaks lvl 21</text:p>
          </table:table-cell>
          <table:table-cell office:value-type="float" office:value="24">
            <text:p>24</text:p>
          </table:table-cell>
          <table:table-cell office:value-type="float" office:value="26.8571428571429">
            <text:p>26,8571428571</text:p>
          </table:table-cell>
          <table:table-cell table:number-columns-repeated="294"/>
        </table:table-row>
        <table:table-row table:style-name="ro1">
          <table:table-cell/>
          <table:table-cell table:number-columns-repeated="2" office:value-type="string">
            <text:p>Most wins:</text:p>
          </table:table-cell>
          <table:table-cell table:number-columns-repeated="294"/>
        </table:table-row>
        <table:table-row table:style-name="ro1">
          <table:table-cell/>
          <table:table-cell table:number-columns-repeated="2" office:value-type="string">
            <text:p>watewer(80)</text:p>
          </table:table-cell>
          <table:table-cell table:number-columns-repeated="294"/>
        </table:table-row>
        <table:table-row table:style-name="ro1">
          <table:table-cell/>
          <table:table-cell table:number-columns-repeated="2" office:value-type="string">
            <text:p>Corto(20)</text:p>
          </table:table-cell>
          <table:table-cell table:number-columns-repeated="294"/>
        </table:table-row>
        <table:table-row table:style-name="ro1">
          <table:table-cell/>
          <table:table-cell table:number-columns-repeated="2" office:value-type="string">
            <text:p>Luki(18)</text:p>
          </table:table-cell>
          <table:table-cell table:number-columns-repeated="294"/>
        </table:table-row>
        <table:table-row table:style-name="ro1">
          <table:table-cell/>
          <table:table-cell table:number-columns-repeated="2" office:value-type="string">
            <text:p>Most workers: 76 (Suffix)</text:p>
          </table:table-cell>
          <table:table-cell table:number-columns-repeated="294"/>
        </table:table-row>
        <table:table-row table:style-name="ro1">
          <table:table-cell/>
          <table:table-cell table:number-columns-repeated="2" office:value-type="string">
            <text:p>Most income: 1713 (Ghirn)</text:p>
          </table:table-cell>
          <table:table-cell table:number-columns-repeated="294"/>
        </table:table-row>
        <table:table-row table:style-name="ro1">
          <table:table-cell/>
          <table:table-cell table:number-columns-repeated="2" office:value-type="string">
            <text:p>Most value: 8685 (Toppie)</text:p>
          </table:table-cell>
          <table:table-cell table:number-columns-repeated="294"/>
        </table:table-row>
        <table:table-row table:style-name="ro1" table:number-rows-repeated="445">
          <table:table-cell table:number-columns-repeated="297"/>
        </table:table-row>
        <table:table-row table:style-name="ro1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B19:Overview.B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number-columns-repeated="5" table:style-name="ce8" office:value-type="string">
            <text:p>Grove</text:p>
          </table:table-cell>
          <table:table-cell table:number-columns-repeated="5" table:style-name="ce10" office:value-type="string">
            <text:p>Mech</text:p>
          </table:table-cell>
          <table:table-cell table:number-columns-repeated="5"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1.73333333333333">
            <text:p>1,7333333333</text:p>
          </table:table-cell>
          <table:table-cell table:style-name="ce7" table:formula="of:=AVERAGE([Overview.B61:.KK61])" office:value-type="float" office:value="6">
            <text:p>6</text:p>
          </table:table-cell>
          <table:table-cell table:style-name="ce7" table:formula="of:=AVERAGE([Overview.B82:.KK82])" office:value-type="float" office:value="171">
            <text:p>171</text:p>
          </table:table-cell>
          <table:table-cell table:style-name="ce7" table:formula="of:=AVERAGE([Overview.B103:.KK103])" office:value-type="float" office:value="10.4">
            <text:p>10,4</text:p>
          </table:table-cell>
          <table:table-cell table:style-name="ce7" table:formula="of:=AVERAGE([Overview.B124:.KK124])" office:value-type="float" office:value="0.8">
            <text:p>0,8</text:p>
          </table:table-cell>
          <table:table-cell table:style-name="ce9" table:formula="of:=AVERAGE([Overview.B145:.KK145])" office:value-type="float" office:value="1.88888888888889">
            <text:p>1,8888888889</text:p>
          </table:table-cell>
          <table:table-cell table:style-name="ce9" table:formula="of:=AVERAGE([Overview.B166:.KK166])" office:value-type="float" office:value="7">
            <text:p>7</text:p>
          </table:table-cell>
          <table:table-cell table:style-name="ce9" table:formula="of:=AVERAGE([Overview.B187:.KK187])" office:value-type="float" office:value="155.833333333333">
            <text:p>155,8333333333</text:p>
          </table:table-cell>
          <table:table-cell table:style-name="ce9" table:formula="of:=AVERAGE([Overview.B208:.KK208])" office:value-type="float" office:value="9.16666666666667">
            <text:p>9,1666666667</text:p>
          </table:table-cell>
          <table:table-cell table:style-name="ce9" table:formula="of:=AVERAGE([Overview.B229:.KK229])" office:value-type="float" office:value="2.22222222222222">
            <text:p>2,2222222222</text:p>
          </table:table-cell>
          <table:table-cell table:style-name="ce11" table:formula="of:=AVERAGE([Overview.B250:.KK250])" office:value-type="float" office:value="1.56410256410257">
            <text:p>1,5641025641</text:p>
          </table:table-cell>
          <table:table-cell table:style-name="ce11" table:formula="of:=AVERAGE([Overview.B271:.KK271])" office:value-type="float" office:value="6.53846153846154">
            <text:p>6,5384615385</text:p>
          </table:table-cell>
          <table:table-cell table:style-name="ce11" table:formula="of:=AVERAGE([Overview.B292:.KK292])" office:value-type="float" office:value="172.051282051282">
            <text:p>172,0512820513</text:p>
          </table:table-cell>
          <table:table-cell table:style-name="ce11" table:formula="of:=AVERAGE([Overview.B313:.KK313])" office:value-type="float" office:value="9.24358974358977">
            <text:p>9,2435897436</text:p>
          </table:table-cell>
          <table:table-cell table:style-name="ce11" table:formula="of:=AVERAGE([Overview.B334:.KK334])" office:value-type="float" office:value="1.67948717948718">
            <text:p>1,6794871795</text:p>
          </table:table-cell>
          <table:table-cell table:style-name="ce13" table:formula="of:=AVERAGE([Overview.B355:.KK355])" office:value-type="float" office:value="1.7">
            <text:p>1,7</text:p>
          </table:table-cell>
          <table:table-cell table:style-name="ce13" table:formula="of:=AVERAGE([Overview.B376:.KK376])" office:value-type="float" office:value="6.6">
            <text:p>6,6</text:p>
          </table:table-cell>
          <table:table-cell table:style-name="ce13" table:formula="of:=AVERAGE([Overview.B397:.KK397])" office:value-type="float" office:value="176.125">
            <text:p>176,125</text:p>
          </table:table-cell>
          <table:table-cell table:style-name="ce13" table:formula="of:=AVERAGE([Overview.B418:.KK418])" office:value-type="float" office:value="12.075">
            <text:p>12,075</text:p>
          </table:table-cell>
          <table:table-cell table:style-name="ce13" table:formula="of:=AVERAGE([Overview.B439:.KK439])" office:value-type="float" office:value="1.2">
            <text:p>1,2</text:p>
          </table:table-cell>
          <table:table-cell table:style-name="ce18" table:formula="of:=AVERAGE([Overview.B460:.KK460])" office:value-type="float" office:value="1.58823529411765">
            <text:p>1,5882352941</text:p>
          </table:table-cell>
          <table:table-cell table:style-name="ce18" table:formula="of:=AVERAGE([Overview.B481:.KK481])" office:value-type="float" office:value="4.20588235294118">
            <text:p>4,2058823529</text:p>
          </table:table-cell>
          <table:table-cell table:style-name="ce18" table:formula="of:=AVERAGE([Overview.B502:.KK502])" office:value-type="float" office:value="120.441176470588">
            <text:p>120,4411764706</text:p>
          </table:table-cell>
          <table:table-cell table:style-name="ce18" table:formula="of:=AVERAGE([Overview.B523:.KK523])" office:value-type="float" office:value="9.65686274509805">
            <text:p>9,6568627451</text:p>
          </table:table-cell>
          <table:table-cell table:style-name="ce18" table:formula="of:=AVERAGE([Overview.B544:.KK544])" office:value-type="float" office:value="2.8578431372549">
            <text:p>2,8578431373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2.5">
            <text:p>2,5</text:p>
          </table:table-cell>
          <table:table-cell table:style-name="ce7" table:formula="of:=AVERAGE([Overview.B62:.KK62])" office:value-type="float" office:value="18">
            <text:p>18</text:p>
          </table:table-cell>
          <table:table-cell table:style-name="ce7" table:formula="of:=AVERAGE([Overview.B83:.KK83])" office:value-type="float" office:value="165">
            <text:p>165</text:p>
          </table:table-cell>
          <table:table-cell table:style-name="ce7" table:formula="of:=AVERAGE([Overview.B104:.KK104])" office:value-type="float" office:value="15">
            <text:p>15</text:p>
          </table:table-cell>
          <table:table-cell table:style-name="ce7" table:formula="of:=AVERAGE([Overview.B125:.KK125])" office:value-type="float" office:value="13">
            <text:p>13</text:p>
          </table:table-cell>
          <table:table-cell table:style-name="ce9" table:formula="of:=AVERAGE([Overview.B146:.KK146])" office:value-type="float" office:value="2">
            <text:p>2</text:p>
          </table:table-cell>
          <table:table-cell table:style-name="ce9" table:formula="of:=AVERAGE([Overview.B167:.KK167])" office:value-type="float" office:value="11.25">
            <text:p>11,25</text:p>
          </table:table-cell>
          <table:table-cell table:style-name="ce9" table:formula="of:=AVERAGE([Overview.B188:.KK188])" office:value-type="float" office:value="213.125">
            <text:p>213,125</text:p>
          </table:table-cell>
          <table:table-cell table:style-name="ce9" table:formula="of:=AVERAGE([Overview.B209:.KK209])" office:value-type="float" office:value="28.125">
            <text:p>28,125</text:p>
          </table:table-cell>
          <table:table-cell table:style-name="ce9" table:formula="of:=AVERAGE([Overview.B230:.KK230])" office:value-type="float" office:value="0">
            <text:p>0</text:p>
          </table:table-cell>
          <table:table-cell table:style-name="ce11" table:formula="of:=AVERAGE([Overview.B251:.KK251])" office:value-type="float" office:value="1.92857142857143">
            <text:p>1,9285714286</text:p>
          </table:table-cell>
          <table:table-cell table:style-name="ce11" table:formula="of:=AVERAGE([Overview.B272:.KK272])" office:value-type="float" office:value="13.7142857142857">
            <text:p>13,7142857143</text:p>
          </table:table-cell>
          <table:table-cell table:style-name="ce11" table:formula="of:=AVERAGE([Overview.B293:.KK293])" office:value-type="float" office:value="193.928571428572">
            <text:p>193,9285714286</text:p>
          </table:table-cell>
          <table:table-cell table:style-name="ce11" table:formula="of:=AVERAGE([Overview.B314:.KK314])" office:value-type="float" office:value="22.0714285714285">
            <text:p>22,0714285714</text:p>
          </table:table-cell>
          <table:table-cell table:style-name="ce11" table:formula="of:=AVERAGE([Overview.B335:.KK335])" office:value-type="float" office:value="4.42857142857143">
            <text:p>4,4285714286</text:p>
          </table:table-cell>
          <table:table-cell table:style-name="ce13" table:formula="of:=AVERAGE([Overview.B356:.KK356])" office:value-type="float" office:value="1.75">
            <text:p>1,75</text:p>
          </table:table-cell>
          <table:table-cell table:style-name="ce13" table:formula="of:=AVERAGE([Overview.B377:.KK377])" office:value-type="float" office:value="6">
            <text:p>6</text:p>
          </table:table-cell>
          <table:table-cell table:style-name="ce13" table:formula="of:=AVERAGE([Overview.B398:.KK398])" office:value-type="float" office:value="163.75">
            <text:p>163,75</text:p>
          </table:table-cell>
          <table:table-cell table:style-name="ce13" table:formula="of:=AVERAGE([Overview.B419:.KK419])" office:value-type="float" office:value="18.5">
            <text:p>18,5</text:p>
          </table:table-cell>
          <table:table-cell table:style-name="ce13" table:formula="of:=AVERAGE([Overview.B440:.KK440])" office:value-type="float" office:value="5.75">
            <text:p>5,75</text:p>
          </table:table-cell>
          <table:table-cell table:style-name="ce18" table:formula="of:=AVERAGE([Overview.B461:.KK461])" office:value-type="float" office:value="1.88888888888889">
            <text:p>1,8888888889</text:p>
          </table:table-cell>
          <table:table-cell table:style-name="ce18" table:formula="of:=AVERAGE([Overview.B482:.KK482])" office:value-type="float" office:value="12.3333333333334">
            <text:p>12,3333333333</text:p>
          </table:table-cell>
          <table:table-cell table:style-name="ce18" table:formula="of:=AVERAGE([Overview.B503:.KK503])" office:value-type="float" office:value="197.222222222222">
            <text:p>197,2222222222</text:p>
          </table:table-cell>
          <table:table-cell table:style-name="ce18" table:formula="of:=AVERAGE([Overview.B524:.KK524])" office:value-type="float" office:value="21.0833333333334">
            <text:p>21,0833333333</text:p>
          </table:table-cell>
          <table:table-cell table:style-name="ce18" table:formula="of:=AVERAGE([Overview.B545:.KK545])" office:value-type="float" office:value="4.41666666666667">
            <text:p>4,4166666667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2.64166666666666">
            <text:p>2,6416666667</text:p>
          </table:table-cell>
          <table:table-cell table:style-name="ce7" table:formula="of:=AVERAGE([Overview.B63:.KK63])" office:value-type="float" office:value="19">
            <text:p>19</text:p>
          </table:table-cell>
          <table:table-cell table:style-name="ce7" table:formula="of:=AVERAGE([Overview.B84:.KK84])" office:value-type="float" office:value="212.041666666666">
            <text:p>212,0416666667</text:p>
          </table:table-cell>
          <table:table-cell table:style-name="ce7" table:formula="of:=AVERAGE([Overview.B105:.KK105])" office:value-type="float" office:value="28.1666666666666">
            <text:p>28,1666666667</text:p>
          </table:table-cell>
          <table:table-cell table:style-name="ce7" table:formula="of:=AVERAGE([Overview.B126:.KK126])" office:value-type="float" office:value="14.1916666666667">
            <text:p>14,1916666667</text:p>
          </table:table-cell>
          <table:table-cell table:style-name="ce9" table:formula="of:=AVERAGE([Overview.B147:.KK147])" office:value-type="float" office:value="2.18803418803419">
            <text:p>2,188034188</text:p>
          </table:table-cell>
          <table:table-cell table:style-name="ce9" table:formula="of:=AVERAGE([Overview.B168:.KK168])" office:value-type="float" office:value="17.8333333333334">
            <text:p>17,8333333333</text:p>
          </table:table-cell>
          <table:table-cell table:style-name="ce9" table:formula="of:=AVERAGE([Overview.B189:.KK189])" office:value-type="float" office:value="315.68376068376">
            <text:p>315,6837606838</text:p>
          </table:table-cell>
          <table:table-cell table:style-name="ce9" table:formula="of:=AVERAGE([Overview.B210:.KK210])" office:value-type="float" office:value="43.2435897435898">
            <text:p>43,2435897436</text:p>
          </table:table-cell>
          <table:table-cell table:style-name="ce9" table:formula="of:=AVERAGE([Overview.B231:.KK231])" office:value-type="float" office:value="4.44871794871795">
            <text:p>4,4487179487</text:p>
          </table:table-cell>
          <table:table-cell table:style-name="ce11" table:formula="of:=AVERAGE([Overview.B252:.KK252])" office:value-type="float" office:value="2.27222222222222">
            <text:p>2,2722222222</text:p>
          </table:table-cell>
          <table:table-cell table:style-name="ce11" table:formula="of:=AVERAGE([Overview.B273:.KK273])" office:value-type="float" office:value="18.45">
            <text:p>18,45</text:p>
          </table:table-cell>
          <table:table-cell table:style-name="ce11" table:formula="of:=AVERAGE([Overview.B294:.KK294])" office:value-type="float" office:value="294.972222222222">
            <text:p>294,9722222222</text:p>
          </table:table-cell>
          <table:table-cell table:style-name="ce11" table:formula="of:=AVERAGE([Overview.B315:.KK315])" office:value-type="float" office:value="37.8444444444444">
            <text:p>37,8444444444</text:p>
          </table:table-cell>
          <table:table-cell table:style-name="ce11" table:formula="of:=AVERAGE([Overview.B336:.KK336])" office:value-type="float" office:value="7.8611111111111">
            <text:p>7,8611111111</text:p>
          </table:table-cell>
          <table:table-cell table:style-name="ce13" table:formula="of:=AVERAGE([Overview.B357:.KK357])" office:value-type="float" office:value="2.56818181818182">
            <text:p>2,5681818182</text:p>
          </table:table-cell>
          <table:table-cell table:style-name="ce13" table:formula="of:=AVERAGE([Overview.B378:.KK378])" office:value-type="float" office:value="20.9415584415584">
            <text:p>20,9415584416</text:p>
          </table:table-cell>
          <table:table-cell table:style-name="ce13" table:formula="of:=AVERAGE([Overview.B399:.KK399])" office:value-type="float" office:value="284.594155844156">
            <text:p>284,5941558442</text:p>
          </table:table-cell>
          <table:table-cell table:style-name="ce13" table:formula="of:=AVERAGE([Overview.B420:.KK420])" office:value-type="float" office:value="36.9642857142857">
            <text:p>36,9642857143</text:p>
          </table:table-cell>
          <table:table-cell table:style-name="ce13" table:formula="of:=AVERAGE([Overview.B441:.KK441])" office:value-type="float" office:value="5.73376623376624">
            <text:p>5,7337662338</text:p>
          </table:table-cell>
          <table:table-cell table:style-name="ce18" table:formula="of:=AVERAGE([Overview.B462:.KK462])" office:value-type="float" office:value="2.26396348012889">
            <text:p>2,2639634801</text:p>
          </table:table-cell>
          <table:table-cell table:style-name="ce18" table:formula="of:=AVERAGE([Overview.B483:.KK483])" office:value-type="float" office:value="18.2706766917293">
            <text:p>18,2706766917</text:p>
          </table:table-cell>
          <table:table-cell table:style-name="ce18" table:formula="of:=AVERAGE([Overview.B504:.KK504])" office:value-type="float" office:value="292.295918367347">
            <text:p>292,2959183673</text:p>
          </table:table-cell>
          <table:table-cell table:style-name="ce18" table:formula="of:=AVERAGE([Overview.B525:.KK525])" office:value-type="float" office:value="38.1557465091299">
            <text:p>38,1557465091</text:p>
          </table:table-cell>
          <table:table-cell table:style-name="ce18" table:formula="of:=AVERAGE([Overview.B546:.KK546])" office:value-type="float" office:value="6.58807733619764">
            <text:p>6,5880773362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2.6875">
            <text:p>2,6875</text:p>
          </table:table-cell>
          <table:table-cell table:style-name="ce7" table:formula="of:=AVERAGE([Overview.B64:.KK64])" office:value-type="float" office:value="32.5">
            <text:p>32,5</text:p>
          </table:table-cell>
          <table:table-cell table:style-name="ce7" table:formula="of:=AVERAGE([Overview.B85:.KK85])" office:value-type="float" office:value="353.333333333333">
            <text:p>353,3333333333</text:p>
          </table:table-cell>
          <table:table-cell table:style-name="ce7" table:formula="of:=AVERAGE([Overview.B106:.KK106])" office:value-type="float" office:value="48.8125">
            <text:p>48,8125</text:p>
          </table:table-cell>
          <table:table-cell table:style-name="ce7" table:formula="of:=AVERAGE([Overview.B127:.KK127])" office:value-type="float" office:value="10.2291666666667">
            <text:p>10,2291666667</text:p>
          </table:table-cell>
          <table:table-cell table:style-name="ce9" table:formula="of:=AVERAGE([Overview.B148:.KK148])" office:value-type="float" office:value="2.72077922077922">
            <text:p>2,7207792208</text:p>
          </table:table-cell>
          <table:table-cell table:style-name="ce9" table:formula="of:=AVERAGE([Overview.B169:.KK169])" office:value-type="float" office:value="28.8701298701299">
            <text:p>28,8701298701</text:p>
          </table:table-cell>
          <table:table-cell table:style-name="ce9" table:formula="of:=AVERAGE([Overview.B190:.KK190])" office:value-type="float" office:value="388.344155844156">
            <text:p>388,3441558442</text:p>
          </table:table-cell>
          <table:table-cell table:style-name="ce9" table:formula="of:=AVERAGE([Overview.B211:.KK211])" office:value-type="float" office:value="54.1493506493507">
            <text:p>54,1493506494</text:p>
          </table:table-cell>
          <table:table-cell table:style-name="ce9" table:formula="of:=AVERAGE([Overview.B232:.KK232])" office:value-type="float" office:value="7.3181818181818">
            <text:p>7,3181818182</text:p>
          </table:table-cell>
          <table:table-cell table:style-name="ce11" table:formula="of:=AVERAGE([Overview.B253:.KK253])" office:value-type="float" office:value="2.82236842105263">
            <text:p>2,8223684211</text:p>
          </table:table-cell>
          <table:table-cell table:style-name="ce11" table:formula="of:=AVERAGE([Overview.B274:.KK274])" office:value-type="float" office:value="29.5953947368421">
            <text:p>29,5953947368</text:p>
          </table:table-cell>
          <table:table-cell table:style-name="ce11" table:formula="of:=AVERAGE([Overview.B295:.KK295])" office:value-type="float" office:value="342.417763157894">
            <text:p>342,4177631579</text:p>
          </table:table-cell>
          <table:table-cell table:style-name="ce11" table:formula="of:=AVERAGE([Overview.B316:.KK316])" office:value-type="float" office:value="52.3881578947369">
            <text:p>52,3881578947</text:p>
          </table:table-cell>
          <table:table-cell table:style-name="ce11" table:formula="of:=AVERAGE([Overview.B337:.KK337])" office:value-type="float" office:value="11.483552631579">
            <text:p>11,4835526316</text:p>
          </table:table-cell>
          <table:table-cell table:style-name="ce13" table:formula="of:=AVERAGE([Overview.B358:.KK358])" office:value-type="float" office:value="2.73251748251748">
            <text:p>2,7325174825</text:p>
          </table:table-cell>
          <table:table-cell table:style-name="ce13" table:formula="of:=AVERAGE([Overview.B379:.KK379])" office:value-type="float" office:value="28.9807692307692">
            <text:p>28,9807692308</text:p>
          </table:table-cell>
          <table:table-cell table:style-name="ce13" table:formula="of:=AVERAGE([Overview.B400:.KK400])" office:value-type="float" office:value="355.769230769231">
            <text:p>355,7692307692</text:p>
          </table:table-cell>
          <table:table-cell table:style-name="ce13" table:formula="of:=AVERAGE([Overview.B421:.KK421])" office:value-type="float" office:value="54.2814685314685">
            <text:p>54,2814685315</text:p>
          </table:table-cell>
          <table:table-cell table:style-name="ce13" table:formula="of:=AVERAGE([Overview.B442:.KK442])" office:value-type="float" office:value="7.64335664335664">
            <text:p>7,6433566434</text:p>
          </table:table-cell>
          <table:table-cell table:style-name="ce18" table:formula="of:=AVERAGE([Overview.B463:.KK463])" office:value-type="float" office:value="3.12173913043478">
            <text:p>3,1217391304</text:p>
          </table:table-cell>
          <table:table-cell table:style-name="ce18" table:formula="of:=AVERAGE([Overview.B484:.KK484])" office:value-type="float" office:value="32.9831521739131">
            <text:p>32,9831521739</text:p>
          </table:table-cell>
          <table:table-cell table:style-name="ce18" table:formula="of:=AVERAGE([Overview.B505:.KK505])" office:value-type="float" office:value="294.445652173913">
            <text:p>294,4456521739</text:p>
          </table:table-cell>
          <table:table-cell table:style-name="ce18" table:formula="of:=AVERAGE([Overview.B526:.KK526])" office:value-type="float" office:value="43.8826086956522">
            <text:p>43,8826086957</text:p>
          </table:table-cell>
          <table:table-cell table:style-name="ce18" table:formula="of:=AVERAGE([Overview.B547:.KK547])" office:value-type="float" office:value="13.1581521739131">
            <text:p>13,1581521739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3.16645353793691">
            <text:p>3,1664535379</text:p>
          </table:table-cell>
          <table:table-cell table:style-name="ce7" table:formula="of:=AVERAGE([Overview.B65:.KK65])" office:value-type="float" office:value="39.4852941176471">
            <text:p>39,4852941176</text:p>
          </table:table-cell>
          <table:table-cell table:style-name="ce7" table:formula="of:=AVERAGE([Overview.B86:.KK86])" office:value-type="float" office:value="474.035592497869">
            <text:p>474,0355924979</text:p>
          </table:table-cell>
          <table:table-cell table:style-name="ce7" table:formula="of:=AVERAGE([Overview.B107:.KK107])" office:value-type="float" office:value="68.231031543052">
            <text:p>68,2310315431</text:p>
          </table:table-cell>
          <table:table-cell table:style-name="ce7" table:formula="of:=AVERAGE([Overview.B128:.KK128])" office:value-type="float" office:value="5.27855924978687">
            <text:p>5,2785592498</text:p>
          </table:table-cell>
          <table:table-cell table:style-name="ce9" table:formula="of:=AVERAGE([Overview.B149:.KK149])" office:value-type="float" office:value="3.07495204165525">
            <text:p>3,0749520417</text:p>
          </table:table-cell>
          <table:table-cell table:style-name="ce9" table:formula="of:=AVERAGE([Overview.B170:.KK170])" office:value-type="float" office:value="40.1127706220882">
            <text:p>40,1127706221</text:p>
          </table:table-cell>
          <table:table-cell table:style-name="ce9" table:formula="of:=AVERAGE([Overview.B191:.KK191])" office:value-type="float" office:value="446.513428336531">
            <text:p>446,5134283365</text:p>
          </table:table-cell>
          <table:table-cell table:style-name="ce9" table:formula="of:=AVERAGE([Overview.B212:.KK212])" office:value-type="float" office:value="60.7588380378186">
            <text:p>60,7588380378</text:p>
          </table:table-cell>
          <table:table-cell table:style-name="ce9" table:formula="of:=AVERAGE([Overview.B233:.KK233])" office:value-type="float" office:value="8.60071252397918">
            <text:p>8,600712524</text:p>
          </table:table-cell>
          <table:table-cell table:style-name="ce11" table:formula="of:=AVERAGE([Overview.B254:.KK254])" office:value-type="float" office:value="3.14940639269406">
            <text:p>3,1494063927</text:p>
          </table:table-cell>
          <table:table-cell table:style-name="ce11" table:formula="of:=AVERAGE([Overview.B275:.KK275])" office:value-type="float" office:value="39.8829223744293">
            <text:p>39,8829223744</text:p>
          </table:table-cell>
          <table:table-cell table:style-name="ce11" table:formula="of:=AVERAGE([Overview.B296:.KK296])" office:value-type="float" office:value="463.379908675799">
            <text:p>463,3799086758</text:p>
          </table:table-cell>
          <table:table-cell table:style-name="ce11" table:formula="of:=AVERAGE([Overview.B317:.KK317])" office:value-type="float" office:value="63.2835616438356">
            <text:p>63,2835616438</text:p>
          </table:table-cell>
          <table:table-cell table:style-name="ce11" table:formula="of:=AVERAGE([Overview.B338:.KK338])" office:value-type="float" office:value="9.80328767123288">
            <text:p>9,8032876712</text:p>
          </table:table-cell>
          <table:table-cell table:style-name="ce13" table:formula="of:=AVERAGE([Overview.B359:.KK359])" office:value-type="float" office:value="3.47872340425532">
            <text:p>3,4787234043</text:p>
          </table:table-cell>
          <table:table-cell table:style-name="ce13" table:formula="of:=AVERAGE([Overview.B380:.KK380])" office:value-type="float" office:value="44.7845242874348">
            <text:p>44,7845242874</text:p>
          </table:table-cell>
          <table:table-cell table:style-name="ce13" table:formula="of:=AVERAGE([Overview.B401:.KK401])" office:value-type="float" office:value="407.306302689683">
            <text:p>407,3063026897</text:p>
          </table:table-cell>
          <table:table-cell table:style-name="ce13" table:formula="of:=AVERAGE([Overview.B422:.KK422])" office:value-type="float" office:value="59.2473906061823">
            <text:p>59,2473906062</text:p>
          </table:table-cell>
          <table:table-cell table:style-name="ce13" table:formula="of:=AVERAGE([Overview.B443:.KK443])" office:value-type="float" office:value="8.51324769169009">
            <text:p>8,5132476917</text:p>
          </table:table-cell>
          <table:table-cell table:style-name="ce18" table:formula="of:=AVERAGE([Overview.B464:.KK464])" office:value-type="float" office:value="3.2663423792456">
            <text:p>3,2663423792</text:p>
          </table:table-cell>
          <table:table-cell table:style-name="ce18" table:formula="of:=AVERAGE([Overview.B485:.KK485])" office:value-type="float" office:value="42.0222307561018">
            <text:p>42,0222307561</text:p>
          </table:table-cell>
          <table:table-cell table:style-name="ce18" table:formula="of:=AVERAGE([Overview.B506:.KK506])" office:value-type="float" office:value="450.901604369347">
            <text:p>450,9016043693</text:p>
          </table:table-cell>
          <table:table-cell table:style-name="ce18" table:formula="of:=AVERAGE([Overview.B527:.KK527])" office:value-type="float" office:value="62.6073775388292">
            <text:p>62,6073775388</text:p>
          </table:table-cell>
          <table:table-cell table:style-name="ce18" table:formula="of:=AVERAGE([Overview.B548:.KK548])" office:value-type="float" office:value="7.61121778460489">
            <text:p>7,6112177846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3.312421185372">
            <text:p>3,3124211854</text:p>
          </table:table-cell>
          <table:table-cell table:style-name="ce7" table:formula="of:=AVERAGE([Overview.B66:.KK66])" office:value-type="float" office:value="49.3530895334174">
            <text:p>49,3530895334</text:p>
          </table:table-cell>
          <table:table-cell table:style-name="ce7" table:formula="of:=AVERAGE([Overview.B87:.KK87])" office:value-type="float" office:value="593.143127364438">
            <text:p>593,1431273644</text:p>
          </table:table-cell>
          <table:table-cell table:style-name="ce7" table:formula="of:=AVERAGE([Overview.B108:.KK108])" office:value-type="float" office:value="69.0551702395964">
            <text:p>69,0551702396</text:p>
          </table:table-cell>
          <table:table-cell table:style-name="ce7" table:formula="of:=AVERAGE([Overview.B129:.KK129])" office:value-type="float" office:value="6.70081967213115">
            <text:p>6,7008196721</text:p>
          </table:table-cell>
          <table:table-cell table:style-name="ce9" table:formula="of:=AVERAGE([Overview.B150:.KK150])" office:value-type="float" office:value="3.37976190476191">
            <text:p>3,3797619048</text:p>
          </table:table-cell>
          <table:table-cell table:style-name="ce9" table:formula="of:=AVERAGE([Overview.B171:.KK171])" office:value-type="float" office:value="49.5678571428572">
            <text:p>49,5678571429</text:p>
          </table:table-cell>
          <table:table-cell table:style-name="ce9" table:formula="of:=AVERAGE([Overview.B192:.KK192])" office:value-type="float" office:value="548.107142857143">
            <text:p>548,1071428571</text:p>
          </table:table-cell>
          <table:table-cell table:style-name="ce9" table:formula="of:=AVERAGE([Overview.B213:.KK213])" office:value-type="float" office:value="71.1380952380952">
            <text:p>71,1380952381</text:p>
          </table:table-cell>
          <table:table-cell table:style-name="ce9" table:formula="of:=AVERAGE([Overview.B234:.KK234])" office:value-type="float" office:value="5.41904761904762">
            <text:p>5,419047619</text:p>
          </table:table-cell>
          <table:table-cell table:style-name="ce11" table:formula="of:=AVERAGE([Overview.B255:.KK255])" office:value-type="float" office:value="3.42167487684729">
            <text:p>3,4216748768</text:p>
          </table:table-cell>
          <table:table-cell table:style-name="ce11" table:formula="of:=AVERAGE([Overview.B276:.KK276])" office:value-type="float" office:value="49.2248768472906">
            <text:p>49,2248768473</text:p>
          </table:table-cell>
          <table:table-cell table:style-name="ce11" table:formula="of:=AVERAGE([Overview.B297:.KK297])" office:value-type="float" office:value="574.76724137931">
            <text:p>574,7672413793</text:p>
          </table:table-cell>
          <table:table-cell table:style-name="ce11" table:formula="of:=AVERAGE([Overview.B318:.KK318])" office:value-type="float" office:value="70.4305418719212">
            <text:p>70,4305418719</text:p>
          </table:table-cell>
          <table:table-cell table:style-name="ce11" table:formula="of:=AVERAGE([Overview.B339:.KK339])" office:value-type="float" office:value="7.42364532019704">
            <text:p>7,4236453202</text:p>
          </table:table-cell>
          <table:table-cell table:style-name="ce13" table:formula="of:=AVERAGE([Overview.B360:.KK360])" office:value-type="float" office:value="4.04369000070072">
            <text:p>4,0436900007</text:p>
          </table:table-cell>
          <table:table-cell table:style-name="ce13" table:formula="of:=AVERAGE([Overview.B381:.KK381])" office:value-type="float" office:value="58.4807301520567">
            <text:p>58,4807301521</text:p>
          </table:table-cell>
          <table:table-cell table:style-name="ce13" table:formula="of:=AVERAGE([Overview.B402:.KK402])" office:value-type="float" office:value="473.901618667227">
            <text:p>473,9016186672</text:p>
          </table:table-cell>
          <table:table-cell table:style-name="ce13" table:formula="of:=AVERAGE([Overview.B423:.KK423])" office:value-type="float" office:value="66.7680961390232">
            <text:p>66,768096139</text:p>
          </table:table-cell>
          <table:table-cell table:style-name="ce13" table:formula="of:=AVERAGE([Overview.B444:.KK444])" office:value-type="float" office:value="6.75310069371453">
            <text:p>6,7531006937</text:p>
          </table:table-cell>
          <table:table-cell table:style-name="ce18" table:formula="of:=AVERAGE([Overview.B465:.KK465])" office:value-type="float" office:value="3.53883761810591">
            <text:p>3,5388376181</text:p>
          </table:table-cell>
          <table:table-cell table:style-name="ce18" table:formula="of:=AVERAGE([Overview.B486:.KK486])" office:value-type="float" office:value="52.441771039332">
            <text:p>52,4417710393</text:p>
          </table:table-cell>
          <table:table-cell table:style-name="ce18" table:formula="of:=AVERAGE([Overview.B507:.KK507])" office:value-type="float" office:value="567.090199956054">
            <text:p>567,0901999561</text:p>
          </table:table-cell>
          <table:table-cell table:style-name="ce18" table:formula="of:=AVERAGE([Overview.B528:.KK528])" office:value-type="float" office:value="68.0245550428478">
            <text:p>68,0245550428</text:p>
          </table:table-cell>
          <table:table-cell table:style-name="ce18" table:formula="of:=AVERAGE([Overview.B549:.KK549])" office:value-type="float" office:value="8.21643594814326">
            <text:p>8,2164359481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4.34135338345864">
            <text:p>4,3413533835</text:p>
          </table:table-cell>
          <table:table-cell table:style-name="ce7" table:formula="of:=AVERAGE([Overview.B67:.KK67])" office:value-type="float" office:value="73.1263157894737">
            <text:p>73,1263157895</text:p>
          </table:table-cell>
          <table:table-cell table:style-name="ce7" table:formula="of:=AVERAGE([Overview.B88:.KK88])" office:value-type="float" office:value="744.875939849624">
            <text:p>744,8759398496</text:p>
          </table:table-cell>
          <table:table-cell table:style-name="ce7" table:formula="of:=AVERAGE([Overview.B109:.KK109])" office:value-type="float" office:value="87.6390977443609">
            <text:p>87,6390977444</text:p>
          </table:table-cell>
          <table:table-cell table:style-name="ce7" table:formula="of:=AVERAGE([Overview.B130:.KK130])" office:value-type="float" office:value="7.6218045112782">
            <text:p>7,6218045113</text:p>
          </table:table-cell>
          <table:table-cell table:style-name="ce9" table:formula="of:=AVERAGE([Overview.B151:.KK151])" office:value-type="float" office:value="4.16778149386846">
            <text:p>4,1677814939</text:p>
          </table:table-cell>
          <table:table-cell table:style-name="ce9" table:formula="of:=AVERAGE([Overview.B172:.KK172])" office:value-type="float" office:value="71.2402452619844">
            <text:p>71,240245262</text:p>
          </table:table-cell>
          <table:table-cell table:style-name="ce9" table:formula="of:=AVERAGE([Overview.B193:.KK193])" office:value-type="float" office:value="686.715440356744">
            <text:p>686,7154403567</text:p>
          </table:table-cell>
          <table:table-cell table:style-name="ce9" table:formula="of:=AVERAGE([Overview.B214:.KK214])" office:value-type="float" office:value="81.247491638796">
            <text:p>81,2474916388</text:p>
          </table:table-cell>
          <table:table-cell table:style-name="ce9" table:formula="of:=AVERAGE([Overview.B235:.KK235])" office:value-type="float" office:value="11.6655518394649">
            <text:p>11,6655518395</text:p>
          </table:table-cell>
          <table:table-cell table:style-name="ce11" table:formula="of:=AVERAGE([Overview.B256:.KK256])" office:value-type="float" office:value="4.27685421994885">
            <text:p>4,2768542199</text:p>
          </table:table-cell>
          <table:table-cell table:style-name="ce11" table:formula="of:=AVERAGE([Overview.B277:.KK277])" office:value-type="float" office:value="73.9296675191816">
            <text:p>73,9296675192</text:p>
          </table:table-cell>
          <table:table-cell table:style-name="ce11" table:formula="of:=AVERAGE([Overview.B298:.KK298])" office:value-type="float" office:value="724.03452685422">
            <text:p>724,0345268542</text:p>
          </table:table-cell>
          <table:table-cell table:style-name="ce11" table:formula="of:=AVERAGE([Overview.B319:.KK319])" office:value-type="float" office:value="86.4533248081841">
            <text:p>86,4533248082</text:p>
          </table:table-cell>
          <table:table-cell table:style-name="ce11" table:formula="of:=AVERAGE([Overview.B340:.KK340])" office:value-type="float" office:value="9.67391304347826">
            <text:p>9,6739130435</text:p>
          </table:table-cell>
          <table:table-cell table:style-name="ce13" table:formula="of:=AVERAGE([Overview.B361:.KK361])" office:value-type="float" office:value="4.3546511627907">
            <text:p>4,3546511628</text:p>
          </table:table-cell>
          <table:table-cell table:style-name="ce13" table:formula="of:=AVERAGE([Overview.B382:.KK382])" office:value-type="float" office:value="73.8475452196383">
            <text:p>73,8475452196</text:p>
          </table:table-cell>
          <table:table-cell table:style-name="ce13" table:formula="of:=AVERAGE([Overview.B403:.KK403])" office:value-type="float" office:value="650.513565891473">
            <text:p>650,5135658915</text:p>
          </table:table-cell>
          <table:table-cell table:style-name="ce13" table:formula="of:=AVERAGE([Overview.B424:.KK424])" office:value-type="float" office:value="76.8225667527993">
            <text:p>76,8225667528</text:p>
          </table:table-cell>
          <table:table-cell table:style-name="ce13" table:formula="of:=AVERAGE([Overview.B445:.KK445])" office:value-type="float" office:value="15.7062876830319">
            <text:p>15,706287683</text:p>
          </table:table-cell>
          <table:table-cell table:style-name="ce18" table:formula="of:=AVERAGE([Overview.B466:.KK466])" office:value-type="float" office:value="4.35964912280702">
            <text:p>4,3596491228</text:p>
          </table:table-cell>
          <table:table-cell table:style-name="ce18" table:formula="of:=AVERAGE([Overview.B487:.KK487])" office:value-type="float" office:value="77.4236842105263">
            <text:p>77,4236842105</text:p>
          </table:table-cell>
          <table:table-cell table:style-name="ce18" table:formula="of:=AVERAGE([Overview.B508:.KK508])" office:value-type="float" office:value="702.947368421053">
            <text:p>702,9473684211</text:p>
          </table:table-cell>
          <table:table-cell table:style-name="ce18" table:formula="of:=AVERAGE([Overview.B529:.KK529])" office:value-type="float" office:value="81.3959064327485">
            <text:p>81,3959064327</text:p>
          </table:table-cell>
          <table:table-cell table:style-name="ce18" table:formula="of:=AVERAGE([Overview.B550:.KK550])" office:value-type="float" office:value="10.3549707602339">
            <text:p>10,3549707602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4.47676008202324">
            <text:p>4,476760082</text:p>
          </table:table-cell>
          <table:table-cell table:style-name="ce7" table:formula="of:=AVERAGE([Overview.B68:.KK68])" office:value-type="float" office:value="88.8969583048531">
            <text:p>88,8969583049</text:p>
          </table:table-cell>
          <table:table-cell table:style-name="ce7" table:formula="of:=AVERAGE([Overview.B89:.KK89])" office:value-type="float" office:value="831.210697197539">
            <text:p>831,2106971975</text:p>
          </table:table-cell>
          <table:table-cell table:style-name="ce7" table:formula="of:=AVERAGE([Overview.B110:.KK110])" office:value-type="float" office:value="96.3125427204374">
            <text:p>96,3125427204</text:p>
          </table:table-cell>
          <table:table-cell table:style-name="ce7" table:formula="of:=AVERAGE([Overview.B131:.KK131])" office:value-type="float" office:value="8.958988380041">
            <text:p>8,95898838</text:p>
          </table:table-cell>
          <table:table-cell table:style-name="ce9" table:formula="of:=AVERAGE([Overview.B152:.KK152])" office:value-type="float" office:value="4.13088071348941">
            <text:p>4,1308807135</text:p>
          </table:table-cell>
          <table:table-cell table:style-name="ce9" table:formula="of:=AVERAGE([Overview.B173:.KK173])" office:value-type="float" office:value="78.7529542920848">
            <text:p>78,7529542921</text:p>
          </table:table-cell>
          <table:table-cell table:style-name="ce9" table:formula="of:=AVERAGE([Overview.B194:.KK194])" office:value-type="float" office:value="892.608695652174">
            <text:p>892,6086956522</text:p>
          </table:table-cell>
          <table:table-cell table:style-name="ce9" table:formula="of:=AVERAGE([Overview.B215:.KK215])" office:value-type="float" office:value="96.9367892976589">
            <text:p>96,9367892977</text:p>
          </table:table-cell>
          <table:table-cell table:style-name="ce9" table:formula="of:=AVERAGE([Overview.B236:.KK236])" office:value-type="float" office:value="10.4400780379041">
            <text:p>10,4400780379</text:p>
          </table:table-cell>
          <table:table-cell table:style-name="ce11" table:formula="of:=AVERAGE([Overview.B257:.KK257])" office:value-type="float" office:value="4.36818181818182">
            <text:p>4,3681818182</text:p>
          </table:table-cell>
          <table:table-cell table:style-name="ce11" table:formula="of:=AVERAGE([Overview.B278:.KK278])" office:value-type="float" office:value="79.6433333333333">
            <text:p>79,6433333333</text:p>
          </table:table-cell>
          <table:table-cell table:style-name="ce11" table:formula="of:=AVERAGE([Overview.B299:.KK299])" office:value-type="float" office:value="889.140151515151">
            <text:p>889,1401515152</text:p>
          </table:table-cell>
          <table:table-cell table:style-name="ce11" table:formula="of:=AVERAGE([Overview.B320:.KK320])" office:value-type="float" office:value="103.182272727273">
            <text:p>103,1822727273</text:p>
          </table:table-cell>
          <table:table-cell table:style-name="ce11" table:formula="of:=AVERAGE([Overview.B341:.KK341])" office:value-type="float" office:value="10.0792424242424">
            <text:p>10,0792424242</text:p>
          </table:table-cell>
          <table:table-cell table:style-name="ce13" table:formula="of:=AVERAGE([Overview.B362:.KK362])" office:value-type="float" office:value="5.31430897919905">
            <text:p>5,3143089792</text:p>
          </table:table-cell>
          <table:table-cell table:style-name="ce13" table:formula="of:=AVERAGE([Overview.B383:.KK383])" office:value-type="float" office:value="96.4565474868606">
            <text:p>96,4565474869</text:p>
          </table:table-cell>
          <table:table-cell table:style-name="ce13" table:formula="of:=AVERAGE([Overview.B404:.KK404])" office:value-type="float" office:value="727.466133688652">
            <text:p>727,4661336887</text:p>
          </table:table-cell>
          <table:table-cell table:style-name="ce13" table:formula="of:=AVERAGE([Overview.B425:.KK425])" office:value-type="float" office:value="87.9912280701755">
            <text:p>87,9912280702</text:p>
          </table:table-cell>
          <table:table-cell table:style-name="ce13" table:formula="of:=AVERAGE([Overview.B446:.KK446])" office:value-type="float" office:value="12.3304833814494">
            <text:p>12,3304833814</text:p>
          </table:table-cell>
          <table:table-cell table:style-name="ce18" table:formula="of:=AVERAGE([Overview.B467:.KK467])" office:value-type="float" office:value="4.64564245810056">
            <text:p>4,6456424581</text:p>
          </table:table-cell>
          <table:table-cell table:style-name="ce18" table:formula="of:=AVERAGE([Overview.B488:.KK488])" office:value-type="float" office:value="86.8772625698324">
            <text:p>86,8772625698</text:p>
          </table:table-cell>
          <table:table-cell table:style-name="ce18" table:formula="of:=AVERAGE([Overview.B509:.KK509])" office:value-type="float" office:value="845.869646182496">
            <text:p>845,8696461825</text:p>
          </table:table-cell>
          <table:table-cell table:style-name="ce18" table:formula="of:=AVERAGE([Overview.B530:.KK530])" office:value-type="float" office:value="91.9930353817504">
            <text:p>91,9930353818</text:p>
          </table:table-cell>
          <table:table-cell table:style-name="ce18" table:formula="of:=AVERAGE([Overview.B551:.KK551])" office:value-type="float" office:value="11.6534636871509">
            <text:p>11,6534636872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5.98611111111111">
            <text:p>5,9861111111</text:p>
          </table:table-cell>
          <table:table-cell table:style-name="ce7" table:formula="of:=AVERAGE([Overview.B69:.KK69])" office:value-type="float" office:value="117.486111111111">
            <text:p>117,4861111111</text:p>
          </table:table-cell>
          <table:table-cell table:style-name="ce7" table:formula="of:=AVERAGE([Overview.B90:.KK90])" office:value-type="float" office:value="856.944444444444">
            <text:p>856,9444444444</text:p>
          </table:table-cell>
          <table:table-cell table:style-name="ce7" table:formula="of:=AVERAGE([Overview.B111:.KK111])" office:value-type="float" office:value="91.8472222222221">
            <text:p>91,8472222222</text:p>
          </table:table-cell>
          <table:table-cell table:style-name="ce7" table:formula="of:=AVERAGE([Overview.B132:.KK132])" office:value-type="float" office:value="15.5694444444444">
            <text:p>15,5694444444</text:p>
          </table:table-cell>
          <table:table-cell table:style-name="ce9" table:formula="of:=AVERAGE([Overview.B153:.KK153])" office:value-type="float" office:value="5.18181818181818">
            <text:p>5,1818181818</text:p>
          </table:table-cell>
          <table:table-cell table:style-name="ce9" table:formula="of:=AVERAGE([Overview.B174:.KK174])" office:value-type="float" office:value="104.984848484849">
            <text:p>104,9848484848</text:p>
          </table:table-cell>
          <table:table-cell table:style-name="ce9" table:formula="of:=AVERAGE([Overview.B195:.KK195])" office:value-type="float" office:value="1044.31818181818">
            <text:p>1044,3181818182</text:p>
          </table:table-cell>
          <table:table-cell table:style-name="ce9" table:formula="of:=AVERAGE([Overview.B216:.KK216])" office:value-type="float" office:value="105.89393939394">
            <text:p>105,8939393939</text:p>
          </table:table-cell>
          <table:table-cell table:style-name="ce9" table:formula="of:=AVERAGE([Overview.B237:.KK237])" office:value-type="float" office:value="14.1969696969697">
            <text:p>14,196969697</text:p>
          </table:table-cell>
          <table:table-cell table:style-name="ce11" table:formula="of:=AVERAGE([Overview.B258:.KK258])" office:value-type="float" office:value="5.10384615384616">
            <text:p>5,1038461538</text:p>
          </table:table-cell>
          <table:table-cell table:style-name="ce11" table:formula="of:=AVERAGE([Overview.B279:.KK279])" office:value-type="float" office:value="103.007692307692">
            <text:p>103,0076923077</text:p>
          </table:table-cell>
          <table:table-cell table:style-name="ce11" table:formula="of:=AVERAGE([Overview.B300:.KK300])" office:value-type="float" office:value="1092.69230769231">
            <text:p>1092,6923076923</text:p>
          </table:table-cell>
          <table:table-cell table:style-name="ce11" table:formula="of:=AVERAGE([Overview.B321:.KK321])" office:value-type="float" office:value="120.373076923077">
            <text:p>120,3730769231</text:p>
          </table:table-cell>
          <table:table-cell table:style-name="ce11" table:formula="of:=AVERAGE([Overview.B342:.KK342])" office:value-type="float" office:value="14.5730769230769">
            <text:p>14,5730769231</text:p>
          </table:table-cell>
          <table:table-cell table:style-name="ce13" table:formula="of:=AVERAGE([Overview.B363:.KK363])" office:value-type="float" office:value="6.2051282051282">
            <text:p>6,2051282051</text:p>
          </table:table-cell>
          <table:table-cell table:style-name="ce13" table:formula="of:=AVERAGE([Overview.B384:.KK384])" office:value-type="float" office:value="124.884615384615">
            <text:p>124,8846153846</text:p>
          </table:table-cell>
          <table:table-cell table:style-name="ce13" table:formula="of:=AVERAGE([Overview.B405:.KK405])" office:value-type="float" office:value="938.878205128206">
            <text:p>938,8782051282</text:p>
          </table:table-cell>
          <table:table-cell table:style-name="ce13" table:formula="of:=AVERAGE([Overview.B426:.KK426])" office:value-type="float" office:value="106.634615384616">
            <text:p>106,6346153846</text:p>
          </table:table-cell>
          <table:table-cell table:style-name="ce13" table:formula="of:=AVERAGE([Overview.B447:.KK447])" office:value-type="float" office:value="14.6506410256411">
            <text:p>14,6506410256</text:p>
          </table:table-cell>
          <table:table-cell table:style-name="ce18" table:formula="of:=AVERAGE([Overview.B468:.KK468])" office:value-type="float" office:value="5.41222222222222">
            <text:p>5,4122222222</text:p>
          </table:table-cell>
          <table:table-cell table:style-name="ce18" table:formula="of:=AVERAGE([Overview.B489:.KK489])" office:value-type="float" office:value="103.182962962963">
            <text:p>103,182962963</text:p>
          </table:table-cell>
          <table:table-cell table:style-name="ce18" table:formula="of:=AVERAGE([Overview.B510:.KK510])" office:value-type="float" office:value="1015.95185185185">
            <text:p>1015,9518518519</text:p>
          </table:table-cell>
          <table:table-cell table:style-name="ce18" table:formula="of:=AVERAGE([Overview.B531:.KK531])" office:value-type="float" office:value="108.198148148148">
            <text:p>108,1981481481</text:p>
          </table:table-cell>
          <table:table-cell table:style-name="ce18" table:formula="of:=AVERAGE([Overview.B552:.KK552])" office:value-type="float" office:value="13.567037037037">
            <text:p>13,567037037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5.71908429610612">
            <text:p>5,7190842961</text:p>
          </table:table-cell>
          <table:table-cell table:style-name="ce7" table:formula="of:=AVERAGE([Overview.B70:.KK70])" office:value-type="float" office:value="130.066538296962">
            <text:p>130,066538297</text:p>
          </table:table-cell>
          <table:table-cell table:style-name="ce7" table:formula="of:=AVERAGE([Overview.B91:.KK91])" office:value-type="float" office:value="1225.19148480959">
            <text:p>1225,1914848096</text:p>
          </table:table-cell>
          <table:table-cell table:style-name="ce7" table:formula="of:=AVERAGE([Overview.B112:.KK112])" office:value-type="float" office:value="110.437526743688">
            <text:p>110,4375267437</text:p>
          </table:table-cell>
          <table:table-cell table:style-name="ce7" table:formula="of:=AVERAGE([Overview.B133:.KK133])" office:value-type="float" office:value="14.614890885751">
            <text:p>14,6148908858</text:p>
          </table:table-cell>
          <table:table-cell table:style-name="ce9" table:formula="of:=AVERAGE([Overview.B154:.KK154])" office:value-type="float" office:value="5.83721751412429">
            <text:p>5,8372175141</text:p>
          </table:table-cell>
          <table:table-cell table:style-name="ce9" table:formula="of:=AVERAGE([Overview.B175:.KK175])" office:value-type="float" office:value="123.568855932203">
            <text:p>123,5688559322</text:p>
          </table:table-cell>
          <table:table-cell table:style-name="ce9" table:formula="of:=AVERAGE([Overview.B196:.KK196])" office:value-type="float" office:value="1251.40007062147">
            <text:p>1251,4000706215</text:p>
          </table:table-cell>
          <table:table-cell table:style-name="ce9" table:formula="of:=AVERAGE([Overview.B217:.KK217])" office:value-type="float" office:value="111.724576271186">
            <text:p>111,7245762712</text:p>
          </table:table-cell>
          <table:table-cell table:style-name="ce9" table:formula="of:=AVERAGE([Overview.B238:.KK238])" office:value-type="float" office:value="12.8714689265537">
            <text:p>12,8714689266</text:p>
          </table:table-cell>
          <table:table-cell table:style-name="ce11" table:formula="of:=AVERAGE([Overview.B259:.KK259])" office:value-type="float" office:value="5.4945945945946">
            <text:p>5,4945945946</text:p>
          </table:table-cell>
          <table:table-cell table:style-name="ce11" table:formula="of:=AVERAGE([Overview.B280:.KK280])" office:value-type="float" office:value="122.473986486486">
            <text:p>122,4739864865</text:p>
          </table:table-cell>
          <table:table-cell table:style-name="ce11" table:formula="of:=AVERAGE([Overview.B301:.KK301])" office:value-type="float" office:value="1239.54222972973">
            <text:p>1239,5422297297</text:p>
          </table:table-cell>
          <table:table-cell table:style-name="ce11" table:formula="of:=AVERAGE([Overview.B322:.KK322])" office:value-type="float" office:value="118.369932432433">
            <text:p>118,3699324324</text:p>
          </table:table-cell>
          <table:table-cell table:style-name="ce11" table:formula="of:=AVERAGE([Overview.B343:.KK343])" office:value-type="float" office:value="15.8719594594595">
            <text:p>15,8719594595</text:p>
          </table:table-cell>
          <table:table-cell table:style-name="ce13" table:formula="of:=AVERAGE([Overview.B364:.KK364])" office:value-type="float" office:value="6.6360153256705">
            <text:p>6,6360153257</text:p>
          </table:table-cell>
          <table:table-cell table:style-name="ce13" table:formula="of:=AVERAGE([Overview.B385:.KK385])" office:value-type="float" office:value="139.557471264368">
            <text:p>139,5574712644</text:p>
          </table:table-cell>
          <table:table-cell table:style-name="ce13" table:formula="of:=AVERAGE([Overview.B406:.KK406])" office:value-type="float" office:value="1128.10464559387">
            <text:p>1128,1046455939</text:p>
          </table:table-cell>
          <table:table-cell table:style-name="ce13" table:formula="of:=AVERAGE([Overview.B427:.KK427])" office:value-type="float" office:value="105.421216475096">
            <text:p>105,4212164751</text:p>
          </table:table-cell>
          <table:table-cell table:style-name="ce13" table:formula="of:=AVERAGE([Overview.B448:.KK448])" office:value-type="float" office:value="15.9003831417625">
            <text:p>15,9003831418</text:p>
          </table:table-cell>
          <table:table-cell table:style-name="ce18" table:formula="of:=AVERAGE([Overview.B469:.KK469])" office:value-type="float" office:value="6.02572999519565">
            <text:p>6,0257299952</text:p>
          </table:table-cell>
          <table:table-cell table:style-name="ce18" table:formula="of:=AVERAGE([Overview.B490:.KK490])" office:value-type="float" office:value="133.272567127529">
            <text:p>133,2725671275</text:p>
          </table:table-cell>
          <table:table-cell table:style-name="ce18" table:formula="of:=AVERAGE([Overview.B511:.KK511])" office:value-type="float" office:value="1252.88995355789">
            <text:p>1252,8899535579</text:p>
          </table:table-cell>
          <table:table-cell table:style-name="ce18" table:formula="of:=AVERAGE([Overview.B532:.KK532])" office:value-type="float" office:value="112.75188170608">
            <text:p>112,7518817061</text:p>
          </table:table-cell>
          <table:table-cell table:style-name="ce18" table:formula="of:=AVERAGE([Overview.B553:.KK553])" office:value-type="float" office:value="12.4056744781936">
            <text:p>12,4056744782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6.83655705996132">
            <text:p>6,83655706</text:p>
          </table:table-cell>
          <table:table-cell table:style-name="ce7" table:formula="of:=AVERAGE([Overview.B71:.KK71])" office:value-type="float" office:value="151.518568665377">
            <text:p>151,5185686654</text:p>
          </table:table-cell>
          <table:table-cell table:style-name="ce7" table:formula="of:=AVERAGE([Overview.B92:.KK92])" office:value-type="float" office:value="1417.98452611219">
            <text:p>1417,9845261122</text:p>
          </table:table-cell>
          <table:table-cell table:style-name="ce7" table:formula="of:=AVERAGE([Overview.B113:.KK113])" office:value-type="float" office:value="127.113152804643">
            <text:p>127,1131528046</text:p>
          </table:table-cell>
          <table:table-cell table:style-name="ce7" table:formula="of:=AVERAGE([Overview.B134:.KK134])" office:value-type="float" office:value="13.2516441005803">
            <text:p>13,2516441006</text:p>
          </table:table-cell>
          <table:table-cell table:style-name="ce9" table:formula="of:=AVERAGE([Overview.B155:.KK155])" office:value-type="float" office:value="6.25789473684211">
            <text:p>6,2578947368</text:p>
          </table:table-cell>
          <table:table-cell table:style-name="ce9" table:formula="of:=AVERAGE([Overview.B176:.KK176])" office:value-type="float" office:value="142.689035087719">
            <text:p>142,6890350877</text:p>
          </table:table-cell>
          <table:table-cell table:style-name="ce9" table:formula="of:=AVERAGE([Overview.B197:.KK197])" office:value-type="float" office:value="1536.75438596491">
            <text:p>1536,7543859649</text:p>
          </table:table-cell>
          <table:table-cell table:style-name="ce9" table:formula="of:=AVERAGE([Overview.B218:.KK218])" office:value-type="float" office:value="124.773684210527">
            <text:p>124,7736842105</text:p>
          </table:table-cell>
          <table:table-cell table:style-name="ce9" table:formula="of:=AVERAGE([Overview.B239:.KK239])" office:value-type="float" office:value="16.7131578947369">
            <text:p>16,7131578947</text:p>
          </table:table-cell>
          <table:table-cell table:style-name="ce11" table:formula="of:=AVERAGE([Overview.B260:.KK260])" office:value-type="float" office:value="6.77269260106789">
            <text:p>6,7726926011</text:p>
          </table:table-cell>
          <table:table-cell table:style-name="ce11" table:formula="of:=AVERAGE([Overview.B281:.KK281])" office:value-type="float" office:value="153.719679633867">
            <text:p>153,7196796339</text:p>
          </table:table-cell>
          <table:table-cell table:style-name="ce11" table:formula="of:=AVERAGE([Overview.B302:.KK302])" office:value-type="float" office:value="1496.19374523265">
            <text:p>1496,1937452327</text:p>
          </table:table-cell>
          <table:table-cell table:style-name="ce11" table:formula="of:=AVERAGE([Overview.B323:.KK323])" office:value-type="float" office:value="132.206712433257">
            <text:p>132,2067124333</text:p>
          </table:table-cell>
          <table:table-cell table:style-name="ce11" table:formula="of:=AVERAGE([Overview.B344:.KK344])" office:value-type="float" office:value="13.2406559877956">
            <text:p>13,2406559878</text:p>
          </table:table-cell>
          <table:table-cell table:style-name="ce13" table:formula="of:=AVERAGE([Overview.B365:.KK365])" office:value-type="float" office:value="8.59119402985074">
            <text:p>8,5911940299</text:p>
          </table:table-cell>
          <table:table-cell table:style-name="ce13" table:formula="of:=AVERAGE([Overview.B386:.KK386])" office:value-type="float" office:value="190.291791044776">
            <text:p>190,2917910448</text:p>
          </table:table-cell>
          <table:table-cell table:style-name="ce13" table:formula="of:=AVERAGE([Overview.B407:.KK407])" office:value-type="float" office:value="1275.6907960199">
            <text:p>1275,6907960199</text:p>
          </table:table-cell>
          <table:table-cell table:style-name="ce13" table:formula="of:=AVERAGE([Overview.B428:.KK428])" office:value-type="float" office:value="115.12815920398">
            <text:p>115,128159204</text:p>
          </table:table-cell>
          <table:table-cell table:style-name="ce13" table:formula="of:=AVERAGE([Overview.B449:.KK449])" office:value-type="float" office:value="15.0456716417911">
            <text:p>15,0456716418</text:p>
          </table:table-cell>
          <table:table-cell table:style-name="ce18" table:formula="of:=AVERAGE([Overview.B470:.KK470])" office:value-type="float" office:value="7.03205877441977">
            <text:p>7,0320587744</text:p>
          </table:table-cell>
          <table:table-cell table:style-name="ce18" table:formula="of:=AVERAGE([Overview.B491:.KK491])" office:value-type="float" office:value="158.845104914566">
            <text:p>158,8451049146</text:p>
          </table:table-cell>
          <table:table-cell table:style-name="ce18" table:formula="of:=AVERAGE([Overview.B512:.KK512])" office:value-type="float" office:value="1444.27283352814">
            <text:p>1444,2728335281</text:p>
          </table:table-cell>
          <table:table-cell table:style-name="ce18" table:formula="of:=AVERAGE([Overview.B533:.KK533])" office:value-type="float" office:value="124.311376412312">
            <text:p>124,3113764123</text:p>
          </table:table-cell>
          <table:table-cell table:style-name="ce18" table:formula="of:=AVERAGE([Overview.B554:.KK554])" office:value-type="float" office:value="14.8372571937441">
            <text:p>14,8372571937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7.58899130695444">
            <text:p>7,588991307</text:p>
          </table:table-cell>
          <table:table-cell table:style-name="ce7" table:formula="of:=AVERAGE([Overview.B72:.KK72])" office:value-type="float" office:value="179.922924160672">
            <text:p>179,9229241607</text:p>
          </table:table-cell>
          <table:table-cell table:style-name="ce7" table:formula="of:=AVERAGE([Overview.B93:.KK93])" office:value-type="float" office:value="1672.904676259">
            <text:p>1672,904676259</text:p>
          </table:table-cell>
          <table:table-cell table:style-name="ce7" table:formula="of:=AVERAGE([Overview.B114:.KK114])" office:value-type="float" office:value="136.248651079136">
            <text:p>136,2486510791</text:p>
          </table:table-cell>
          <table:table-cell table:style-name="ce7" table:formula="of:=AVERAGE([Overview.B135:.KK135])" office:value-type="float" office:value="13.8660071942446">
            <text:p>13,8660071942</text:p>
          </table:table-cell>
          <table:table-cell table:style-name="ce9" table:formula="of:=AVERAGE([Overview.B156:.KK156])" office:value-type="float" office:value="7.35917508417509">
            <text:p>7,3591750842</text:p>
          </table:table-cell>
          <table:table-cell table:style-name="ce9" table:formula="of:=AVERAGE([Overview.B177:.KK177])" office:value-type="float" office:value="172.543855218855">
            <text:p>172,5438552189</text:p>
          </table:table-cell>
          <table:table-cell table:style-name="ce9" table:formula="of:=AVERAGE([Overview.B198:.KK198])" office:value-type="float" office:value="1747.32491582492">
            <text:p>1747,3249158249</text:p>
          </table:table-cell>
          <table:table-cell table:style-name="ce9" table:formula="of:=AVERAGE([Overview.B219:.KK219])" office:value-type="float" office:value="138.24941077441">
            <text:p>138,2494107744</text:p>
          </table:table-cell>
          <table:table-cell table:style-name="ce9" table:formula="of:=AVERAGE([Overview.B240:.KK240])" office:value-type="float" office:value="14.2989898989899">
            <text:p>14,298989899</text:p>
          </table:table-cell>
          <table:table-cell table:style-name="ce11" table:formula="of:=AVERAGE([Overview.B261:.KK261])" office:value-type="float" office:value="6.92331866750472">
            <text:p>6,9233186675</text:p>
          </table:table-cell>
          <table:table-cell table:style-name="ce11" table:formula="of:=AVERAGE([Overview.B282:.KK282])" office:value-type="float" office:value="163.230002095118">
            <text:p>163,2300020951</text:p>
          </table:table-cell>
          <table:table-cell table:style-name="ce11" table:formula="of:=AVERAGE([Overview.B303:.KK303])" office:value-type="float" office:value="1750.06274879531">
            <text:p>1750,0627487953</text:p>
          </table:table-cell>
          <table:table-cell table:style-name="ce11" table:formula="of:=AVERAGE([Overview.B324:.KK324])" office:value-type="float" office:value="144.570375026189">
            <text:p>144,5703750262</text:p>
          </table:table-cell>
          <table:table-cell table:style-name="ce11" table:formula="of:=AVERAGE([Overview.B345:.KK345])" office:value-type="float" office:value="15.020050282841">
            <text:p>15,0200502828</text:p>
          </table:table-cell>
          <table:table-cell table:style-name="ce13" table:formula="of:=AVERAGE([Overview.B366:.KK366])" office:value-type="float" office:value="7.83940219476633">
            <text:p>7,8394021948</text:p>
          </table:table-cell>
          <table:table-cell table:style-name="ce13" table:formula="of:=AVERAGE([Overview.B387:.KK387])" office:value-type="float" office:value="187.698804773233">
            <text:p>187,6988047732</text:p>
          </table:table-cell>
          <table:table-cell table:style-name="ce13" table:formula="of:=AVERAGE([Overview.B408:.KK408])" office:value-type="float" office:value="1605.58888419922">
            <text:p>1605,5888841992</text:p>
          </table:table-cell>
          <table:table-cell table:style-name="ce13" table:formula="of:=AVERAGE([Overview.B429:.KK429])" office:value-type="float" office:value="129.439010820351">
            <text:p>129,4390108204</text:p>
          </table:table-cell>
          <table:table-cell table:style-name="ce13" table:formula="of:=AVERAGE([Overview.B450:.KK450])" office:value-type="float" office:value="16.9199600951577">
            <text:p>16,9199600952</text:p>
          </table:table-cell>
          <table:table-cell table:style-name="ce18" table:formula="of:=AVERAGE([Overview.B471:.KK471])" office:value-type="float" office:value="7.28036369122221">
            <text:p>7,2803636912</text:p>
          </table:table-cell>
          <table:table-cell table:style-name="ce18" table:formula="of:=AVERAGE([Overview.B492:.KK492])" office:value-type="float" office:value="173.933093116094">
            <text:p>173,9330931161</text:p>
          </table:table-cell>
          <table:table-cell table:style-name="ce18" table:formula="of:=AVERAGE([Overview.B513:.KK513])" office:value-type="float" office:value="1726.06594949636">
            <text:p>1726,0659494964</text:p>
          </table:table-cell>
          <table:table-cell table:style-name="ce18" table:formula="of:=AVERAGE([Overview.B534:.KK534])" office:value-type="float" office:value="136.702467158706">
            <text:p>136,7024671587</text:p>
          </table:table-cell>
          <table:table-cell table:style-name="ce18" table:formula="of:=AVERAGE([Overview.B555:.KK555])" office:value-type="float" office:value="14.5645569326464">
            <text:p>14,5645569326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7.72575591161649">
            <text:p>7,7257559116</text:p>
          </table:table-cell>
          <table:table-cell table:style-name="ce7" table:formula="of:=AVERAGE([Overview.B73:.KK73])" office:value-type="float" office:value="203.441298402033">
            <text:p>203,441298402</text:p>
          </table:table-cell>
          <table:table-cell table:style-name="ce7" table:formula="of:=AVERAGE([Overview.B94:.KK94])" office:value-type="float" office:value="1980.18359391825">
            <text:p>1980,1835939183</text:p>
          </table:table-cell>
          <table:table-cell table:style-name="ce7" table:formula="of:=AVERAGE([Overview.B115:.KK115])" office:value-type="float" office:value="147.139585217728">
            <text:p>147,1395852177</text:p>
          </table:table-cell>
          <table:table-cell table:style-name="ce7" table:formula="of:=AVERAGE([Overview.B136:.KK136])" office:value-type="float" office:value="10.8947107722789">
            <text:p>10,8947107723</text:p>
          </table:table-cell>
          <table:table-cell table:style-name="ce9" table:formula="of:=AVERAGE([Overview.B157:.KK157])" office:value-type="float" office:value="7.50334211553474">
            <text:p>7,5033421155</text:p>
          </table:table-cell>
          <table:table-cell table:style-name="ce9" table:formula="of:=AVERAGE([Overview.B178:.KK178])" office:value-type="float" office:value="200.281445160031">
            <text:p>200,28144516</text:p>
          </table:table-cell>
          <table:table-cell table:style-name="ce9" table:formula="of:=AVERAGE([Overview.B199:.KK199])" office:value-type="float" office:value="2041.5481069477">
            <text:p>2041,5481069477</text:p>
          </table:table-cell>
          <table:table-cell table:style-name="ce9" table:formula="of:=AVERAGE([Overview.B220:.KK220])" office:value-type="float" office:value="145.689207650273">
            <text:p>145,6892076503</text:p>
          </table:table-cell>
          <table:table-cell table:style-name="ce9" table:formula="of:=AVERAGE([Overview.B241:.KK241])" office:value-type="float" office:value="13.2350458626074">
            <text:p>13,2350458626</text:p>
          </table:table-cell>
          <table:table-cell table:style-name="ce11" table:formula="of:=AVERAGE([Overview.B262:.KK262])" office:value-type="float" office:value="6.93687822962741">
            <text:p>6,9368782296</text:p>
          </table:table-cell>
          <table:table-cell table:style-name="ce11" table:formula="of:=AVERAGE([Overview.B283:.KK283])" office:value-type="float" office:value="185.965166544997">
            <text:p>185,965166545</text:p>
          </table:table-cell>
          <table:table-cell table:style-name="ce11" table:formula="of:=AVERAGE([Overview.B304:.KK304])" office:value-type="float" office:value="2054.9930755357">
            <text:p>2054,9930755357</text:p>
          </table:table-cell>
          <table:table-cell table:style-name="ce11" table:formula="of:=AVERAGE([Overview.B325:.KK325])" office:value-type="float" office:value="152.180444024563">
            <text:p>152,1804440246</text:p>
          </table:table-cell>
          <table:table-cell table:style-name="ce11" table:formula="of:=AVERAGE([Overview.B346:.KK346])" office:value-type="float" office:value="15.7783276792488">
            <text:p>15,7783276792</text:p>
          </table:table-cell>
          <table:table-cell table:style-name="ce13" table:formula="of:=AVERAGE([Overview.B367:.KK367])" office:value-type="float" office:value="8.23325080335037">
            <text:p>8,2332508034</text:p>
          </table:table-cell>
          <table:table-cell table:style-name="ce13" table:formula="of:=AVERAGE([Overview.B388:.KK388])" office:value-type="float" office:value="217.355600625121">
            <text:p>217,3556006251</text:p>
          </table:table-cell>
          <table:table-cell table:style-name="ce13" table:formula="of:=AVERAGE([Overview.B409:.KK409])" office:value-type="float" office:value="1893.68059140635">
            <text:p>1893,6805914064</text:p>
          </table:table-cell>
          <table:table-cell table:style-name="ce13" table:formula="of:=AVERAGE([Overview.B430:.KK430])" office:value-type="float" office:value="139.077286695113">
            <text:p>139,0772866951</text:p>
          </table:table-cell>
          <table:table-cell table:style-name="ce13" table:formula="of:=AVERAGE([Overview.B451:.KK451])" office:value-type="float" office:value="15.6002791971765">
            <text:p>15,6002791972</text:p>
          </table:table-cell>
          <table:table-cell table:style-name="ce18" table:formula="of:=AVERAGE([Overview.B472:.KK472])" office:value-type="float" office:value="7.83039561119977">
            <text:p>7,8303956112</text:p>
          </table:table-cell>
          <table:table-cell table:style-name="ce18" table:formula="of:=AVERAGE([Overview.B493:.KK493])" office:value-type="float" office:value="210.582333309991">
            <text:p>210,58233331</text:p>
          </table:table-cell>
          <table:table-cell table:style-name="ce18" table:formula="of:=AVERAGE([Overview.B514:.KK514])" office:value-type="float" office:value="2005.58443778172">
            <text:p>2005,5844377817</text:p>
          </table:table-cell>
          <table:table-cell table:style-name="ce18" table:formula="of:=AVERAGE([Overview.B535:.KK535])" office:value-type="float" office:value="144.440054804719">
            <text:p>144,4400548047</text:p>
          </table:table-cell>
          <table:table-cell table:style-name="ce18" table:formula="of:=AVERAGE([Overview.B556:.KK556])" office:value-type="float" office:value="12.7108700940194">
            <text:p>12,710870094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7.53441934157014">
            <text:p>7,5344193416</text:p>
          </table:table-cell>
          <table:table-cell table:style-name="ce7" table:formula="of:=AVERAGE([Overview.B74:.KK74])" office:value-type="float" office:value="222.454088284544">
            <text:p>222,4540882845</text:p>
          </table:table-cell>
          <table:table-cell table:style-name="ce7" table:formula="of:=AVERAGE([Overview.B95:.KK95])" office:value-type="float" office:value="2329.94294859803">
            <text:p>2329,942948598</text:p>
          </table:table-cell>
          <table:table-cell table:style-name="ce7" table:formula="of:=AVERAGE([Overview.B116:.KK116])" office:value-type="float" office:value="156.451420818109">
            <text:p>156,4514208181</text:p>
          </table:table-cell>
          <table:table-cell table:style-name="ce7" table:formula="of:=AVERAGE([Overview.B137:.KK137])" office:value-type="float" office:value="14.7710617005539">
            <text:p>14,7710617006</text:p>
          </table:table-cell>
          <table:table-cell table:style-name="ce9" table:formula="of:=AVERAGE([Overview.B158:.KK158])" office:value-type="float" office:value="7.7169774119745">
            <text:p>7,716977412</text:p>
          </table:table-cell>
          <table:table-cell table:style-name="ce9" table:formula="of:=AVERAGE([Overview.B179:.KK179])" office:value-type="float" office:value="223.654721528038">
            <text:p>223,654721528</text:p>
          </table:table-cell>
          <table:table-cell table:style-name="ce9" table:formula="of:=AVERAGE([Overview.B200:.KK200])" office:value-type="float" office:value="2389.48760501205">
            <text:p>2389,4876050121</text:p>
          </table:table-cell>
          <table:table-cell table:style-name="ce9" table:formula="of:=AVERAGE([Overview.B221:.KK221])" office:value-type="float" office:value="160.000099636389">
            <text:p>160,0000996364</text:p>
          </table:table-cell>
          <table:table-cell table:style-name="ce9" table:formula="of:=AVERAGE([Overview.B242:.KK242])" office:value-type="float" office:value="13.525606137491">
            <text:p>13,5256061375</text:p>
          </table:table-cell>
          <table:table-cell table:style-name="ce11" table:formula="of:=AVERAGE([Overview.B263:.KK263])" office:value-type="float" office:value="7.16063385332682">
            <text:p>7,1606338533</text:p>
          </table:table-cell>
          <table:table-cell table:style-name="ce11" table:formula="of:=AVERAGE([Overview.B284:.KK284])" office:value-type="float" office:value="208.524135968486">
            <text:p>208,5241359685</text:p>
          </table:table-cell>
          <table:table-cell table:style-name="ce11" table:formula="of:=AVERAGE([Overview.B305:.KK305])" office:value-type="float" office:value="2373.43334220959">
            <text:p>2373,4333422096</text:p>
          </table:table-cell>
          <table:table-cell table:style-name="ce11" table:formula="of:=AVERAGE([Overview.B326:.KK326])" office:value-type="float" office:value="163.840881585819">
            <text:p>163,8408815858</text:p>
          </table:table-cell>
          <table:table-cell table:style-name="ce11" table:formula="of:=AVERAGE([Overview.B347:.KK347])" office:value-type="float" office:value="15.3234762324392">
            <text:p>15,3234762324</text:p>
          </table:table-cell>
          <table:table-cell table:style-name="ce13" table:formula="of:=AVERAGE([Overview.B368:.KK368])" office:value-type="float" office:value="8.10258483777697">
            <text:p>8,1025848378</text:p>
          </table:table-cell>
          <table:table-cell table:style-name="ce13" table:formula="of:=AVERAGE([Overview.B389:.KK389])" office:value-type="float" office:value="236.103461999311">
            <text:p>236,1034619993</text:p>
          </table:table-cell>
          <table:table-cell table:style-name="ce13" table:formula="of:=AVERAGE([Overview.B410:.KK410])" office:value-type="float" office:value="2279.30300991886">
            <text:p>2279,3030099189</text:p>
          </table:table-cell>
          <table:table-cell table:style-name="ce13" table:formula="of:=AVERAGE([Overview.B431:.KK431])" office:value-type="float" office:value="152.708022534608">
            <text:p>152,7080225346</text:p>
          </table:table-cell>
          <table:table-cell table:style-name="ce13" table:formula="of:=AVERAGE([Overview.B452:.KK452])" office:value-type="float" office:value="17.0506733913356">
            <text:p>17,0506733913</text:p>
          </table:table-cell>
          <table:table-cell table:style-name="ce18" table:formula="of:=AVERAGE([Overview.B473:.KK473])" office:value-type="float" office:value="7.69941937942718">
            <text:p>7,6994193794</text:p>
          </table:table-cell>
          <table:table-cell table:style-name="ce18" table:formula="of:=AVERAGE([Overview.B494:.KK494])" office:value-type="float" office:value="225.22033840229">
            <text:p>225,2203384023</text:p>
          </table:table-cell>
          <table:table-cell table:style-name="ce18" table:formula="of:=AVERAGE([Overview.B515:.KK515])" office:value-type="float" office:value="2353.8992307506">
            <text:p>2353,8992307506</text:p>
          </table:table-cell>
          <table:table-cell table:style-name="ce18" table:formula="of:=AVERAGE([Overview.B536:.KK536])" office:value-type="float" office:value="155.82288937726">
            <text:p>155,8228893773</text:p>
          </table:table-cell>
          <table:table-cell table:style-name="ce18" table:formula="of:=AVERAGE([Overview.B557:.KK557])" office:value-type="float" office:value="15.023086420885">
            <text:p>15,0230864209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8.03112337484774">
            <text:p>8,0311233748</text:p>
          </table:table-cell>
          <table:table-cell table:style-name="ce7" table:formula="of:=AVERAGE([Overview.B75:.KK75])" office:value-type="float" office:value="259.564156500097">
            <text:p>259,5641565001</text:p>
          </table:table-cell>
          <table:table-cell table:style-name="ce7" table:formula="of:=AVERAGE([Overview.B96:.KK96])" office:value-type="float" office:value="2759.8103117748">
            <text:p>2759,8103117748</text:p>
          </table:table-cell>
          <table:table-cell table:style-name="ce7" table:formula="of:=AVERAGE([Overview.B117:.KK117])" office:value-type="float" office:value="168.242940430703">
            <text:p>168,2429404307</text:p>
          </table:table-cell>
          <table:table-cell table:style-name="ce7" table:formula="of:=AVERAGE([Overview.B138:.KK138])" office:value-type="float" office:value="15.0007969479089">
            <text:p>15,0007969479</text:p>
          </table:table-cell>
          <table:table-cell table:style-name="ce9" table:formula="of:=AVERAGE([Overview.B159:.KK159])" office:value-type="float" office:value="7.98274339375305">
            <text:p>7,9827433938</text:p>
          </table:table-cell>
          <table:table-cell table:style-name="ce9" table:formula="of:=AVERAGE([Overview.B180:.KK180])" office:value-type="float" office:value="255.488219482103">
            <text:p>255,4882194821</text:p>
          </table:table-cell>
          <table:table-cell table:style-name="ce9" table:formula="of:=AVERAGE([Overview.B201:.KK201])" office:value-type="float" office:value="2839.63210656504">
            <text:p>2839,632106565</text:p>
          </table:table-cell>
          <table:table-cell table:style-name="ce9" table:formula="of:=AVERAGE([Overview.B222:.KK222])" office:value-type="float" office:value="169.95806966982">
            <text:p>169,9580696698</text:p>
          </table:table-cell>
          <table:table-cell table:style-name="ce9" table:formula="of:=AVERAGE([Overview.B243:.KK243])" office:value-type="float" office:value="16.7038047669078">
            <text:p>16,7038047669</text:p>
          </table:table-cell>
          <table:table-cell table:style-name="ce11" table:formula="of:=AVERAGE([Overview.B264:.KK264])" office:value-type="float" office:value="7.44532752676466">
            <text:p>7,4453275268</text:p>
          </table:table-cell>
          <table:table-cell table:style-name="ce11" table:formula="of:=AVERAGE([Overview.B285:.KK285])" office:value-type="float" office:value="236.565040992395">
            <text:p>236,5650409924</text:p>
          </table:table-cell>
          <table:table-cell table:style-name="ce11" table:formula="of:=AVERAGE([Overview.B306:.KK306])" office:value-type="float" office:value="2814.46799376454">
            <text:p>2814,4679937645</text:p>
          </table:table-cell>
          <table:table-cell table:style-name="ce11" table:formula="of:=AVERAGE([Overview.B327:.KK327])" office:value-type="float" office:value="176.400899853186">
            <text:p>176,4008998532</text:p>
          </table:table-cell>
          <table:table-cell table:style-name="ce11" table:formula="of:=AVERAGE([Overview.B348:.KK348])" office:value-type="float" office:value="16.5896413784002">
            <text:p>16,5896413784</text:p>
          </table:table-cell>
          <table:table-cell table:style-name="ce13" table:formula="of:=AVERAGE([Overview.B369:.KK369])" office:value-type="float" office:value="8.79955016923245">
            <text:p>8,7995501692</text:p>
          </table:table-cell>
          <table:table-cell table:style-name="ce13" table:formula="of:=AVERAGE([Overview.B390:.KK390])" office:value-type="float" office:value="282.429454088875">
            <text:p>282,4294540889</text:p>
          </table:table-cell>
          <table:table-cell table:style-name="ce13" table:formula="of:=AVERAGE([Overview.B411:.KK411])" office:value-type="float" office:value="2717.77798886341">
            <text:p>2717,7779888634</text:p>
          </table:table-cell>
          <table:table-cell table:style-name="ce13" table:formula="of:=AVERAGE([Overview.B432:.KK432])" office:value-type="float" office:value="161.270184517961">
            <text:p>161,270184518</text:p>
          </table:table-cell>
          <table:table-cell table:style-name="ce13" table:formula="of:=AVERAGE([Overview.B453:.KK453])" office:value-type="float" office:value="18.5809029370019">
            <text:p>18,580902937</text:p>
          </table:table-cell>
          <table:table-cell table:style-name="ce18" table:formula="of:=AVERAGE([Overview.B474:.KK474])" office:value-type="float" office:value="8.02150014858337">
            <text:p>8,0215001486</text:p>
          </table:table-cell>
          <table:table-cell table:style-name="ce18" table:formula="of:=AVERAGE([Overview.B495:.KK495])" office:value-type="float" office:value="260.870492933714">
            <text:p>260,8704929337</text:p>
          </table:table-cell>
          <table:table-cell table:style-name="ce18" table:formula="of:=AVERAGE([Overview.B516:.KK516])" office:value-type="float" office:value="2790.65487929327">
            <text:p>2790,6548792933</text:p>
          </table:table-cell>
          <table:table-cell table:style-name="ce18" table:formula="of:=AVERAGE([Overview.B537:.KK537])" office:value-type="float" office:value="166.059135850652">
            <text:p>166,0591358507</text:p>
          </table:table-cell>
          <table:table-cell table:style-name="ce18" table:formula="of:=AVERAGE([Overview.B558:.KK558])" office:value-type="float" office:value="16.5205460517141">
            <text:p>16,5205460517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0.2646305249244">
            <text:p>10,2646305249</text:p>
          </table:table-cell>
          <table:table-cell table:style-name="ce7" table:formula="of:=AVERAGE([Overview.B76:.KK76])" office:value-type="float" office:value="297.21619407174">
            <text:p>297,2161940717</text:p>
          </table:table-cell>
          <table:table-cell table:style-name="ce7" table:formula="of:=AVERAGE([Overview.B97:.KK97])" office:value-type="float" office:value="3185.88663606569">
            <text:p>3185,8866360657</text:p>
          </table:table-cell>
          <table:table-cell table:style-name="ce7" table:formula="of:=AVERAGE([Overview.B118:.KK118])" office:value-type="float" office:value="182.017129302696">
            <text:p>182,0171293027</text:p>
          </table:table-cell>
          <table:table-cell table:style-name="ce7" table:formula="of:=AVERAGE([Overview.B139:.KK139])" office:value-type="float" office:value="20.0330635377623">
            <text:p>20,0330635378</text:p>
          </table:table-cell>
          <table:table-cell table:style-name="ce9" table:formula="of:=AVERAGE([Overview.B160:.KK160])" office:value-type="float" office:value="11.1411270691334">
            <text:p>11,1411270691</text:p>
          </table:table-cell>
          <table:table-cell table:style-name="ce9" table:formula="of:=AVERAGE([Overview.B181:.KK181])" office:value-type="float" office:value="302.464469733853">
            <text:p>302,4644697339</text:p>
          </table:table-cell>
          <table:table-cell table:style-name="ce9" table:formula="of:=AVERAGE([Overview.B202:.KK202])" office:value-type="float" office:value="3282.5236327491">
            <text:p>3282,5236327491</text:p>
          </table:table-cell>
          <table:table-cell table:style-name="ce9" table:formula="of:=AVERAGE([Overview.B223:.KK223])" office:value-type="float" office:value="189.049791058099">
            <text:p>189,0497910581</text:p>
          </table:table-cell>
          <table:table-cell table:style-name="ce9" table:formula="of:=AVERAGE([Overview.B244:.KK244])" office:value-type="float" office:value="17.5628651411879">
            <text:p>17,5628651412</text:p>
          </table:table-cell>
          <table:table-cell table:style-name="ce11" table:formula="of:=AVERAGE([Overview.B265:.KK265])" office:value-type="float" office:value="9.69877463156152">
            <text:p>9,6987746316</text:p>
          </table:table-cell>
          <table:table-cell table:style-name="ce11" table:formula="of:=AVERAGE([Overview.B286:.KK286])" office:value-type="float" office:value="269.200781822913">
            <text:p>269,2007818229</text:p>
          </table:table-cell>
          <table:table-cell table:style-name="ce11" table:formula="of:=AVERAGE([Overview.B307:.KK307])" office:value-type="float" office:value="3275.13057388877">
            <text:p>3275,1305738888</text:p>
          </table:table-cell>
          <table:table-cell table:style-name="ce11" table:formula="of:=AVERAGE([Overview.B328:.KK328])" office:value-type="float" office:value="194.423034797625">
            <text:p>194,4230347976</text:p>
          </table:table-cell>
          <table:table-cell table:style-name="ce11" table:formula="of:=AVERAGE([Overview.B349:.KK349])" office:value-type="float" office:value="19.5883649137748">
            <text:p>19,5883649138</text:p>
          </table:table-cell>
          <table:table-cell table:style-name="ce13" table:formula="of:=AVERAGE([Overview.B370:.KK370])" office:value-type="float" office:value="11.4221590618642">
            <text:p>11,4221590619</text:p>
          </table:table-cell>
          <table:table-cell table:style-name="ce13" table:formula="of:=AVERAGE([Overview.B391:.KK391])" office:value-type="float" office:value="321.123510648086">
            <text:p>321,1235106481</text:p>
          </table:table-cell>
          <table:table-cell table:style-name="ce13" table:formula="of:=AVERAGE([Overview.B412:.KK412])" office:value-type="float" office:value="3163.609082823">
            <text:p>3163,609082823</text:p>
          </table:table-cell>
          <table:table-cell table:style-name="ce13" table:formula="of:=AVERAGE([Overview.B433:.KK433])" office:value-type="float" office:value="178.709127807711">
            <text:p>178,7091278077</text:p>
          </table:table-cell>
          <table:table-cell table:style-name="ce13" table:formula="of:=AVERAGE([Overview.B454:.KK454])" office:value-type="float" office:value="22.3897148582471">
            <text:p>22,3897148582</text:p>
          </table:table-cell>
          <table:table-cell table:style-name="ce18" table:formula="of:=AVERAGE([Overview.B475:.KK475])" office:value-type="float" office:value="10.8150641194093">
            <text:p>10,8150641194</text:p>
          </table:table-cell>
          <table:table-cell table:style-name="ce18" table:formula="of:=AVERAGE([Overview.B496:.KK496])" office:value-type="float" office:value="300.702267829926">
            <text:p>300,7022678299</text:p>
          </table:table-cell>
          <table:table-cell table:style-name="ce18" table:formula="of:=AVERAGE([Overview.B517:.KK517])" office:value-type="float" office:value="3219.00891496294">
            <text:p>3219,008914963</text:p>
          </table:table-cell>
          <table:table-cell table:style-name="ce18" table:formula="of:=AVERAGE([Overview.B538:.KK538])" office:value-type="float" office:value="182.178186261628">
            <text:p>182,1781862616</text:p>
          </table:table-cell>
          <table:table-cell table:style-name="ce18" table:formula="of:=AVERAGE([Overview.B559:.KK559])" office:value-type="float" office:value="20.3891531332668">
            <text:p>20,3891531333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1.7005705040872">
            <text:p>11,7005705041</text:p>
          </table:table-cell>
          <table:table-cell table:style-name="ce7" table:formula="of:=AVERAGE([Overview.B77:.KK77])" office:value-type="float" office:value="341.344319439714">
            <text:p>341,3443194397</text:p>
          </table:table-cell>
          <table:table-cell table:style-name="ce7" table:formula="of:=AVERAGE([Overview.B98:.KK98])" office:value-type="float" office:value="3686.31218600987">
            <text:p>3686,3121860099</text:p>
          </table:table-cell>
          <table:table-cell table:style-name="ce7" table:formula="of:=AVERAGE([Overview.B119:.KK119])" office:value-type="float" office:value="197.87363760218">
            <text:p>197,8736376022</text:p>
          </table:table-cell>
          <table:table-cell table:style-name="ce7" table:formula="of:=AVERAGE([Overview.B140:.KK140])" office:value-type="float" office:value="21.9491469048025">
            <text:p>21,9491469048</text:p>
          </table:table-cell>
          <table:table-cell table:style-name="ce9" table:formula="of:=AVERAGE([Overview.B161:.KK161])" office:value-type="float" office:value="12.8724799019466">
            <text:p>12,8724799019</text:p>
          </table:table-cell>
          <table:table-cell table:style-name="ce9" table:formula="of:=AVERAGE([Overview.B182:.KK182])" office:value-type="float" office:value="347.929910149878">
            <text:p>347,9299101499</text:p>
          </table:table-cell>
          <table:table-cell table:style-name="ce9" table:formula="of:=AVERAGE([Overview.B203:.KK203])" office:value-type="float" office:value="3766.27709497476">
            <text:p>3766,2770949748</text:p>
          </table:table-cell>
          <table:table-cell table:style-name="ce9" table:formula="of:=AVERAGE([Overview.B224:.KK224])" office:value-type="float" office:value="204.241437215901">
            <text:p>204,2414372159</text:p>
          </table:table-cell>
          <table:table-cell table:style-name="ce9" table:formula="of:=AVERAGE([Overview.B245:.KK245])" office:value-type="float" office:value="18.6753525000724">
            <text:p>18,6753525001</text:p>
          </table:table-cell>
          <table:table-cell table:style-name="ce11" table:formula="of:=AVERAGE([Overview.B266:.KK266])" office:value-type="float" office:value="11.2781107970382">
            <text:p>11,278110797</text:p>
          </table:table-cell>
          <table:table-cell table:style-name="ce11" table:formula="of:=AVERAGE([Overview.B287:.KK287])" office:value-type="float" office:value="318.486250385304">
            <text:p>318,4862503853</text:p>
          </table:table-cell>
          <table:table-cell table:style-name="ce11" table:formula="of:=AVERAGE([Overview.B308:.KK308])" office:value-type="float" office:value="3728.49501892088">
            <text:p>3728,4950189209</text:p>
          </table:table-cell>
          <table:table-cell table:style-name="ce11" table:formula="of:=AVERAGE([Overview.B329:.KK329])" office:value-type="float" office:value="207.605363431862">
            <text:p>207,6053634319</text:p>
          </table:table-cell>
          <table:table-cell table:style-name="ce11" table:formula="of:=AVERAGE([Overview.B350:.KK350])" office:value-type="float" office:value="22.5350643047803">
            <text:p>22,5350643048</text:p>
          </table:table-cell>
          <table:table-cell table:style-name="ce13" table:formula="of:=AVERAGE([Overview.B371:.KK371])" office:value-type="float" office:value="13.2924684870934">
            <text:p>13,2924684871</text:p>
          </table:table-cell>
          <table:table-cell table:style-name="ce13" table:formula="of:=AVERAGE([Overview.B392:.KK392])" office:value-type="float" office:value="380.080095328337">
            <text:p>380,0800953283</text:p>
          </table:table-cell>
          <table:table-cell table:style-name="ce13" table:formula="of:=AVERAGE([Overview.B413:.KK413])" office:value-type="float" office:value="3669.41246159589">
            <text:p>3669,4124615959</text:p>
          </table:table-cell>
          <table:table-cell table:style-name="ce13" table:formula="of:=AVERAGE([Overview.B434:.KK434])" office:value-type="float" office:value="192.005884514887">
            <text:p>192,0058845149</text:p>
          </table:table-cell>
          <table:table-cell table:style-name="ce13" table:formula="of:=AVERAGE([Overview.B455:.KK455])" office:value-type="float" office:value="24.737110862262">
            <text:p>24,7371108623</text:p>
          </table:table-cell>
          <table:table-cell table:style-name="ce18" table:formula="of:=AVERAGE([Overview.B476:.KK476])" office:value-type="float" office:value="12.6742049608227">
            <text:p>12,6742049608</text:p>
          </table:table-cell>
          <table:table-cell table:style-name="ce18" table:formula="of:=AVERAGE([Overview.B497:.KK497])" office:value-type="float" office:value="350.292717398748">
            <text:p>350,2927173987</text:p>
          </table:table-cell>
          <table:table-cell table:style-name="ce18" table:formula="of:=AVERAGE([Overview.B518:.KK518])" office:value-type="float" office:value="3687.54704695076">
            <text:p>3687,5470469508</text:p>
          </table:table-cell>
          <table:table-cell table:style-name="ce18" table:formula="of:=AVERAGE([Overview.B539:.KK539])" office:value-type="float" office:value="197.302695454264">
            <text:p>197,3026954543</text:p>
          </table:table-cell>
          <table:table-cell table:style-name="ce18" table:formula="of:=AVERAGE([Overview.B560:.KK560])" office:value-type="float" office:value="21.6294298999292">
            <text:p>21,6294298999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3.8762865133182">
            <text:p>13,8762865133</text:p>
          </table:table-cell>
          <table:table-cell table:style-name="ce7" table:formula="of:=AVERAGE([Overview.B78:.KK78])" office:value-type="float" office:value="414.072252953953">
            <text:p>414,072252954</text:p>
          </table:table-cell>
          <table:table-cell table:style-name="ce7" table:formula="of:=AVERAGE([Overview.B99:.KK99])" office:value-type="float" office:value="4270.92542599857">
            <text:p>4270,9254259986</text:p>
          </table:table-cell>
          <table:table-cell table:style-name="ce7" table:formula="of:=AVERAGE([Overview.B120:.KK120])" office:value-type="float" office:value="209.788439243447">
            <text:p>209,7884392434</text:p>
          </table:table-cell>
          <table:table-cell table:style-name="ce7" table:formula="of:=AVERAGE([Overview.B141:.KK141])" office:value-type="float" office:value="24.3503764308394">
            <text:p>24,3503764308</text:p>
          </table:table-cell>
          <table:table-cell table:style-name="ce9" table:formula="of:=AVERAGE([Overview.B162:.KK162])" office:value-type="float" office:value="14.4773815283969">
            <text:p>14,4773815284</text:p>
          </table:table-cell>
          <table:table-cell table:style-name="ce9" table:formula="of:=AVERAGE([Overview.B183:.KK183])" office:value-type="float" office:value="405.158960317337">
            <text:p>405,1589603173</text:p>
          </table:table-cell>
          <table:table-cell table:style-name="ce9" table:formula="of:=AVERAGE([Overview.B204:.KK204])" office:value-type="float" office:value="4338.04816459041">
            <text:p>4338,0481645904</text:p>
          </table:table-cell>
          <table:table-cell table:style-name="ce9" table:formula="of:=AVERAGE([Overview.B225:.KK225])" office:value-type="float" office:value="219.677596475229">
            <text:p>219,6775964752</text:p>
          </table:table-cell>
          <table:table-cell table:style-name="ce9" table:formula="of:=AVERAGE([Overview.B246:.KK246])" office:value-type="float" office:value="20.6421636940531">
            <text:p>20,6421636941</text:p>
          </table:table-cell>
          <table:table-cell table:style-name="ce11" table:formula="of:=AVERAGE([Overview.B267:.KK267])" office:value-type="float" office:value="12.9372386305817">
            <text:p>12,9372386306</text:p>
          </table:table-cell>
          <table:table-cell table:style-name="ce11" table:formula="of:=AVERAGE([Overview.B288:.KK288])" office:value-type="float" office:value="383.519689627601">
            <text:p>383,5196896276</text:p>
          </table:table-cell>
          <table:table-cell table:style-name="ce11" table:formula="of:=AVERAGE([Overview.B309:.KK309])" office:value-type="float" office:value="4345.28334504398">
            <text:p>4345,283345044</text:p>
          </table:table-cell>
          <table:table-cell table:style-name="ce11" table:formula="of:=AVERAGE([Overview.B330:.KK330])" office:value-type="float" office:value="222.270427398057">
            <text:p>222,2704273981</text:p>
          </table:table-cell>
          <table:table-cell table:style-name="ce11" table:formula="of:=AVERAGE([Overview.B351:.KK351])" office:value-type="float" office:value="25.6897826666343">
            <text:p>25,6897826666</text:p>
          </table:table-cell>
          <table:table-cell table:style-name="ce13" table:formula="of:=AVERAGE([Overview.B372:.KK372])" office:value-type="float" office:value="15.8174617703154">
            <text:p>15,8174617703</text:p>
          </table:table-cell>
          <table:table-cell table:style-name="ce13" table:formula="of:=AVERAGE([Overview.B393:.KK393])" office:value-type="float" office:value="465.526179671004">
            <text:p>465,526179671</text:p>
          </table:table-cell>
          <table:table-cell table:style-name="ce13" table:formula="of:=AVERAGE([Overview.B414:.KK414])" office:value-type="float" office:value="4274.47901411689">
            <text:p>4274,4790141169</text:p>
          </table:table-cell>
          <table:table-cell table:style-name="ce13" table:formula="of:=AVERAGE([Overview.B435:.KK435])" office:value-type="float" office:value="204.782629333833">
            <text:p>204,7826293338</text:p>
          </table:table-cell>
          <table:table-cell table:style-name="ce13" table:formula="of:=AVERAGE([Overview.B456:.KK456])" office:value-type="float" office:value="26.6414072610858">
            <text:p>26,6414072611</text:p>
          </table:table-cell>
          <table:table-cell table:style-name="ce18" table:formula="of:=AVERAGE([Overview.B477:.KK477])" office:value-type="float" office:value="14.4079198605657">
            <text:p>14,4079198606</text:p>
          </table:table-cell>
          <table:table-cell table:style-name="ce18" table:formula="of:=AVERAGE([Overview.B498:.KK498])" office:value-type="float" office:value="411.973781021493">
            <text:p>411,9737810215</text:p>
          </table:table-cell>
          <table:table-cell table:style-name="ce18" table:formula="of:=AVERAGE([Overview.B519:.KK519])" office:value-type="float" office:value="4278.79747548506">
            <text:p>4278,7974754851</text:p>
          </table:table-cell>
          <table:table-cell table:style-name="ce18" table:formula="of:=AVERAGE([Overview.B540:.KK540])" office:value-type="float" office:value="210.773463334166">
            <text:p>210,7734633342</text:p>
          </table:table-cell>
          <table:table-cell table:style-name="ce18" table:formula="of:=AVERAGE([Overview.B561:.KK561])" office:value-type="float" office:value="24.2913149068798">
            <text:p>24,2913149069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15.0519224007777">
            <text:p>15,0519224008</text:p>
          </table:table-cell>
          <table:table-cell table:style-name="ce7" table:formula="of:=AVERAGE([Overview.B79:.KK79])" office:value-type="float" office:value="490.952451862423">
            <text:p>490,9524518624</text:p>
          </table:table-cell>
          <table:table-cell table:style-name="ce7" table:formula="of:=AVERAGE([Overview.B100:.KK100])" office:value-type="float" office:value="5031.35940828525">
            <text:p>5031,3594082853</text:p>
          </table:table-cell>
          <table:table-cell table:style-name="ce7" table:formula="of:=AVERAGE([Overview.B121:.KK121])" office:value-type="float" office:value="220.901387768609">
            <text:p>220,9013877686</text:p>
          </table:table-cell>
          <table:table-cell table:style-name="ce7" table:formula="of:=AVERAGE([Overview.B142:.KK142])" office:value-type="float" office:value="29.1112076275568">
            <text:p>29,1112076276</text:p>
          </table:table-cell>
          <table:table-cell table:style-name="ce9" table:formula="of:=AVERAGE([Overview.B163:.KK163])" office:value-type="float" office:value="15.5904008041211">
            <text:p>15,5904008041</text:p>
          </table:table-cell>
          <table:table-cell table:style-name="ce9" table:formula="of:=AVERAGE([Overview.B184:.KK184])" office:value-type="float" office:value="484.148880660444">
            <text:p>484,1488806604</text:p>
          </table:table-cell>
          <table:table-cell table:style-name="ce9" table:formula="of:=AVERAGE([Overview.B205:.KK205])" office:value-type="float" office:value="5154.92142635419">
            <text:p>5154,9214263542</text:p>
          </table:table-cell>
          <table:table-cell table:style-name="ce9" table:formula="of:=AVERAGE([Overview.B226:.KK226])" office:value-type="float" office:value="233.164270193565">
            <text:p>233,1642701936</text:p>
          </table:table-cell>
          <table:table-cell table:style-name="ce9" table:formula="of:=AVERAGE([Overview.B247:.KK247])" office:value-type="float" office:value="25.8990358676452">
            <text:p>25,8990358676</text:p>
          </table:table-cell>
          <table:table-cell table:style-name="ce11" table:formula="of:=AVERAGE([Overview.B268:.KK268])" office:value-type="float" office:value="14.2133412721226">
            <text:p>14,2133412721</text:p>
          </table:table-cell>
          <table:table-cell table:style-name="ce11" table:formula="of:=AVERAGE([Overview.B289:.KK289])" office:value-type="float" office:value="461.444175255616">
            <text:p>461,4441752556</text:p>
          </table:table-cell>
          <table:table-cell table:style-name="ce11" table:formula="of:=AVERAGE([Overview.B310:.KK310])" office:value-type="float" office:value="5084.99784420811">
            <text:p>5084,9978442081</text:p>
          </table:table-cell>
          <table:table-cell table:style-name="ce11" table:formula="of:=AVERAGE([Overview.B331:.KK331])" office:value-type="float" office:value="232.443785159939">
            <text:p>232,4437851599</text:p>
          </table:table-cell>
          <table:table-cell table:style-name="ce11" table:formula="of:=AVERAGE([Overview.B352:.KK352])" office:value-type="float" office:value="32.6351989487948">
            <text:p>32,6351989488</text:p>
          </table:table-cell>
          <table:table-cell table:style-name="ce13" table:formula="of:=AVERAGE([Overview.B373:.KK373])" office:value-type="float" office:value="17.3273942093541">
            <text:p>17,3273942094</text:p>
          </table:table-cell>
          <table:table-cell table:style-name="ce13" table:formula="of:=AVERAGE([Overview.B394:.KK394])" office:value-type="float" office:value="551.743925895931">
            <text:p>551,7439258959</text:p>
          </table:table-cell>
          <table:table-cell table:style-name="ce13" table:formula="of:=AVERAGE([Overview.B415:.KK415])" office:value-type="float" office:value="5107.79163106979">
            <text:p>5107,7916310698</text:p>
          </table:table-cell>
          <table:table-cell table:style-name="ce13" table:formula="of:=AVERAGE([Overview.B436:.KK436])" office:value-type="float" office:value="218.526291487859">
            <text:p>218,5262914879</text:p>
          </table:table-cell>
          <table:table-cell table:style-name="ce13" table:formula="of:=AVERAGE([Overview.B457:.KK457])" office:value-type="float" office:value="29.8531375463582">
            <text:p>29,8531375464</text:p>
          </table:table-cell>
          <table:table-cell table:style-name="ce18" table:formula="of:=AVERAGE([Overview.B478:.KK478])" office:value-type="float" office:value="15.8046066298981">
            <text:p>15,8046066299</text:p>
          </table:table-cell>
          <table:table-cell table:style-name="ce18" table:formula="of:=AVERAGE([Overview.B499:.KK499])" office:value-type="float" office:value="498.088809615338">
            <text:p>498,0888096153</text:p>
          </table:table-cell>
          <table:table-cell table:style-name="ce18" table:formula="of:=AVERAGE([Overview.B520:.KK520])" office:value-type="float" office:value="5064.02439587114">
            <text:p>5064,0243958711</text:p>
          </table:table-cell>
          <table:table-cell table:style-name="ce18" table:formula="of:=AVERAGE([Overview.B541:.KK541])" office:value-type="float" office:value="223.50406725106">
            <text:p>223,5040672511</text:p>
          </table:table-cell>
          <table:table-cell table:style-name="ce18" table:formula="of:=AVERAGE([Overview.B562:.KK562])" office:value-type="float" office:value="28.821276317458">
            <text:p>28,8212763175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14.8333333333334">
            <text:p>14,8333333333</text:p>
          </table:table-cell>
          <table:table-cell table:style-name="ce7" table:formula="of:=AVERAGE([Overview.B80:.KK80])" office:value-type="float" office:value="575.666666666667">
            <text:p>575,6666666667</text:p>
          </table:table-cell>
          <table:table-cell table:style-name="ce7" table:formula="of:=AVERAGE([Overview.B101:.KK101])" office:value-type="float" office:value="6051.66666666667">
            <text:p>6051,6666666667</text:p>
          </table:table-cell>
          <table:table-cell table:style-name="ce7" table:formula="of:=AVERAGE([Overview.B122:.KK122])" office:value-type="float" office:value="221.5">
            <text:p>221,5</text:p>
          </table:table-cell>
          <table:table-cell table:style-name="ce7" table:formula="of:=AVERAGE([Overview.B143:.KK143])" office:value-type="float" office:value="28.25">
            <text:p>28,25</text:p>
          </table:table-cell>
          <table:table-cell table:style-name="ce9" table:formula="of:=AVERAGE([Overview.B164:.KK164])" office:value-type="float" office:value="18.1">
            <text:p>18,1</text:p>
          </table:table-cell>
          <table:table-cell table:style-name="ce9" table:formula="of:=AVERAGE([Overview.B185:.KK185])" office:value-type="float" office:value="702.25">
            <text:p>702,25</text:p>
          </table:table-cell>
          <table:table-cell table:style-name="ce9" table:formula="of:=AVERAGE([Overview.B206:.KK206])" office:value-type="float" office:value="6698.625">
            <text:p>6698,625</text:p>
          </table:table-cell>
          <table:table-cell table:style-name="ce9" table:formula="of:=AVERAGE([Overview.B227:.KK227])" office:value-type="float" office:value="261.275">
            <text:p>261,275</text:p>
          </table:table-cell>
          <table:table-cell table:style-name="ce9" table:formula="of:=AVERAGE([Overview.B248:.KK248])" office:value-type="float" office:value="14.225">
            <text:p>14,225</text:p>
          </table:table-cell>
          <table:table-cell table:style-name="ce11" table:formula="of:=AVERAGE([Overview.B269:.KK269])" office:value-type="float" office:value="28.2">
            <text:p>28,2</text:p>
          </table:table-cell>
          <table:table-cell table:style-name="ce11" table:formula="of:=AVERAGE([Overview.B290:.KK290])" office:value-type="float" office:value="857.7">
            <text:p>857,7</text:p>
          </table:table-cell>
          <table:table-cell table:style-name="ce11" table:formula="of:=AVERAGE([Overview.B311:.KK311])" office:value-type="float" office:value="6656">
            <text:p>6656</text:p>
          </table:table-cell>
          <table:table-cell table:style-name="ce11" table:formula="of:=AVERAGE([Overview.B332:.KK332])" office:value-type="float" office:value="284.4">
            <text:p>284,4</text:p>
          </table:table-cell>
          <table:table-cell table:style-name="ce11" table:formula="of:=AVERAGE([Overview.B353:.KK353])" office:value-type="float" office:value="24.7">
            <text:p>24,7</text:p>
          </table:table-cell>
          <table:table-cell table:style-name="ce13" table:formula="of:=AVERAGE([Overview.B374:.KK374])" office:value-type="float" office:value="21.625">
            <text:p>21,625</text:p>
          </table:table-cell>
          <table:table-cell table:style-name="ce13" table:formula="of:=AVERAGE([Overview.B395:.KK395])" office:value-type="float" office:value="855.875">
            <text:p>855,875</text:p>
          </table:table-cell>
          <table:table-cell table:style-name="ce13" table:formula="of:=AVERAGE([Overview.B416:.KK416])" office:value-type="float" office:value="6577.8125">
            <text:p>6577,8125</text:p>
          </table:table-cell>
          <table:table-cell table:style-name="ce13" table:formula="of:=AVERAGE([Overview.B437:.KK437])" office:value-type="float" office:value="214.1875">
            <text:p>214,1875</text:p>
          </table:table-cell>
          <table:table-cell table:style-name="ce13" table:formula="of:=AVERAGE([Overview.B458:.KK458])" office:value-type="float" office:value="21.6875">
            <text:p>21,6875</text:p>
          </table:table-cell>
          <table:table-cell table:style-name="ce18" table:formula="of:=AVERAGE([Overview.B479:.KK479])" office:value-type="float" office:value="18.2979797979798">
            <text:p>18,297979798</text:p>
          </table:table-cell>
          <table:table-cell table:style-name="ce18" table:formula="of:=AVERAGE([Overview.B500:.KK500])" office:value-type="float" office:value="571.146464646465">
            <text:p>571,1464646465</text:p>
          </table:table-cell>
          <table:table-cell table:style-name="ce18" table:formula="of:=AVERAGE([Overview.B521:.KK521])" office:value-type="float" office:value="5881.5404040404">
            <text:p>5881,5404040404</text:p>
          </table:table-cell>
          <table:table-cell table:style-name="ce18" table:formula="of:=AVERAGE([Overview.B542:.KK542])" office:value-type="float" office:value="239.151515151516">
            <text:p>239,1515151515</text:p>
          </table:table-cell>
          <table:table-cell table:style-name="ce18" table:formula="of:=AVERAGE([Overview.B563:.KK563])" office:value-type="float" office:value="31.3838383838383">
            <text:p>31,3838383838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29">
            <text:p>29</text:p>
          </table:table-cell>
          <table:table-cell table:style-name="ce7" table:formula="of:=AVERAGE([Overview.B81:.KK81])" office:value-type="float" office:value="1289">
            <text:p>1289</text:p>
          </table:table-cell>
          <table:table-cell table:style-name="ce7" table:formula="of:=AVERAGE([Overview.B102:.KK102])" office:value-type="float" office:value="9835">
            <text:p>9835</text:p>
          </table:table-cell>
          <table:table-cell table:style-name="ce7" table:formula="of:=AVERAGE([Overview.B123:.KK123])" office:value-type="float" office:value="370">
            <text:p>370</text:p>
          </table:table-cell>
          <table:table-cell table:style-name="ce7" table:formula="of:=AVERAGE([Overview.B144:.KK144])" office:value-type="float" office:value="6">
            <text:p>6</text:p>
          </table:table-cell>
          <table:table-cell table:style-name="ce9" table:formula="of:=AVERAGE([Overview.B165:.KK165])" office:value-type="float" office:value="20">
            <text:p>20</text:p>
          </table:table-cell>
          <table:table-cell table:style-name="ce9" table:formula="of:=AVERAGE([Overview.B186:.KK186])" office:value-type="float" office:value="1022">
            <text:p>1022</text:p>
          </table:table-cell>
          <table:table-cell table:style-name="ce9" table:formula="of:=AVERAGE([Overview.B207:.KK207])" office:value-type="float" office:value="7945">
            <text:p>7945</text:p>
          </table:table-cell>
          <table:table-cell table:style-name="ce9" table:formula="of:=AVERAGE([Overview.B228:.KK228])" office:value-type="float" office:value="250">
            <text:p>250</text:p>
          </table:table-cell>
          <table:table-cell table:style-name="ce9" table:formula="of:=AVERAGE([Overview.B249:.KK249])" office:value-type="float" office:value="38">
            <text:p>38</text:p>
          </table:table-cell>
          <table:table-cell table:style-name="ce11" table:formula="of:=AVERAGE([Overview.B270:.KK270])" office:value-type="float" office:value="40">
            <text:p>40</text:p>
          </table:table-cell>
          <table:table-cell table:style-name="ce11" table:formula="of:=AVERAGE([Overview.B291:.KK291])" office:value-type="float" office:value="1431.16666666667">
            <text:p>1431,1666666667</text:p>
          </table:table-cell>
          <table:table-cell table:style-name="ce11" table:formula="of:=AVERAGE([Overview.B312:.KK312])" office:value-type="float" office:value="7239.16666666667">
            <text:p>7239,1666666667</text:p>
          </table:table-cell>
          <table:table-cell table:style-name="ce11" table:formula="of:=AVERAGE([Overview.B333:.KK333])" office:value-type="float" office:value="240">
            <text:p>240</text:p>
          </table:table-cell>
          <table:table-cell table:style-name="ce11" table:formula="of:=AVERAGE([Overview.B354:.KK354])" office:value-type="float" office:value="43">
            <text:p>43</text:p>
          </table:table-cell>
          <table:table-cell table:style-name="ce13" table:formula="of:=AVERAGE([Overview.B375:.KK375])" office:value-type="float" office:value="15.9166666666667">
            <text:p>15,9166666667</text:p>
          </table:table-cell>
          <table:table-cell table:style-name="ce13" table:formula="of:=AVERAGE([Overview.B396:.KK396])" office:value-type="float" office:value="591.416666666667">
            <text:p>591,4166666667</text:p>
          </table:table-cell>
          <table:table-cell table:style-name="ce13" table:formula="of:=AVERAGE([Overview.B417:.KK417])" office:value-type="float" office:value="6957.5">
            <text:p>6957,5</text:p>
          </table:table-cell>
          <table:table-cell table:style-name="ce13" table:formula="of:=AVERAGE([Overview.B438:.KK438])" office:value-type="float" office:value="256.833333333333">
            <text:p>256,8333333333</text:p>
          </table:table-cell>
          <table:table-cell table:style-name="ce13" table:formula="of:=AVERAGE([Overview.B459:.KK459])" office:value-type="float" office:value="22.8333333333333">
            <text:p>22,8333333333</text:p>
          </table:table-cell>
          <table:table-cell table:style-name="ce18" table:formula="of:=AVERAGE([Overview.B480:.KK480])" office:value-type="float" office:value="19.0714285714285">
            <text:p>19,0714285714</text:p>
          </table:table-cell>
          <table:table-cell table:style-name="ce18" table:formula="of:=AVERAGE([Overview.B501:.KK501])" office:value-type="float" office:value="776.214285714286">
            <text:p>776,2142857143</text:p>
          </table:table-cell>
          <table:table-cell table:style-name="ce18" table:formula="of:=AVERAGE([Overview.B522:.KK522])" office:value-type="float" office:value="7631.07142857143">
            <text:p>7631,0714285714</text:p>
          </table:table-cell>
          <table:table-cell table:style-name="ce18" table:formula="of:=AVERAGE([Overview.B543:.KK543])" office:value-type="float" office:value="258.821428571428">
            <text:p>258,8214285714</text:p>
          </table:table-cell>
          <table:table-cell table:style-name="ce18" table:formula="of:=AVERAGE([Overview.B564:.KK564])" office:value-type="float" office:value="25.4285714285715">
            <text:p>25,4285714286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57728.5">
            <text:p>57728,5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6745">
            <text:p>6745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1.6840035684281">
            <text:p>11,684003568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8675.5">
            <text:p>8675,5</text:p>
          </table:table-cell>
          <table:table-cell table:style-name="ce22"/>
          <table:table-cell table:formula="of:=([.V268]/[.V266])*100" office:value-type="float" office:value="15.0281057016898">
            <text:p>15,028105701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8256.5">
            <text:p>8256,5</text:p>
          </table:table-cell>
          <table:table-cell table:style-name="ce22"/>
          <table:table-cell table:formula="of:=([.V269]/[.V266])*100" office:value-type="float" office:value="14.3022943606711">
            <text:p>14,302294360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11373.5">
            <text:p>11373,5</text:p>
          </table:table-cell>
          <table:table-cell table:style-name="ce22"/>
          <table:table-cell table:formula="of:=([.V270]/[.V266])*100" office:value-type="float" office:value="19.701707129061">
            <text:p>19,701707129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22678">
            <text:p>22678</text:p>
          </table:table-cell>
          <table:table-cell table:style-name="ce24"/>
          <table:table-cell table:formula="of:=([.V271]/[.V266])*100" office:value-type="float" office:value="39.28388924015">
            <text:p>39,283889240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3251">
            <text:p>3251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48.1986656782802">
            <text:p>48,1986656783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4588">
            <text:p>4588</text:p>
          </table:table-cell>
          <table:table-cell table:style-name="ce22"/>
          <table:table-cell table:formula="of:=([.V273]/[.V268])*100" office:value-type="float" office:value="52.8845599677252">
            <text:p>52,884559967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4005">
            <text:p>4005</text:p>
          </table:table-cell>
          <table:table-cell table:style-name="ce22"/>
          <table:table-cell table:formula="of:=([.V274]/[.V269])*100" office:value-type="float" office:value="48.5072367225822">
            <text:p>48,507236722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5644">
            <text:p>5644</text:p>
          </table:table-cell>
          <table:table-cell table:style-name="ce22"/>
          <table:table-cell table:formula="of:=([.V275]/[.V270])*100" office:value-type="float" office:value="49.6241262584077">
            <text:p>49,624126258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11375.5">
            <text:p>11375,5</text:p>
          </table:table-cell>
          <table:table-cell table:style-name="ce24"/>
          <table:table-cell table:formula="of:=([.V276]/[.V271])*100" office:value-type="float" office:value="50.1609489372961">
            <text:p>50,1609489373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28863.5">
            <text:p>28863,5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7" table:end-x="1.845cm" table:end-y="0.151cm" draw:z-index="7" draw:style-name="gr1" draw:text-style-name="P1" svg:width="41.34cm" svg:height="20.766cm" svg:x="0.081cm" svg:y="0.16cm">
              <draw:object draw:notify-on-update-of-ranges="Graph.V374:Graph.V39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SUM([Overview.B19:.KK1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SUM([Overview.B20:.KK20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SUM([Overview.B21:.KK2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SUM([Overview.B22:.KK2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SUM([Overview.B23:.KK23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SUM([Overview.B24:.KK24])" office:value-type="float" office:value="130">
            <text:p>13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SUM([Overview.B25:.KK25])" office:value-type="float" office:value="55">
            <text:p>5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SUM([Overview.B26:.KK26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SUM([Overview.B27:.KK27])" office:value-type="float" office:value="28">
            <text:p>2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SUM([Overview.B28:.KK28])" office:value-type="float" office:value="91">
            <text:p>9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SUM([Overview.B29:.KK29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SUM([Overview.B30:.KK30])" office:value-type="float" office:value="277">
            <text:p>27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SUM([Overview.B31:.KK31])" office:value-type="float" office:value="663">
            <text:p>66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SUM([Overview.B32:.KK32])" office:value-type="float" office:value="6827">
            <text:p>682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SUM([Overview.B33:.KK33])" office:value-type="float" office:value="1944">
            <text:p>194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SUM([Overview.B34:.KK34])" office:value-type="float" office:value="972">
            <text:p>97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SUM([Overview.B35:.KK35])" office:value-type="float" office:value="1201">
            <text:p>120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SUM([Overview.B36:.KK36])" office:value-type="float" office:value="1014">
            <text:p>101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SUM([Overview.B37:.KK37])" office:value-type="float" office:value="804">
            <text:p>80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SUM([Overview.B38:.KK38])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SUM([Overview.B39:.KK39])" office:value-type="float" office:value="3">
            <text:p>3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2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30.11.2017</text:date>, <text:time>13:34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30T13:34:55.45</dc:date>
    <meta:editing-duration>PT13H58M50S</meta:editing-duration>
    <meta:editing-cycles>9</meta:editing-cycles>
    <meta:generator>OpenOffice/4.1.4$Win32 OpenOffice.org_project/414m5$Build-9788</meta:generator>
    <meta:document-statistic meta:table-count="6" meta:cell-count="251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3333333333333">
                <text:p>1.73333333333333</text:p>
                <draw:g>
                  <svg:desc>Graph.B2:Graph.B22</svg:desc>
                </draw:g>
              </table:table-cell>
              <table:table-cell office:value-type="float" office:value="1.88888888888889">
                <text:p>1.88888888888889</text:p>
                <draw:g>
                  <svg:desc>Graph.G2:Graph.G22</svg:desc>
                </draw:g>
              </table:table-cell>
              <table:table-cell office:value-type="float" office:value="1.56410256410257">
                <text:p>1.56410256410257</text:p>
                <draw:g>
                  <svg:desc>Graph.L2:Graph.L22</svg:desc>
                </draw:g>
              </table:table-cell>
              <table:table-cell office:value-type="float" office:value="1.7">
                <text:p>1.7</text:p>
                <draw:g>
                  <svg:desc>Graph.Q2:Graph.Q22</svg:desc>
                </draw:g>
              </table:table-cell>
              <table:table-cell office:value-type="float" office:value="1.58823529411765">
                <text:p>1.58823529411765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92857142857143">
                <text:p>1.92857142857143</text:p>
              </table:table-cell>
              <table:table-cell office:value-type="float" office:value="1.75">
                <text:p>1.75</text:p>
              </table:table-cell>
              <table:table-cell office:value-type="float" office:value="1.88888888888889">
                <text:p>1.8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4166666666666">
                <text:p>2.64166666666666</text:p>
              </table:table-cell>
              <table:table-cell office:value-type="float" office:value="2.18803418803419">
                <text:p>2.18803418803419</text:p>
              </table:table-cell>
              <table:table-cell office:value-type="float" office:value="2.27222222222222">
                <text:p>2.27222222222222</text:p>
              </table:table-cell>
              <table:table-cell office:value-type="float" office:value="2.56818181818182">
                <text:p>2.56818181818182</text:p>
              </table:table-cell>
              <table:table-cell office:value-type="float" office:value="2.26396348012889">
                <text:p>2.26396348012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875">
                <text:p>2.6875</text:p>
              </table:table-cell>
              <table:table-cell office:value-type="float" office:value="2.72077922077922">
                <text:p>2.72077922077922</text:p>
              </table:table-cell>
              <table:table-cell office:value-type="float" office:value="2.82236842105263">
                <text:p>2.82236842105263</text:p>
              </table:table-cell>
              <table:table-cell office:value-type="float" office:value="2.73251748251748">
                <text:p>2.73251748251748</text:p>
              </table:table-cell>
              <table:table-cell office:value-type="float" office:value="3.12173913043478">
                <text:p>3.12173913043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6645353793691">
                <text:p>3.16645353793691</text:p>
              </table:table-cell>
              <table:table-cell office:value-type="float" office:value="3.07495204165525">
                <text:p>3.07495204165525</text:p>
              </table:table-cell>
              <table:table-cell office:value-type="float" office:value="3.14940639269406">
                <text:p>3.14940639269406</text:p>
              </table:table-cell>
              <table:table-cell office:value-type="float" office:value="3.47872340425532">
                <text:p>3.47872340425532</text:p>
              </table:table-cell>
              <table:table-cell office:value-type="float" office:value="3.2663423792456">
                <text:p>3.2663423792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12421185372">
                <text:p>3.312421185372</text:p>
              </table:table-cell>
              <table:table-cell office:value-type="float" office:value="3.37976190476191">
                <text:p>3.37976190476191</text:p>
              </table:table-cell>
              <table:table-cell office:value-type="float" office:value="3.42167487684729">
                <text:p>3.42167487684729</text:p>
              </table:table-cell>
              <table:table-cell office:value-type="float" office:value="4.04369000070072">
                <text:p>4.04369000070072</text:p>
              </table:table-cell>
              <table:table-cell office:value-type="float" office:value="3.53883761810591">
                <text:p>3.53883761810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4135338345864">
                <text:p>4.34135338345864</text:p>
              </table:table-cell>
              <table:table-cell office:value-type="float" office:value="4.16778149386846">
                <text:p>4.16778149386846</text:p>
              </table:table-cell>
              <table:table-cell office:value-type="float" office:value="4.27685421994885">
                <text:p>4.27685421994885</text:p>
              </table:table-cell>
              <table:table-cell office:value-type="float" office:value="4.3546511627907">
                <text:p>4.3546511627907</text:p>
              </table:table-cell>
              <table:table-cell office:value-type="float" office:value="4.35964912280702">
                <text:p>4.35964912280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7676008202324">
                <text:p>4.47676008202324</text:p>
              </table:table-cell>
              <table:table-cell office:value-type="float" office:value="4.13088071348941">
                <text:p>4.13088071348941</text:p>
              </table:table-cell>
              <table:table-cell office:value-type="float" office:value="4.36818181818182">
                <text:p>4.36818181818182</text:p>
              </table:table-cell>
              <table:table-cell office:value-type="float" office:value="5.31430897919905">
                <text:p>5.31430897919905</text:p>
              </table:table-cell>
              <table:table-cell office:value-type="float" office:value="4.64564245810056">
                <text:p>4.64564245810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8611111111111">
                <text:p>5.98611111111111</text:p>
              </table:table-cell>
              <table:table-cell office:value-type="float" office:value="5.18181818181818">
                <text:p>5.18181818181818</text:p>
              </table:table-cell>
              <table:table-cell office:value-type="float" office:value="5.10384615384616">
                <text:p>5.10384615384616</text:p>
              </table:table-cell>
              <table:table-cell office:value-type="float" office:value="6.2051282051282">
                <text:p>6.2051282051282</text:p>
              </table:table-cell>
              <table:table-cell office:value-type="float" office:value="5.41222222222222">
                <text:p>5.41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1908429610612">
                <text:p>5.71908429610612</text:p>
              </table:table-cell>
              <table:table-cell office:value-type="float" office:value="5.83721751412429">
                <text:p>5.83721751412429</text:p>
              </table:table-cell>
              <table:table-cell office:value-type="float" office:value="5.4945945945946">
                <text:p>5.4945945945946</text:p>
              </table:table-cell>
              <table:table-cell office:value-type="float" office:value="6.6360153256705">
                <text:p>6.6360153256705</text:p>
              </table:table-cell>
              <table:table-cell office:value-type="float" office:value="6.02572999519565">
                <text:p>6.02572999519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3655705996132">
                <text:p>6.83655705996132</text:p>
              </table:table-cell>
              <table:table-cell office:value-type="float" office:value="6.25789473684211">
                <text:p>6.25789473684211</text:p>
              </table:table-cell>
              <table:table-cell office:value-type="float" office:value="6.77269260106789">
                <text:p>6.77269260106789</text:p>
              </table:table-cell>
              <table:table-cell office:value-type="float" office:value="8.59119402985074">
                <text:p>8.59119402985074</text:p>
              </table:table-cell>
              <table:table-cell office:value-type="float" office:value="7.03205877441977">
                <text:p>7.03205877441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8899130695444">
                <text:p>7.58899130695444</text:p>
              </table:table-cell>
              <table:table-cell office:value-type="float" office:value="7.35917508417509">
                <text:p>7.35917508417509</text:p>
              </table:table-cell>
              <table:table-cell office:value-type="float" office:value="6.92331866750472">
                <text:p>6.92331866750472</text:p>
              </table:table-cell>
              <table:table-cell office:value-type="float" office:value="7.83940219476633">
                <text:p>7.83940219476633</text:p>
              </table:table-cell>
              <table:table-cell office:value-type="float" office:value="7.28036369122221">
                <text:p>7.28036369122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72575591161649">
                <text:p>7.72575591161649</text:p>
              </table:table-cell>
              <table:table-cell office:value-type="float" office:value="7.50334211553474">
                <text:p>7.50334211553474</text:p>
              </table:table-cell>
              <table:table-cell office:value-type="float" office:value="6.93687822962741">
                <text:p>6.93687822962741</text:p>
              </table:table-cell>
              <table:table-cell office:value-type="float" office:value="8.23325080335037">
                <text:p>8.23325080335037</text:p>
              </table:table-cell>
              <table:table-cell office:value-type="float" office:value="7.83039561119977">
                <text:p>7.83039561119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3441934157014">
                <text:p>7.53441934157014</text:p>
              </table:table-cell>
              <table:table-cell office:value-type="float" office:value="7.7169774119745">
                <text:p>7.7169774119745</text:p>
              </table:table-cell>
              <table:table-cell office:value-type="float" office:value="7.16063385332682">
                <text:p>7.16063385332682</text:p>
              </table:table-cell>
              <table:table-cell office:value-type="float" office:value="8.10258483777697">
                <text:p>8.10258483777697</text:p>
              </table:table-cell>
              <table:table-cell office:value-type="float" office:value="7.69941937942718">
                <text:p>7.69941937942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03112337484774">
                <text:p>8.03112337484774</text:p>
              </table:table-cell>
              <table:table-cell office:value-type="float" office:value="7.98274339375305">
                <text:p>7.98274339375305</text:p>
              </table:table-cell>
              <table:table-cell office:value-type="float" office:value="7.44532752676466">
                <text:p>7.44532752676466</text:p>
              </table:table-cell>
              <table:table-cell office:value-type="float" office:value="8.79955016923245">
                <text:p>8.79955016923245</text:p>
              </table:table-cell>
              <table:table-cell office:value-type="float" office:value="8.02150014858337">
                <text:p>8.021500148583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646305249244">
                <text:p>10.2646305249244</text:p>
              </table:table-cell>
              <table:table-cell office:value-type="float" office:value="11.1411270691334">
                <text:p>11.1411270691334</text:p>
              </table:table-cell>
              <table:table-cell office:value-type="float" office:value="9.69877463156152">
                <text:p>9.69877463156152</text:p>
              </table:table-cell>
              <table:table-cell office:value-type="float" office:value="11.4221590618642">
                <text:p>11.4221590618642</text:p>
              </table:table-cell>
              <table:table-cell office:value-type="float" office:value="10.8150641194093">
                <text:p>10.8150641194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7005705040872">
                <text:p>11.7005705040872</text:p>
              </table:table-cell>
              <table:table-cell office:value-type="float" office:value="12.8724799019466">
                <text:p>12.8724799019466</text:p>
              </table:table-cell>
              <table:table-cell office:value-type="float" office:value="11.2781107970382">
                <text:p>11.2781107970382</text:p>
              </table:table-cell>
              <table:table-cell office:value-type="float" office:value="13.2924684870934">
                <text:p>13.2924684870934</text:p>
              </table:table-cell>
              <table:table-cell office:value-type="float" office:value="12.6742049608227">
                <text:p>12.6742049608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762865133182">
                <text:p>13.8762865133182</text:p>
              </table:table-cell>
              <table:table-cell office:value-type="float" office:value="14.4773815283969">
                <text:p>14.4773815283969</text:p>
              </table:table-cell>
              <table:table-cell office:value-type="float" office:value="12.9372386305817">
                <text:p>12.9372386305817</text:p>
              </table:table-cell>
              <table:table-cell office:value-type="float" office:value="15.8174617703154">
                <text:p>15.8174617703154</text:p>
              </table:table-cell>
              <table:table-cell office:value-type="float" office:value="14.4079198605657">
                <text:p>14.4079198605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0519224007777">
                <text:p>15.0519224007777</text:p>
              </table:table-cell>
              <table:table-cell office:value-type="float" office:value="15.5904008041211">
                <text:p>15.5904008041211</text:p>
              </table:table-cell>
              <table:table-cell office:value-type="float" office:value="14.2133412721226">
                <text:p>14.2133412721226</text:p>
              </table:table-cell>
              <table:table-cell office:value-type="float" office:value="17.3273942093541">
                <text:p>17.3273942093541</text:p>
              </table:table-cell>
              <table:table-cell office:value-type="float" office:value="15.8046066298981">
                <text:p>15.8046066298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8333333333334">
                <text:p>14.8333333333334</text:p>
              </table:table-cell>
              <table:table-cell office:value-type="float" office:value="18.1">
                <text:p>18.1</text:p>
              </table:table-cell>
              <table:table-cell office:value-type="float" office:value="28.2">
                <text:p>28.2</text:p>
              </table:table-cell>
              <table:table-cell office:value-type="float" office:value="21.625">
                <text:p>21.625</text:p>
              </table:table-cell>
              <table:table-cell office:value-type="float" office:value="18.2979797979798">
                <text:p>18.2979797979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19.0714285714285">
                <text:p>19.0714285714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B19:Overview.B39" svg:x="1.568cm" svg:y="2.255cm" svg:width="23.912cm" svg:height="13.162cm">
          <chartooo:coordinate-region svg:x="2.56cm" svg:y="2.467cm" svg:width="22.92cm" svg:height="12.277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B19:Overview.B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verview.B19:Overview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879cm" svg:y="2.943cm" svg:width="35.348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Graph.C2:Graph.C23</svg:desc>
                </draw:g>
              </table:table-cell>
              <table:table-cell office:value-type="float" office:value="7">
                <text:p>7</text:p>
                <draw:g>
                  <svg:desc>Graph.H2:Graph.H23</svg:desc>
                </draw:g>
              </table:table-cell>
              <table:table-cell office:value-type="float" office:value="6.53846153846154">
                <text:p>6.53846153846154</text:p>
                <draw:g>
                  <svg:desc>Graph.M2:Graph.M23</svg:desc>
                </draw:g>
              </table:table-cell>
              <table:table-cell office:value-type="float" office:value="6.6">
                <text:p>6.6</text:p>
                <draw:g>
                  <svg:desc>Graph.R2:Graph.R23</svg:desc>
                </draw:g>
              </table:table-cell>
              <table:table-cell office:value-type="float" office:value="4.20588235294118">
                <text:p>4.20588235294118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1.25">
                <text:p>11.25</text:p>
              </table:table-cell>
              <table:table-cell office:value-type="float" office:value="13.7142857142857">
                <text:p>13.7142857142857</text:p>
              </table:table-cell>
              <table:table-cell office:value-type="float" office:value="6">
                <text:p>6</text:p>
              </table:table-cell>
              <table:table-cell office:value-type="float" office:value="12.3333333333334">
                <text:p>12.3333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.8333333333334">
                <text:p>17.8333333333334</text:p>
              </table:table-cell>
              <table:table-cell office:value-type="float" office:value="18.45">
                <text:p>18.45</text:p>
              </table:table-cell>
              <table:table-cell office:value-type="float" office:value="20.9415584415584">
                <text:p>20.9415584415584</text:p>
              </table:table-cell>
              <table:table-cell office:value-type="float" office:value="18.2706766917293">
                <text:p>18.2706766917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5">
                <text:p>32.5</text:p>
              </table:table-cell>
              <table:table-cell office:value-type="float" office:value="28.8701298701299">
                <text:p>28.8701298701299</text:p>
              </table:table-cell>
              <table:table-cell office:value-type="float" office:value="29.5953947368421">
                <text:p>29.5953947368421</text:p>
              </table:table-cell>
              <table:table-cell office:value-type="float" office:value="28.9807692307692">
                <text:p>28.9807692307692</text:p>
              </table:table-cell>
              <table:table-cell office:value-type="float" office:value="32.9831521739131">
                <text:p>32.9831521739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4852941176471">
                <text:p>39.4852941176471</text:p>
              </table:table-cell>
              <table:table-cell office:value-type="float" office:value="40.1127706220882">
                <text:p>40.1127706220882</text:p>
              </table:table-cell>
              <table:table-cell office:value-type="float" office:value="39.8829223744293">
                <text:p>39.8829223744293</text:p>
              </table:table-cell>
              <table:table-cell office:value-type="float" office:value="44.7845242874348">
                <text:p>44.7845242874348</text:p>
              </table:table-cell>
              <table:table-cell office:value-type="float" office:value="42.0222307561018">
                <text:p>42.0222307561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3530895334174">
                <text:p>49.3530895334174</text:p>
              </table:table-cell>
              <table:table-cell office:value-type="float" office:value="49.5678571428572">
                <text:p>49.5678571428572</text:p>
              </table:table-cell>
              <table:table-cell office:value-type="float" office:value="49.2248768472906">
                <text:p>49.2248768472906</text:p>
              </table:table-cell>
              <table:table-cell office:value-type="float" office:value="58.4807301520567">
                <text:p>58.4807301520567</text:p>
              </table:table-cell>
              <table:table-cell office:value-type="float" office:value="52.441771039332">
                <text:p>52.441771039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1263157894737">
                <text:p>73.1263157894737</text:p>
              </table:table-cell>
              <table:table-cell office:value-type="float" office:value="71.2402452619844">
                <text:p>71.2402452619844</text:p>
              </table:table-cell>
              <table:table-cell office:value-type="float" office:value="73.9296675191816">
                <text:p>73.9296675191816</text:p>
              </table:table-cell>
              <table:table-cell office:value-type="float" office:value="73.8475452196383">
                <text:p>73.8475452196383</text:p>
              </table:table-cell>
              <table:table-cell office:value-type="float" office:value="77.4236842105263">
                <text:p>77.4236842105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8969583048531">
                <text:p>88.8969583048531</text:p>
              </table:table-cell>
              <table:table-cell office:value-type="float" office:value="78.7529542920848">
                <text:p>78.7529542920848</text:p>
              </table:table-cell>
              <table:table-cell office:value-type="float" office:value="79.6433333333333">
                <text:p>79.6433333333333</text:p>
              </table:table-cell>
              <table:table-cell office:value-type="float" office:value="96.4565474868606">
                <text:p>96.4565474868606</text:p>
              </table:table-cell>
              <table:table-cell office:value-type="float" office:value="86.8772625698324">
                <text:p>86.8772625698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486111111111">
                <text:p>117.486111111111</text:p>
              </table:table-cell>
              <table:table-cell office:value-type="float" office:value="104.984848484849">
                <text:p>104.984848484849</text:p>
              </table:table-cell>
              <table:table-cell office:value-type="float" office:value="103.007692307692">
                <text:p>103.007692307692</text:p>
              </table:table-cell>
              <table:table-cell office:value-type="float" office:value="124.884615384615">
                <text:p>124.884615384615</text:p>
              </table:table-cell>
              <table:table-cell office:value-type="float" office:value="103.182962962963">
                <text:p>103.182962962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.066538296962">
                <text:p>130.066538296962</text:p>
              </table:table-cell>
              <table:table-cell office:value-type="float" office:value="123.568855932203">
                <text:p>123.568855932203</text:p>
              </table:table-cell>
              <table:table-cell office:value-type="float" office:value="122.473986486486">
                <text:p>122.473986486486</text:p>
              </table:table-cell>
              <table:table-cell office:value-type="float" office:value="139.557471264368">
                <text:p>139.557471264368</text:p>
              </table:table-cell>
              <table:table-cell office:value-type="float" office:value="133.272567127529">
                <text:p>133.272567127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.518568665377">
                <text:p>151.518568665377</text:p>
              </table:table-cell>
              <table:table-cell office:value-type="float" office:value="142.689035087719">
                <text:p>142.689035087719</text:p>
              </table:table-cell>
              <table:table-cell office:value-type="float" office:value="153.719679633867">
                <text:p>153.719679633867</text:p>
              </table:table-cell>
              <table:table-cell office:value-type="float" office:value="190.291791044776">
                <text:p>190.291791044776</text:p>
              </table:table-cell>
              <table:table-cell office:value-type="float" office:value="158.845104914566">
                <text:p>158.845104914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.922924160672">
                <text:p>179.922924160672</text:p>
              </table:table-cell>
              <table:table-cell office:value-type="float" office:value="172.543855218855">
                <text:p>172.543855218855</text:p>
              </table:table-cell>
              <table:table-cell office:value-type="float" office:value="163.230002095118">
                <text:p>163.230002095118</text:p>
              </table:table-cell>
              <table:table-cell office:value-type="float" office:value="187.698804773233">
                <text:p>187.698804773233</text:p>
              </table:table-cell>
              <table:table-cell office:value-type="float" office:value="173.933093116094">
                <text:p>173.933093116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.441298402033">
                <text:p>203.441298402033</text:p>
              </table:table-cell>
              <table:table-cell office:value-type="float" office:value="200.281445160031">
                <text:p>200.281445160031</text:p>
              </table:table-cell>
              <table:table-cell office:value-type="float" office:value="185.965166544997">
                <text:p>185.965166544997</text:p>
              </table:table-cell>
              <table:table-cell office:value-type="float" office:value="217.355600625121">
                <text:p>217.355600625121</text:p>
              </table:table-cell>
              <table:table-cell office:value-type="float" office:value="210.582333309991">
                <text:p>210.582333309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.454088284544">
                <text:p>222.454088284544</text:p>
              </table:table-cell>
              <table:table-cell office:value-type="float" office:value="223.654721528038">
                <text:p>223.654721528038</text:p>
              </table:table-cell>
              <table:table-cell office:value-type="float" office:value="208.524135968486">
                <text:p>208.524135968486</text:p>
              </table:table-cell>
              <table:table-cell office:value-type="float" office:value="236.103461999311">
                <text:p>236.103461999311</text:p>
              </table:table-cell>
              <table:table-cell office:value-type="float" office:value="225.22033840229">
                <text:p>225.22033840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.564156500097">
                <text:p>259.564156500097</text:p>
              </table:table-cell>
              <table:table-cell office:value-type="float" office:value="255.488219482103">
                <text:p>255.488219482103</text:p>
              </table:table-cell>
              <table:table-cell office:value-type="float" office:value="236.565040992395">
                <text:p>236.565040992395</text:p>
              </table:table-cell>
              <table:table-cell office:value-type="float" office:value="282.429454088875">
                <text:p>282.429454088875</text:p>
              </table:table-cell>
              <table:table-cell office:value-type="float" office:value="260.870492933714">
                <text:p>260.870492933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.21619407174">
                <text:p>297.21619407174</text:p>
              </table:table-cell>
              <table:table-cell office:value-type="float" office:value="302.464469733853">
                <text:p>302.464469733853</text:p>
              </table:table-cell>
              <table:table-cell office:value-type="float" office:value="269.200781822913">
                <text:p>269.200781822913</text:p>
              </table:table-cell>
              <table:table-cell office:value-type="float" office:value="321.123510648086">
                <text:p>321.123510648086</text:p>
              </table:table-cell>
              <table:table-cell office:value-type="float" office:value="300.702267829926">
                <text:p>300.702267829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.344319439714">
                <text:p>341.344319439714</text:p>
              </table:table-cell>
              <table:table-cell office:value-type="float" office:value="347.929910149878">
                <text:p>347.929910149878</text:p>
              </table:table-cell>
              <table:table-cell office:value-type="float" office:value="318.486250385304">
                <text:p>318.486250385304</text:p>
              </table:table-cell>
              <table:table-cell office:value-type="float" office:value="380.080095328337">
                <text:p>380.080095328337</text:p>
              </table:table-cell>
              <table:table-cell office:value-type="float" office:value="350.292717398748">
                <text:p>350.292717398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4.072252953953">
                <text:p>414.072252953953</text:p>
              </table:table-cell>
              <table:table-cell office:value-type="float" office:value="405.158960317337">
                <text:p>405.158960317337</text:p>
              </table:table-cell>
              <table:table-cell office:value-type="float" office:value="383.519689627601">
                <text:p>383.519689627601</text:p>
              </table:table-cell>
              <table:table-cell office:value-type="float" office:value="465.526179671004">
                <text:p>465.526179671004</text:p>
              </table:table-cell>
              <table:table-cell office:value-type="float" office:value="411.973781021493">
                <text:p>411.973781021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0.952451862423">
                <text:p>490.952451862423</text:p>
              </table:table-cell>
              <table:table-cell office:value-type="float" office:value="484.148880660444">
                <text:p>484.148880660444</text:p>
              </table:table-cell>
              <table:table-cell office:value-type="float" office:value="461.444175255616">
                <text:p>461.444175255616</text:p>
              </table:table-cell>
              <table:table-cell office:value-type="float" office:value="551.743925895931">
                <text:p>551.743925895931</text:p>
              </table:table-cell>
              <table:table-cell office:value-type="float" office:value="498.088809615338">
                <text:p>498.088809615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702.25">
                <text:p>702.25</text:p>
              </table:table-cell>
              <table:table-cell office:value-type="float" office:value="857.7">
                <text:p>857.7</text:p>
              </table:table-cell>
              <table:table-cell office:value-type="float" office:value="855.875">
                <text:p>855.875</text:p>
              </table:table-cell>
              <table:table-cell office:value-type="float" office:value="571.146464646465">
                <text:p>571.146464646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9">
                <text:p>1289</text:p>
              </table:table-cell>
              <table:table-cell office:value-type="float" office:value="1022">
                <text:p>1022</text:p>
              </table:table-cell>
              <table:table-cell office:value-type="float" office:value="1431.16666666667">
                <text:p>1431.16666666667</text:p>
              </table:table-cell>
              <table:table-cell office:value-type="float" office:value="591.416666666667">
                <text:p>591.416666666667</text:p>
              </table:table-cell>
              <table:table-cell office:value-type="float" office:value="776.214285714286">
                <text:p>776.2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3.064cm" svg:y="2.803cm" svg:width="35.135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1">
                <text:p>171</text:p>
                <draw:g>
                  <svg:desc>Graph.D2:Graph.D23</svg:desc>
                </draw:g>
              </table:table-cell>
              <table:table-cell office:value-type="float" office:value="155.833333333333">
                <text:p>155.833333333333</text:p>
                <draw:g>
                  <svg:desc>Graph.I2:Graph.I23</svg:desc>
                </draw:g>
              </table:table-cell>
              <table:table-cell office:value-type="float" office:value="172.051282051282">
                <text:p>172.051282051282</text:p>
                <draw:g>
                  <svg:desc>Graph.N2:Graph.N23</svg:desc>
                </draw:g>
              </table:table-cell>
              <table:table-cell office:value-type="float" office:value="176.125">
                <text:p>176.125</text:p>
                <draw:g>
                  <svg:desc>Graph.S2:Graph.S23</svg:desc>
                </draw:g>
              </table:table-cell>
              <table:table-cell office:value-type="float" office:value="120.441176470588">
                <text:p>120.441176470588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213.125">
                <text:p>213.125</text:p>
              </table:table-cell>
              <table:table-cell office:value-type="float" office:value="193.928571428572">
                <text:p>193.928571428572</text:p>
              </table:table-cell>
              <table:table-cell office:value-type="float" office:value="163.75">
                <text:p>163.75</text:p>
              </table:table-cell>
              <table:table-cell office:value-type="float" office:value="197.222222222222">
                <text:p>197.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.041666666666">
                <text:p>212.041666666666</text:p>
              </table:table-cell>
              <table:table-cell office:value-type="float" office:value="315.68376068376">
                <text:p>315.68376068376</text:p>
              </table:table-cell>
              <table:table-cell office:value-type="float" office:value="294.972222222222">
                <text:p>294.972222222222</text:p>
              </table:table-cell>
              <table:table-cell office:value-type="float" office:value="284.594155844156">
                <text:p>284.594155844156</text:p>
              </table:table-cell>
              <table:table-cell office:value-type="float" office:value="292.295918367347">
                <text:p>292.295918367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.333333333333">
                <text:p>353.333333333333</text:p>
              </table:table-cell>
              <table:table-cell office:value-type="float" office:value="388.344155844156">
                <text:p>388.344155844156</text:p>
              </table:table-cell>
              <table:table-cell office:value-type="float" office:value="342.417763157894">
                <text:p>342.417763157894</text:p>
              </table:table-cell>
              <table:table-cell office:value-type="float" office:value="355.769230769231">
                <text:p>355.769230769231</text:p>
              </table:table-cell>
              <table:table-cell office:value-type="float" office:value="294.445652173913">
                <text:p>294.44565217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4.035592497869">
                <text:p>474.035592497869</text:p>
              </table:table-cell>
              <table:table-cell office:value-type="float" office:value="446.513428336531">
                <text:p>446.513428336531</text:p>
              </table:table-cell>
              <table:table-cell office:value-type="float" office:value="463.379908675799">
                <text:p>463.379908675799</text:p>
              </table:table-cell>
              <table:table-cell office:value-type="float" office:value="407.306302689683">
                <text:p>407.306302689683</text:p>
              </table:table-cell>
              <table:table-cell office:value-type="float" office:value="450.901604369347">
                <text:p>450.901604369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3.143127364438">
                <text:p>593.143127364438</text:p>
              </table:table-cell>
              <table:table-cell office:value-type="float" office:value="548.107142857143">
                <text:p>548.107142857143</text:p>
              </table:table-cell>
              <table:table-cell office:value-type="float" office:value="574.76724137931">
                <text:p>574.76724137931</text:p>
              </table:table-cell>
              <table:table-cell office:value-type="float" office:value="473.901618667227">
                <text:p>473.901618667227</text:p>
              </table:table-cell>
              <table:table-cell office:value-type="float" office:value="567.090199956054">
                <text:p>567.090199956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4.875939849624">
                <text:p>744.875939849624</text:p>
              </table:table-cell>
              <table:table-cell office:value-type="float" office:value="686.715440356744">
                <text:p>686.715440356744</text:p>
              </table:table-cell>
              <table:table-cell office:value-type="float" office:value="724.03452685422">
                <text:p>724.03452685422</text:p>
              </table:table-cell>
              <table:table-cell office:value-type="float" office:value="650.513565891473">
                <text:p>650.513565891473</text:p>
              </table:table-cell>
              <table:table-cell office:value-type="float" office:value="702.947368421053">
                <text:p>702.947368421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1.210697197539">
                <text:p>831.210697197539</text:p>
              </table:table-cell>
              <table:table-cell office:value-type="float" office:value="892.608695652174">
                <text:p>892.608695652174</text:p>
              </table:table-cell>
              <table:table-cell office:value-type="float" office:value="889.140151515151">
                <text:p>889.140151515151</text:p>
              </table:table-cell>
              <table:table-cell office:value-type="float" office:value="727.466133688652">
                <text:p>727.466133688652</text:p>
              </table:table-cell>
              <table:table-cell office:value-type="float" office:value="845.869646182496">
                <text:p>845.869646182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6.944444444444">
                <text:p>856.944444444444</text:p>
              </table:table-cell>
              <table:table-cell office:value-type="float" office:value="1044.31818181818">
                <text:p>1044.31818181818</text:p>
              </table:table-cell>
              <table:table-cell office:value-type="float" office:value="1092.69230769231">
                <text:p>1092.69230769231</text:p>
              </table:table-cell>
              <table:table-cell office:value-type="float" office:value="938.878205128206">
                <text:p>938.878205128206</text:p>
              </table:table-cell>
              <table:table-cell office:value-type="float" office:value="1015.95185185185">
                <text:p>1015.95185185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5.19148480959">
                <text:p>1225.19148480959</text:p>
              </table:table-cell>
              <table:table-cell office:value-type="float" office:value="1251.40007062147">
                <text:p>1251.40007062147</text:p>
              </table:table-cell>
              <table:table-cell office:value-type="float" office:value="1239.54222972973">
                <text:p>1239.54222972973</text:p>
              </table:table-cell>
              <table:table-cell office:value-type="float" office:value="1128.10464559387">
                <text:p>1128.10464559387</text:p>
              </table:table-cell>
              <table:table-cell office:value-type="float" office:value="1252.88995355789">
                <text:p>1252.8899535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7.98452611219">
                <text:p>1417.98452611219</text:p>
              </table:table-cell>
              <table:table-cell office:value-type="float" office:value="1536.75438596491">
                <text:p>1536.75438596491</text:p>
              </table:table-cell>
              <table:table-cell office:value-type="float" office:value="1496.19374523265">
                <text:p>1496.19374523265</text:p>
              </table:table-cell>
              <table:table-cell office:value-type="float" office:value="1275.6907960199">
                <text:p>1275.6907960199</text:p>
              </table:table-cell>
              <table:table-cell office:value-type="float" office:value="1444.27283352814">
                <text:p>1444.27283352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72.904676259">
                <text:p>1672.904676259</text:p>
              </table:table-cell>
              <table:table-cell office:value-type="float" office:value="1747.32491582492">
                <text:p>1747.32491582492</text:p>
              </table:table-cell>
              <table:table-cell office:value-type="float" office:value="1750.06274879531">
                <text:p>1750.06274879531</text:p>
              </table:table-cell>
              <table:table-cell office:value-type="float" office:value="1605.58888419922">
                <text:p>1605.58888419922</text:p>
              </table:table-cell>
              <table:table-cell office:value-type="float" office:value="1726.06594949636">
                <text:p>1726.06594949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0.18359391825">
                <text:p>1980.18359391825</text:p>
              </table:table-cell>
              <table:table-cell office:value-type="float" office:value="2041.5481069477">
                <text:p>2041.5481069477</text:p>
              </table:table-cell>
              <table:table-cell office:value-type="float" office:value="2054.9930755357">
                <text:p>2054.9930755357</text:p>
              </table:table-cell>
              <table:table-cell office:value-type="float" office:value="1893.68059140635">
                <text:p>1893.68059140635</text:p>
              </table:table-cell>
              <table:table-cell office:value-type="float" office:value="2005.58443778172">
                <text:p>2005.58443778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.94294859803">
                <text:p>2329.94294859803</text:p>
              </table:table-cell>
              <table:table-cell office:value-type="float" office:value="2389.48760501205">
                <text:p>2389.48760501205</text:p>
              </table:table-cell>
              <table:table-cell office:value-type="float" office:value="2373.43334220959">
                <text:p>2373.43334220959</text:p>
              </table:table-cell>
              <table:table-cell office:value-type="float" office:value="2279.30300991886">
                <text:p>2279.30300991886</text:p>
              </table:table-cell>
              <table:table-cell office:value-type="float" office:value="2353.8992307506">
                <text:p>2353.8992307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59.8103117748">
                <text:p>2759.8103117748</text:p>
              </table:table-cell>
              <table:table-cell office:value-type="float" office:value="2839.63210656504">
                <text:p>2839.63210656504</text:p>
              </table:table-cell>
              <table:table-cell office:value-type="float" office:value="2814.46799376454">
                <text:p>2814.46799376454</text:p>
              </table:table-cell>
              <table:table-cell office:value-type="float" office:value="2717.77798886341">
                <text:p>2717.77798886341</text:p>
              </table:table-cell>
              <table:table-cell office:value-type="float" office:value="2790.65487929327">
                <text:p>2790.65487929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5.88663606569">
                <text:p>3185.88663606569</text:p>
              </table:table-cell>
              <table:table-cell office:value-type="float" office:value="3282.5236327491">
                <text:p>3282.5236327491</text:p>
              </table:table-cell>
              <table:table-cell office:value-type="float" office:value="3275.13057388877">
                <text:p>3275.13057388877</text:p>
              </table:table-cell>
              <table:table-cell office:value-type="float" office:value="3163.609082823">
                <text:p>3163.609082823</text:p>
              </table:table-cell>
              <table:table-cell office:value-type="float" office:value="3219.00891496294">
                <text:p>3219.00891496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86.31218600987">
                <text:p>3686.31218600987</text:p>
              </table:table-cell>
              <table:table-cell office:value-type="float" office:value="3766.27709497476">
                <text:p>3766.27709497476</text:p>
              </table:table-cell>
              <table:table-cell office:value-type="float" office:value="3728.49501892088">
                <text:p>3728.49501892088</text:p>
              </table:table-cell>
              <table:table-cell office:value-type="float" office:value="3669.41246159589">
                <text:p>3669.41246159589</text:p>
              </table:table-cell>
              <table:table-cell office:value-type="float" office:value="3687.54704695076">
                <text:p>3687.54704695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70.92542599857">
                <text:p>4270.92542599857</text:p>
              </table:table-cell>
              <table:table-cell office:value-type="float" office:value="4338.04816459041">
                <text:p>4338.04816459041</text:p>
              </table:table-cell>
              <table:table-cell office:value-type="float" office:value="4345.28334504398">
                <text:p>4345.28334504398</text:p>
              </table:table-cell>
              <table:table-cell office:value-type="float" office:value="4274.47901411689">
                <text:p>4274.47901411689</text:p>
              </table:table-cell>
              <table:table-cell office:value-type="float" office:value="4278.79747548506">
                <text:p>4278.79747548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31.35940828525">
                <text:p>5031.35940828525</text:p>
              </table:table-cell>
              <table:table-cell office:value-type="float" office:value="5154.92142635419">
                <text:p>5154.92142635419</text:p>
              </table:table-cell>
              <table:table-cell office:value-type="float" office:value="5084.99784420811">
                <text:p>5084.99784420811</text:p>
              </table:table-cell>
              <table:table-cell office:value-type="float" office:value="5107.79163106979">
                <text:p>5107.79163106979</text:p>
              </table:table-cell>
              <table:table-cell office:value-type="float" office:value="5064.02439587114">
                <text:p>5064.02439587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51.66666666667">
                <text:p>6051.66666666667</text:p>
              </table:table-cell>
              <table:table-cell office:value-type="float" office:value="6698.625">
                <text:p>6698.625</text:p>
              </table:table-cell>
              <table:table-cell office:value-type="float" office:value="6656">
                <text:p>6656</text:p>
              </table:table-cell>
              <table:table-cell office:value-type="float" office:value="6577.8125">
                <text:p>6577.8125</text:p>
              </table:table-cell>
              <table:table-cell office:value-type="float" office:value="5881.5404040404">
                <text:p>5881.5404040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35">
                <text:p>9835</text:p>
              </table:table-cell>
              <table:table-cell office:value-type="float" office:value="7945">
                <text:p>7945</text:p>
              </table:table-cell>
              <table:table-cell office:value-type="float" office:value="7239.16666666667">
                <text:p>7239.16666666667</text:p>
              </table:table-cell>
              <table:table-cell office:value-type="float" office:value="6957.5">
                <text:p>6957.5</text:p>
              </table:table-cell>
              <table:table-cell office:value-type="float" office:value="7631.07142857143">
                <text:p>7631.07142857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7cm" svg:width="35.449cm" svg:height="15.224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4">
                <text:p>10.4</text:p>
                <draw:g>
                  <svg:desc>Graph.E2:Graph.E23</svg:desc>
                </draw:g>
              </table:table-cell>
              <table:table-cell office:value-type="float" office:value="9.16666666666667">
                <text:p>9.16666666666667</text:p>
                <draw:g>
                  <svg:desc>Graph.J2:Graph.J23</svg:desc>
                </draw:g>
              </table:table-cell>
              <table:table-cell office:value-type="float" office:value="9.24358974358977">
                <text:p>9.24358974358977</text:p>
                <draw:g>
                  <svg:desc>Graph.O2:Graph.O23</svg:desc>
                </draw:g>
              </table:table-cell>
              <table:table-cell office:value-type="float" office:value="12.075">
                <text:p>12.075</text:p>
                <draw:g>
                  <svg:desc>Graph.T2:Graph.T23</svg:desc>
                </draw:g>
              </table:table-cell>
              <table:table-cell office:value-type="float" office:value="9.65686274509805">
                <text:p>9.65686274509805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8.125">
                <text:p>28.125</text:p>
              </table:table-cell>
              <table:table-cell office:value-type="float" office:value="22.0714285714285">
                <text:p>22.0714285714285</text:p>
              </table:table-cell>
              <table:table-cell office:value-type="float" office:value="18.5">
                <text:p>18.5</text:p>
              </table:table-cell>
              <table:table-cell office:value-type="float" office:value="21.0833333333334">
                <text:p>21.0833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1666666666666">
                <text:p>28.1666666666666</text:p>
              </table:table-cell>
              <table:table-cell office:value-type="float" office:value="43.2435897435898">
                <text:p>43.2435897435898</text:p>
              </table:table-cell>
              <table:table-cell office:value-type="float" office:value="37.8444444444444">
                <text:p>37.8444444444444</text:p>
              </table:table-cell>
              <table:table-cell office:value-type="float" office:value="36.9642857142857">
                <text:p>36.9642857142857</text:p>
              </table:table-cell>
              <table:table-cell office:value-type="float" office:value="38.1557465091299">
                <text:p>38.1557465091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8125">
                <text:p>48.8125</text:p>
              </table:table-cell>
              <table:table-cell office:value-type="float" office:value="54.1493506493507">
                <text:p>54.1493506493507</text:p>
              </table:table-cell>
              <table:table-cell office:value-type="float" office:value="52.3881578947369">
                <text:p>52.3881578947369</text:p>
              </table:table-cell>
              <table:table-cell office:value-type="float" office:value="54.2814685314685">
                <text:p>54.2814685314685</text:p>
              </table:table-cell>
              <table:table-cell office:value-type="float" office:value="43.8826086956522">
                <text:p>43.8826086956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.231031543052">
                <text:p>68.231031543052</text:p>
              </table:table-cell>
              <table:table-cell office:value-type="float" office:value="60.7588380378186">
                <text:p>60.7588380378186</text:p>
              </table:table-cell>
              <table:table-cell office:value-type="float" office:value="63.2835616438356">
                <text:p>63.2835616438356</text:p>
              </table:table-cell>
              <table:table-cell office:value-type="float" office:value="59.2473906061823">
                <text:p>59.2473906061823</text:p>
              </table:table-cell>
              <table:table-cell office:value-type="float" office:value="62.6073775388292">
                <text:p>62.6073775388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0551702395964">
                <text:p>69.0551702395964</text:p>
              </table:table-cell>
              <table:table-cell office:value-type="float" office:value="71.1380952380952">
                <text:p>71.1380952380952</text:p>
              </table:table-cell>
              <table:table-cell office:value-type="float" office:value="70.4305418719212">
                <text:p>70.4305418719212</text:p>
              </table:table-cell>
              <table:table-cell office:value-type="float" office:value="66.7680961390232">
                <text:p>66.7680961390232</text:p>
              </table:table-cell>
              <table:table-cell office:value-type="float" office:value="68.0245550428478">
                <text:p>68.0245550428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6390977443609">
                <text:p>87.6390977443609</text:p>
              </table:table-cell>
              <table:table-cell office:value-type="float" office:value="81.247491638796">
                <text:p>81.247491638796</text:p>
              </table:table-cell>
              <table:table-cell office:value-type="float" office:value="86.4533248081841">
                <text:p>86.4533248081841</text:p>
              </table:table-cell>
              <table:table-cell office:value-type="float" office:value="76.8225667527993">
                <text:p>76.8225667527993</text:p>
              </table:table-cell>
              <table:table-cell office:value-type="float" office:value="81.3959064327485">
                <text:p>81.3959064327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.3125427204374">
                <text:p>96.3125427204374</text:p>
              </table:table-cell>
              <table:table-cell office:value-type="float" office:value="96.9367892976589">
                <text:p>96.9367892976589</text:p>
              </table:table-cell>
              <table:table-cell office:value-type="float" office:value="103.182272727273">
                <text:p>103.182272727273</text:p>
              </table:table-cell>
              <table:table-cell office:value-type="float" office:value="87.9912280701755">
                <text:p>87.9912280701755</text:p>
              </table:table-cell>
              <table:table-cell office:value-type="float" office:value="91.9930353817504">
                <text:p>91.9930353817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.8472222222221">
                <text:p>91.8472222222221</text:p>
              </table:table-cell>
              <table:table-cell office:value-type="float" office:value="105.89393939394">
                <text:p>105.89393939394</text:p>
              </table:table-cell>
              <table:table-cell office:value-type="float" office:value="120.373076923077">
                <text:p>120.373076923077</text:p>
              </table:table-cell>
              <table:table-cell office:value-type="float" office:value="106.634615384616">
                <text:p>106.634615384616</text:p>
              </table:table-cell>
              <table:table-cell office:value-type="float" office:value="108.198148148148">
                <text:p>108.19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.437526743688">
                <text:p>110.437526743688</text:p>
              </table:table-cell>
              <table:table-cell office:value-type="float" office:value="111.724576271186">
                <text:p>111.724576271186</text:p>
              </table:table-cell>
              <table:table-cell office:value-type="float" office:value="118.369932432433">
                <text:p>118.369932432433</text:p>
              </table:table-cell>
              <table:table-cell office:value-type="float" office:value="105.421216475096">
                <text:p>105.421216475096</text:p>
              </table:table-cell>
              <table:table-cell office:value-type="float" office:value="112.75188170608">
                <text:p>112.75188170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113152804643">
                <text:p>127.113152804643</text:p>
              </table:table-cell>
              <table:table-cell office:value-type="float" office:value="124.773684210527">
                <text:p>124.773684210527</text:p>
              </table:table-cell>
              <table:table-cell office:value-type="float" office:value="132.206712433257">
                <text:p>132.206712433257</text:p>
              </table:table-cell>
              <table:table-cell office:value-type="float" office:value="115.12815920398">
                <text:p>115.12815920398</text:p>
              </table:table-cell>
              <table:table-cell office:value-type="float" office:value="124.311376412312">
                <text:p>124.311376412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248651079136">
                <text:p>136.248651079136</text:p>
              </table:table-cell>
              <table:table-cell office:value-type="float" office:value="138.24941077441">
                <text:p>138.24941077441</text:p>
              </table:table-cell>
              <table:table-cell office:value-type="float" office:value="144.570375026189">
                <text:p>144.570375026189</text:p>
              </table:table-cell>
              <table:table-cell office:value-type="float" office:value="129.439010820351">
                <text:p>129.439010820351</text:p>
              </table:table-cell>
              <table:table-cell office:value-type="float" office:value="136.702467158706">
                <text:p>136.702467158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.139585217728">
                <text:p>147.139585217728</text:p>
              </table:table-cell>
              <table:table-cell office:value-type="float" office:value="145.689207650273">
                <text:p>145.689207650273</text:p>
              </table:table-cell>
              <table:table-cell office:value-type="float" office:value="152.180444024563">
                <text:p>152.180444024563</text:p>
              </table:table-cell>
              <table:table-cell office:value-type="float" office:value="139.077286695113">
                <text:p>139.077286695113</text:p>
              </table:table-cell>
              <table:table-cell office:value-type="float" office:value="144.440054804719">
                <text:p>144.440054804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.451420818109">
                <text:p>156.451420818109</text:p>
              </table:table-cell>
              <table:table-cell office:value-type="float" office:value="160.000099636389">
                <text:p>160.000099636389</text:p>
              </table:table-cell>
              <table:table-cell office:value-type="float" office:value="163.840881585819">
                <text:p>163.840881585819</text:p>
              </table:table-cell>
              <table:table-cell office:value-type="float" office:value="152.708022534608">
                <text:p>152.708022534608</text:p>
              </table:table-cell>
              <table:table-cell office:value-type="float" office:value="155.82288937726">
                <text:p>155.82288937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.242940430703">
                <text:p>168.242940430703</text:p>
              </table:table-cell>
              <table:table-cell office:value-type="float" office:value="169.95806966982">
                <text:p>169.95806966982</text:p>
              </table:table-cell>
              <table:table-cell office:value-type="float" office:value="176.400899853186">
                <text:p>176.400899853186</text:p>
              </table:table-cell>
              <table:table-cell office:value-type="float" office:value="161.270184517961">
                <text:p>161.270184517961</text:p>
              </table:table-cell>
              <table:table-cell office:value-type="float" office:value="166.059135850652">
                <text:p>166.059135850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.017129302696">
                <text:p>182.017129302696</text:p>
              </table:table-cell>
              <table:table-cell office:value-type="float" office:value="189.049791058099">
                <text:p>189.049791058099</text:p>
              </table:table-cell>
              <table:table-cell office:value-type="float" office:value="194.423034797625">
                <text:p>194.423034797625</text:p>
              </table:table-cell>
              <table:table-cell office:value-type="float" office:value="178.709127807711">
                <text:p>178.709127807711</text:p>
              </table:table-cell>
              <table:table-cell office:value-type="float" office:value="182.178186261628">
                <text:p>182.1781862616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.87363760218">
                <text:p>197.87363760218</text:p>
              </table:table-cell>
              <table:table-cell office:value-type="float" office:value="204.241437215901">
                <text:p>204.241437215901</text:p>
              </table:table-cell>
              <table:table-cell office:value-type="float" office:value="207.605363431862">
                <text:p>207.605363431862</text:p>
              </table:table-cell>
              <table:table-cell office:value-type="float" office:value="192.005884514887">
                <text:p>192.005884514887</text:p>
              </table:table-cell>
              <table:table-cell office:value-type="float" office:value="197.302695454264">
                <text:p>197.302695454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.788439243447">
                <text:p>209.788439243447</text:p>
              </table:table-cell>
              <table:table-cell office:value-type="float" office:value="219.677596475229">
                <text:p>219.677596475229</text:p>
              </table:table-cell>
              <table:table-cell office:value-type="float" office:value="222.270427398057">
                <text:p>222.270427398057</text:p>
              </table:table-cell>
              <table:table-cell office:value-type="float" office:value="204.782629333833">
                <text:p>204.782629333833</text:p>
              </table:table-cell>
              <table:table-cell office:value-type="float" office:value="210.773463334166">
                <text:p>210.773463334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.901387768609">
                <text:p>220.901387768609</text:p>
              </table:table-cell>
              <table:table-cell office:value-type="float" office:value="233.164270193565">
                <text:p>233.164270193565</text:p>
              </table:table-cell>
              <table:table-cell office:value-type="float" office:value="232.443785159939">
                <text:p>232.443785159939</text:p>
              </table:table-cell>
              <table:table-cell office:value-type="float" office:value="218.526291487859">
                <text:p>218.526291487859</text:p>
              </table:table-cell>
              <table:table-cell office:value-type="float" office:value="223.50406725106">
                <text:p>223.50406725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.5">
                <text:p>221.5</text:p>
              </table:table-cell>
              <table:table-cell office:value-type="float" office:value="261.275">
                <text:p>261.275</text:p>
              </table:table-cell>
              <table:table-cell office:value-type="float" office:value="284.4">
                <text:p>284.4</text:p>
              </table:table-cell>
              <table:table-cell office:value-type="float" office:value="214.1875">
                <text:p>214.1875</text:p>
              </table:table-cell>
              <table:table-cell office:value-type="float" office:value="239.151515151516">
                <text:p>239.151515151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0">
                <text:p>370</text:p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  <table:table-cell office:value-type="float" office:value="256.833333333333">
                <text:p>256.833333333333</text:p>
              </table:table-cell>
              <table:table-cell office:value-type="float" office:value="258.821428571428">
                <text:p>258.821428571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Graph.F2:Graph.F23</svg:desc>
                </draw:g>
              </table:table-cell>
              <table:table-cell office:value-type="float" office:value="2.22222222222222">
                <text:p>2.22222222222222</text:p>
                <draw:g>
                  <svg:desc>Graph.K2:Graph.K23</svg:desc>
                </draw:g>
              </table:table-cell>
              <table:table-cell office:value-type="float" office:value="1.67948717948718">
                <text:p>1.67948717948718</text:p>
                <draw:g>
                  <svg:desc>Graph.P2:Graph.P23</svg:desc>
                </draw:g>
              </table:table-cell>
              <table:table-cell office:value-type="float" office:value="1.2">
                <text:p>1.2</text:p>
                <draw:g>
                  <svg:desc>Graph.U2:Graph.U23</svg:desc>
                </draw:g>
              </table:table-cell>
              <table:table-cell office:value-type="float" office:value="2.8578431372549">
                <text:p>2.8578431372549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5.75">
                <text:p>5.75</text:p>
              </table:table-cell>
              <table:table-cell office:value-type="float" office:value="4.41666666666667">
                <text:p>4.4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916666666667">
                <text:p>14.1916666666667</text:p>
              </table:table-cell>
              <table:table-cell office:value-type="float" office:value="4.44871794871795">
                <text:p>4.44871794871795</text:p>
              </table:table-cell>
              <table:table-cell office:value-type="float" office:value="7.8611111111111">
                <text:p>7.8611111111111</text:p>
              </table:table-cell>
              <table:table-cell office:value-type="float" office:value="5.73376623376624">
                <text:p>5.73376623376624</text:p>
              </table:table-cell>
              <table:table-cell office:value-type="float" office:value="6.58807733619764">
                <text:p>6.58807733619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291666666667">
                <text:p>10.2291666666667</text:p>
              </table:table-cell>
              <table:table-cell office:value-type="float" office:value="7.3181818181818">
                <text:p>7.3181818181818</text:p>
              </table:table-cell>
              <table:table-cell office:value-type="float" office:value="11.483552631579">
                <text:p>11.483552631579</text:p>
              </table:table-cell>
              <table:table-cell office:value-type="float" office:value="7.64335664335664">
                <text:p>7.64335664335664</text:p>
              </table:table-cell>
              <table:table-cell office:value-type="float" office:value="13.1581521739131">
                <text:p>13.1581521739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7855924978687">
                <text:p>5.27855924978687</text:p>
              </table:table-cell>
              <table:table-cell office:value-type="float" office:value="8.60071252397918">
                <text:p>8.60071252397918</text:p>
              </table:table-cell>
              <table:table-cell office:value-type="float" office:value="9.80328767123288">
                <text:p>9.80328767123288</text:p>
              </table:table-cell>
              <table:table-cell office:value-type="float" office:value="8.51324769169009">
                <text:p>8.51324769169009</text:p>
              </table:table-cell>
              <table:table-cell office:value-type="float" office:value="7.61121778460489">
                <text:p>7.6112177846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0081967213115">
                <text:p>6.70081967213115</text:p>
              </table:table-cell>
              <table:table-cell office:value-type="float" office:value="5.41904761904762">
                <text:p>5.41904761904762</text:p>
              </table:table-cell>
              <table:table-cell office:value-type="float" office:value="7.42364532019704">
                <text:p>7.42364532019704</text:p>
              </table:table-cell>
              <table:table-cell office:value-type="float" office:value="6.75310069371453">
                <text:p>6.75310069371453</text:p>
              </table:table-cell>
              <table:table-cell office:value-type="float" office:value="8.21643594814326">
                <text:p>8.21643594814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218045112782">
                <text:p>7.6218045112782</text:p>
              </table:table-cell>
              <table:table-cell office:value-type="float" office:value="11.6655518394649">
                <text:p>11.6655518394649</text:p>
              </table:table-cell>
              <table:table-cell office:value-type="float" office:value="9.67391304347826">
                <text:p>9.67391304347826</text:p>
              </table:table-cell>
              <table:table-cell office:value-type="float" office:value="15.7062876830319">
                <text:p>15.7062876830319</text:p>
              </table:table-cell>
              <table:table-cell office:value-type="float" office:value="10.3549707602339">
                <text:p>10.3549707602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958988380041">
                <text:p>8.958988380041</text:p>
              </table:table-cell>
              <table:table-cell office:value-type="float" office:value="10.4400780379041">
                <text:p>10.4400780379041</text:p>
              </table:table-cell>
              <table:table-cell office:value-type="float" office:value="10.0792424242424">
                <text:p>10.0792424242424</text:p>
              </table:table-cell>
              <table:table-cell office:value-type="float" office:value="12.3304833814494">
                <text:p>12.3304833814494</text:p>
              </table:table-cell>
              <table:table-cell office:value-type="float" office:value="11.6534636871509">
                <text:p>11.6534636871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694444444444">
                <text:p>15.5694444444444</text:p>
              </table:table-cell>
              <table:table-cell office:value-type="float" office:value="14.1969696969697">
                <text:p>14.1969696969697</text:p>
              </table:table-cell>
              <table:table-cell office:value-type="float" office:value="14.5730769230769">
                <text:p>14.5730769230769</text:p>
              </table:table-cell>
              <table:table-cell office:value-type="float" office:value="14.6506410256411">
                <text:p>14.6506410256411</text:p>
              </table:table-cell>
              <table:table-cell office:value-type="float" office:value="13.567037037037">
                <text:p>13.56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14890885751">
                <text:p>14.614890885751</text:p>
              </table:table-cell>
              <table:table-cell office:value-type="float" office:value="12.8714689265537">
                <text:p>12.8714689265537</text:p>
              </table:table-cell>
              <table:table-cell office:value-type="float" office:value="15.8719594594595">
                <text:p>15.8719594594595</text:p>
              </table:table-cell>
              <table:table-cell office:value-type="float" office:value="15.9003831417625">
                <text:p>15.9003831417625</text:p>
              </table:table-cell>
              <table:table-cell office:value-type="float" office:value="12.4056744781936">
                <text:p>12.4056744781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516441005803">
                <text:p>13.2516441005803</text:p>
              </table:table-cell>
              <table:table-cell office:value-type="float" office:value="16.7131578947369">
                <text:p>16.7131578947369</text:p>
              </table:table-cell>
              <table:table-cell office:value-type="float" office:value="13.2406559877956">
                <text:p>13.2406559877956</text:p>
              </table:table-cell>
              <table:table-cell office:value-type="float" office:value="15.0456716417911">
                <text:p>15.0456716417911</text:p>
              </table:table-cell>
              <table:table-cell office:value-type="float" office:value="14.8372571937441">
                <text:p>14.8372571937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660071942446">
                <text:p>13.8660071942446</text:p>
              </table:table-cell>
              <table:table-cell office:value-type="float" office:value="14.2989898989899">
                <text:p>14.2989898989899</text:p>
              </table:table-cell>
              <table:table-cell office:value-type="float" office:value="15.020050282841">
                <text:p>15.020050282841</text:p>
              </table:table-cell>
              <table:table-cell office:value-type="float" office:value="16.9199600951577">
                <text:p>16.9199600951577</text:p>
              </table:table-cell>
              <table:table-cell office:value-type="float" office:value="14.5645569326464">
                <text:p>14.5645569326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8947107722789">
                <text:p>10.8947107722789</text:p>
              </table:table-cell>
              <table:table-cell office:value-type="float" office:value="13.2350458626074">
                <text:p>13.2350458626074</text:p>
              </table:table-cell>
              <table:table-cell office:value-type="float" office:value="15.7783276792488">
                <text:p>15.7783276792488</text:p>
              </table:table-cell>
              <table:table-cell office:value-type="float" office:value="15.6002791971765">
                <text:p>15.6002791971765</text:p>
              </table:table-cell>
              <table:table-cell office:value-type="float" office:value="12.7108700940194">
                <text:p>12.7108700940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7710617005539">
                <text:p>14.7710617005539</text:p>
              </table:table-cell>
              <table:table-cell office:value-type="float" office:value="13.525606137491">
                <text:p>13.525606137491</text:p>
              </table:table-cell>
              <table:table-cell office:value-type="float" office:value="15.3234762324392">
                <text:p>15.3234762324392</text:p>
              </table:table-cell>
              <table:table-cell office:value-type="float" office:value="17.0506733913356">
                <text:p>17.0506733913356</text:p>
              </table:table-cell>
              <table:table-cell office:value-type="float" office:value="15.023086420885">
                <text:p>15.023086420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0007969479089">
                <text:p>15.0007969479089</text:p>
              </table:table-cell>
              <table:table-cell office:value-type="float" office:value="16.7038047669078">
                <text:p>16.7038047669078</text:p>
              </table:table-cell>
              <table:table-cell office:value-type="float" office:value="16.5896413784002">
                <text:p>16.5896413784002</text:p>
              </table:table-cell>
              <table:table-cell office:value-type="float" office:value="18.5809029370019">
                <text:p>18.5809029370019</text:p>
              </table:table-cell>
              <table:table-cell office:value-type="float" office:value="16.5205460517141">
                <text:p>16.5205460517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0330635377623">
                <text:p>20.0330635377623</text:p>
              </table:table-cell>
              <table:table-cell office:value-type="float" office:value="17.5628651411879">
                <text:p>17.5628651411879</text:p>
              </table:table-cell>
              <table:table-cell office:value-type="float" office:value="19.5883649137748">
                <text:p>19.5883649137748</text:p>
              </table:table-cell>
              <table:table-cell office:value-type="float" office:value="22.3897148582471">
                <text:p>22.3897148582471</text:p>
              </table:table-cell>
              <table:table-cell office:value-type="float" office:value="20.3891531332668">
                <text:p>20.3891531332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9491469048025">
                <text:p>21.9491469048025</text:p>
              </table:table-cell>
              <table:table-cell office:value-type="float" office:value="18.6753525000724">
                <text:p>18.6753525000724</text:p>
              </table:table-cell>
              <table:table-cell office:value-type="float" office:value="22.5350643047803">
                <text:p>22.5350643047803</text:p>
              </table:table-cell>
              <table:table-cell office:value-type="float" office:value="24.737110862262">
                <text:p>24.737110862262</text:p>
              </table:table-cell>
              <table:table-cell office:value-type="float" office:value="21.6294298999292">
                <text:p>21.6294298999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3503764308394">
                <text:p>24.3503764308394</text:p>
              </table:table-cell>
              <table:table-cell office:value-type="float" office:value="20.6421636940531">
                <text:p>20.6421636940531</text:p>
              </table:table-cell>
              <table:table-cell office:value-type="float" office:value="25.6897826666343">
                <text:p>25.6897826666343</text:p>
              </table:table-cell>
              <table:table-cell office:value-type="float" office:value="26.6414072610858">
                <text:p>26.6414072610858</text:p>
              </table:table-cell>
              <table:table-cell office:value-type="float" office:value="24.2913149068798">
                <text:p>24.2913149068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1112076275568">
                <text:p>29.1112076275568</text:p>
              </table:table-cell>
              <table:table-cell office:value-type="float" office:value="25.8990358676452">
                <text:p>25.8990358676452</text:p>
              </table:table-cell>
              <table:table-cell office:value-type="float" office:value="32.6351989487948">
                <text:p>32.6351989487948</text:p>
              </table:table-cell>
              <table:table-cell office:value-type="float" office:value="29.8531375463582">
                <text:p>29.8531375463582</text:p>
              </table:table-cell>
              <table:table-cell office:value-type="float" office:value="28.821276317458">
                <text:p>28.821276317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25">
                <text:p>28.25</text:p>
              </table:table-cell>
              <table:table-cell office:value-type="float" office:value="14.225">
                <text:p>14.225</text:p>
              </table:table-cell>
              <table:table-cell office:value-type="float" office:value="24.7">
                <text:p>24.7</text:p>
              </table:table-cell>
              <table:table-cell office:value-type="float" office:value="21.6875">
                <text:p>21.6875</text:p>
              </table:table-cell>
              <table:table-cell office:value-type="float" office:value="31.3838383838383">
                <text:p>31.38383838383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25.4285714285715">
                <text:p>25.42857142857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6cm" svg:width="37.839cm" svg:height="16.188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1.6840035684281">
                <text:p>11.6840035684281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5.0281057016898">
                <text:p>15.0281057016898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4.3022943606711">
                <text:p>14.3022943606711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9.701707129061">
                <text:p>19.701707129061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39.28388924015">
                <text:p>39.283889240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48.1986656782802">
                <text:p>48.1986656782802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2.8845599677252">
                <text:p>52.8845599677252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48.5072367225822">
                <text:p>48.5072367225822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49.6241262584077">
                <text:p>49.6241262584077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50.1609489372961">
                <text:p>50.16094893729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341cm" svg:height="20.767cm" xlink:href=".." xlink:type="simple" chart:class="chart:bar" chart:style-name="ch1">
        <chart:title svg:x="18.669cm" svg:y="0.551cm" chart:style-name="ch2">
          <text:p>Lvl games ended on</text:p>
        </chart:title>
        <chart:plot-area chart:style-name="ch3" table:cell-range-address="Graph.V374:Graph.V394" svg:x="1.864cm" svg:y="2.575cm" svg:width="37.825cm" svg:height="16.769cm">
          <chartooo:coordinate-region svg:x="2.856cm" svg:y="2.787cm" svg:width="36.833cm" svg:height="15.884cm"/>
          <chart:axis chart:dimension="x" chart:name="primary-x" chart:style-name="ch4">
            <chart:title svg:x="20.335cm" svg:y="19.76cm" chart:style-name="ch5">
              <text:p>Level</text:p>
            </chart:title>
          </chart:axis>
          <chart:axis chart:dimension="y" chart:name="primary-y" chart:style-name="ch6">
            <chart:title svg:x="0.451cm" svg:y="11.559cm" chart:style-name="ch7">
              <text:p>Games</text:p>
            </chart:title>
            <chart:grid chart:style-name="ch8" chart:class="major"/>
          </chart:axis>
          <chart:series chart:style-name="ch9" chart:values-cell-range-address="Graph.V374:Graph.V394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Graph.V374:Graph.V3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27">
                <text:p>6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